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angal1" svg:font-family="Mangal"/>
    <style:font-face style:name="sans-serif" svg:font-family="sans-serif"/>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language="fr" fo:country="FR" officeooo:rsid="0001b83e" officeooo:paragraph-rsid="0073dae5"/>
    </style:style>
    <style:style style:name="P2" style:family="paragraph" style:parent-style-name="Standard">
      <style:paragraph-properties fo:text-align="justify" style:justify-single-word="false"/>
      <style:text-properties style:font-name="Arial1" fo:language="fr" fo:country="FR" fo:font-weight="bold" officeooo:rsid="010e004f" officeooo:paragraph-rsid="010e004f" style:font-weight-asian="bold" style:font-weight-complex="bold"/>
    </style:style>
    <style:style style:name="P3" style:family="paragraph" style:parent-style-name="Standard">
      <style:paragraph-properties fo:text-align="justify" style:justify-single-word="false"/>
      <style:text-properties style:font-name="Arial1" fo:language="fr" fo:country="FR" fo:font-weight="bold" officeooo:rsid="010e004f" officeooo:paragraph-rsid="010e41ce" style:font-weight-asian="bold" style:font-weight-complex="bold"/>
    </style:style>
    <style:style style:name="P4" style:family="paragraph" style:parent-style-name="Standard">
      <style:paragraph-properties fo:text-align="justify" style:justify-single-word="false"/>
      <style:text-properties style:font-name="Arial1" fo:language="fr" fo:country="FR" fo:font-weight="bold" officeooo:rsid="010bf2ff" officeooo:paragraph-rsid="010e41ce" style:font-weight-asian="bold" style:font-weight-complex="bold"/>
    </style:style>
    <style:style style:name="P5" style:family="paragraph" style:parent-style-name="Standard">
      <style:paragraph-properties fo:text-align="justify" style:justify-single-word="false"/>
      <style:text-properties style:font-name="Arial1" fo:language="fr" fo:country="FR" fo:font-weight="bold" officeooo:rsid="010bf2ff" officeooo:paragraph-rsid="01119d04" style:font-weight-asian="bold" style:font-weight-complex="bold"/>
    </style:style>
    <style:style style:name="P6" style:family="paragraph" style:parent-style-name="Standard">
      <style:paragraph-properties fo:text-align="justify" style:justify-single-word="false"/>
      <style:text-properties style:font-name="Arial1" fo:language="fr" fo:country="FR" fo:font-weight="bold" officeooo:rsid="010e41ce" officeooo:paragraph-rsid="010e41ce" style:font-weight-asian="bold" style:font-weight-complex="bold"/>
    </style:style>
    <style:style style:name="P7" style:family="paragraph" style:parent-style-name="Standard">
      <style:paragraph-properties fo:text-align="justify" style:justify-single-word="false"/>
      <style:text-properties style:font-name="Arial1" fo:language="fr" fo:country="FR" fo:font-weight="bold" officeooo:rsid="010e41ce" officeooo:paragraph-rsid="0114a4d4" style:font-weight-asian="bold" style:font-weight-complex="bold"/>
    </style:style>
    <style:style style:name="P8" style:family="paragraph" style:parent-style-name="Standard">
      <style:paragraph-properties fo:text-align="justify" style:justify-single-word="false"/>
      <style:text-properties style:font-name="Arial1" fo:language="fr" fo:country="FR" fo:font-weight="bold" officeooo:rsid="010f61f4" officeooo:paragraph-rsid="010f61f4" style:font-weight-asian="bold" style:font-weight-complex="bold"/>
    </style:style>
    <style:style style:name="P9" style:family="paragraph" style:parent-style-name="Standard">
      <style:paragraph-properties fo:text-align="justify" style:justify-single-word="false"/>
      <style:text-properties style:font-name="Arial1" fo:language="fr" fo:country="FR" fo:font-weight="bold" officeooo:rsid="01119d04" officeooo:paragraph-rsid="01119d04" style:font-weight-asian="bold" style:font-weight-complex="bold"/>
    </style:style>
    <style:style style:name="P10" style:family="paragraph" style:parent-style-name="Standard">
      <style:paragraph-properties fo:text-align="justify" style:justify-single-word="false"/>
      <style:text-properties style:font-name="Arial1" fo:language="fr" fo:country="FR" fo:font-weight="bold" officeooo:rsid="0112c4a8" officeooo:paragraph-rsid="0112c4a8" style:font-weight-asian="bold" style:font-weight-complex="bold"/>
    </style:style>
    <style:style style:name="P11" style:family="paragraph" style:parent-style-name="Standard">
      <style:paragraph-properties fo:text-align="justify" style:justify-single-word="false"/>
      <style:text-properties style:font-name="Arial1" fo:language="fr" fo:country="FR" fo:font-weight="bold" officeooo:rsid="0112c4a8" officeooo:paragraph-rsid="0113d263" style:font-weight-asian="bold" style:font-weight-complex="bold"/>
    </style:style>
    <style:style style:name="P12" style:family="paragraph" style:parent-style-name="Standard">
      <style:paragraph-properties fo:text-align="justify" style:justify-single-word="false"/>
      <style:text-properties style:font-name="Arial1" fo:language="fr" fo:country="FR" fo:font-weight="bold" officeooo:rsid="0114a4d4" officeooo:paragraph-rsid="0114a4d4" style:font-weight-asian="bold" style:font-weight-complex="bold"/>
    </style:style>
    <style:style style:name="P13" style:family="paragraph" style:parent-style-name="Standard">
      <style:paragraph-properties fo:text-align="justify" style:justify-single-word="false"/>
      <style:text-properties style:font-name="Arial1" fo:language="fr" fo:country="FR" fo:font-weight="bold" officeooo:rsid="01177ca4" officeooo:paragraph-rsid="01177ca4" style:font-weight-asian="bold" style:font-weight-complex="bold"/>
    </style:style>
    <style:style style:name="P14" style:family="paragraph" style:parent-style-name="Standard">
      <style:paragraph-properties fo:text-align="justify" style:justify-single-word="false"/>
      <style:text-properties style:font-name="Arial1" fo:language="fr" fo:country="FR" officeooo:paragraph-rsid="01045f9f"/>
    </style:style>
    <style:style style:name="P15" style:family="paragraph" style:parent-style-name="Standard">
      <style:paragraph-properties fo:text-align="justify" style:justify-single-word="false"/>
      <style:text-properties style:font-name="Arial1" fo:language="fr" fo:country="FR" officeooo:paragraph-rsid="00d45c32"/>
    </style:style>
    <style:style style:name="P16" style:family="paragraph" style:parent-style-name="Standard">
      <style:paragraph-properties fo:text-align="justify" style:justify-single-word="false"/>
      <style:text-properties style:font-name="Arial1" fo:language="fr" fo:country="FR" officeooo:rsid="0000952b" officeooo:paragraph-rsid="0073dae5"/>
    </style:style>
    <style:style style:name="P17" style:family="paragraph" style:parent-style-name="Standard">
      <style:paragraph-properties fo:text-align="justify" style:justify-single-word="false"/>
      <style:text-properties style:font-name="Arial1" fo:language="fr" fo:country="FR" officeooo:rsid="0105547d" officeooo:paragraph-rsid="0105547d"/>
    </style:style>
    <style:style style:name="P18" style:family="paragraph" style:parent-style-name="Standard">
      <style:paragraph-properties fo:text-align="justify" style:justify-single-word="false"/>
      <style:text-properties style:font-name="Arial1" fo:language="fr" fo:country="FR" officeooo:rsid="010a80f2" officeooo:paragraph-rsid="01071ea4"/>
    </style:style>
    <style:style style:name="P19" style:family="paragraph" style:parent-style-name="Standard">
      <style:paragraph-properties fo:text-align="justify" style:justify-single-word="false"/>
      <style:text-properties style:font-name="Arial1" fo:language="fr" fo:country="FR" officeooo:rsid="010bf2ff" officeooo:paragraph-rsid="010bf2ff"/>
    </style:style>
    <style:style style:name="P20" style:family="paragraph" style:parent-style-name="Standard">
      <style:paragraph-properties fo:text-align="justify" style:justify-single-word="false"/>
      <style:text-properties style:font-name="Arial1" fo:language="fr" fo:country="FR" officeooo:rsid="010bf2ff" officeooo:paragraph-rsid="010e004f"/>
    </style:style>
    <style:style style:name="P21" style:family="paragraph" style:parent-style-name="Standard">
      <style:paragraph-properties fo:text-align="justify" style:justify-single-word="false"/>
      <style:text-properties style:font-name="Arial1" fo:language="fr" fo:country="FR" officeooo:rsid="010c2a3c" officeooo:paragraph-rsid="010c2a3c"/>
    </style:style>
    <style:style style:name="P22" style:family="paragraph" style:parent-style-name="Standard">
      <style:paragraph-properties fo:text-align="justify" style:justify-single-word="false"/>
      <style:text-properties style:font-name="Arial1" fo:language="fr" fo:country="FR" officeooo:rsid="010c2ae6" officeooo:paragraph-rsid="010c2a3c"/>
    </style:style>
    <style:style style:name="P23" style:family="paragraph" style:parent-style-name="Standard">
      <style:paragraph-properties fo:text-align="justify" style:justify-single-word="false"/>
      <style:text-properties style:font-name="Arial1" fo:language="fr" fo:country="FR" fo:font-weight="normal" officeooo:rsid="010d427a" officeooo:paragraph-rsid="010d427a" style:font-weight-asian="normal" style:font-weight-complex="normal"/>
    </style:style>
    <style:style style:name="P24" style:family="paragraph" style:parent-style-name="Standard">
      <style:paragraph-properties fo:text-align="justify" style:justify-single-word="false"/>
      <style:text-properties style:font-name="Arial1" fo:language="fr" fo:country="FR" fo:font-weight="normal" officeooo:rsid="010e004f" officeooo:paragraph-rsid="010e004f" style:font-weight-asian="normal" style:font-weight-complex="normal"/>
    </style:style>
    <style:style style:name="P25" style:family="paragraph" style:parent-style-name="Standard">
      <style:paragraph-properties fo:text-align="justify" style:justify-single-word="false"/>
      <style:text-properties style:font-name="Arial1" fo:language="fr" fo:country="FR" fo:font-weight="normal" officeooo:rsid="010e41ce" officeooo:paragraph-rsid="010e41ce" style:font-weight-asian="normal" style:font-weight-complex="normal"/>
    </style:style>
    <style:style style:name="P26" style:family="paragraph" style:parent-style-name="Standard">
      <style:paragraph-properties fo:text-align="justify" style:justify-single-word="false"/>
      <style:text-properties style:font-name="Arial1" fo:language="fr" fo:country="FR" fo:font-weight="normal" officeooo:rsid="010e41ce" officeooo:paragraph-rsid="0114a4d4" style:font-weight-asian="normal" style:font-weight-complex="normal"/>
    </style:style>
    <style:style style:name="P27" style:family="paragraph" style:parent-style-name="Standard">
      <style:paragraph-properties fo:text-align="justify" style:justify-single-word="false"/>
      <style:text-properties style:font-name="Arial1" fo:language="fr" fo:country="FR" fo:font-weight="normal" officeooo:rsid="010f61f4" officeooo:paragraph-rsid="010f61f4" style:font-weight-asian="normal" style:font-weight-complex="normal"/>
    </style:style>
    <style:style style:name="P28" style:family="paragraph" style:parent-style-name="Standard">
      <style:paragraph-properties fo:text-align="justify" style:justify-single-word="false"/>
      <style:text-properties style:font-name="Arial1" fo:language="fr" fo:country="FR" fo:font-weight="normal" officeooo:rsid="01119d04" officeooo:paragraph-rsid="01119d04" style:font-weight-asian="normal" style:font-weight-complex="normal"/>
    </style:style>
    <style:style style:name="P29" style:family="paragraph" style:parent-style-name="Standard">
      <style:paragraph-properties fo:text-align="justify" style:justify-single-word="false"/>
      <style:text-properties style:font-name="Arial1" fo:language="fr" fo:country="FR" fo:font-weight="normal" officeooo:rsid="0113d263" officeooo:paragraph-rsid="0112c4a8" style:font-weight-asian="normal" style:font-weight-complex="normal"/>
    </style:style>
    <style:style style:name="P30" style:family="paragraph" style:parent-style-name="Standard">
      <style:paragraph-properties fo:text-align="justify" style:justify-single-word="false"/>
      <style:text-properties style:font-name="Arial1" fo:language="fr" fo:country="FR" fo:font-weight="normal" officeooo:rsid="0114a4d4" officeooo:paragraph-rsid="0114a4d4" style:font-weight-asian="normal" style:font-weight-complex="normal"/>
    </style:style>
    <style:style style:name="P31" style:family="paragraph" style:parent-style-name="Standard">
      <style:paragraph-properties fo:text-align="justify" style:justify-single-word="false"/>
      <style:text-properties style:font-name="Arial1" fo:language="fr" fo:country="FR" fo:font-weight="normal" officeooo:rsid="0115bad9" officeooo:paragraph-rsid="0115bad9" style:font-weight-asian="normal" style:font-weight-complex="normal"/>
    </style:style>
    <style:style style:name="P32" style:family="paragraph" style:parent-style-name="Standard">
      <style:paragraph-properties fo:text-align="justify" style:justify-single-word="false"/>
      <style:text-properties style:font-name="Arial1" fo:language="fr" fo:country="FR" fo:font-weight="normal" officeooo:rsid="01177ca4" officeooo:paragraph-rsid="01177ca4" style:font-weight-asian="normal" style:font-weight-complex="normal"/>
    </style:style>
    <style:style style:name="P33" style:family="paragraph" style:parent-style-name="Standard">
      <style:paragraph-properties fo:text-align="justify" style:justify-single-word="false"/>
      <style:text-properties style:font-name="Arial1" fo:language="fr" fo:country="FR" fo:font-weight="normal" officeooo:rsid="01196bb0" officeooo:paragraph-rsid="01196bb0" style:font-weight-asian="normal" style:font-weight-complex="normal"/>
    </style:style>
    <style:style style:name="P34" style:family="paragraph" style:parent-style-name="Standard">
      <style:paragraph-properties fo:text-align="justify" style:justify-single-word="false"/>
      <style:text-properties style:font-name="Arial1" fo:language="fr" fo:country="FR" fo:font-weight="normal" officeooo:rsid="011c41d6" officeooo:paragraph-rsid="011c41d6" style:font-weight-asian="normal" style:font-weight-complex="normal"/>
    </style:style>
    <style:style style:name="P35" style:family="paragraph" style:parent-style-name="Standard">
      <style:paragraph-properties fo:text-align="justify" style:justify-single-word="false"/>
      <style:text-properties style:font-name="Arial1" fo:language="fr" fo:country="FR" officeooo:rsid="011d51a8" officeooo:paragraph-rsid="011d51a8"/>
    </style:style>
    <style:style style:name="P36" style:family="paragraph" style:parent-style-name="Standard">
      <style:paragraph-properties fo:text-align="justify" style:justify-single-word="false"/>
      <style:text-properties style:font-name="Arial1" fo:language="fr" fo:country="FR" officeooo:rsid="011d51a8" officeooo:paragraph-rsid="0123ca4d"/>
    </style:style>
    <style:style style:name="P37" style:family="paragraph" style:parent-style-name="Standard">
      <style:paragraph-properties fo:text-align="justify" style:justify-single-word="false"/>
      <style:text-properties style:font-name="Arial1" fo:language="fr" fo:country="FR" officeooo:rsid="011d51a8" officeooo:paragraph-rsid="01249503"/>
    </style:style>
    <style:style style:name="P38" style:family="paragraph" style:parent-style-name="Standard">
      <style:paragraph-properties fo:text-align="justify" style:justify-single-word="false"/>
      <style:text-properties style:font-name="Arial1" fo:language="fr" fo:country="FR" officeooo:rsid="011d51a8" officeooo:paragraph-rsid="01255163"/>
    </style:style>
    <style:style style:name="P39" style:family="paragraph" style:parent-style-name="Standard">
      <style:paragraph-properties fo:text-align="justify" style:justify-single-word="false"/>
      <style:text-properties style:font-name="Arial1" fo:language="fr" fo:country="FR" officeooo:rsid="011d51a8" officeooo:paragraph-rsid="0125abdd"/>
    </style:style>
    <style:style style:name="P40" style:family="paragraph" style:parent-style-name="Standard">
      <style:paragraph-properties fo:text-align="justify" style:justify-single-word="false"/>
      <style:text-properties style:font-name="Arial1" fo:language="fr" fo:country="FR" officeooo:rsid="011d51a8" officeooo:paragraph-rsid="0128422b"/>
    </style:style>
    <style:style style:name="P41" style:family="paragraph" style:parent-style-name="Standard">
      <style:paragraph-properties fo:text-align="justify" style:justify-single-word="false"/>
      <style:text-properties style:font-name="Arial1" fo:language="fr" fo:country="FR" officeooo:rsid="011f42eb" officeooo:paragraph-rsid="011f42eb"/>
    </style:style>
    <style:style style:name="P42" style:family="paragraph" style:parent-style-name="Standard">
      <style:paragraph-properties fo:text-align="justify" style:justify-single-word="false"/>
      <style:text-properties style:font-name="Arial1" fo:language="fr" fo:country="FR" officeooo:rsid="012108d7" officeooo:paragraph-rsid="012108d7"/>
    </style:style>
    <style:style style:name="P43" style:family="paragraph" style:parent-style-name="Standard">
      <style:paragraph-properties fo:text-align="justify" style:justify-single-word="false"/>
      <style:text-properties style:font-name="Arial1" fo:language="fr" fo:country="FR" officeooo:rsid="012108d7" officeooo:paragraph-rsid="01255163"/>
    </style:style>
    <style:style style:name="P44" style:family="paragraph" style:parent-style-name="Standard">
      <style:paragraph-properties fo:text-align="justify" style:justify-single-word="false"/>
      <style:text-properties style:font-name="Arial1" fo:language="fr" fo:country="FR" officeooo:rsid="012108d7" officeooo:paragraph-rsid="0128422b"/>
    </style:style>
    <style:style style:name="P45" style:family="paragraph" style:parent-style-name="Standard">
      <style:paragraph-properties fo:text-align="justify" style:justify-single-word="false"/>
      <style:text-properties style:font-name="Arial1" fo:language="fr" fo:country="FR" officeooo:rsid="0121f9e8" officeooo:paragraph-rsid="0121f9e8"/>
    </style:style>
    <style:style style:name="P46" style:family="paragraph" style:parent-style-name="Standard">
      <style:paragraph-properties fo:text-align="justify" style:justify-single-word="false"/>
      <style:text-properties style:font-name="Arial1" fo:language="fr" fo:country="FR" officeooo:rsid="0121f9e8" officeooo:paragraph-rsid="01255163"/>
    </style:style>
    <style:style style:name="P47" style:family="paragraph" style:parent-style-name="Standard">
      <style:paragraph-properties fo:text-align="justify" style:justify-single-word="false"/>
      <style:text-properties style:font-name="Arial1" fo:language="fr" fo:country="FR" officeooo:rsid="0121f9e8" officeooo:paragraph-rsid="0125abdd"/>
    </style:style>
    <style:style style:name="P48" style:family="paragraph" style:parent-style-name="Standard">
      <style:paragraph-properties fo:text-align="justify" style:justify-single-word="false"/>
      <style:text-properties style:font-name="Arial1" fo:language="fr" fo:country="FR" officeooo:rsid="0121f9e8" officeooo:paragraph-rsid="0128422b"/>
    </style:style>
    <style:style style:name="P49" style:family="paragraph" style:parent-style-name="Standard">
      <style:paragraph-properties fo:text-align="justify" style:justify-single-word="false"/>
      <style:text-properties style:font-name="Arial1" fo:language="fr" fo:country="FR" officeooo:rsid="012a5171" officeooo:paragraph-rsid="012a5171"/>
    </style:style>
    <style:style style:name="P50" style:family="paragraph" style:parent-style-name="Standard">
      <style:paragraph-properties fo:text-align="justify" style:justify-single-word="false"/>
      <style:text-properties style:font-name="Arial1" fo:language="fr" fo:country="FR" officeooo:rsid="012a5171" officeooo:paragraph-rsid="01308c71"/>
    </style:style>
    <style:style style:name="P51" style:family="paragraph" style:parent-style-name="Standard">
      <style:paragraph-properties fo:text-align="justify" style:justify-single-word="false"/>
      <style:text-properties style:font-name="Arial1" fo:language="fr" fo:country="FR" officeooo:rsid="012a5171" officeooo:paragraph-rsid="013bb465"/>
    </style:style>
    <style:style style:name="P52" style:family="paragraph" style:parent-style-name="Standard">
      <style:paragraph-properties fo:text-align="justify" style:justify-single-word="false"/>
      <style:text-properties style:font-name="Arial1" fo:language="fr" fo:country="FR" officeooo:rsid="01308c71" officeooo:paragraph-rsid="01308c71"/>
    </style:style>
    <style:style style:name="P53" style:family="paragraph" style:parent-style-name="Standard">
      <style:paragraph-properties fo:text-align="justify" style:justify-single-word="false"/>
      <style:text-properties style:font-name="Arial1" fo:language="fr" fo:country="FR" officeooo:rsid="01308c71" officeooo:paragraph-rsid="013bb465"/>
    </style:style>
    <style:style style:name="P54" style:family="paragraph" style:parent-style-name="Standard">
      <style:paragraph-properties fo:text-align="justify" style:justify-single-word="false"/>
      <style:text-properties style:font-name="Arial1" fo:language="fr" fo:country="FR" officeooo:rsid="0130d5a0" officeooo:paragraph-rsid="0130d5a0"/>
    </style:style>
    <style:style style:name="P55" style:family="paragraph" style:parent-style-name="Standard">
      <style:paragraph-properties fo:text-align="justify" style:justify-single-word="false"/>
      <style:text-properties style:font-name="Arial1" fo:language="fr" fo:country="FR" officeooo:rsid="0130d5a0" officeooo:paragraph-rsid="013bb465"/>
    </style:style>
    <style:style style:name="P56" style:family="paragraph" style:parent-style-name="Standard">
      <style:paragraph-properties fo:text-align="justify" style:justify-single-word="false"/>
      <style:text-properties style:font-name="Arial1" fo:language="fr" fo:country="FR" officeooo:rsid="0131574f" officeooo:paragraph-rsid="013bb465"/>
    </style:style>
    <style:style style:name="P57" style:family="paragraph" style:parent-style-name="Standard">
      <style:paragraph-properties fo:text-align="justify" style:justify-single-word="false"/>
      <style:text-properties style:font-name="Arial1" fo:language="fr" fo:country="FR" officeooo:rsid="01322830" officeooo:paragraph-rsid="013bb465"/>
    </style:style>
    <style:style style:name="P58" style:family="paragraph" style:parent-style-name="Standard">
      <style:paragraph-properties fo:text-align="justify" style:justify-single-word="false"/>
      <style:text-properties style:font-name="Arial1" fo:language="fr" fo:country="FR" officeooo:rsid="0132e126" officeooo:paragraph-rsid="013bb465"/>
    </style:style>
    <style:style style:name="P59" style:family="paragraph" style:parent-style-name="Standard">
      <style:paragraph-properties fo:text-align="justify" style:justify-single-word="false"/>
      <style:text-properties style:font-name="Arial1" fo:language="fr" fo:country="FR" officeooo:rsid="01334f08" officeooo:paragraph-rsid="013bb465"/>
    </style:style>
    <style:style style:name="P60" style:family="paragraph" style:parent-style-name="Standard">
      <style:paragraph-properties fo:text-align="justify" style:justify-single-word="false"/>
      <style:text-properties style:font-name="Arial1" fo:language="fr" fo:country="FR" officeooo:rsid="013628c9" officeooo:paragraph-rsid="013bb465"/>
    </style:style>
    <style:style style:name="P61" style:family="paragraph" style:parent-style-name="Standard">
      <style:paragraph-properties fo:text-align="justify" style:justify-single-word="false"/>
      <style:text-properties style:font-name="Arial1" fo:language="fr" fo:country="FR" officeooo:rsid="013644fe" officeooo:paragraph-rsid="013644fe"/>
    </style:style>
    <style:style style:name="P62" style:family="paragraph" style:parent-style-name="Standard">
      <style:paragraph-properties fo:text-align="justify" style:justify-single-word="false"/>
      <style:text-properties style:font-name="Arial1" fo:language="fr" fo:country="FR" officeooo:rsid="0137e845" officeooo:paragraph-rsid="0137e845"/>
    </style:style>
    <style:style style:name="P63" style:family="paragraph" style:parent-style-name="Standard">
      <style:paragraph-properties fo:text-align="justify" style:justify-single-word="false"/>
      <style:text-properties style:font-name="Arial1" fo:language="fr" fo:country="FR" officeooo:rsid="0137e845" officeooo:paragraph-rsid="013bb465"/>
    </style:style>
    <style:style style:name="P64" style:family="paragraph" style:parent-style-name="Standard">
      <style:paragraph-properties fo:text-align="justify" style:justify-single-word="false"/>
      <style:text-properties style:font-name="Arial1" fo:language="fr" fo:country="FR" officeooo:rsid="01392686" officeooo:paragraph-rsid="01392686"/>
    </style:style>
    <style:style style:name="P65" style:family="paragraph" style:parent-style-name="Standard">
      <style:paragraph-properties fo:text-align="justify" style:justify-single-word="false"/>
      <style:text-properties style:font-name="Arial1" fo:language="fr" fo:country="FR" officeooo:rsid="01392686" officeooo:paragraph-rsid="013bb465"/>
    </style:style>
    <style:style style:name="P66" style:family="paragraph" style:parent-style-name="Standard">
      <style:paragraph-properties fo:text-align="justify" style:justify-single-word="false"/>
      <style:text-properties style:font-name="Arial1" fo:language="fr" fo:country="FR" officeooo:rsid="01392686" officeooo:paragraph-rsid="013d8815"/>
    </style:style>
    <style:style style:name="P67" style:family="paragraph" style:parent-style-name="Standard">
      <style:paragraph-properties fo:text-align="justify" style:justify-single-word="false"/>
      <style:text-properties style:font-name="Arial1" fo:language="fr" fo:country="FR" officeooo:rsid="013e72f9" officeooo:paragraph-rsid="013e72f9"/>
    </style:style>
    <style:style style:name="P68" style:family="paragraph" style:parent-style-name="Standard">
      <style:paragraph-properties fo:text-align="justify" style:justify-single-word="false"/>
      <style:text-properties style:font-name="Arial1" fo:language="fr" fo:country="FR" officeooo:rsid="013e72f9" officeooo:paragraph-rsid="01552f16"/>
    </style:style>
    <style:style style:name="P69" style:family="paragraph" style:parent-style-name="Standard">
      <style:paragraph-properties fo:text-align="justify" style:justify-single-word="false"/>
      <style:text-properties style:font-name="Arial1" fo:language="fr" fo:country="FR" officeooo:rsid="013f7260" officeooo:paragraph-rsid="013f7260"/>
    </style:style>
    <style:style style:name="P70" style:family="paragraph" style:parent-style-name="Standard">
      <style:paragraph-properties fo:text-align="justify" style:justify-single-word="false"/>
      <style:text-properties style:font-name="Arial1" fo:language="fr" fo:country="FR" officeooo:rsid="013f7260" officeooo:paragraph-rsid="01550b82"/>
    </style:style>
    <style:style style:name="P71" style:family="paragraph" style:parent-style-name="Standard">
      <style:paragraph-properties fo:text-align="justify" style:justify-single-word="false"/>
      <style:text-properties style:font-name="Arial1" fo:language="fr" fo:country="FR" officeooo:rsid="013f7260" officeooo:paragraph-rsid="01552f16"/>
    </style:style>
    <style:style style:name="P72" style:family="paragraph" style:parent-style-name="Standard">
      <style:paragraph-properties fo:text-align="justify" style:justify-single-word="false"/>
      <style:text-properties style:font-name="Arial1" fo:language="fr" fo:country="FR" officeooo:rsid="013ffe2c" officeooo:paragraph-rsid="013ffe2c"/>
    </style:style>
    <style:style style:name="P73" style:family="paragraph" style:parent-style-name="Standard">
      <style:paragraph-properties fo:text-align="justify" style:justify-single-word="false"/>
      <style:text-properties style:font-name="Arial1" fo:language="fr" fo:country="FR" officeooo:rsid="013ffe2c" officeooo:paragraph-rsid="01550b82"/>
    </style:style>
    <style:style style:name="P74" style:family="paragraph" style:parent-style-name="Standard">
      <style:paragraph-properties fo:text-align="justify" style:justify-single-word="false"/>
      <style:text-properties style:font-name="Arial1" fo:language="fr" fo:country="FR" officeooo:rsid="013ffe2c" officeooo:paragraph-rsid="01552f16"/>
    </style:style>
    <style:style style:name="P75" style:family="paragraph" style:parent-style-name="Standard">
      <style:paragraph-properties fo:text-align="justify" style:justify-single-word="false"/>
      <style:text-properties style:font-name="Arial1" fo:language="fr" fo:country="FR" officeooo:rsid="01419767" officeooo:paragraph-rsid="01419767"/>
    </style:style>
    <style:style style:name="P76" style:family="paragraph" style:parent-style-name="Standard">
      <style:paragraph-properties fo:text-align="justify" style:justify-single-word="false"/>
      <style:text-properties style:font-name="Arial1" fo:language="fr" fo:country="FR" officeooo:rsid="01419767" officeooo:paragraph-rsid="01550b82"/>
    </style:style>
    <style:style style:name="P77" style:family="paragraph" style:parent-style-name="Standard">
      <style:paragraph-properties fo:text-align="justify" style:justify-single-word="false"/>
      <style:text-properties style:font-name="Arial1" fo:language="fr" fo:country="FR" officeooo:rsid="01419767" officeooo:paragraph-rsid="01552f16"/>
    </style:style>
    <style:style style:name="P78" style:family="paragraph" style:parent-style-name="Standard">
      <style:paragraph-properties fo:text-align="justify" style:justify-single-word="false"/>
      <style:text-properties style:font-name="Arial1" fo:language="fr" fo:country="FR" officeooo:rsid="014245bd" officeooo:paragraph-rsid="014245bd"/>
    </style:style>
    <style:style style:name="P79" style:family="paragraph" style:parent-style-name="Standard">
      <style:paragraph-properties fo:text-align="justify" style:justify-single-word="false"/>
      <style:text-properties style:font-name="Arial1" fo:language="fr" fo:country="FR" officeooo:rsid="014245bd" officeooo:paragraph-rsid="01552f16"/>
    </style:style>
    <style:style style:name="P80" style:family="paragraph" style:parent-style-name="Standard">
      <style:paragraph-properties fo:text-align="justify" style:justify-single-word="false"/>
      <style:text-properties style:font-name="Arial1" fo:language="fr" fo:country="FR" officeooo:rsid="01431443" officeooo:paragraph-rsid="01431443"/>
    </style:style>
    <style:style style:name="P81" style:family="paragraph" style:parent-style-name="Standard">
      <style:paragraph-properties fo:text-align="justify" style:justify-single-word="false"/>
      <style:text-properties style:font-name="Arial1" fo:language="fr" fo:country="FR" officeooo:rsid="01431443" officeooo:paragraph-rsid="01550b82"/>
    </style:style>
    <style:style style:name="P82" style:family="paragraph" style:parent-style-name="Standard">
      <style:paragraph-properties fo:text-align="justify" style:justify-single-word="false"/>
      <style:text-properties style:font-name="Arial1" fo:language="fr" fo:country="FR" officeooo:rsid="01431443" officeooo:paragraph-rsid="01552f16"/>
    </style:style>
    <style:style style:name="P83" style:family="paragraph" style:parent-style-name="Standard">
      <style:paragraph-properties fo:text-align="justify" style:justify-single-word="false"/>
      <style:text-properties style:font-name="Arial1" fo:language="fr" fo:country="FR" officeooo:rsid="01431443" officeooo:paragraph-rsid="0156dec2"/>
    </style:style>
    <style:style style:name="P84" style:family="paragraph" style:parent-style-name="Standard">
      <style:paragraph-properties fo:text-align="justify" style:justify-single-word="false"/>
      <style:text-properties style:font-name="Arial1" fo:language="fr" fo:country="FR" officeooo:rsid="0144e4c0" officeooo:paragraph-rsid="0144e4c0"/>
    </style:style>
    <style:style style:name="P85" style:family="paragraph" style:parent-style-name="Standard">
      <style:paragraph-properties fo:text-align="justify" style:justify-single-word="false"/>
      <style:text-properties style:font-name="Arial1" fo:language="fr" fo:country="FR" officeooo:rsid="0144e4c0" officeooo:paragraph-rsid="01552f16"/>
    </style:style>
    <style:style style:name="P86" style:family="paragraph" style:parent-style-name="Standard">
      <style:paragraph-properties fo:text-align="justify" style:justify-single-word="false"/>
      <style:text-properties style:font-name="Arial1" fo:language="fr" fo:country="FR" officeooo:rsid="01483e39" officeooo:paragraph-rsid="01483e39"/>
    </style:style>
    <style:style style:name="P87" style:family="paragraph" style:parent-style-name="Standard">
      <style:paragraph-properties fo:text-align="justify" style:justify-single-word="false"/>
      <style:text-properties style:font-name="Arial1" fo:language="fr" fo:country="FR" officeooo:rsid="01483e39" officeooo:paragraph-rsid="01550b82"/>
    </style:style>
    <style:style style:name="P88" style:family="paragraph" style:parent-style-name="Standard">
      <style:paragraph-properties fo:text-align="justify" style:justify-single-word="false"/>
      <style:text-properties style:font-name="Arial1" fo:language="fr" fo:country="FR" officeooo:rsid="01483e39" officeooo:paragraph-rsid="01552f16"/>
    </style:style>
    <style:style style:name="P89" style:family="paragraph" style:parent-style-name="Standard">
      <style:paragraph-properties fo:text-align="justify" style:justify-single-word="false"/>
      <style:text-properties style:font-name="Arial1" fo:language="fr" fo:country="FR" officeooo:rsid="01483e39" officeooo:paragraph-rsid="0156dec2"/>
    </style:style>
    <style:style style:name="P90" style:family="paragraph" style:parent-style-name="Standard">
      <style:paragraph-properties fo:text-align="justify" style:justify-single-word="false"/>
      <style:text-properties style:font-name="Arial1" fo:language="fr" fo:country="FR" officeooo:rsid="01497828" officeooo:paragraph-rsid="01497828"/>
    </style:style>
    <style:style style:name="P91" style:family="paragraph" style:parent-style-name="Standard">
      <style:paragraph-properties fo:text-align="justify" style:justify-single-word="false"/>
      <style:text-properties style:font-name="Arial1" fo:language="fr" fo:country="FR" officeooo:rsid="01497828" officeooo:paragraph-rsid="0156dec2"/>
    </style:style>
    <style:style style:name="P92" style:family="paragraph" style:parent-style-name="Standard">
      <style:paragraph-properties fo:text-align="justify" style:justify-single-word="false"/>
      <style:text-properties style:font-name="Arial1" fo:language="fr" fo:country="FR" officeooo:rsid="014b01b7" officeooo:paragraph-rsid="014b01b7"/>
    </style:style>
    <style:style style:name="P93" style:family="paragraph" style:parent-style-name="Standard">
      <style:paragraph-properties fo:text-align="justify" style:justify-single-word="false"/>
      <style:text-properties style:font-name="Arial1" fo:language="fr" fo:country="FR" officeooo:rsid="014b01b7" officeooo:paragraph-rsid="01552f16"/>
    </style:style>
    <style:style style:name="P94" style:family="paragraph" style:parent-style-name="Standard">
      <style:paragraph-properties fo:text-align="justify" style:justify-single-word="false"/>
      <style:text-properties style:font-name="Arial1" fo:language="fr" fo:country="FR" officeooo:rsid="014b01b7" officeooo:paragraph-rsid="0156dec2"/>
    </style:style>
    <style:style style:name="P95" style:family="paragraph" style:parent-style-name="Standard">
      <style:paragraph-properties fo:text-align="justify" style:justify-single-word="false"/>
      <style:text-properties style:font-name="Arial1" fo:language="fr" fo:country="FR" officeooo:rsid="014b01b7" officeooo:paragraph-rsid="0158c0ab"/>
    </style:style>
    <style:style style:name="P96" style:family="paragraph" style:parent-style-name="Standard">
      <style:paragraph-properties fo:text-align="justify" style:justify-single-word="false"/>
      <style:text-properties style:font-name="Arial1" fo:language="fr" fo:country="FR" officeooo:rsid="014c61ef" officeooo:paragraph-rsid="014c61ef"/>
    </style:style>
    <style:style style:name="P97" style:family="paragraph" style:parent-style-name="Standard">
      <style:paragraph-properties fo:text-align="justify" style:justify-single-word="false"/>
      <style:text-properties style:font-name="Arial1" fo:language="fr" fo:country="FR" officeooo:rsid="014c61ef" officeooo:paragraph-rsid="01552f16"/>
    </style:style>
    <style:style style:name="P98" style:family="paragraph" style:parent-style-name="Standard">
      <style:paragraph-properties fo:text-align="justify" style:justify-single-word="false"/>
      <style:text-properties style:font-name="Arial1" fo:language="fr" fo:country="FR" officeooo:rsid="014c61ef" officeooo:paragraph-rsid="0156dec2"/>
    </style:style>
    <style:style style:name="P99" style:family="paragraph" style:parent-style-name="Standard">
      <style:paragraph-properties fo:text-align="justify" style:justify-single-word="false"/>
      <style:text-properties style:font-name="Arial1" fo:language="fr" fo:country="FR" officeooo:rsid="014c61ef" officeooo:paragraph-rsid="0158c0ab"/>
    </style:style>
    <style:style style:name="P100" style:family="paragraph" style:parent-style-name="Standard">
      <style:paragraph-properties fo:text-align="justify" style:justify-single-word="false"/>
      <style:text-properties style:font-name="Arial1" fo:language="fr" fo:country="FR" officeooo:rsid="014d97e4" officeooo:paragraph-rsid="014d97e4"/>
    </style:style>
    <style:style style:name="P101" style:family="paragraph" style:parent-style-name="Standard">
      <style:paragraph-properties fo:text-align="justify" style:justify-single-word="false"/>
      <style:text-properties style:font-name="Arial1" fo:language="fr" fo:country="FR" officeooo:rsid="014d97e4" officeooo:paragraph-rsid="01552f16"/>
    </style:style>
    <style:style style:name="P102" style:family="paragraph" style:parent-style-name="Standard">
      <style:paragraph-properties fo:text-align="justify" style:justify-single-word="false"/>
      <style:text-properties style:font-name="Arial1" fo:language="fr" fo:country="FR" officeooo:rsid="014f8e2b" officeooo:paragraph-rsid="014f8e2b"/>
    </style:style>
    <style:style style:name="P103" style:family="paragraph" style:parent-style-name="Standard">
      <style:paragraph-properties fo:text-align="justify" style:justify-single-word="false"/>
      <style:text-properties style:font-name="Arial1" fo:language="fr" fo:country="FR" officeooo:rsid="014f8e2b" officeooo:paragraph-rsid="0156dec2"/>
    </style:style>
    <style:style style:name="P104" style:family="paragraph" style:parent-style-name="Standard">
      <style:paragraph-properties fo:text-align="justify" style:justify-single-word="false"/>
      <style:text-properties style:font-name="Arial1" fo:language="fr" fo:country="FR" officeooo:rsid="014f8e2b" officeooo:paragraph-rsid="0158c0ab"/>
    </style:style>
    <style:style style:name="P105" style:family="paragraph" style:parent-style-name="Standard">
      <style:paragraph-properties fo:text-align="justify" style:justify-single-word="false"/>
      <style:text-properties style:font-name="Arial1" fo:language="fr" fo:country="FR" officeooo:rsid="014fd8d4" officeooo:paragraph-rsid="014fd8d4"/>
    </style:style>
    <style:style style:name="P106" style:family="paragraph" style:parent-style-name="Standard">
      <style:paragraph-properties fo:text-align="justify" style:justify-single-word="false"/>
      <style:text-properties style:font-name="Arial1" fo:language="fr" fo:country="FR" officeooo:rsid="014fd8d4" officeooo:paragraph-rsid="0158c0ab"/>
    </style:style>
    <style:style style:name="P107" style:family="paragraph" style:parent-style-name="Standard">
      <style:paragraph-properties fo:text-align="justify" style:justify-single-word="false"/>
      <style:text-properties style:font-name="Arial1" fo:language="fr" fo:country="FR" officeooo:rsid="0150d1a4" officeooo:paragraph-rsid="0150d1a4"/>
    </style:style>
    <style:style style:name="P108" style:family="paragraph" style:parent-style-name="Standard">
      <style:paragraph-properties fo:text-align="justify" style:justify-single-word="false"/>
      <style:text-properties style:font-name="Arial1" fo:language="fr" fo:country="FR" officeooo:rsid="0150d1a4" officeooo:paragraph-rsid="01550b82"/>
    </style:style>
    <style:style style:name="P109" style:family="paragraph" style:parent-style-name="Standard">
      <style:paragraph-properties fo:text-align="justify" style:justify-single-word="false"/>
      <style:text-properties style:font-name="Arial1" fo:language="fr" fo:country="FR" officeooo:rsid="0150d1a4" officeooo:paragraph-rsid="01552f16"/>
    </style:style>
    <style:style style:name="P110" style:family="paragraph" style:parent-style-name="Standard">
      <style:paragraph-properties fo:text-align="justify" style:justify-single-word="false"/>
      <style:text-properties style:font-name="Arial1" fo:language="fr" fo:country="FR" officeooo:rsid="0150d1a4" officeooo:paragraph-rsid="0156dec2"/>
    </style:style>
    <style:style style:name="P111" style:family="paragraph" style:parent-style-name="Standard">
      <style:paragraph-properties fo:text-align="justify" style:justify-single-word="false"/>
      <style:text-properties style:font-name="Arial1" fo:language="fr" fo:country="FR" officeooo:rsid="01529bc9" officeooo:paragraph-rsid="01529bc9"/>
    </style:style>
    <style:style style:name="P112" style:family="paragraph" style:parent-style-name="Standard">
      <style:paragraph-properties fo:text-align="justify" style:justify-single-word="false"/>
      <style:text-properties style:font-name="Arial1" fo:language="fr" fo:country="FR" officeooo:rsid="015462dc" officeooo:paragraph-rsid="015462dc"/>
    </style:style>
    <style:style style:name="P113" style:family="paragraph" style:parent-style-name="Standard">
      <style:paragraph-properties fo:text-align="justify" style:justify-single-word="false"/>
      <style:text-properties style:font-name="Arial1" fo:language="fr" fo:country="FR" officeooo:rsid="015462dc" officeooo:paragraph-rsid="01552f16"/>
    </style:style>
    <style:style style:name="P114" style:family="paragraph" style:parent-style-name="Standard">
      <style:paragraph-properties fo:text-align="justify" style:justify-single-word="false"/>
      <style:text-properties style:font-name="Arial1" fo:language="fr" fo:country="FR" officeooo:rsid="015462dc" officeooo:paragraph-rsid="0156dec2"/>
    </style:style>
    <style:style style:name="P115" style:family="paragraph" style:parent-style-name="Standard">
      <style:paragraph-properties fo:text-align="justify" style:justify-single-word="false"/>
      <style:text-properties style:font-name="Arial1" fo:language="fr" fo:country="FR" officeooo:rsid="0154aa19" officeooo:paragraph-rsid="0154aa19"/>
    </style:style>
    <style:style style:name="P116" style:family="paragraph" style:parent-style-name="Standard">
      <style:paragraph-properties fo:text-align="justify" style:justify-single-word="false"/>
      <style:text-properties style:font-name="Arial1" fo:language="fr" fo:country="FR" officeooo:rsid="0154aa19" officeooo:paragraph-rsid="01550b82"/>
    </style:style>
    <style:style style:name="P117" style:family="paragraph" style:parent-style-name="Standard">
      <style:paragraph-properties fo:text-align="justify" style:justify-single-word="false"/>
      <style:text-properties style:font-name="Arial1" fo:language="fr" fo:country="FR" officeooo:rsid="0154aa19" officeooo:paragraph-rsid="01552f16"/>
    </style:style>
    <style:style style:name="P118" style:family="paragraph" style:parent-style-name="Standard">
      <style:paragraph-properties fo:text-align="justify" style:justify-single-word="false"/>
      <style:text-properties style:font-name="Arial1" fo:language="fr" fo:country="FR" officeooo:rsid="0154aa19" officeooo:paragraph-rsid="0156dec2"/>
    </style:style>
    <style:style style:name="P119" style:family="paragraph" style:parent-style-name="Standard">
      <style:paragraph-properties fo:text-align="justify" style:justify-single-word="false"/>
      <style:text-properties style:font-name="Arial1" fo:language="fr" fo:country="FR" officeooo:rsid="0154bc3f" officeooo:paragraph-rsid="0154bc3f"/>
    </style:style>
    <style:style style:name="P120" style:family="paragraph" style:parent-style-name="Standard">
      <style:paragraph-properties fo:text-align="justify" style:justify-single-word="false"/>
      <style:text-properties style:font-name="Arial1" fo:language="fr" fo:country="FR" officeooo:rsid="0154bc3f" officeooo:paragraph-rsid="01550b82"/>
    </style:style>
    <style:style style:name="P121" style:family="paragraph" style:parent-style-name="Standard">
      <style:paragraph-properties fo:text-align="justify" style:justify-single-word="false"/>
      <style:text-properties style:font-name="Arial1" fo:language="fr" fo:country="FR" officeooo:rsid="0154bc3f" officeooo:paragraph-rsid="01552f16"/>
    </style:style>
    <style:style style:name="P122" style:family="paragraph" style:parent-style-name="Standard">
      <style:paragraph-properties fo:text-align="justify" style:justify-single-word="false"/>
      <style:text-properties style:font-name="Arial1" fo:language="fr" fo:country="FR" officeooo:rsid="0154bc3f" officeooo:paragraph-rsid="0156dec2"/>
    </style:style>
    <style:style style:name="P123" style:family="paragraph" style:parent-style-name="Standard">
      <style:paragraph-properties fo:text-align="justify" style:justify-single-word="false"/>
      <style:text-properties style:font-name="Arial1" fo:language="fr" fo:country="FR" officeooo:rsid="01550b82" officeooo:paragraph-rsid="01550b82"/>
    </style:style>
    <style:style style:name="P124" style:family="paragraph" style:parent-style-name="Standard">
      <style:paragraph-properties fo:text-align="justify" style:justify-single-word="false"/>
      <style:text-properties style:font-name="Arial1" fo:language="fr" fo:country="FR" officeooo:rsid="0159c6b3" officeooo:paragraph-rsid="0159c6b3"/>
    </style:style>
    <style:style style:name="P125" style:family="paragraph" style:parent-style-name="Standard">
      <style:paragraph-properties fo:text-align="justify" style:justify-single-word="false"/>
      <style:text-properties style:font-name="Arial1" fo:language="fr" fo:country="FR" officeooo:rsid="0159c6b3" officeooo:paragraph-rsid="0168f77c"/>
    </style:style>
    <style:style style:name="P126" style:family="paragraph" style:parent-style-name="Standard">
      <style:paragraph-properties fo:text-align="justify" style:justify-single-word="false"/>
      <style:text-properties style:font-name="Arial1" fo:language="fr" fo:country="FR" officeooo:rsid="015af4b5" officeooo:paragraph-rsid="015af4b5"/>
    </style:style>
    <style:style style:name="P127" style:family="paragraph" style:parent-style-name="Standard">
      <style:paragraph-properties fo:text-align="justify" style:justify-single-word="false"/>
      <style:text-properties style:font-name="Arial1" fo:language="fr" fo:country="FR" officeooo:rsid="015af4b5" officeooo:paragraph-rsid="0168f77c"/>
    </style:style>
    <style:style style:name="P128" style:family="paragraph" style:parent-style-name="Standard">
      <style:paragraph-properties fo:text-align="justify" style:justify-single-word="false"/>
      <style:text-properties style:font-name="Arial1" fo:language="fr" fo:country="FR" officeooo:rsid="015bfef5" officeooo:paragraph-rsid="015bfef5"/>
    </style:style>
    <style:style style:name="P129" style:family="paragraph" style:parent-style-name="Standard">
      <style:paragraph-properties fo:text-align="justify" style:justify-single-word="false"/>
      <style:text-properties style:font-name="Arial1" fo:language="fr" fo:country="FR" officeooo:rsid="015bfef5" officeooo:paragraph-rsid="0168f77c"/>
    </style:style>
    <style:style style:name="P130" style:family="paragraph" style:parent-style-name="Standard">
      <style:paragraph-properties fo:text-align="justify" style:justify-single-word="false"/>
      <style:text-properties style:font-name="Arial1" fo:language="fr" fo:country="FR" officeooo:rsid="015c024a" officeooo:paragraph-rsid="0168f77c"/>
    </style:style>
    <style:style style:name="P131" style:family="paragraph" style:parent-style-name="Standard">
      <style:paragraph-properties fo:text-align="justify" style:justify-single-word="false"/>
      <style:text-properties style:font-name="Arial1" fo:language="fr" fo:country="FR" officeooo:rsid="015c7ffb" officeooo:paragraph-rsid="0168f77c"/>
    </style:style>
    <style:style style:name="P132" style:family="paragraph" style:parent-style-name="Standard">
      <style:paragraph-properties fo:text-align="justify" style:justify-single-word="false"/>
      <style:text-properties style:font-name="Arial1" fo:language="fr" fo:country="FR" officeooo:rsid="015e3709" officeooo:paragraph-rsid="015e3709"/>
    </style:style>
    <style:style style:name="P133" style:family="paragraph" style:parent-style-name="Standard">
      <style:paragraph-properties fo:text-align="justify" style:justify-single-word="false"/>
      <style:text-properties style:font-name="Arial1" fo:language="fr" fo:country="FR" officeooo:rsid="015e3709" officeooo:paragraph-rsid="0168f77c"/>
    </style:style>
    <style:style style:name="P134" style:family="paragraph" style:parent-style-name="Standard">
      <style:paragraph-properties fo:text-align="justify" style:justify-single-word="false"/>
      <style:text-properties style:font-name="Arial1" fo:language="fr" fo:country="FR" officeooo:rsid="01627beb" officeooo:paragraph-rsid="0168f77c"/>
    </style:style>
    <style:style style:name="P135" style:family="paragraph" style:parent-style-name="Standard">
      <style:paragraph-properties fo:text-align="justify" style:justify-single-word="false"/>
      <style:text-properties style:font-name="Arial1" fo:language="fr" fo:country="FR" officeooo:rsid="0162a397" officeooo:paragraph-rsid="0168f77c"/>
    </style:style>
    <style:style style:name="P136" style:family="paragraph" style:parent-style-name="Standard">
      <style:paragraph-properties fo:text-align="justify" style:justify-single-word="false"/>
      <style:text-properties style:font-name="Arial1" fo:language="fr" fo:country="FR" officeooo:rsid="0163eafa" officeooo:paragraph-rsid="0163eafa"/>
    </style:style>
    <style:style style:name="P137" style:family="paragraph" style:parent-style-name="Standard">
      <style:paragraph-properties fo:text-align="justify" style:justify-single-word="false"/>
      <style:text-properties style:font-name="Arial1" fo:language="fr" fo:country="FR" officeooo:rsid="01651871" officeooo:paragraph-rsid="0168f77c"/>
    </style:style>
    <style:style style:name="P138" style:family="paragraph" style:parent-style-name="Standard">
      <style:paragraph-properties fo:text-align="justify" style:justify-single-word="false"/>
      <style:text-properties style:font-name="Arial1" fo:language="fr" fo:country="FR" officeooo:rsid="016539c1" officeooo:paragraph-rsid="016539c1"/>
    </style:style>
    <style:style style:name="P139" style:family="paragraph" style:parent-style-name="Standard">
      <style:paragraph-properties fo:text-align="justify" style:justify-single-word="false"/>
      <style:text-properties style:font-name="Arial1" fo:language="fr" fo:country="FR" officeooo:rsid="016539c1" officeooo:paragraph-rsid="0168f77c"/>
    </style:style>
    <style:style style:name="P140" style:family="paragraph" style:parent-style-name="Standard">
      <style:paragraph-properties fo:text-align="justify" style:justify-single-word="false"/>
      <style:text-properties style:font-name="Arial1" fo:language="fr" fo:country="FR" officeooo:rsid="016539c1" officeooo:paragraph-rsid="016ae627"/>
    </style:style>
    <style:style style:name="P141" style:family="paragraph" style:parent-style-name="Standard">
      <style:paragraph-properties fo:text-align="justify" style:justify-single-word="false"/>
      <style:text-properties style:font-name="Arial1" fo:language="fr" fo:country="FR" officeooo:rsid="016683ec" officeooo:paragraph-rsid="016683ec"/>
    </style:style>
    <style:style style:name="P142" style:family="paragraph" style:parent-style-name="Standard">
      <style:paragraph-properties fo:text-align="justify" style:justify-single-word="false"/>
      <style:text-properties style:font-name="Arial1" fo:language="fr" fo:country="FR" officeooo:rsid="016683ec" officeooo:paragraph-rsid="0168f77c"/>
    </style:style>
    <style:style style:name="P143" style:family="paragraph" style:parent-style-name="Standard">
      <style:paragraph-properties fo:text-align="justify" style:justify-single-word="false"/>
      <style:text-properties style:font-name="Arial1" fo:language="fr" fo:country="FR" officeooo:rsid="016683ec" officeooo:paragraph-rsid="016ae627"/>
    </style:style>
    <style:style style:name="P144" style:family="paragraph" style:parent-style-name="Standard">
      <style:paragraph-properties fo:text-align="justify" style:justify-single-word="false"/>
      <style:text-properties style:font-name="Arial1" fo:language="fr" fo:country="FR" officeooo:rsid="01684503" officeooo:paragraph-rsid="0168f77c"/>
    </style:style>
    <style:style style:name="P145" style:family="paragraph" style:parent-style-name="Standard">
      <style:paragraph-properties fo:text-align="justify" style:justify-single-word="false"/>
      <style:text-properties style:font-name="Arial1" fo:language="fr" fo:country="FR" officeooo:rsid="01684503" officeooo:paragraph-rsid="016ae627"/>
    </style:style>
    <style:style style:name="P146" style:family="paragraph" style:parent-style-name="Standard">
      <style:paragraph-properties fo:text-align="justify" style:justify-single-word="false"/>
      <style:text-properties style:font-name="Arial1" fo:language="fr" fo:country="FR" officeooo:rsid="0168e826" officeooo:paragraph-rsid="0168e826"/>
    </style:style>
    <style:style style:name="P147" style:family="paragraph" style:parent-style-name="Standard">
      <style:paragraph-properties fo:text-align="justify" style:justify-single-word="false"/>
      <style:text-properties style:font-name="Arial1" fo:language="fr" fo:country="FR" officeooo:rsid="0168e826" officeooo:paragraph-rsid="0168f77c"/>
    </style:style>
    <style:style style:name="P148" style:family="paragraph" style:parent-style-name="Standard">
      <style:paragraph-properties fo:text-align="justify" style:justify-single-word="false"/>
      <style:text-properties style:font-name="Arial1" fo:language="fr" fo:country="FR" officeooo:rsid="0168e826" officeooo:paragraph-rsid="016ae627"/>
    </style:style>
    <style:style style:name="P149" style:family="paragraph" style:parent-style-name="Standard">
      <style:paragraph-properties fo:text-align="justify" style:justify-single-word="false"/>
      <style:text-properties style:font-name="Arial1" fo:language="fr" fo:country="FR" officeooo:rsid="016c65f8" officeooo:paragraph-rsid="016c65f8"/>
    </style:style>
    <style:style style:name="P150" style:family="paragraph" style:parent-style-name="Standard">
      <style:paragraph-properties fo:text-align="justify" style:justify-single-word="false"/>
      <style:text-properties style:font-name="Arial1" fo:language="fr" fo:country="FR" officeooo:rsid="016c65f8" officeooo:paragraph-rsid="017cb88a"/>
    </style:style>
    <style:style style:name="P151" style:family="paragraph" style:parent-style-name="Standard">
      <style:paragraph-properties fo:text-align="justify" style:justify-single-word="false"/>
      <style:text-properties style:font-name="Arial1" fo:language="fr" fo:country="FR" officeooo:rsid="016c65f8" officeooo:paragraph-rsid="017e3674"/>
    </style:style>
    <style:style style:name="P152" style:family="paragraph" style:parent-style-name="Standard">
      <style:paragraph-properties fo:text-align="justify" style:justify-single-word="false"/>
      <style:text-properties style:font-name="Arial1" fo:language="fr" fo:country="FR" officeooo:rsid="016c65f8" officeooo:paragraph-rsid="0180141c"/>
    </style:style>
    <style:style style:name="P153" style:family="paragraph" style:parent-style-name="Standard">
      <style:paragraph-properties fo:text-align="justify" style:justify-single-word="false"/>
      <style:text-properties style:font-name="Arial1" fo:language="fr" fo:country="FR" officeooo:rsid="016c7c10" officeooo:paragraph-rsid="016c7c10"/>
    </style:style>
    <style:style style:name="P154" style:family="paragraph" style:parent-style-name="Standard">
      <style:paragraph-properties fo:text-align="justify" style:justify-single-word="false"/>
      <style:text-properties style:font-name="Arial1" fo:language="fr" fo:country="FR" officeooo:rsid="016c7c10" officeooo:paragraph-rsid="017cb88a"/>
    </style:style>
    <style:style style:name="P155" style:family="paragraph" style:parent-style-name="Standard">
      <style:paragraph-properties fo:text-align="justify" style:justify-single-word="false"/>
      <style:text-properties style:font-name="Arial1" fo:language="fr" fo:country="FR" officeooo:rsid="016c7c10" officeooo:paragraph-rsid="017e3674"/>
    </style:style>
    <style:style style:name="P156" style:family="paragraph" style:parent-style-name="Standard">
      <style:paragraph-properties fo:text-align="justify" style:justify-single-word="false"/>
      <style:text-properties style:font-name="Arial1" fo:language="fr" fo:country="FR" officeooo:rsid="016ea0c2" officeooo:paragraph-rsid="016e608d"/>
    </style:style>
    <style:style style:name="P157" style:family="paragraph" style:parent-style-name="Standard">
      <style:paragraph-properties fo:text-align="justify" style:justify-single-word="false"/>
      <style:text-properties style:font-name="Arial1" fo:language="fr" fo:country="FR" officeooo:rsid="016ea0c2" officeooo:paragraph-rsid="016f67e7"/>
    </style:style>
    <style:style style:name="P158" style:family="paragraph" style:parent-style-name="Standard">
      <style:paragraph-properties fo:text-align="justify" style:justify-single-word="false"/>
      <style:text-properties style:font-name="Arial1" fo:language="fr" fo:country="FR" officeooo:rsid="016f67e7" officeooo:paragraph-rsid="016f67e7"/>
    </style:style>
    <style:style style:name="P159" style:family="paragraph" style:parent-style-name="Standard">
      <style:paragraph-properties fo:text-align="justify" style:justify-single-word="false"/>
      <style:text-properties style:font-name="Arial1" fo:language="fr" fo:country="FR" officeooo:rsid="016f67e7" officeooo:paragraph-rsid="017e3e12"/>
    </style:style>
    <style:style style:name="P160" style:family="paragraph" style:parent-style-name="Standard">
      <style:paragraph-properties fo:text-align="justify" style:justify-single-word="false"/>
      <style:text-properties style:font-name="Arial1" fo:language="fr" fo:country="FR" officeooo:rsid="0170374f" officeooo:paragraph-rsid="0170374f"/>
    </style:style>
    <style:style style:name="P161" style:family="paragraph" style:parent-style-name="Standard">
      <style:paragraph-properties fo:text-align="justify" style:justify-single-word="false"/>
      <style:text-properties style:font-name="Arial1" fo:language="fr" fo:country="FR" officeooo:rsid="0170374f" officeooo:paragraph-rsid="0180141c"/>
    </style:style>
    <style:style style:name="P162" style:family="paragraph" style:parent-style-name="Standard">
      <style:paragraph-properties fo:text-align="justify" style:justify-single-word="false"/>
      <style:text-properties style:font-name="Arial1" fo:language="fr" fo:country="FR" officeooo:rsid="01732783" officeooo:paragraph-rsid="01732783"/>
    </style:style>
    <style:style style:name="P163" style:family="paragraph" style:parent-style-name="Standard">
      <style:paragraph-properties fo:text-align="justify" style:justify-single-word="false"/>
      <style:text-properties style:font-name="Arial1" fo:language="fr" fo:country="FR" officeooo:rsid="01732783" officeooo:paragraph-rsid="017cb88a"/>
    </style:style>
    <style:style style:name="P164" style:family="paragraph" style:parent-style-name="Standard">
      <style:paragraph-properties fo:text-align="justify" style:justify-single-word="false"/>
      <style:text-properties style:font-name="Arial1" fo:language="fr" fo:country="FR" officeooo:rsid="01732783" officeooo:paragraph-rsid="017e3674"/>
    </style:style>
    <style:style style:name="P165" style:family="paragraph" style:parent-style-name="Standard">
      <style:paragraph-properties fo:text-align="justify" style:justify-single-word="false"/>
      <style:text-properties style:font-name="Arial1" fo:language="fr" fo:country="FR" officeooo:rsid="01732783" officeooo:paragraph-rsid="017e3e12"/>
    </style:style>
    <style:style style:name="P166" style:family="paragraph" style:parent-style-name="Standard">
      <style:paragraph-properties fo:text-align="justify" style:justify-single-word="false"/>
      <style:text-properties style:font-name="Arial1" fo:language="fr" fo:country="FR" officeooo:rsid="01732783" officeooo:paragraph-rsid="0180141c"/>
    </style:style>
    <style:style style:name="P167" style:family="paragraph" style:parent-style-name="Standard">
      <style:paragraph-properties fo:text-align="justify" style:justify-single-word="false"/>
      <style:text-properties style:font-name="Arial1" fo:language="fr" fo:country="FR" officeooo:rsid="017403c5" officeooo:paragraph-rsid="017403c5"/>
    </style:style>
    <style:style style:name="P168" style:family="paragraph" style:parent-style-name="Standard">
      <style:paragraph-properties fo:text-align="justify" style:justify-single-word="false"/>
      <style:text-properties style:font-name="Arial1" fo:language="fr" fo:country="FR" officeooo:rsid="017403c5" officeooo:paragraph-rsid="017e3674"/>
    </style:style>
    <style:style style:name="P169" style:family="paragraph" style:parent-style-name="Standard">
      <style:paragraph-properties fo:text-align="justify" style:justify-single-word="false"/>
      <style:text-properties style:font-name="Arial1" fo:language="fr" fo:country="FR" officeooo:rsid="017403c5" officeooo:paragraph-rsid="017e3e12"/>
    </style:style>
    <style:style style:name="P170" style:family="paragraph" style:parent-style-name="Standard">
      <style:paragraph-properties fo:text-align="justify" style:justify-single-word="false"/>
      <style:text-properties style:font-name="Arial1" fo:language="fr" fo:country="FR" officeooo:rsid="017403c5" officeooo:paragraph-rsid="0180141c"/>
    </style:style>
    <style:style style:name="P171" style:family="paragraph" style:parent-style-name="Standard">
      <style:paragraph-properties fo:text-align="justify" style:justify-single-word="false"/>
      <style:text-properties style:font-name="Arial1" fo:language="fr" fo:country="FR" officeooo:rsid="017403c5" officeooo:paragraph-rsid="01815f35"/>
    </style:style>
    <style:style style:name="P172" style:family="paragraph" style:parent-style-name="Standard">
      <style:paragraph-properties fo:text-align="justify" style:justify-single-word="false"/>
      <style:text-properties style:font-name="Arial1" fo:language="fr" fo:country="FR" officeooo:rsid="0174519e" officeooo:paragraph-rsid="0174519e"/>
    </style:style>
    <style:style style:name="P173" style:family="paragraph" style:parent-style-name="Standard">
      <style:paragraph-properties fo:text-align="justify" style:justify-single-word="false"/>
      <style:text-properties style:font-name="Arial1" fo:language="fr" fo:country="FR" officeooo:rsid="0174519e" officeooo:paragraph-rsid="017e3674"/>
    </style:style>
    <style:style style:name="P174" style:family="paragraph" style:parent-style-name="Standard">
      <style:paragraph-properties fo:text-align="justify" style:justify-single-word="false"/>
      <style:text-properties style:font-name="Arial1" fo:language="fr" fo:country="FR" officeooo:rsid="0174519e" officeooo:paragraph-rsid="017e3e12"/>
    </style:style>
    <style:style style:name="P175" style:family="paragraph" style:parent-style-name="Standard">
      <style:paragraph-properties fo:text-align="justify" style:justify-single-word="false"/>
      <style:text-properties style:font-name="Arial1" fo:language="fr" fo:country="FR" officeooo:rsid="0174519e" officeooo:paragraph-rsid="0180141c"/>
    </style:style>
    <style:style style:name="P176" style:family="paragraph" style:parent-style-name="Standard">
      <style:paragraph-properties fo:text-align="justify" style:justify-single-word="false"/>
      <style:text-properties style:font-name="Arial1" fo:language="fr" fo:country="FR" officeooo:rsid="0177376b" officeooo:paragraph-rsid="0177376b"/>
    </style:style>
    <style:style style:name="P177" style:family="paragraph" style:parent-style-name="Standard">
      <style:paragraph-properties fo:text-align="justify" style:justify-single-word="false"/>
      <style:text-properties style:font-name="Arial1" fo:language="fr" fo:country="FR" officeooo:rsid="0177376b" officeooo:paragraph-rsid="017e3674"/>
    </style:style>
    <style:style style:name="P178" style:family="paragraph" style:parent-style-name="Standard">
      <style:paragraph-properties fo:text-align="justify" style:justify-single-word="false"/>
      <style:text-properties style:font-name="Arial1" fo:language="fr" fo:country="FR" officeooo:rsid="0177376b" officeooo:paragraph-rsid="017e3e12"/>
    </style:style>
    <style:style style:name="P179" style:family="paragraph" style:parent-style-name="Standard">
      <style:paragraph-properties fo:text-align="justify" style:justify-single-word="false"/>
      <style:text-properties style:font-name="Arial1" fo:language="fr" fo:country="FR" officeooo:rsid="0177376b" officeooo:paragraph-rsid="0180141c"/>
    </style:style>
    <style:style style:name="P180" style:family="paragraph" style:parent-style-name="Standard">
      <style:paragraph-properties fo:text-align="justify" style:justify-single-word="false"/>
      <style:text-properties style:font-name="Arial1" fo:language="fr" fo:country="FR" officeooo:rsid="017ad47e" officeooo:paragraph-rsid="017ad47e"/>
    </style:style>
    <style:style style:name="P181" style:family="paragraph" style:parent-style-name="Standard">
      <style:paragraph-properties fo:text-align="justify" style:justify-single-word="false"/>
      <style:text-properties style:font-name="Arial1" fo:language="fr" fo:country="FR" officeooo:rsid="017c4b64" officeooo:paragraph-rsid="017c4b64"/>
    </style:style>
    <style:style style:name="P182" style:family="paragraph" style:parent-style-name="Standard">
      <style:paragraph-properties fo:text-align="justify" style:justify-single-word="false"/>
      <style:text-properties style:font-name="Arial1" fo:language="fr" fo:country="FR" officeooo:rsid="017c4b64" officeooo:paragraph-rsid="017e3674"/>
    </style:style>
    <style:style style:name="P183" style:family="paragraph" style:parent-style-name="Standard">
      <style:paragraph-properties fo:text-align="justify" style:justify-single-word="false"/>
      <style:text-properties style:font-name="Arial1" fo:language="fr" fo:country="FR" officeooo:rsid="017c4b64" officeooo:paragraph-rsid="017e3e12"/>
    </style:style>
    <style:style style:name="P184" style:family="paragraph" style:parent-style-name="Standard">
      <style:paragraph-properties fo:text-align="justify" style:justify-single-word="false"/>
      <style:text-properties style:font-name="Arial1" fo:language="fr" fo:country="FR" officeooo:rsid="017c4b64" officeooo:paragraph-rsid="0180141c"/>
    </style:style>
    <style:style style:name="P185" style:family="paragraph" style:parent-style-name="Standard">
      <style:paragraph-properties fo:text-align="justify" style:justify-single-word="false"/>
      <style:text-properties style:font-name="Arial1" fo:language="fr" fo:country="FR" officeooo:rsid="017c4b64" officeooo:paragraph-rsid="01807ae0"/>
    </style:style>
    <style:style style:name="P186" style:family="paragraph" style:parent-style-name="Standard">
      <style:paragraph-properties fo:text-align="justify" style:justify-single-word="false"/>
      <style:text-properties style:font-name="Arial1" fo:language="fr" fo:country="FR" officeooo:rsid="017c4b64" officeooo:paragraph-rsid="01815f35"/>
    </style:style>
    <style:style style:name="P187" style:family="paragraph" style:parent-style-name="Standard">
      <style:paragraph-properties fo:text-align="justify" style:justify-single-word="false"/>
      <style:text-properties style:font-name="Arial1" fo:language="fr" fo:country="FR" officeooo:rsid="017cb88a" officeooo:paragraph-rsid="017e3e12"/>
    </style:style>
    <style:style style:name="P188" style:family="paragraph" style:parent-style-name="Standard">
      <style:paragraph-properties fo:text-align="justify" style:justify-single-word="false"/>
      <style:text-properties style:font-name="Arial1" fo:language="fr" fo:country="FR" officeooo:rsid="018647ff" officeooo:paragraph-rsid="0181b538"/>
    </style:style>
    <style:style style:name="P189" style:family="paragraph" style:parent-style-name="Standard">
      <style:paragraph-properties fo:text-align="justify" style:justify-single-word="false"/>
      <style:text-properties style:font-name="Arial1" fo:language="fr" fo:country="FR" officeooo:rsid="018647ff" officeooo:paragraph-rsid="018647ff"/>
    </style:style>
    <style:style style:name="P190" style:family="paragraph" style:parent-style-name="Standard">
      <style:paragraph-properties fo:text-align="justify" style:justify-single-word="false"/>
      <style:text-properties style:font-name="Arial1" fo:language="fr" fo:country="FR" officeooo:rsid="01883296" officeooo:paragraph-rsid="018647ff"/>
    </style:style>
    <style:style style:name="P191" style:family="paragraph" style:parent-style-name="Standard">
      <style:paragraph-properties fo:text-align="justify" style:justify-single-word="false"/>
      <style:text-properties style:font-name="Arial1" fo:language="fr" fo:country="FR" officeooo:rsid="025518e8" officeooo:paragraph-rsid="025518e8"/>
    </style:style>
    <style:style style:name="P192" style:family="paragraph" style:parent-style-name="Standard">
      <style:paragraph-properties fo:text-align="justify" style:justify-single-word="false"/>
      <style:text-properties style:font-name="Arial1" fo:language="fr" fo:country="FR" officeooo:rsid="0255fbc3" officeooo:paragraph-rsid="0255fbc3"/>
    </style:style>
    <style:style style:name="P193" style:family="paragraph" style:parent-style-name="Standard">
      <style:paragraph-properties fo:text-align="justify" style:justify-single-word="false"/>
      <style:text-properties style:font-name="Arial1" fo:language="fr" fo:country="FR" officeooo:rsid="0255fbc3" officeooo:paragraph-rsid="0257aa40"/>
    </style:style>
    <style:style style:name="P194" style:family="paragraph" style:parent-style-name="Standard">
      <style:paragraph-properties fo:text-align="justify" style:justify-single-word="false"/>
      <style:text-properties style:font-name="Arial1" fo:language="fr" fo:country="FR" officeooo:rsid="0255fbc3" officeooo:paragraph-rsid="025b8f29"/>
    </style:style>
    <style:style style:name="P195" style:family="paragraph" style:parent-style-name="Standard">
      <style:paragraph-properties fo:text-align="justify" style:justify-single-word="false"/>
      <style:text-properties style:font-name="Arial1" fo:language="fr" fo:country="FR" officeooo:rsid="02594018" officeooo:paragraph-rsid="02594018"/>
    </style:style>
    <style:style style:name="P196" style:family="paragraph" style:parent-style-name="Standard">
      <style:paragraph-properties fo:text-align="justify" style:justify-single-word="false"/>
      <style:text-properties style:font-name="Arial1" fo:language="fr" fo:country="FR" officeooo:rsid="02594018" officeooo:paragraph-rsid="025b8f29"/>
    </style:style>
    <style:style style:name="P197" style:family="paragraph" style:parent-style-name="Standard">
      <style:paragraph-properties fo:text-align="justify" style:justify-single-word="false"/>
      <style:text-properties style:font-name="Arial1" fo:language="fr" fo:country="FR" officeooo:rsid="0259a44c" officeooo:paragraph-rsid="0259a44c"/>
    </style:style>
    <style:style style:name="P198" style:family="paragraph" style:parent-style-name="Standard">
      <style:paragraph-properties fo:text-align="justify" style:justify-single-word="false"/>
      <style:text-properties style:font-name="Arial1" fo:language="fr" fo:country="FR" officeooo:rsid="0259a44c" officeooo:paragraph-rsid="025ac1d8"/>
    </style:style>
    <style:style style:name="P199" style:family="paragraph" style:parent-style-name="Standard">
      <style:paragraph-properties fo:text-align="justify" style:justify-single-word="false"/>
      <style:text-properties style:font-name="Arial1" fo:language="fr" fo:country="FR" officeooo:rsid="0259a44c" officeooo:paragraph-rsid="025b8f29"/>
    </style:style>
    <style:style style:name="P200" style:family="paragraph" style:parent-style-name="Standard">
      <style:paragraph-properties fo:text-align="justify" style:justify-single-word="false"/>
      <style:text-properties style:font-name="Arial1" fo:language="fr" fo:country="FR" officeooo:rsid="0259a44c" officeooo:paragraph-rsid="025d345a"/>
    </style:style>
    <style:style style:name="P201" style:family="paragraph" style:parent-style-name="Standard">
      <style:paragraph-properties fo:text-align="justify" style:justify-single-word="false"/>
      <style:text-properties style:font-name="Arial1" fo:language="fr" fo:country="FR" officeooo:rsid="0259fa12" officeooo:paragraph-rsid="0259fa12"/>
    </style:style>
    <style:style style:name="P202" style:family="paragraph" style:parent-style-name="Standard">
      <style:paragraph-properties fo:text-align="justify" style:justify-single-word="false"/>
      <style:text-properties style:font-name="Arial1" fo:language="fr" fo:country="FR" officeooo:rsid="0259fa12" officeooo:paragraph-rsid="025b8f29"/>
    </style:style>
    <style:style style:name="P203" style:family="paragraph" style:parent-style-name="Standard">
      <style:paragraph-properties fo:text-align="justify" style:justify-single-word="false"/>
      <style:text-properties style:font-name="Arial1" fo:language="fr" fo:country="FR" officeooo:rsid="0259fa12" officeooo:paragraph-rsid="025d345a"/>
    </style:style>
    <style:style style:name="P204" style:family="paragraph" style:parent-style-name="Standard">
      <style:paragraph-properties fo:text-align="justify" style:justify-single-word="false"/>
      <style:text-properties style:font-name="Arial1" fo:language="fr" fo:country="FR" officeooo:rsid="025a538b" officeooo:paragraph-rsid="025a538b"/>
    </style:style>
    <style:style style:name="P205" style:family="paragraph" style:parent-style-name="Standard">
      <style:paragraph-properties fo:text-align="justify" style:justify-single-word="false"/>
      <style:text-properties style:font-name="Arial1" fo:language="fr" fo:country="FR" officeooo:rsid="025a538b" officeooo:paragraph-rsid="025b8f29"/>
    </style:style>
    <style:style style:name="P206" style:family="paragraph" style:parent-style-name="Standard">
      <style:paragraph-properties fo:text-align="justify" style:justify-single-word="false"/>
      <style:text-properties style:font-name="Arial1" fo:language="fr" fo:country="FR" officeooo:rsid="025a538b" officeooo:paragraph-rsid="025d345a"/>
    </style:style>
    <style:style style:name="P207" style:family="paragraph" style:parent-style-name="Standard">
      <style:paragraph-properties fo:text-align="justify" style:justify-single-word="false"/>
      <style:text-properties style:font-name="Arial1" fo:font-size="12pt" fo:language="fr" fo:country="FR" fo:font-style="normal" style:text-underline-style="none" officeooo:paragraph-rsid="0102cf14" style:font-size-asian="12pt" style:font-style-asian="normal" style:font-size-complex="12pt" style:font-style-complex="normal"/>
    </style:style>
    <style:style style:name="P208" style:family="paragraph" style:parent-style-name="Standard">
      <style:paragraph-properties fo:text-align="justify" style:justify-single-word="false"/>
      <style:text-properties style:font-name="Arial1" fo:font-size="12pt" fo:language="fr" fo:country="FR" fo:font-style="normal" style:text-underline-style="none" officeooo:paragraph-rsid="01037943" style:font-size-asian="12pt" style:font-style-asian="normal" style:font-size-complex="12pt" style:font-style-complex="normal"/>
    </style:style>
    <style:style style:name="P209" style:family="paragraph" style:parent-style-name="Standard">
      <style:paragraph-properties fo:text-align="justify" style:justify-single-word="false"/>
      <style:text-properties style:font-name="Arial1" fo:font-size="15pt" fo:language="fr" fo:country="FR" officeooo:rsid="0154aa19" officeooo:paragraph-rsid="0154aa19" style:font-size-asian="15pt" style:font-size-complex="15pt"/>
    </style:style>
    <style:style style:name="P210" style:family="paragraph" style:parent-style-name="Standard">
      <style:paragraph-properties fo:text-align="justify" style:justify-single-word="false"/>
      <style:text-properties style:font-name="Arial1" fo:font-size="15pt" fo:language="fr" fo:country="FR" officeooo:rsid="01497828" officeooo:paragraph-rsid="01497828" style:font-size-asian="15pt" style:font-size-complex="15pt"/>
    </style:style>
    <style:style style:name="P211" style:family="paragraph" style:parent-style-name="Standard">
      <style:paragraph-properties fo:text-align="justify" style:justify-single-word="false"/>
      <style:text-properties style:font-name="Arial1" fo:font-size="15pt" fo:language="fr" fo:country="FR" officeooo:rsid="02594018" officeooo:paragraph-rsid="02594018" style:font-size-asian="15pt" style:font-size-complex="15pt"/>
    </style:style>
    <style:style style:name="P212" style:family="paragraph" style:parent-style-name="Standard">
      <style:paragraph-properties fo:text-align="justify" style:justify-single-word="false"/>
      <style:text-properties officeooo:paragraph-rsid="00759fdc"/>
    </style:style>
    <style:style style:name="P213" style:family="paragraph" style:parent-style-name="Standard">
      <style:paragraph-properties fo:text-align="justify" style:justify-single-word="false"/>
      <style:text-properties officeooo:paragraph-rsid="007b4a08"/>
    </style:style>
    <style:style style:name="P214" style:family="paragraph" style:parent-style-name="Standard">
      <style:paragraph-properties fo:text-align="justify" style:justify-single-word="false"/>
      <style:text-properties officeooo:paragraph-rsid="007d9dcf"/>
    </style:style>
    <style:style style:name="P215" style:family="paragraph" style:parent-style-name="Standard">
      <style:paragraph-properties fo:text-align="justify" style:justify-single-word="false"/>
      <style:text-properties officeooo:paragraph-rsid="0087a0f7"/>
    </style:style>
    <style:style style:name="P216" style:family="paragraph" style:parent-style-name="Standard">
      <style:paragraph-properties fo:text-align="justify" style:justify-single-word="false"/>
      <style:text-properties officeooo:paragraph-rsid="009d6c6b"/>
    </style:style>
    <style:style style:name="P217" style:family="paragraph" style:parent-style-name="Standard">
      <style:paragraph-properties fo:text-align="justify" style:justify-single-word="false"/>
      <style:text-properties officeooo:paragraph-rsid="00a481db"/>
    </style:style>
    <style:style style:name="P218" style:family="paragraph" style:parent-style-name="Standard">
      <style:paragraph-properties fo:text-align="justify" style:justify-single-word="false"/>
      <style:text-properties officeooo:paragraph-rsid="00b50a44"/>
    </style:style>
    <style:style style:name="P219" style:family="paragraph" style:parent-style-name="Standard">
      <style:paragraph-properties fo:text-align="justify" style:justify-single-word="false"/>
      <style:text-properties officeooo:paragraph-rsid="00cbaffa"/>
    </style:style>
    <style:style style:name="P220" style:family="paragraph" style:parent-style-name="Standard">
      <style:paragraph-properties fo:text-align="justify" style:justify-single-word="false"/>
      <style:text-properties officeooo:paragraph-rsid="00ce84ee"/>
    </style:style>
    <style:style style:name="P221" style:family="paragraph" style:parent-style-name="Standard">
      <style:paragraph-properties fo:text-align="justify" style:justify-single-word="false"/>
      <style:text-properties officeooo:paragraph-rsid="00d45c32"/>
    </style:style>
    <style:style style:name="P222" style:family="paragraph" style:parent-style-name="Standard">
      <style:paragraph-properties fo:text-align="justify" style:justify-single-word="false"/>
      <style:text-properties officeooo:paragraph-rsid="011c41d6"/>
    </style:style>
    <style:style style:name="P223" style:family="paragraph" style:parent-style-name="Standard">
      <style:paragraph-properties fo:text-align="justify" style:justify-single-word="false"/>
      <style:text-properties officeooo:paragraph-rsid="01392686"/>
    </style:style>
    <style:style style:name="P224" style:family="paragraph" style:parent-style-name="Standard">
      <style:paragraph-properties fo:text-align="justify" style:justify-single-word="false"/>
      <style:text-properties officeooo:paragraph-rsid="018dc63d"/>
    </style:style>
    <style:style style:name="P225" style:family="paragraph" style:parent-style-name="Standard">
      <style:paragraph-properties fo:text-align="justify" style:justify-single-word="false"/>
      <style:text-properties officeooo:paragraph-rsid="01919093"/>
    </style:style>
    <style:style style:name="P226" style:family="paragraph" style:parent-style-name="Standard">
      <style:paragraph-properties fo:text-align="justify" style:justify-single-word="false"/>
      <style:text-properties officeooo:paragraph-rsid="0199eab8"/>
    </style:style>
    <style:style style:name="P227" style:family="paragraph" style:parent-style-name="Standard">
      <style:paragraph-properties fo:text-align="justify" style:justify-single-word="false"/>
      <style:text-properties officeooo:paragraph-rsid="019f33b7"/>
    </style:style>
    <style:style style:name="P228" style:family="paragraph" style:parent-style-name="Standard">
      <style:paragraph-properties fo:text-align="justify" style:justify-single-word="false"/>
      <style:text-properties officeooo:paragraph-rsid="01b6a993"/>
    </style:style>
    <style:style style:name="P229" style:family="paragraph" style:parent-style-name="Standard">
      <style:paragraph-properties fo:text-align="justify" style:justify-single-word="false"/>
      <style:text-properties officeooo:paragraph-rsid="01bf2582"/>
    </style:style>
    <style:style style:name="P230" style:family="paragraph" style:parent-style-name="Standard">
      <style:paragraph-properties fo:text-align="justify" style:justify-single-word="false"/>
      <style:text-properties officeooo:paragraph-rsid="01bfc130"/>
    </style:style>
    <style:style style:name="P231" style:family="paragraph" style:parent-style-name="Standard">
      <style:paragraph-properties fo:text-align="justify" style:justify-single-word="false"/>
      <style:text-properties officeooo:paragraph-rsid="01c00073"/>
    </style:style>
    <style:style style:name="P232" style:family="paragraph" style:parent-style-name="Standard">
      <style:paragraph-properties fo:text-align="justify" style:justify-single-word="false"/>
      <style:text-properties officeooo:paragraph-rsid="01c21839"/>
    </style:style>
    <style:style style:name="P233" style:family="paragraph" style:parent-style-name="Standard">
      <style:paragraph-properties fo:text-align="justify" style:justify-single-word="false"/>
      <style:text-properties officeooo:paragraph-rsid="01c3f222"/>
    </style:style>
    <style:style style:name="P234" style:family="paragraph" style:parent-style-name="Standard">
      <style:paragraph-properties fo:text-align="justify" style:justify-single-word="false"/>
      <style:text-properties officeooo:paragraph-rsid="01c5b10a"/>
    </style:style>
    <style:style style:name="P235" style:family="paragraph" style:parent-style-name="Standard">
      <style:paragraph-properties fo:text-align="justify" style:justify-single-word="false"/>
      <style:text-properties officeooo:paragraph-rsid="01c8cda5"/>
    </style:style>
    <style:style style:name="P236" style:family="paragraph" style:parent-style-name="Standard">
      <style:paragraph-properties fo:text-align="justify" style:justify-single-word="false"/>
      <style:text-properties officeooo:paragraph-rsid="01cc596a"/>
    </style:style>
    <style:style style:name="P237" style:family="paragraph" style:parent-style-name="Standard">
      <style:paragraph-properties fo:text-align="justify" style:justify-single-word="false"/>
      <style:text-properties officeooo:paragraph-rsid="01cc9a37"/>
    </style:style>
    <style:style style:name="P238" style:family="paragraph" style:parent-style-name="Standard">
      <style:paragraph-properties fo:text-align="justify" style:justify-single-word="false"/>
      <style:text-properties officeooo:paragraph-rsid="01ce4087"/>
    </style:style>
    <style:style style:name="P239" style:family="paragraph" style:parent-style-name="Standard">
      <style:paragraph-properties fo:text-align="justify" style:justify-single-word="false"/>
      <style:text-properties officeooo:paragraph-rsid="01cf7f0d"/>
    </style:style>
    <style:style style:name="P240" style:family="paragraph" style:parent-style-name="Standard">
      <style:paragraph-properties fo:text-align="justify" style:justify-single-word="false"/>
      <style:text-properties officeooo:paragraph-rsid="01d17323"/>
    </style:style>
    <style:style style:name="P241" style:family="paragraph" style:parent-style-name="Standard">
      <style:paragraph-properties fo:text-align="justify" style:justify-single-word="false"/>
      <style:text-properties officeooo:paragraph-rsid="01d2bc3f"/>
    </style:style>
    <style:style style:name="P242" style:family="paragraph" style:parent-style-name="Standard">
      <style:paragraph-properties fo:text-align="justify" style:justify-single-word="false"/>
      <style:text-properties officeooo:paragraph-rsid="01d4118c"/>
    </style:style>
    <style:style style:name="P243" style:family="paragraph" style:parent-style-name="Standard">
      <style:paragraph-properties fo:text-align="justify" style:justify-single-word="false"/>
      <style:text-properties officeooo:paragraph-rsid="01d527b7"/>
    </style:style>
    <style:style style:name="P244" style:family="paragraph" style:parent-style-name="Standard">
      <style:paragraph-properties fo:text-align="justify" style:justify-single-word="false"/>
      <style:text-properties officeooo:paragraph-rsid="01d7262c"/>
    </style:style>
    <style:style style:name="P245" style:family="paragraph" style:parent-style-name="Standard">
      <style:paragraph-properties fo:text-align="justify" style:justify-single-word="false"/>
      <style:text-properties officeooo:paragraph-rsid="01da9c5b"/>
    </style:style>
    <style:style style:name="P246" style:family="paragraph" style:parent-style-name="Standard">
      <style:paragraph-properties fo:text-align="justify" style:justify-single-word="false"/>
      <style:text-properties officeooo:paragraph-rsid="01daa75c"/>
    </style:style>
    <style:style style:name="P247" style:family="paragraph" style:parent-style-name="Standard">
      <style:paragraph-properties fo:text-align="justify" style:justify-single-word="false"/>
      <style:text-properties officeooo:paragraph-rsid="01db113a"/>
    </style:style>
    <style:style style:name="P248" style:family="paragraph" style:parent-style-name="Standard">
      <style:paragraph-properties fo:text-align="justify" style:justify-single-word="false"/>
      <style:text-properties officeooo:paragraph-rsid="01dccd04"/>
    </style:style>
    <style:style style:name="P249" style:family="paragraph" style:parent-style-name="Standard">
      <style:paragraph-properties fo:text-align="justify" style:justify-single-word="false"/>
      <style:text-properties officeooo:paragraph-rsid="01dde3b6"/>
    </style:style>
    <style:style style:name="P250" style:family="paragraph" style:parent-style-name="Standard">
      <style:paragraph-properties fo:text-align="justify" style:justify-single-word="false"/>
      <style:text-properties officeooo:paragraph-rsid="01df8127"/>
    </style:style>
    <style:style style:name="P251" style:family="paragraph" style:parent-style-name="Standard">
      <style:paragraph-properties fo:text-align="justify" style:justify-single-word="false"/>
      <style:text-properties officeooo:paragraph-rsid="01e149d6"/>
    </style:style>
    <style:style style:name="P252" style:family="paragraph" style:parent-style-name="Standard">
      <style:paragraph-properties fo:text-align="justify" style:justify-single-word="false"/>
      <style:text-properties officeooo:paragraph-rsid="01e2aa97"/>
    </style:style>
    <style:style style:name="P253" style:family="paragraph" style:parent-style-name="Standard">
      <style:paragraph-properties fo:text-align="justify" style:justify-single-word="false"/>
      <style:text-properties officeooo:paragraph-rsid="01e32aeb"/>
    </style:style>
    <style:style style:name="P254" style:family="paragraph" style:parent-style-name="Standard">
      <style:paragraph-properties fo:text-align="justify" style:justify-single-word="false"/>
      <style:text-properties officeooo:paragraph-rsid="01e33d04"/>
    </style:style>
    <style:style style:name="P255" style:family="paragraph" style:parent-style-name="Standard">
      <style:paragraph-properties fo:text-align="justify" style:justify-single-word="false"/>
      <style:text-properties officeooo:paragraph-rsid="01e4e777"/>
    </style:style>
    <style:style style:name="P256" style:family="paragraph" style:parent-style-name="Standard">
      <style:paragraph-properties fo:text-align="justify" style:justify-single-word="false"/>
      <style:text-properties officeooo:paragraph-rsid="01e8f59f"/>
    </style:style>
    <style:style style:name="P257" style:family="paragraph" style:parent-style-name="Standard">
      <style:paragraph-properties fo:text-align="justify" style:justify-single-word="false"/>
      <style:text-properties officeooo:paragraph-rsid="01ea438f"/>
    </style:style>
    <style:style style:name="P258" style:family="paragraph" style:parent-style-name="Standard">
      <style:paragraph-properties fo:text-align="justify" style:justify-single-word="false"/>
      <style:text-properties officeooo:paragraph-rsid="01eb321a"/>
    </style:style>
    <style:style style:name="P259" style:family="paragraph" style:parent-style-name="Standard">
      <style:paragraph-properties fo:text-align="justify" style:justify-single-word="false"/>
      <style:text-properties officeooo:paragraph-rsid="01ebd138"/>
    </style:style>
    <style:style style:name="P260" style:family="paragraph" style:parent-style-name="Standard">
      <style:paragraph-properties fo:text-align="justify" style:justify-single-word="false"/>
      <style:text-properties officeooo:paragraph-rsid="01ed7cf5"/>
    </style:style>
    <style:style style:name="P261" style:family="paragraph" style:parent-style-name="Standard">
      <style:paragraph-properties fo:text-align="justify" style:justify-single-word="false"/>
      <style:text-properties officeooo:paragraph-rsid="01f04ddb"/>
    </style:style>
    <style:style style:name="P262" style:family="paragraph" style:parent-style-name="Standard">
      <style:paragraph-properties fo:text-align="justify" style:justify-single-word="false"/>
      <style:text-properties officeooo:paragraph-rsid="01f1b20b"/>
    </style:style>
    <style:style style:name="P263" style:family="paragraph" style:parent-style-name="Standard">
      <style:paragraph-properties fo:text-align="justify" style:justify-single-word="false"/>
      <style:text-properties officeooo:paragraph-rsid="01f2e2a3"/>
    </style:style>
    <style:style style:name="P264" style:family="paragraph" style:parent-style-name="Standard">
      <style:paragraph-properties fo:text-align="justify" style:justify-single-word="false"/>
      <style:text-properties officeooo:paragraph-rsid="01f3e832"/>
    </style:style>
    <style:style style:name="P265" style:family="paragraph" style:parent-style-name="Standard">
      <style:paragraph-properties fo:text-align="justify" style:justify-single-word="false"/>
      <style:text-properties officeooo:paragraph-rsid="01f438d1"/>
    </style:style>
    <style:style style:name="P266" style:family="paragraph" style:parent-style-name="Standard">
      <style:paragraph-properties fo:text-align="justify" style:justify-single-word="false"/>
      <style:text-properties officeooo:paragraph-rsid="01f59c35"/>
    </style:style>
    <style:style style:name="P267" style:family="paragraph" style:parent-style-name="Standard">
      <style:paragraph-properties fo:text-align="justify" style:justify-single-word="false"/>
      <style:text-properties officeooo:paragraph-rsid="01f77385"/>
    </style:style>
    <style:style style:name="P268" style:family="paragraph" style:parent-style-name="Standard">
      <style:paragraph-properties fo:text-align="justify" style:justify-single-word="false"/>
      <style:text-properties officeooo:paragraph-rsid="01f824aa"/>
    </style:style>
    <style:style style:name="P269" style:family="paragraph" style:parent-style-name="Standard">
      <style:paragraph-properties fo:text-align="justify" style:justify-single-word="false"/>
      <style:text-properties officeooo:paragraph-rsid="01f9a5bb"/>
    </style:style>
    <style:style style:name="P270" style:family="paragraph" style:parent-style-name="Standard">
      <style:paragraph-properties fo:text-align="justify" style:justify-single-word="false"/>
      <style:text-properties officeooo:paragraph-rsid="01fb9543"/>
    </style:style>
    <style:style style:name="P271" style:family="paragraph" style:parent-style-name="Standard">
      <style:paragraph-properties fo:text-align="justify" style:justify-single-word="false"/>
      <style:text-properties officeooo:paragraph-rsid="01fd53e7"/>
    </style:style>
    <style:style style:name="P272" style:family="paragraph" style:parent-style-name="Standard">
      <style:paragraph-properties fo:text-align="justify" style:justify-single-word="false"/>
      <style:text-properties officeooo:paragraph-rsid="01fe7220"/>
    </style:style>
    <style:style style:name="P273" style:family="paragraph" style:parent-style-name="Standard">
      <style:paragraph-properties fo:text-align="justify" style:justify-single-word="false"/>
      <style:text-properties officeooo:paragraph-rsid="02017ca4"/>
    </style:style>
    <style:style style:name="P274" style:family="paragraph" style:parent-style-name="Standard">
      <style:paragraph-properties fo:text-align="justify" style:justify-single-word="false"/>
      <style:text-properties officeooo:paragraph-rsid="0201c9cc"/>
    </style:style>
    <style:style style:name="P275" style:family="paragraph" style:parent-style-name="Standard">
      <style:paragraph-properties fo:text-align="justify" style:justify-single-word="false"/>
      <style:text-properties officeooo:paragraph-rsid="0203a144"/>
    </style:style>
    <style:style style:name="P276" style:family="paragraph" style:parent-style-name="Standard">
      <style:paragraph-properties fo:text-align="justify" style:justify-single-word="false"/>
      <style:text-properties officeooo:paragraph-rsid="020704d7"/>
    </style:style>
    <style:style style:name="P277" style:family="paragraph" style:parent-style-name="Standard">
      <style:paragraph-properties fo:text-align="justify" style:justify-single-word="false"/>
      <style:text-properties officeooo:paragraph-rsid="0209cbb3"/>
    </style:style>
    <style:style style:name="P278" style:family="paragraph" style:parent-style-name="Standard">
      <style:paragraph-properties fo:text-align="justify" style:justify-single-word="false"/>
      <style:text-properties officeooo:paragraph-rsid="020a5528"/>
    </style:style>
    <style:style style:name="P279" style:family="paragraph" style:parent-style-name="Standard">
      <style:paragraph-properties fo:text-align="justify" style:justify-single-word="false"/>
      <style:text-properties officeooo:paragraph-rsid="020aacd5"/>
    </style:style>
    <style:style style:name="P280" style:family="paragraph" style:parent-style-name="Standard">
      <style:paragraph-properties fo:text-align="justify" style:justify-single-word="false"/>
      <style:text-properties officeooo:paragraph-rsid="020d04fe"/>
    </style:style>
    <style:style style:name="P281" style:family="paragraph" style:parent-style-name="Standard">
      <style:paragraph-properties fo:text-align="justify" style:justify-single-word="false"/>
      <style:text-properties officeooo:paragraph-rsid="020eb4f4"/>
    </style:style>
    <style:style style:name="P282" style:family="paragraph" style:parent-style-name="Standard">
      <style:paragraph-properties fo:text-align="justify" style:justify-single-word="false"/>
      <style:text-properties officeooo:paragraph-rsid="020fb5e7"/>
    </style:style>
    <style:style style:name="P283" style:family="paragraph" style:parent-style-name="Standard">
      <style:paragraph-properties fo:text-align="justify" style:justify-single-word="false"/>
      <style:text-properties officeooo:paragraph-rsid="0210c2a5"/>
    </style:style>
    <style:style style:name="P284" style:family="paragraph" style:parent-style-name="Standard">
      <style:paragraph-properties fo:text-align="justify" style:justify-single-word="false"/>
      <style:text-properties officeooo:paragraph-rsid="0210ddce"/>
    </style:style>
    <style:style style:name="P285" style:family="paragraph" style:parent-style-name="Standard">
      <style:paragraph-properties fo:text-align="justify" style:justify-single-word="false"/>
      <style:text-properties officeooo:paragraph-rsid="02122904"/>
    </style:style>
    <style:style style:name="P286" style:family="paragraph" style:parent-style-name="Standard">
      <style:paragraph-properties fo:text-align="justify" style:justify-single-word="false"/>
      <style:text-properties officeooo:paragraph-rsid="0213f5c5"/>
    </style:style>
    <style:style style:name="P287" style:family="paragraph" style:parent-style-name="Standard">
      <style:paragraph-properties fo:text-align="justify" style:justify-single-word="false"/>
      <style:text-properties officeooo:paragraph-rsid="0214ff52"/>
    </style:style>
    <style:style style:name="P288" style:family="paragraph" style:parent-style-name="Standard">
      <style:paragraph-properties fo:text-align="justify" style:justify-single-word="false"/>
      <style:text-properties officeooo:paragraph-rsid="02168bb3"/>
    </style:style>
    <style:style style:name="P289" style:family="paragraph" style:parent-style-name="Standard">
      <style:paragraph-properties fo:text-align="justify" style:justify-single-word="false"/>
      <style:text-properties officeooo:paragraph-rsid="0216f08b"/>
    </style:style>
    <style:style style:name="P290" style:family="paragraph" style:parent-style-name="Standard">
      <style:paragraph-properties fo:text-align="justify" style:justify-single-word="false"/>
      <style:text-properties officeooo:paragraph-rsid="02181c67"/>
    </style:style>
    <style:style style:name="P291" style:family="paragraph" style:parent-style-name="Standard">
      <style:paragraph-properties fo:text-align="justify" style:justify-single-word="false"/>
      <style:text-properties officeooo:paragraph-rsid="021a0c13"/>
    </style:style>
    <style:style style:name="P292" style:family="paragraph" style:parent-style-name="Standard">
      <style:paragraph-properties fo:text-align="justify" style:justify-single-word="false"/>
      <style:text-properties officeooo:paragraph-rsid="021b4210"/>
    </style:style>
    <style:style style:name="P293" style:family="paragraph" style:parent-style-name="Standard">
      <style:paragraph-properties fo:text-align="justify" style:justify-single-word="false"/>
      <style:text-properties officeooo:paragraph-rsid="021b9694"/>
    </style:style>
    <style:style style:name="P294" style:family="paragraph" style:parent-style-name="Standard">
      <style:paragraph-properties fo:text-align="justify" style:justify-single-word="false"/>
      <style:text-properties officeooo:paragraph-rsid="021d73cc"/>
    </style:style>
    <style:style style:name="P295" style:family="paragraph" style:parent-style-name="Standard">
      <style:paragraph-properties fo:text-align="justify" style:justify-single-word="false"/>
      <style:text-properties officeooo:paragraph-rsid="02208e1c"/>
    </style:style>
    <style:style style:name="P296" style:family="paragraph" style:parent-style-name="Standard">
      <style:paragraph-properties fo:text-align="justify" style:justify-single-word="false"/>
      <style:text-properties officeooo:paragraph-rsid="02215939"/>
    </style:style>
    <style:style style:name="P297" style:family="paragraph" style:parent-style-name="Standard">
      <style:paragraph-properties fo:text-align="justify" style:justify-single-word="false"/>
      <style:text-properties officeooo:paragraph-rsid="022259c7"/>
    </style:style>
    <style:style style:name="P298" style:family="paragraph" style:parent-style-name="Standard">
      <style:paragraph-properties fo:text-align="justify" style:justify-single-word="false"/>
      <style:text-properties officeooo:paragraph-rsid="02237f16"/>
    </style:style>
    <style:style style:name="P299" style:family="paragraph" style:parent-style-name="Standard">
      <style:paragraph-properties fo:text-align="justify" style:justify-single-word="false"/>
      <style:text-properties officeooo:paragraph-rsid="0225d3a3"/>
    </style:style>
    <style:style style:name="P300" style:family="paragraph" style:parent-style-name="Standard">
      <style:paragraph-properties fo:text-align="justify" style:justify-single-word="false"/>
      <style:text-properties officeooo:paragraph-rsid="02271c0f"/>
    </style:style>
    <style:style style:name="P301" style:family="paragraph" style:parent-style-name="Standard">
      <style:paragraph-properties fo:text-align="justify" style:justify-single-word="false"/>
      <style:text-properties officeooo:paragraph-rsid="022a23cd"/>
    </style:style>
    <style:style style:name="P302" style:family="paragraph" style:parent-style-name="Standard">
      <style:paragraph-properties fo:text-align="justify" style:justify-single-word="false"/>
      <style:text-properties officeooo:paragraph-rsid="022ad517"/>
    </style:style>
    <style:style style:name="P303" style:family="paragraph" style:parent-style-name="Standard">
      <style:paragraph-properties fo:text-align="justify" style:justify-single-word="false"/>
      <style:text-properties officeooo:paragraph-rsid="022c868d"/>
    </style:style>
    <style:style style:name="P304" style:family="paragraph" style:parent-style-name="Standard">
      <style:paragraph-properties fo:text-align="justify" style:justify-single-word="false"/>
      <style:text-properties officeooo:paragraph-rsid="022cd58d"/>
    </style:style>
    <style:style style:name="P305" style:family="paragraph" style:parent-style-name="Standard">
      <style:paragraph-properties fo:text-align="justify" style:justify-single-word="false"/>
      <style:text-properties officeooo:paragraph-rsid="02300431"/>
    </style:style>
    <style:style style:name="P306" style:family="paragraph" style:parent-style-name="Standard">
      <style:paragraph-properties fo:text-align="justify" style:justify-single-word="false"/>
      <style:text-properties officeooo:paragraph-rsid="02303ef1"/>
    </style:style>
    <style:style style:name="P307" style:family="paragraph" style:parent-style-name="Standard">
      <style:paragraph-properties fo:text-align="justify" style:justify-single-word="false"/>
      <style:text-properties officeooo:paragraph-rsid="023147d2"/>
    </style:style>
    <style:style style:name="P308" style:family="paragraph" style:parent-style-name="Standard">
      <style:paragraph-properties fo:text-align="justify" style:justify-single-word="false"/>
      <style:text-properties officeooo:paragraph-rsid="0231f159"/>
    </style:style>
    <style:style style:name="P309" style:family="paragraph" style:parent-style-name="Standard">
      <style:paragraph-properties fo:text-align="justify" style:justify-single-word="false"/>
      <style:text-properties officeooo:paragraph-rsid="0232aa73"/>
    </style:style>
    <style:style style:name="P310" style:family="paragraph" style:parent-style-name="Standard">
      <style:paragraph-properties fo:text-align="justify" style:justify-single-word="false"/>
      <style:text-properties officeooo:paragraph-rsid="02340560"/>
    </style:style>
    <style:style style:name="P311" style:family="paragraph" style:parent-style-name="Standard">
      <style:paragraph-properties fo:text-align="justify" style:justify-single-word="false"/>
      <style:text-properties officeooo:paragraph-rsid="02374287"/>
    </style:style>
    <style:style style:name="P312" style:family="paragraph" style:parent-style-name="Standard">
      <style:paragraph-properties fo:text-align="justify" style:justify-single-word="false"/>
      <style:text-properties officeooo:paragraph-rsid="023b3b7d"/>
    </style:style>
    <style:style style:name="P313" style:family="paragraph" style:parent-style-name="Standard">
      <style:paragraph-properties fo:text-align="justify" style:justify-single-word="false"/>
      <style:text-properties officeooo:paragraph-rsid="023e3ead"/>
    </style:style>
    <style:style style:name="P314" style:family="paragraph" style:parent-style-name="Standard">
      <style:paragraph-properties fo:text-align="justify" style:justify-single-word="false"/>
      <style:text-properties officeooo:paragraph-rsid="023ec9e9"/>
    </style:style>
    <style:style style:name="P315" style:family="paragraph" style:parent-style-name="Standard">
      <style:paragraph-properties fo:text-align="justify" style:justify-single-word="false"/>
      <style:text-properties officeooo:paragraph-rsid="023f33cb"/>
    </style:style>
    <style:style style:name="P316" style:family="paragraph" style:parent-style-name="Standard">
      <style:paragraph-properties fo:text-align="justify" style:justify-single-word="false"/>
      <style:text-properties officeooo:paragraph-rsid="02407675"/>
    </style:style>
    <style:style style:name="P317" style:family="paragraph" style:parent-style-name="Standard">
      <style:paragraph-properties fo:text-align="justify" style:justify-single-word="false"/>
      <style:text-properties officeooo:paragraph-rsid="0240db2b"/>
    </style:style>
    <style:style style:name="P318" style:family="paragraph" style:parent-style-name="Standard">
      <style:paragraph-properties fo:text-align="justify" style:justify-single-word="false"/>
      <style:text-properties officeooo:paragraph-rsid="0241c67e"/>
    </style:style>
    <style:style style:name="P319" style:family="paragraph" style:parent-style-name="Standard">
      <style:paragraph-properties fo:text-align="justify" style:justify-single-word="false"/>
      <style:text-properties officeooo:paragraph-rsid="0241d17c"/>
    </style:style>
    <style:style style:name="P320" style:family="paragraph" style:parent-style-name="Standard">
      <style:paragraph-properties fo:text-align="justify" style:justify-single-word="false"/>
      <style:text-properties officeooo:paragraph-rsid="02442c87"/>
    </style:style>
    <style:style style:name="P321" style:family="paragraph" style:parent-style-name="Standard">
      <style:paragraph-properties fo:text-align="justify" style:justify-single-word="false"/>
      <style:text-properties officeooo:paragraph-rsid="0248be27"/>
    </style:style>
    <style:style style:name="P322" style:family="paragraph" style:parent-style-name="Standard">
      <style:paragraph-properties fo:text-align="justify" style:justify-single-word="false"/>
      <style:text-properties officeooo:paragraph-rsid="0248c21d"/>
    </style:style>
    <style:style style:name="P323" style:family="paragraph" style:parent-style-name="Standard">
      <style:paragraph-properties fo:text-align="justify" style:justify-single-word="false"/>
      <style:text-properties officeooo:paragraph-rsid="024a03d7"/>
    </style:style>
    <style:style style:name="P324" style:family="paragraph" style:parent-style-name="Standard">
      <style:paragraph-properties fo:text-align="justify" style:justify-single-word="false"/>
      <style:text-properties officeooo:paragraph-rsid="024a3413"/>
    </style:style>
    <style:style style:name="P325" style:family="paragraph" style:parent-style-name="Standard">
      <style:paragraph-properties fo:text-align="justify" style:justify-single-word="false"/>
      <style:text-properties officeooo:paragraph-rsid="024a704d"/>
    </style:style>
    <style:style style:name="P326" style:family="paragraph" style:parent-style-name="Standard">
      <style:paragraph-properties fo:text-align="justify" style:justify-single-word="false"/>
      <style:text-properties officeooo:paragraph-rsid="024bda23"/>
    </style:style>
    <style:style style:name="P327" style:family="paragraph" style:parent-style-name="Standard">
      <style:paragraph-properties fo:text-align="justify" style:justify-single-word="false"/>
      <style:text-properties officeooo:paragraph-rsid="024d2341"/>
    </style:style>
    <style:style style:name="P328" style:family="paragraph" style:parent-style-name="Standard">
      <style:paragraph-properties fo:text-align="justify" style:justify-single-word="false"/>
      <style:text-properties officeooo:paragraph-rsid="024db19f"/>
    </style:style>
    <style:style style:name="P329" style:family="paragraph" style:parent-style-name="Standard">
      <style:paragraph-properties fo:text-align="justify" style:justify-single-word="false"/>
      <style:text-properties officeooo:paragraph-rsid="024e28b7"/>
    </style:style>
    <style:style style:name="P330" style:family="paragraph" style:parent-style-name="Standard">
      <style:paragraph-properties fo:text-align="justify" style:justify-single-word="false"/>
      <style:text-properties officeooo:paragraph-rsid="024f52d7"/>
    </style:style>
    <style:style style:name="P331" style:family="paragraph" style:parent-style-name="Standard">
      <style:paragraph-properties fo:text-align="justify" style:justify-single-word="false"/>
      <style:text-properties officeooo:paragraph-rsid="0250e2d7"/>
    </style:style>
    <style:style style:name="P332" style:family="paragraph" style:parent-style-name="Standard">
      <style:paragraph-properties fo:text-align="justify" style:justify-single-word="false"/>
      <style:text-properties officeooo:paragraph-rsid="0251ec9c"/>
    </style:style>
    <style:style style:name="P333" style:family="paragraph" style:parent-style-name="Standard">
      <style:paragraph-properties fo:text-align="justify" style:justify-single-word="false"/>
      <style:text-properties officeooo:paragraph-rsid="02530275"/>
    </style:style>
    <style:style style:name="P334" style:family="paragraph" style:parent-style-name="Standard">
      <style:paragraph-properties fo:text-align="justify" style:justify-single-word="false"/>
      <style:text-properties style:use-window-font-color="true" style:font-name="Arial1" fo:font-size="12pt" fo:language="fr" fo:country="FR" officeooo:rsid="0001b83e" officeooo:paragraph-rsid="00759fdc" style:font-size-asian="12pt" style:font-size-complex="12pt"/>
    </style:style>
    <style:style style:name="P335" style:family="paragraph" style:parent-style-name="Standard">
      <style:paragraph-properties fo:text-align="justify" style:justify-single-word="false"/>
      <style:text-properties style:use-window-font-color="true" style:font-name="Arial1" fo:font-size="12pt" fo:language="fr" fo:country="FR" officeooo:rsid="00627721" officeooo:paragraph-rsid="00759fdc" style:font-size-asian="12pt" style:font-size-complex="12pt"/>
    </style:style>
    <style:style style:name="P336" style:family="paragraph" style:parent-style-name="Standard">
      <style:paragraph-properties fo:text-align="justify" style:justify-single-word="false"/>
      <style:text-properties style:use-window-font-color="true" style:font-name="Arial1" fo:font-size="12pt" fo:language="fr" fo:country="FR" officeooo:rsid="00627721" officeooo:paragraph-rsid="019dde55" style:font-size-asian="12pt" style:font-size-complex="12pt"/>
    </style:style>
    <style:style style:name="P337" style:family="paragraph" style:parent-style-name="Standard">
      <style:paragraph-properties fo:text-align="justify" style:justify-single-word="false"/>
      <style:text-properties style:use-window-font-color="true" style:font-name="Arial1" fo:font-size="12pt" fo:language="fr" fo:country="FR" officeooo:rsid="0066e0d1" officeooo:paragraph-rsid="00759fdc" style:font-size-asian="12pt" style:font-size-complex="12pt"/>
    </style:style>
    <style:style style:name="P338" style:family="paragraph" style:parent-style-name="Standard">
      <style:paragraph-properties fo:text-align="justify" style:justify-single-word="false"/>
      <style:text-properties style:use-window-font-color="true" style:font-name="Arial1" fo:font-size="12pt" fo:language="fr" fo:country="FR" officeooo:rsid="006b0ada" officeooo:paragraph-rsid="00759fdc" style:font-size-asian="12pt" style:font-size-complex="12pt"/>
    </style:style>
    <style:style style:name="P339" style:family="paragraph" style:parent-style-name="Standard">
      <style:paragraph-properties fo:text-align="justify" style:justify-single-word="false"/>
      <style:text-properties style:use-window-font-color="true" style:font-name="Arial1" fo:font-size="12pt" fo:language="fr" fo:country="FR" officeooo:rsid="018cb9b4" officeooo:paragraph-rsid="018cb9b4" style:font-size-asian="12pt" style:font-size-complex="12pt"/>
    </style:style>
    <style:style style:name="P340" style:family="paragraph" style:parent-style-name="Standard">
      <style:paragraph-properties fo:text-align="justify" style:justify-single-word="false"/>
      <style:text-properties style:use-window-font-color="true" style:font-name="Arial1" fo:font-size="12pt" fo:language="fr" fo:country="FR" officeooo:rsid="018cb9b4" officeooo:paragraph-rsid="01948671" style:font-size-asian="12pt" style:font-size-complex="12pt"/>
    </style:style>
    <style:style style:name="P341" style:family="paragraph" style:parent-style-name="Standard">
      <style:paragraph-properties fo:text-align="justify" style:justify-single-word="false"/>
      <style:text-properties style:use-window-font-color="true" style:font-name="Arial1" fo:font-size="12pt" fo:language="fr" fo:country="FR" officeooo:rsid="018b6122" officeooo:paragraph-rsid="018cb9b4" style:font-size-asian="12pt" style:font-size-complex="12pt"/>
    </style:style>
    <style:style style:name="P342" style:family="paragraph" style:parent-style-name="Standard">
      <style:paragraph-properties fo:text-align="justify" style:justify-single-word="false"/>
      <style:text-properties style:use-window-font-color="true" style:font-name="Arial1" fo:font-size="12pt" fo:language="fr" fo:country="FR" officeooo:rsid="018dc63d" officeooo:paragraph-rsid="018dc63d" style:font-size-asian="12pt" style:font-size-complex="12pt"/>
    </style:style>
    <style:style style:name="P343" style:family="paragraph" style:parent-style-name="Standard">
      <style:paragraph-properties fo:text-align="justify" style:justify-single-word="false"/>
      <style:text-properties style:use-window-font-color="true" style:font-name="Arial1" fo:font-size="12pt" fo:language="fr" fo:country="FR" officeooo:rsid="019159fb" officeooo:paragraph-rsid="018eacbe" style:font-size-asian="12pt" style:font-size-complex="12pt"/>
    </style:style>
    <style:style style:name="P344" style:family="paragraph" style:parent-style-name="Standard">
      <style:paragraph-properties fo:text-align="justify" style:justify-single-word="false"/>
      <style:text-properties style:use-window-font-color="true" style:font-name="Arial1" fo:font-size="12pt" fo:language="fr" fo:country="FR" officeooo:rsid="01919093" officeooo:paragraph-rsid="01919093" style:font-size-asian="12pt" style:font-size-complex="12pt"/>
    </style:style>
    <style:style style:name="P345" style:family="paragraph" style:parent-style-name="Standard">
      <style:paragraph-properties fo:text-align="justify" style:justify-single-word="false"/>
      <style:text-properties style:use-window-font-color="true" style:font-name="Arial1" fo:font-size="12pt" fo:language="fr" fo:country="FR" officeooo:rsid="01952089" officeooo:paragraph-rsid="01952089" style:font-size-asian="12pt" style:font-size-complex="12pt"/>
    </style:style>
    <style:style style:name="P346" style:family="paragraph" style:parent-style-name="Standard">
      <style:paragraph-properties fo:text-align="justify" style:justify-single-word="false"/>
      <style:text-properties style:use-window-font-color="true" style:font-name="Arial1" fo:font-size="12pt" fo:language="fr" fo:country="FR" officeooo:rsid="01954319" officeooo:paragraph-rsid="01954319" style:font-size-asian="12pt" style:font-size-complex="12pt"/>
    </style:style>
    <style:style style:name="P347" style:family="paragraph" style:parent-style-name="Standard">
      <style:paragraph-properties fo:text-align="justify" style:justify-single-word="false"/>
      <style:text-properties style:use-window-font-color="true" style:font-name="Arial1" fo:font-size="12pt" fo:language="fr" fo:country="FR" officeooo:rsid="01969f8f" officeooo:paragraph-rsid="01969f8f" style:font-size-asian="12pt" style:font-size-complex="12pt"/>
    </style:style>
    <style:style style:name="P348" style:family="paragraph" style:parent-style-name="Standard">
      <style:paragraph-properties fo:text-align="justify" style:justify-single-word="false"/>
      <style:text-properties style:use-window-font-color="true" style:font-name="Arial1" fo:font-size="12pt" fo:language="fr" fo:country="FR" officeooo:rsid="0197206e" officeooo:paragraph-rsid="0197206e" style:font-size-asian="12pt" style:font-size-complex="12pt"/>
    </style:style>
    <style:style style:name="P349" style:family="paragraph" style:parent-style-name="Standard">
      <style:paragraph-properties fo:text-align="justify" style:justify-single-word="false"/>
      <style:text-properties style:use-window-font-color="true" style:font-name="Arial1" fo:font-size="12pt" fo:language="fr" fo:country="FR" officeooo:rsid="00f13f46" officeooo:paragraph-rsid="0199eab8" style:font-size-asian="12pt" style:font-size-complex="12pt"/>
    </style:style>
    <style:style style:name="P350" style:family="paragraph" style:parent-style-name="Standard">
      <style:paragraph-properties fo:text-align="justify" style:justify-single-word="false"/>
      <style:text-properties style:use-window-font-color="true" style:font-name="Arial1" fo:font-size="12pt" fo:language="fr" fo:country="FR" officeooo:rsid="019dde55" officeooo:paragraph-rsid="019dde55" style:font-size-asian="12pt" style:font-size-complex="12pt"/>
    </style:style>
    <style:style style:name="P351" style:family="paragraph" style:parent-style-name="Standard">
      <style:paragraph-properties fo:text-align="justify" style:justify-single-word="false"/>
      <style:text-properties style:use-window-font-color="true" style:font-name="Arial1" fo:font-size="12pt" fo:language="fr" fo:country="FR" officeooo:rsid="01a04c24" officeooo:paragraph-rsid="01a04c24" style:font-size-asian="12pt" style:font-size-complex="12pt"/>
    </style:style>
    <style:style style:name="P352" style:family="paragraph" style:parent-style-name="Standard">
      <style:paragraph-properties fo:text-align="justify" style:justify-single-word="false"/>
      <style:text-properties style:use-window-font-color="true" style:font-name="Arial1" fo:font-size="12pt" fo:language="fr" fo:country="FR" officeooo:rsid="01a04c24" officeooo:paragraph-rsid="01b0d270" style:font-size-asian="12pt" style:font-size-complex="12pt"/>
    </style:style>
    <style:style style:name="P353" style:family="paragraph" style:parent-style-name="Standard">
      <style:paragraph-properties fo:text-align="justify" style:justify-single-word="false"/>
      <style:text-properties style:use-window-font-color="true" style:font-name="Arial1" fo:font-size="12pt" fo:language="fr" fo:country="FR" officeooo:rsid="0063cd6a" officeooo:paragraph-rsid="00759fdc" style:font-size-asian="12pt" style:font-size-complex="12pt"/>
    </style:style>
    <style:style style:name="P354" style:family="paragraph" style:parent-style-name="Standard">
      <style:paragraph-properties fo:text-align="justify" style:justify-single-word="false"/>
      <style:text-properties style:use-window-font-color="true" style:font-name="Arial1" fo:font-size="12pt" fo:language="fr" fo:country="FR" officeooo:rsid="01ac6e87" officeooo:paragraph-rsid="01ac6e87" style:font-size-asian="12pt" style:font-size-complex="12pt"/>
    </style:style>
    <style:style style:name="P355" style:family="paragraph" style:parent-style-name="Standard">
      <style:paragraph-properties fo:text-align="justify" style:justify-single-word="false"/>
      <style:text-properties style:use-window-font-color="true" style:font-name="Arial1" fo:font-size="12pt" fo:language="fr" fo:country="FR" officeooo:rsid="01adb2f5" officeooo:paragraph-rsid="01adb2f5" style:font-size-asian="12pt" style:font-size-complex="12pt"/>
    </style:style>
    <style:style style:name="P356" style:family="paragraph" style:parent-style-name="Standard">
      <style:paragraph-properties fo:text-align="justify" style:justify-single-word="false"/>
      <style:text-properties style:use-window-font-color="true" style:font-name="Arial1" fo:font-size="12pt" fo:language="fr" fo:country="FR" officeooo:rsid="01ae51f2" officeooo:paragraph-rsid="01ae51f2" style:font-size-asian="12pt" style:font-size-complex="12pt"/>
    </style:style>
    <style:style style:name="P357" style:family="paragraph" style:parent-style-name="Standard">
      <style:paragraph-properties fo:text-align="justify" style:justify-single-word="false"/>
      <style:text-properties style:use-window-font-color="true" style:font-name="Arial1" fo:font-size="12pt" fo:language="fr" fo:country="FR" officeooo:rsid="01af3f31" officeooo:paragraph-rsid="01af3f31" style:font-size-asian="12pt" style:font-size-complex="12pt"/>
    </style:style>
    <style:style style:name="P358" style:family="paragraph" style:parent-style-name="Standard">
      <style:paragraph-properties fo:text-align="justify" style:justify-single-word="false"/>
      <style:text-properties style:use-window-font-color="true" style:font-name="Arial1" fo:font-size="12pt" fo:language="fr" fo:country="FR" officeooo:rsid="00651c8e" officeooo:paragraph-rsid="00759fdc" style:font-size-asian="12pt" style:font-size-complex="12pt"/>
    </style:style>
    <style:style style:name="P359" style:family="paragraph" style:parent-style-name="Standard">
      <style:paragraph-properties fo:text-align="justify" style:justify-single-word="false"/>
      <style:text-properties style:use-window-font-color="true" style:font-name="Arial1" fo:font-size="12pt" fo:language="fr" fo:country="FR" officeooo:rsid="01b1922f" officeooo:paragraph-rsid="01b1922f" style:font-size-asian="12pt" style:font-size-complex="12pt"/>
    </style:style>
    <style:style style:name="P360" style:family="paragraph" style:parent-style-name="Standard">
      <style:paragraph-properties fo:text-align="justify" style:justify-single-word="false"/>
      <style:text-properties style:use-window-font-color="true" style:font-name="Arial1" fo:font-size="12pt" fo:language="fr" fo:country="FR" officeooo:rsid="01b26811" officeooo:paragraph-rsid="01b26811" style:font-size-asian="12pt" style:font-size-complex="12pt"/>
    </style:style>
    <style:style style:name="P361" style:family="paragraph" style:parent-style-name="Standard">
      <style:paragraph-properties fo:text-align="justify" style:justify-single-word="false"/>
      <style:text-properties style:use-window-font-color="true" style:font-name="Arial1" fo:font-size="12pt" fo:language="fr" fo:country="FR" officeooo:rsid="01b2708f" officeooo:paragraph-rsid="01b26811" style:font-size-asian="12pt" style:font-size-complex="12pt"/>
    </style:style>
    <style:style style:name="P362" style:family="paragraph" style:parent-style-name="Standard">
      <style:paragraph-properties fo:text-align="justify" style:justify-single-word="false"/>
      <style:text-properties style:use-window-font-color="true" style:font-name="Arial1" fo:font-size="12pt" fo:language="fr" fo:country="FR" officeooo:rsid="01b2708f" officeooo:paragraph-rsid="01b2708f" style:font-size-asian="12pt" style:font-size-complex="12pt"/>
    </style:style>
    <style:style style:name="P363" style:family="paragraph" style:parent-style-name="Standard">
      <style:paragraph-properties fo:text-align="justify" style:justify-single-word="false"/>
      <style:text-properties style:use-window-font-color="true" style:font-name="Arial1" fo:font-size="12pt" fo:language="fr" fo:country="FR" officeooo:rsid="01b429bd" officeooo:paragraph-rsid="01b429bd" style:font-size-asian="12pt" style:font-size-complex="12pt"/>
    </style:style>
    <style:style style:name="P364" style:family="paragraph" style:parent-style-name="Standard">
      <style:paragraph-properties fo:text-align="justify" style:justify-single-word="false"/>
      <style:text-properties style:use-window-font-color="true" style:font-name="Arial1" fo:font-size="12pt" fo:language="fr" fo:country="FR" officeooo:rsid="01b4acbb" officeooo:paragraph-rsid="01b4acbb" style:font-size-asian="12pt" style:font-size-complex="12pt"/>
    </style:style>
    <style:style style:name="P365" style:family="paragraph" style:parent-style-name="Standard">
      <style:paragraph-properties fo:text-align="justify" style:justify-single-word="false"/>
      <style:text-properties style:use-window-font-color="true" style:font-name="Arial1" fo:font-size="12pt" fo:language="fr" fo:country="FR" officeooo:rsid="01b9ab3a" officeooo:paragraph-rsid="01b9ab3a" style:font-size-asian="12pt" style:font-size-complex="12pt"/>
    </style:style>
    <style:style style:name="P366" style:family="paragraph" style:parent-style-name="Standard">
      <style:paragraph-properties fo:text-align="justify" style:justify-single-word="false"/>
      <style:text-properties style:use-window-font-color="true" style:font-name="Arial1" fo:font-size="12pt" fo:language="fr" fo:country="FR" officeooo:rsid="01ba908b" officeooo:paragraph-rsid="01bf2582" style:font-size-asian="12pt" style:font-size-complex="12pt"/>
    </style:style>
    <style:style style:name="P367" style:family="paragraph" style:parent-style-name="Standard">
      <style:paragraph-properties fo:text-align="justify" style:justify-single-word="false"/>
      <style:text-properties style:use-window-font-color="true" style:font-name="Arial1" fo:font-size="12pt" fo:language="fr" fo:country="FR" officeooo:rsid="01bac5fc" officeooo:paragraph-rsid="01bf2582" style:font-size-asian="12pt" style:font-size-complex="12pt"/>
    </style:style>
    <style:style style:name="P368" style:family="paragraph" style:parent-style-name="Standard">
      <style:paragraph-properties fo:text-align="justify" style:justify-single-word="false"/>
      <style:text-properties style:use-window-font-color="true" style:font-name="Arial1" fo:font-size="12pt" fo:language="fr" fo:country="FR" officeooo:rsid="01bc9ef3" officeooo:paragraph-rsid="01bf2582" style:font-size-asian="12pt" style:font-size-complex="12pt"/>
    </style:style>
    <style:style style:name="P369" style:family="paragraph" style:parent-style-name="Standard">
      <style:paragraph-properties fo:text-align="justify" style:justify-single-word="false"/>
      <style:text-properties officeooo:rsid="0105547d" officeooo:paragraph-rsid="0105547d"/>
    </style:style>
    <style:style style:name="P370" style:family="paragraph" style:parent-style-name="Standard">
      <style:paragraph-properties fo:text-align="justify" style:justify-single-word="false"/>
      <style:text-properties officeooo:rsid="0105547d" officeooo:paragraph-rsid="0106c130"/>
    </style:style>
    <style:style style:name="P371" style:family="paragraph" style:parent-style-name="Standard">
      <style:paragraph-properties fo:text-align="justify" style:justify-single-word="false"/>
      <style:text-properties officeooo:rsid="0105547d" officeooo:paragraph-rsid="01071ea4"/>
    </style:style>
    <style:style style:name="P372" style:family="paragraph" style:parent-style-name="Standard">
      <style:paragraph-properties fo:text-align="justify" style:justify-single-word="false"/>
      <style:text-properties officeooo:rsid="010bf2ff" officeooo:paragraph-rsid="010bf2ff"/>
    </style:style>
    <style:style style:name="P373" style:family="paragraph" style:parent-style-name="Standard">
      <style:paragraph-properties fo:text-align="justify" style:justify-single-word="false"/>
      <style:text-properties officeooo:rsid="010bf2ff" officeooo:paragraph-rsid="010c2a3c"/>
    </style:style>
    <style:style style:name="P374" style:family="paragraph" style:parent-style-name="Standard">
      <style:paragraph-properties fo:text-align="justify" style:justify-single-word="false"/>
      <style:text-properties officeooo:rsid="010bf2ff" officeooo:paragraph-rsid="010d427a"/>
    </style:style>
    <style:style style:name="P375" style:family="paragraph" style:parent-style-name="Standard">
      <style:paragraph-properties fo:text-align="justify" style:justify-single-word="false"/>
      <style:text-properties fo:font-weight="bold" officeooo:rsid="010e004f" officeooo:paragraph-rsid="010e004f" style:font-weight-asian="bold" style:font-weight-complex="bold"/>
    </style:style>
    <style:style style:name="P376" style:family="paragraph" style:parent-style-name="Standard">
      <style:paragraph-properties fo:text-align="justify" style:justify-single-word="false"/>
      <style:text-properties officeooo:rsid="012a5171" officeooo:paragraph-rsid="013bb465"/>
    </style:style>
    <style:style style:name="P377"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22830" officeooo:paragraph-rsid="01322830" style:font-size-asian="12pt" style:font-size-complex="12pt"/>
    </style:style>
    <style:style style:name="P378"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22830" officeooo:paragraph-rsid="0132e126" style:font-size-asian="12pt" style:font-size-complex="12pt"/>
    </style:style>
    <style:style style:name="P379"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2e126" officeooo:paragraph-rsid="0132e126" style:font-size-asian="12pt" style:font-size-complex="12pt"/>
    </style:style>
    <style:style style:name="P380"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34f08" officeooo:paragraph-rsid="01334f08" style:font-size-asian="12pt" style:font-size-complex="12pt"/>
    </style:style>
    <style:style style:name="P381"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628c9" officeooo:paragraph-rsid="01334f08" style:font-size-asian="12pt" style:font-size-complex="12pt"/>
    </style:style>
    <style:style style:name="P382"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628c9" officeooo:paragraph-rsid="013628c9" style:font-size-asian="12pt" style:font-size-complex="12pt"/>
    </style:style>
    <style:style style:name="P383"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7e845" officeooo:paragraph-rsid="013644fe" style:font-size-asian="12pt" style:font-size-complex="12pt"/>
    </style:style>
    <style:style style:name="P384"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7e845" officeooo:paragraph-rsid="0137e845" style:font-size-asian="12pt" style:font-size-complex="12pt"/>
    </style:style>
    <style:style style:name="P385"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92686" officeooo:paragraph-rsid="01392686" style:font-size-asian="12pt" style:font-size-complex="12pt"/>
    </style:style>
    <style:style style:name="P386"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04c24" officeooo:paragraph-rsid="01a1e11e" style:font-size-asian="12pt" style:font-size-complex="12pt"/>
    </style:style>
    <style:style style:name="P387"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35ec5" officeooo:paragraph-rsid="01a35ec5" style:font-size-asian="12pt" style:font-size-complex="12pt"/>
    </style:style>
    <style:style style:name="P388"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35ec5" officeooo:paragraph-rsid="01b0d270" style:font-size-asian="12pt" style:font-size-complex="12pt"/>
    </style:style>
    <style:style style:name="P389"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4d262" officeooo:paragraph-rsid="01a35ec5" style:font-size-asian="12pt" style:font-size-complex="12pt"/>
    </style:style>
    <style:style style:name="P390"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6128b" officeooo:paragraph-rsid="01a4d262" style:font-size-asian="12pt" style:font-size-complex="12pt"/>
    </style:style>
    <style:style style:name="P391"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661f9" officeooo:paragraph-rsid="01a6128b" style:font-size-asian="12pt" style:font-size-complex="12pt"/>
    </style:style>
    <style:style style:name="P392"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661f9" officeooo:paragraph-rsid="01a661f9" style:font-size-asian="12pt" style:font-size-complex="12pt"/>
    </style:style>
    <style:style style:name="P393"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661f9" officeooo:paragraph-rsid="01af3f31" style:font-size-asian="12pt" style:font-size-complex="12pt"/>
    </style:style>
    <style:style style:name="P394"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661f9" officeooo:paragraph-rsid="01b0d270" style:font-size-asian="12pt" style:font-size-complex="12pt"/>
    </style:style>
    <style:style style:name="P395"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7de2c" officeooo:paragraph-rsid="01a7de2c" style:font-size-asian="12pt" style:font-size-complex="12pt"/>
    </style:style>
    <style:style style:name="P396"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7de2c" officeooo:paragraph-rsid="01af3f31" style:font-size-asian="12pt" style:font-size-complex="12pt"/>
    </style:style>
    <style:style style:name="P397"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7de2c" officeooo:paragraph-rsid="01b0d270" style:font-size-asian="12pt" style:font-size-complex="12pt"/>
    </style:style>
    <style:style style:name="P398"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9cac0" officeooo:paragraph-rsid="01a7de2c" style:font-size-asian="12pt" style:font-size-complex="12pt"/>
    </style:style>
    <style:style style:name="P399"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9cac0" officeooo:paragraph-rsid="01a9cac0" style:font-size-asian="12pt" style:font-size-complex="12pt"/>
    </style:style>
    <style:style style:name="P400"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9cac0" officeooo:paragraph-rsid="01b0d270" style:font-size-asian="12pt" style:font-size-complex="12pt"/>
    </style:style>
    <style:style style:name="P401"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a9c6c" officeooo:paragraph-rsid="01aa9c6c" style:font-size-asian="12pt" style:font-size-complex="12pt"/>
    </style:style>
    <style:style style:name="P402"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a9c6c" officeooo:paragraph-rsid="01af3f31" style:font-size-asian="12pt" style:font-size-complex="12pt"/>
    </style:style>
    <style:style style:name="P403"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a9c6c" officeooo:paragraph-rsid="01b0d270" style:font-size-asian="12pt" style:font-size-complex="12pt"/>
    </style:style>
    <style:style style:name="P404"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b9ac1" officeooo:paragraph-rsid="01ab0813" style:font-size-asian="12pt" style:font-size-complex="12pt"/>
    </style:style>
    <style:style style:name="P405"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b9ac1" officeooo:paragraph-rsid="01ab9ac1" style:font-size-asian="12pt" style:font-size-complex="12pt"/>
    </style:style>
    <style:style style:name="P406"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b9ac1" officeooo:paragraph-rsid="01af3f31" style:font-size-asian="12pt" style:font-size-complex="12pt"/>
    </style:style>
    <style:style style:name="P407"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b9ac1" officeooo:paragraph-rsid="01b0d270" style:font-size-asian="12pt" style:font-size-complex="12pt"/>
    </style:style>
    <style:style style:name="P408"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b9ac1" officeooo:paragraph-rsid="01b1922f" style:font-size-asian="12pt" style:font-size-complex="12pt"/>
    </style:style>
    <style:style style:name="P409"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bold" officeooo:rsid="01177ca4" officeooo:paragraph-rsid="0168f77c" style:font-size-asian="12pt" style:font-weight-asian="bold" style:font-size-complex="12pt" style:font-weight-complex="bold"/>
    </style:style>
    <style:style style:name="P410" style:family="paragraph" style:parent-style-name="Standard">
      <style:paragraph-properties fo:text-align="justify" style:justify-single-word="false"/>
      <style:text-properties style:font-name="Arial" fo:language="fr" fo:country="FR" officeooo:rsid="015bfef5" officeooo:paragraph-rsid="015bfef5"/>
    </style:style>
    <style:style style:name="P411" style:family="paragraph" style:parent-style-name="Standard">
      <style:paragraph-properties fo:text-align="justify" style:justify-single-word="false"/>
      <style:text-properties style:font-name="Arial" fo:language="fr" fo:country="FR" officeooo:rsid="015c024a" officeooo:paragraph-rsid="015c024a"/>
    </style:style>
    <style:style style:name="P412" style:family="paragraph" style:parent-style-name="Standard">
      <style:paragraph-properties fo:text-align="justify" style:justify-single-word="false"/>
      <style:text-properties style:font-name="Arial" fo:language="fr" fo:country="FR" officeooo:rsid="015c7ffb" officeooo:paragraph-rsid="015c7ffb"/>
    </style:style>
    <style:style style:name="P413" style:family="paragraph" style:parent-style-name="Standard">
      <style:paragraph-properties fo:text-align="justify" style:justify-single-word="false"/>
      <style:text-properties style:font-name="Arial" fo:language="fr" fo:country="FR" officeooo:rsid="015e3709" officeooo:paragraph-rsid="015e3709"/>
    </style:style>
    <style:style style:name="P414" style:family="paragraph" style:parent-style-name="Standard">
      <style:paragraph-properties fo:text-align="justify" style:justify-single-word="false"/>
      <style:text-properties style:font-name="Arial" fo:language="fr" fo:country="FR" officeooo:rsid="01608f49" officeooo:paragraph-rsid="015e3709"/>
    </style:style>
    <style:style style:name="P415" style:family="paragraph" style:parent-style-name="Standard">
      <style:paragraph-properties fo:text-align="justify" style:justify-single-word="false"/>
      <style:text-properties style:font-name="Arial" fo:language="fr" fo:country="FR" officeooo:rsid="01627beb" officeooo:paragraph-rsid="01627beb"/>
    </style:style>
    <style:style style:name="P416" style:family="paragraph" style:parent-style-name="Standard">
      <style:paragraph-properties fo:text-align="justify" style:justify-single-word="false"/>
      <style:text-properties style:font-name="Arial" fo:language="fr" fo:country="FR" officeooo:rsid="0162a397" officeooo:paragraph-rsid="0162a397"/>
    </style:style>
    <style:style style:name="P417" style:family="paragraph" style:parent-style-name="Standard">
      <style:paragraph-properties fo:text-align="justify" style:justify-single-word="false"/>
      <style:text-properties style:font-name="Arial" fo:language="fr" fo:country="FR" officeooo:rsid="0163eafa" officeooo:paragraph-rsid="0163eafa"/>
    </style:style>
    <style:style style:name="P418" style:family="paragraph" style:parent-style-name="Standard">
      <style:paragraph-properties fo:text-align="justify" style:justify-single-word="false"/>
      <style:text-properties style:font-name="Arial" fo:language="fr" fo:country="FR" officeooo:rsid="01651871" officeooo:paragraph-rsid="01651871"/>
    </style:style>
    <style:style style:name="P419" style:family="paragraph" style:parent-style-name="Standard">
      <style:paragraph-properties fo:text-align="justify" style:justify-single-word="false"/>
      <style:text-properties style:font-name="Arial" fo:language="fr" fo:country="FR" officeooo:rsid="016539c1" officeooo:paragraph-rsid="016539c1"/>
    </style:style>
    <style:style style:name="P420" style:family="paragraph" style:parent-style-name="Standard">
      <style:paragraph-properties fo:text-align="justify" style:justify-single-word="false"/>
      <style:text-properties style:font-name="Arial" fo:language="fr" fo:country="FR" officeooo:rsid="016683ec" officeooo:paragraph-rsid="016539c1"/>
    </style:style>
    <style:style style:name="P421" style:family="paragraph" style:parent-style-name="Standard">
      <style:paragraph-properties fo:text-align="justify" style:justify-single-word="false"/>
      <style:text-properties style:font-name="Arial" fo:language="fr" fo:country="FR" officeooo:rsid="016683ec" officeooo:paragraph-rsid="016683ec"/>
    </style:style>
    <style:style style:name="P422" style:family="paragraph" style:parent-style-name="Standard">
      <style:paragraph-properties fo:text-align="justify" style:justify-single-word="false"/>
      <style:text-properties style:font-name="Arial" fo:language="fr" fo:country="FR" officeooo:rsid="01684503" officeooo:paragraph-rsid="01684503"/>
    </style:style>
    <style:style style:name="P423" style:family="paragraph" style:parent-style-name="Standard">
      <style:paragraph-properties fo:text-align="justify" style:justify-single-word="false"/>
      <style:text-properties style:font-name="Arial" fo:language="fr" fo:country="FR" officeooo:rsid="0168e826" officeooo:paragraph-rsid="0168e826"/>
    </style:style>
    <style:style style:name="P424" style:family="paragraph" style:parent-style-name="Standard">
      <style:paragraph-properties fo:text-align="justify" style:justify-single-word="false"/>
      <style:text-properties officeooo:rsid="016c65f8" officeooo:paragraph-rsid="016c65f8"/>
    </style:style>
    <style:style style:name="P425" style:family="paragraph" style:parent-style-name="Standard">
      <style:paragraph-properties fo:text-align="justify" style:justify-single-word="false"/>
      <style:text-properties officeooo:rsid="016e608d" officeooo:paragraph-rsid="016e608d"/>
    </style:style>
    <style:style style:name="P426" style:family="paragraph" style:parent-style-name="Standard">
      <style:paragraph-properties fo:text-align="justify" style:justify-single-word="false"/>
      <style:text-properties officeooo:rsid="016f67e7" officeooo:paragraph-rsid="017e3674"/>
    </style:style>
    <style:style style:name="P427" style:family="paragraph" style:parent-style-name="Standard">
      <style:paragraph-properties fo:text-align="justify" style:justify-single-word="false"/>
      <style:text-properties officeooo:rsid="0181b538" officeooo:paragraph-rsid="0181b538"/>
    </style:style>
    <style:style style:name="P428" style:family="paragraph" style:parent-style-name="Standard">
      <style:paragraph-properties fo:text-align="justify" style:justify-single-word="false"/>
      <style:text-properties officeooo:rsid="018647ff" officeooo:paragraph-rsid="0193d010"/>
    </style:style>
    <style:style style:name="P429" style:family="paragraph" style:parent-style-name="Standard">
      <style:paragraph-properties fo:text-align="justify" style:justify-single-word="false"/>
      <style:text-properties officeooo:rsid="018647ff" officeooo:paragraph-rsid="01948671"/>
    </style:style>
    <style:style style:name="P430" style:family="paragraph" style:parent-style-name="Standard">
      <style:paragraph-properties fo:text-align="justify" style:justify-single-word="false"/>
      <style:text-properties officeooo:rsid="0189baed" officeooo:paragraph-rsid="018cb9b4"/>
    </style:style>
    <style:style style:name="P431" style:family="paragraph" style:parent-style-name="Standard">
      <style:paragraph-properties fo:text-align="justify" style:justify-single-word="false"/>
      <style:text-properties officeooo:rsid="018cb9b4" officeooo:paragraph-rsid="01948671"/>
    </style:style>
    <style:style style:name="P432" style:family="paragraph" style:parent-style-name="Standard">
      <style:paragraph-properties fo:text-align="justify" style:justify-single-word="false"/>
      <style:text-properties officeooo:rsid="018dc63d" officeooo:paragraph-rsid="01948671"/>
    </style:style>
    <style:style style:name="P433" style:family="paragraph" style:parent-style-name="Standard">
      <style:paragraph-properties fo:text-align="justify" style:justify-single-word="false"/>
      <style:text-properties officeooo:rsid="018eacbe" officeooo:paragraph-rsid="018eacbe"/>
    </style:style>
    <style:style style:name="P434" style:family="paragraph" style:parent-style-name="Standard">
      <style:paragraph-properties fo:text-align="justify" style:justify-single-word="false"/>
      <style:text-properties officeooo:rsid="01919093" officeooo:paragraph-rsid="01919093"/>
    </style:style>
    <style:style style:name="P435" style:family="paragraph" style:parent-style-name="Standard">
      <style:paragraph-properties fo:text-align="justify" style:justify-single-word="false"/>
      <style:text-properties officeooo:rsid="01919093" officeooo:paragraph-rsid="01948671"/>
    </style:style>
    <style:style style:name="P436" style:family="paragraph" style:parent-style-name="Standard">
      <style:paragraph-properties fo:text-align="justify" style:justify-single-word="false"/>
      <style:text-properties officeooo:rsid="01952089" officeooo:paragraph-rsid="01952089"/>
    </style:style>
    <style:style style:name="P437" style:family="paragraph" style:parent-style-name="Standard">
      <style:paragraph-properties fo:text-align="justify" style:justify-single-word="false"/>
      <style:text-properties officeooo:rsid="01954319" officeooo:paragraph-rsid="01954319"/>
    </style:style>
    <style:style style:name="P438" style:family="paragraph" style:parent-style-name="Standard">
      <style:paragraph-properties fo:text-align="justify" style:justify-single-word="false"/>
      <style:text-properties officeooo:rsid="01969f8f" officeooo:paragraph-rsid="01969f8f"/>
    </style:style>
    <style:style style:name="P439" style:family="paragraph" style:parent-style-name="Standard">
      <style:paragraph-properties fo:text-align="justify" style:justify-single-word="false"/>
      <style:text-properties officeooo:rsid="01969f8f" officeooo:paragraph-rsid="0199eab8"/>
    </style:style>
    <style:style style:name="P440" style:family="paragraph" style:parent-style-name="Standard">
      <style:paragraph-properties fo:text-align="justify" style:justify-single-word="false"/>
      <style:text-properties officeooo:rsid="0197206e" officeooo:paragraph-rsid="0197206e"/>
    </style:style>
    <style:style style:name="P441" style:family="paragraph" style:parent-style-name="Standard">
      <style:paragraph-properties fo:text-align="justify" style:justify-single-word="false"/>
      <style:text-properties officeooo:rsid="0197206e" officeooo:paragraph-rsid="0199eab8"/>
    </style:style>
    <style:style style:name="P442" style:family="paragraph" style:parent-style-name="Standard">
      <style:paragraph-properties fo:text-align="justify" style:justify-single-word="false"/>
      <style:text-properties officeooo:rsid="0197206e" officeooo:paragraph-rsid="019afd5c"/>
    </style:style>
    <style:style style:name="P443" style:family="paragraph" style:parent-style-name="Standard">
      <style:paragraph-properties fo:text-align="justify" style:justify-single-word="false"/>
      <style:text-properties officeooo:rsid="019dde55" officeooo:paragraph-rsid="019f33b7"/>
    </style:style>
    <style:style style:name="P444" style:family="paragraph" style:parent-style-name="Standard">
      <style:paragraph-properties fo:text-align="justify" style:justify-single-word="false"/>
      <style:text-properties officeooo:rsid="01a04c24" officeooo:paragraph-rsid="01a1e11e"/>
    </style:style>
    <style:style style:name="P445" style:family="paragraph" style:parent-style-name="Standard">
      <style:paragraph-properties fo:text-align="justify" style:justify-single-word="false"/>
      <style:text-properties officeooo:rsid="01a04c24" officeooo:paragraph-rsid="01af3f31"/>
    </style:style>
    <style:style style:name="P446" style:family="paragraph" style:parent-style-name="Standard">
      <style:paragraph-properties fo:text-align="justify" style:justify-single-word="false"/>
      <style:text-properties officeooo:rsid="01a7de2c" officeooo:paragraph-rsid="01a7de2c"/>
    </style:style>
    <style:style style:name="P447" style:family="paragraph" style:parent-style-name="Standard">
      <style:paragraph-properties fo:text-align="justify" style:justify-single-word="false"/>
      <style:text-properties officeooo:rsid="01ac6e87" officeooo:paragraph-rsid="01af3f31"/>
    </style:style>
    <style:style style:name="P448" style:family="paragraph" style:parent-style-name="Standard">
      <style:paragraph-properties fo:text-align="justify" style:justify-single-word="false"/>
      <style:text-properties officeooo:rsid="01ac6e87" officeooo:paragraph-rsid="01b0d270"/>
    </style:style>
    <style:style style:name="P449" style:family="paragraph" style:parent-style-name="Standard">
      <style:paragraph-properties fo:text-align="justify" style:justify-single-word="false"/>
      <style:text-properties officeooo:rsid="01ac6e87" officeooo:paragraph-rsid="01b1922f"/>
    </style:style>
    <style:style style:name="P450" style:family="paragraph" style:parent-style-name="Standard">
      <style:paragraph-properties fo:text-align="justify" style:justify-single-word="false"/>
      <style:text-properties officeooo:rsid="01adb2f5" officeooo:paragraph-rsid="01b0d270"/>
    </style:style>
    <style:style style:name="P451" style:family="paragraph" style:parent-style-name="Standard">
      <style:paragraph-properties fo:text-align="justify" style:justify-single-word="false"/>
      <style:text-properties officeooo:rsid="01ae51f2" officeooo:paragraph-rsid="01ae51f2"/>
    </style:style>
    <style:style style:name="P452" style:family="paragraph" style:parent-style-name="Standard">
      <style:paragraph-properties fo:text-align="justify" style:justify-single-word="false"/>
      <style:text-properties officeooo:rsid="01ae51f2" officeooo:paragraph-rsid="01af3f31"/>
    </style:style>
    <style:style style:name="P453" style:family="paragraph" style:parent-style-name="Standard">
      <style:paragraph-properties fo:text-align="justify" style:justify-single-word="false"/>
      <style:text-properties officeooo:rsid="01ae51f2" officeooo:paragraph-rsid="01b0d270"/>
    </style:style>
    <style:style style:name="P454" style:family="paragraph" style:parent-style-name="Standard">
      <style:paragraph-properties fo:text-align="justify" style:justify-single-word="false"/>
      <style:text-properties officeooo:rsid="01ae51f2" officeooo:paragraph-rsid="01b1922f"/>
    </style:style>
    <style:style style:name="P455" style:family="paragraph" style:parent-style-name="Standard">
      <style:paragraph-properties fo:text-align="justify" style:justify-single-word="false"/>
      <style:text-properties officeooo:rsid="01af3f31" officeooo:paragraph-rsid="01af3f31"/>
    </style:style>
    <style:style style:name="P456" style:family="paragraph" style:parent-style-name="Standard">
      <style:paragraph-properties fo:text-align="justify" style:justify-single-word="false"/>
      <style:text-properties officeooo:rsid="01af3f31" officeooo:paragraph-rsid="01b0d270"/>
    </style:style>
    <style:style style:name="P457" style:family="paragraph" style:parent-style-name="Standard">
      <style:paragraph-properties fo:text-align="justify" style:justify-single-word="false"/>
      <style:text-properties officeooo:rsid="01af3f31" officeooo:paragraph-rsid="01b1922f"/>
    </style:style>
    <style:style style:name="P458" style:family="paragraph" style:parent-style-name="Standard">
      <style:paragraph-properties fo:text-align="justify" style:justify-single-word="false"/>
      <style:text-properties officeooo:rsid="01a35ec5" officeooo:paragraph-rsid="01af3f31"/>
    </style:style>
    <style:style style:name="P459" style:family="paragraph" style:parent-style-name="Standard">
      <style:paragraph-properties fo:text-align="justify" style:justify-single-word="false"/>
      <style:text-properties officeooo:rsid="01a6128b" officeooo:paragraph-rsid="01af3f31"/>
    </style:style>
    <style:style style:name="P460" style:family="paragraph" style:parent-style-name="Standard">
      <style:paragraph-properties fo:text-align="justify" style:justify-single-word="false"/>
      <style:text-properties officeooo:rsid="01a4d262" officeooo:paragraph-rsid="01b0d270"/>
    </style:style>
    <style:style style:name="P461" style:family="paragraph" style:parent-style-name="Standard">
      <style:paragraph-properties fo:text-align="justify" style:justify-single-word="false"/>
      <style:text-properties officeooo:rsid="01ab0813" officeooo:paragraph-rsid="01b1922f"/>
    </style:style>
    <style:style style:name="P462" style:family="paragraph" style:parent-style-name="Standard">
      <style:paragraph-properties fo:text-align="justify" style:justify-single-word="false"/>
      <style:text-properties officeooo:rsid="01b1922f" officeooo:paragraph-rsid="01b4acbb"/>
    </style:style>
    <style:style style:name="P463" style:family="paragraph" style:parent-style-name="Standard">
      <style:paragraph-properties fo:text-align="justify" style:justify-single-word="false"/>
      <style:text-properties officeooo:rsid="01b1922f" officeooo:paragraph-rsid="01b6a993"/>
    </style:style>
    <style:style style:name="P464" style:family="paragraph" style:parent-style-name="Standard">
      <style:paragraph-properties fo:text-align="justify" style:justify-single-word="false"/>
      <style:text-properties officeooo:rsid="01b26811" officeooo:paragraph-rsid="01b26811"/>
    </style:style>
    <style:style style:name="P465" style:family="paragraph" style:parent-style-name="Standard">
      <style:paragraph-properties fo:text-align="justify" style:justify-single-word="false"/>
      <style:text-properties officeooo:rsid="01b26811" officeooo:paragraph-rsid="01b4acbb"/>
    </style:style>
    <style:style style:name="P466" style:family="paragraph" style:parent-style-name="Standard">
      <style:paragraph-properties fo:text-align="justify" style:justify-single-word="false"/>
      <style:text-properties officeooo:rsid="01b26811" officeooo:paragraph-rsid="01b6a993"/>
    </style:style>
    <style:style style:name="P467" style:family="paragraph" style:parent-style-name="Standard">
      <style:paragraph-properties fo:text-align="justify" style:justify-single-word="false"/>
      <style:text-properties officeooo:rsid="01b2708f" officeooo:paragraph-rsid="01b6a993"/>
    </style:style>
    <style:style style:name="P468" style:family="paragraph" style:parent-style-name="Standard">
      <style:paragraph-properties fo:text-align="justify" style:justify-single-word="false"/>
      <style:text-properties officeooo:rsid="01b429bd" officeooo:paragraph-rsid="01b429bd"/>
    </style:style>
    <style:style style:name="P469" style:family="paragraph" style:parent-style-name="Standard">
      <style:paragraph-properties fo:text-align="justify" style:justify-single-word="false"/>
      <style:text-properties officeooo:rsid="01b429bd" officeooo:paragraph-rsid="01b6a993"/>
    </style:style>
    <style:style style:name="P470" style:family="paragraph" style:parent-style-name="Standard">
      <style:paragraph-properties fo:text-align="justify" style:justify-single-word="false"/>
      <style:text-properties officeooo:rsid="01b4acbb" officeooo:paragraph-rsid="01b4acbb"/>
    </style:style>
    <style:style style:name="P471" style:family="paragraph" style:parent-style-name="Standard">
      <style:paragraph-properties fo:text-align="justify" style:justify-single-word="false"/>
      <style:text-properties officeooo:rsid="01b4acbb" officeooo:paragraph-rsid="01b6a993"/>
    </style:style>
    <style:style style:name="P472" style:family="paragraph" style:parent-style-name="Standard">
      <style:paragraph-properties fo:text-align="justify" style:justify-single-word="false"/>
      <style:text-properties officeooo:rsid="01b6a993" officeooo:paragraph-rsid="01b6a993"/>
    </style:style>
    <style:style style:name="P473" style:family="paragraph" style:parent-style-name="Standard">
      <style:paragraph-properties fo:text-align="justify" style:justify-single-word="false"/>
      <style:text-properties officeooo:rsid="01b9ab3a" officeooo:paragraph-rsid="01bf2582"/>
    </style:style>
    <style:style style:name="P474" style:family="paragraph" style:parent-style-name="Standard">
      <style:paragraph-properties fo:text-align="justify" style:justify-single-word="false"/>
      <style:text-properties officeooo:rsid="01ba908b" officeooo:paragraph-rsid="01bf2582"/>
    </style:style>
    <style:style style:name="P475" style:family="paragraph" style:parent-style-name="Standard">
      <style:paragraph-properties fo:text-align="justify" style:justify-single-word="false"/>
      <style:text-properties officeooo:rsid="01bac5fc" officeooo:paragraph-rsid="01bf2582"/>
    </style:style>
    <style:style style:name="P476" style:family="paragraph" style:parent-style-name="Standard">
      <style:paragraph-properties fo:text-align="justify" style:justify-single-word="false"/>
      <style:text-properties officeooo:rsid="01bc9ef3" officeooo:paragraph-rsid="01bf2582"/>
    </style:style>
    <style:style style:name="P477" style:family="paragraph" style:parent-style-name="Standard_20__28_user_29_">
      <style:paragraph-properties fo:text-align="center" style:justify-single-word="false"/>
      <style:text-properties style:font-name="Arial1" fo:font-size="22pt" fo:language="fr" fo:country="FR" fo:font-style="italic" style:text-underline-style="solid" style:text-underline-width="auto" style:text-underline-color="font-color" fo:font-weight="bold" officeooo:rsid="0000952b" officeooo:paragraph-rsid="00e523e5" style:text-underline-mode="continuous" style:text-overline-mode="continuous" style:text-line-through-mode="continuous" style:font-size-asian="22pt" style:font-style-asian="italic" style:font-weight-asian="bold" style:font-size-complex="22pt" style:font-style-complex="italic" style:font-weight-complex="bold"/>
    </style:style>
    <style:style style:name="P478" style:family="paragraph" style:parent-style-name="Standard_20__28_user_29_">
      <style:paragraph-properties fo:text-align="center" style:justify-single-word="false"/>
      <style:text-properties style:font-name="Arial1" fo:font-size="22pt" fo:language="fr" fo:country="FR" fo:font-style="italic" style:text-underline-style="solid" style:text-underline-width="auto" style:text-underline-color="font-color" fo:font-weight="bold" officeooo:rsid="0000952b" officeooo:paragraph-rsid="010b7dd1" style:text-underline-mode="continuous" style:text-overline-mode="continuous" style:text-line-through-mode="continuous" style:font-size-asian="22pt" style:font-style-asian="italic" style:font-weight-asian="bold" style:font-size-complex="22pt" style:font-style-complex="italic" style:font-weight-complex="bold"/>
    </style:style>
    <style:style style:name="P479" style:family="paragraph" style:parent-style-name="Standard_20__28_user_29_">
      <style:paragraph-properties fo:text-align="center" style:justify-single-word="false"/>
      <style:text-properties style:font-name="Arial1" fo:font-size="15pt" fo:language="fr" fo:country="FR" fo:font-style="italic" style:text-underline-style="solid" style:text-underline-width="auto" style:text-underline-color="font-color" fo:font-weight="bold" officeooo:rsid="025a538b" officeooo:paragraph-rsid="025a538b"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480" style:family="paragraph" style:parent-style-name="Standard_20__28_user_29_">
      <style:paragraph-properties fo:text-align="justify" style:justify-single-word="false"/>
      <style:text-properties style:font-name="Arial1" fo:font-size="15pt" fo:language="fr" fo:country="FR" officeooo:paragraph-rsid="00e523e5" style:font-size-asian="15pt" style:font-size-complex="15pt"/>
    </style:style>
    <style:style style:name="P481" style:family="paragraph" style:parent-style-name="Standard_20__28_user_29_">
      <style:paragraph-properties fo:text-align="justify" style:justify-single-word="false"/>
      <style:text-properties style:font-name="Arial1" fo:language="fr" fo:country="FR" officeooo:paragraph-rsid="025e8b60"/>
    </style:style>
    <style:style style:name="P482" style:family="paragraph" style:parent-style-name="Standard_20__28_user_29_">
      <style:paragraph-properties fo:text-align="justify" style:justify-single-word="false"/>
      <style:text-properties style:font-name="Arial1" fo:language="fr" fo:country="FR" officeooo:rsid="0000952b" officeooo:paragraph-rsid="025e8b60"/>
    </style:style>
    <style:style style:name="P483"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5fa7ce" officeooo:paragraph-rsid="025fa7ce" style:text-underline-mode="continuous" style:text-overline-mode="continuous" style:text-line-through-mode="continuous" style:font-size-asian="10.5pt" style:font-style-asian="normal" style:font-size-complex="12pt" style:font-style-complex="normal"/>
    </style:style>
    <style:style style:name="P484"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2e994" officeooo:paragraph-rsid="0266d449" style:text-underline-mode="continuous" style:text-overline-mode="continuous" style:text-line-through-mode="continuous" style:font-size-asian="10.5pt" style:font-style-asian="normal" style:font-size-complex="12pt" style:font-style-complex="normal"/>
    </style:style>
    <style:style style:name="P485" style:family="paragraph" style:parent-style-name="Standard_20__28_user_29_">
      <style:paragraph-properties fo:text-align="justify" style:justify-single-word="false"/>
      <style:text-properties style:font-name="Arial1" fo:font-size="12pt" fo:language="fr" fo:country="FR" fo:font-style="normal" style:text-underline-style="none" officeooo:paragraph-rsid="025fa7ce" style:text-underline-mode="continuous" style:text-overline-mode="continuous" style:text-line-through-mode="continuous" style:font-size-asian="10.5pt" style:font-style-asian="normal" style:font-size-complex="12pt" style:font-style-complex="normal"/>
    </style:style>
    <style:style style:name="P486"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81c38" officeooo:paragraph-rsid="02681c38" style:text-underline-mode="continuous" style:text-overline-mode="continuous" style:text-line-through-mode="continuous" style:font-size-asian="10.5pt" style:font-style-asian="normal" style:font-size-complex="12pt" style:font-style-complex="normal"/>
    </style:style>
    <style:style style:name="P487"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81c38" officeooo:paragraph-rsid="0266d449" style:text-underline-mode="continuous" style:text-overline-mode="continuous" style:text-line-through-mode="continuous" style:font-size-asian="10.5pt" style:font-style-asian="normal" style:font-size-complex="12pt" style:font-style-complex="normal"/>
    </style:style>
    <style:style style:name="P488"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9ae79" officeooo:paragraph-rsid="0269ae79" style:text-underline-mode="continuous" style:text-overline-mode="continuous" style:text-line-through-mode="continuous" style:font-size-asian="10.5pt" style:font-style-asian="normal" style:font-size-complex="12pt" style:font-style-complex="normal"/>
    </style:style>
    <style:style style:name="P489"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ac6f8" officeooo:paragraph-rsid="026ac6f8" style:text-underline-mode="continuous" style:text-overline-mode="continuous" style:text-line-through-mode="continuous" style:font-size-asian="10.5pt" style:font-style-asian="normal" style:font-size-complex="12pt" style:font-style-complex="normal"/>
    </style:style>
    <style:style style:name="P490"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c1f94" officeooo:paragraph-rsid="026c1f94" style:text-underline-mode="continuous" style:text-overline-mode="continuous" style:text-line-through-mode="continuous" style:font-size-asian="10.5pt" style:font-style-asian="normal" style:font-size-complex="12pt" style:font-style-complex="normal"/>
    </style:style>
    <style:style style:name="P491"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4ceda" officeooo:paragraph-rsid="0266d449" style:text-underline-mode="continuous" style:text-overline-mode="continuous" style:text-line-through-mode="continuous" style:font-size-asian="10.5pt" style:font-style-asian="normal" style:font-size-complex="12pt" style:font-style-complex="normal"/>
    </style:style>
    <style:style style:name="P492" style:family="paragraph" style:parent-style-name="Standard_20__28_user_29_">
      <style:paragraph-properties fo:text-align="center" style:justify-single-word="false"/>
      <style:text-properties officeooo:paragraph-rsid="00e523e5"/>
    </style:style>
    <style:style style:name="P493" style:family="paragraph" style:parent-style-name="Standard_20__28_user_29_">
      <style:paragraph-properties fo:text-align="justify" style:justify-single-word="false"/>
      <style:text-properties officeooo:paragraph-rsid="01e8f59f"/>
    </style:style>
    <style:style style:name="P494" style:family="paragraph" style:parent-style-name="Standard_20__28_user_29_">
      <style:paragraph-properties fo:text-align="center" style:justify-single-word="false" fo:break-before="page"/>
      <style:text-properties style:font-name="Arial1" fo:font-size="15pt" fo:font-style="italic" style:text-underline-style="solid" style:text-underline-width="auto" style:text-underline-color="font-color" officeooo:paragraph-rsid="00e6a67b" style:text-underline-mode="continuous" style:text-overline-mode="continuous" style:text-line-through-mode="continuous" style:font-size-asian="15pt" style:font-style-asian="italic" style:font-size-complex="15pt" style:font-style-complex="italic"/>
    </style:style>
    <style:style style:name="P495" style:family="paragraph" style:parent-style-name="Standard_20__28_user_29_">
      <style:paragraph-properties fo:text-align="center" style:justify-single-word="false" fo:break-before="page"/>
      <style:text-properties style:font-name="Arial1" fo:font-size="15pt" fo:font-style="italic" style:text-underline-style="solid" style:text-underline-width="auto" style:text-underline-color="font-color" officeooo:paragraph-rsid="00f94fda" style:text-underline-mode="continuous" style:text-overline-mode="continuous" style:text-line-through-mode="continuous" style:font-size-asian="15pt" style:font-style-asian="italic" style:font-size-complex="15pt" style:font-style-complex="italic"/>
    </style:style>
    <style:style style:name="P496" style:family="paragraph" style:parent-style-name="Standard_20__28_user_29_">
      <style:paragraph-properties fo:text-align="center" style:justify-single-word="false" fo:break-before="page"/>
      <style:text-properties style:font-name="Arial1" fo:font-size="15pt" fo:font-style="italic" style:text-underline-style="solid" style:text-underline-width="auto" style:text-underline-color="font-color" officeooo:paragraph-rsid="00e581cd" style:text-underline-mode="continuous" style:text-overline-mode="continuous" style:text-line-through-mode="continuous" style:font-size-asian="15pt" style:font-style-asian="italic" style:font-size-complex="15pt" style:font-style-complex="italic"/>
    </style:style>
    <style:style style:name="P497" style:family="paragraph" style:parent-style-name="Standard_20__28_user_29_">
      <style:paragraph-properties fo:text-align="center" style:justify-single-word="false" fo:break-before="page"/>
      <style:text-properties style:font-name="Arial1" fo:font-size="15pt" fo:font-style="italic" style:text-underline-style="solid" style:text-underline-width="auto" style:text-underline-color="font-color" officeooo:paragraph-rsid="025fa7ce" style:text-underline-mode="continuous" style:text-overline-mode="continuous" style:text-line-through-mode="continuous" style:font-size-asian="15pt" style:font-style-asian="italic" style:font-size-complex="15pt" style:font-style-complex="italic"/>
    </style:style>
    <style:style style:name="P498" style:family="paragraph" style:parent-style-name="Standard_20__28_user_29_">
      <style:paragraph-properties fo:text-align="center" style:justify-single-word="false" fo:break-before="page"/>
      <style:text-properties style:font-name="Arial1" fo:font-size="15pt" fo:font-style="italic" officeooo:paragraph-rsid="00f6e7b7"/>
    </style:style>
    <style:style style:name="P499" style:family="paragraph" style:parent-style-name="Standard_20__28_user_29_">
      <style:paragraph-properties fo:text-align="center" style:justify-single-word="false" fo:break-before="page"/>
      <style:text-properties style:font-name="Arial1" fo:font-size="15pt" fo:language="fr" fo:country="FR" fo:font-style="italic" style:text-underline-style="solid" style:text-underline-width="auto" style:text-underline-color="font-color" officeooo:rsid="0000952b" officeooo:paragraph-rsid="00e6a67b" style:text-underline-mode="continuous" style:text-overline-mode="continuous" style:text-line-through-mode="continuous" style:font-size-asian="15pt" style:font-style-asian="italic" style:font-size-complex="15pt" style:font-style-complex="italic"/>
    </style:style>
    <style:style style:name="P500" style:family="paragraph" style:parent-style-name="Standard_20__28_user_29_">
      <style:paragraph-properties fo:text-align="center" style:justify-single-word="false" fo:break-before="page"/>
      <style:text-properties style:font-name="Arial1" fo:font-size="15pt" fo:language="fr" fo:country="FR" fo:font-style="italic" style:text-underline-style="solid" style:text-underline-width="auto" style:text-underline-color="font-color" fo:font-weight="normal" officeooo:rsid="0000952b" officeooo:paragraph-rsid="00e6a67b" style:text-underline-mode="continuous" style:text-overline-mode="continuous" style:text-line-through-mode="continuous" style:font-size-asian="15pt" style:font-style-asian="italic" style:font-weight-asian="normal" style:font-size-complex="15pt" style:font-style-complex="italic" style:font-weight-complex="normal"/>
    </style:style>
    <style:style style:name="P50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officeooo:paragraph-rsid="02208e1c"/>
    </style:style>
    <style:style style:name="P502" style:family="paragraph" style:parent-style-name="Standard">
      <style:paragraph-properties fo:text-align="justify" style:justify-single-word="false"/>
      <style:text-properties officeooo:paragraph-rsid="02723b80"/>
    </style:style>
    <style:style style:name="P503" style:family="paragraph" style:parent-style-name="Standard">
      <style:paragraph-properties fo:text-align="justify" style:justify-single-word="false"/>
      <style:text-properties officeooo:rsid="01883296" officeooo:paragraph-rsid="0193d010"/>
    </style:style>
    <style:style style:name="P504" style:family="paragraph" style:parent-style-name="Standard">
      <style:paragraph-properties fo:text-align="justify" style:justify-single-word="false"/>
      <style:text-properties style:font-name="Arial1" fo:language="fr" fo:country="FR" officeooo:rsid="01883296" officeooo:paragraph-rsid="01883296"/>
    </style:style>
    <style:style style:name="P505" style:family="paragraph" style:parent-style-name="Standard">
      <style:paragraph-properties fo:text-align="justify" style:justify-single-word="false"/>
      <style:text-properties officeooo:rsid="02730917" officeooo:paragraph-rsid="02730917"/>
    </style:style>
    <style:style style:name="P506" style:family="paragraph" style:parent-style-name="Standard">
      <style:paragraph-properties fo:text-align="justify" style:justify-single-word="false"/>
      <style:text-properties style:use-window-font-color="true" style:font-name="Arial1" fo:font-size="12pt" fo:language="fr" fo:country="FR" officeooo:rsid="0197206e" officeooo:paragraph-rsid="0273b5e9" style:font-size-asian="12pt" style:font-size-complex="12pt"/>
    </style:style>
    <style:style style:name="P507" style:family="paragraph" style:parent-style-name="Standard">
      <style:paragraph-properties fo:text-align="justify" style:justify-single-word="false"/>
      <style:text-properties style:use-window-font-color="true" style:font-name="Arial1" fo:font-size="12pt" fo:language="fr" fo:country="FR" officeooo:rsid="01b4acbb" officeooo:paragraph-rsid="02753320" style:font-size-asian="12pt" style:font-size-complex="12pt"/>
    </style:style>
    <style:style style:name="P50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Arial1" fo:language="fr" fo:country="FR" officeooo:rsid="01883296" officeooo:paragraph-rsid="01883296"/>
    </style:style>
    <style:style style:name="T1" style:family="text">
      <style:text-properties fo:font-variant="normal" fo:text-transform="none" style:use-window-font-color="true" style:font-name="Arial1" fo:font-size="12pt" fo:letter-spacing="normal" fo:language="fr" fo:country="FR" fo:font-style="normal" fo:font-weight="normal" style:font-size-asian="12pt" style:font-size-complex="12pt"/>
    </style:style>
    <style:style style:name="T2" style:family="text">
      <style:text-properties fo:font-variant="normal" fo:text-transform="none" style:use-window-font-color="true" style:font-name="Arial1" fo:font-size="12pt" fo:letter-spacing="normal" fo:language="fr" fo:country="FR" fo:font-style="normal" fo:font-weight="normal" officeooo:rsid="006f141d" style:font-size-asian="12pt" style:font-size-complex="12pt"/>
    </style:style>
    <style:style style:name="T3" style:family="text">
      <style:text-properties fo:font-variant="normal" fo:text-transform="none" style:use-window-font-color="true" style:font-name="Arial1" fo:font-size="12pt" fo:letter-spacing="normal" fo:language="fr" fo:country="FR" fo:font-style="normal" fo:font-weight="normal" officeooo:rsid="0070b063" style:font-size-asian="12pt" style:font-size-complex="12pt"/>
    </style:style>
    <style:style style:name="T4" style:family="text">
      <style:text-properties fo:font-variant="normal" fo:text-transform="none" style:use-window-font-color="true" style:font-name="Arial1" fo:font-size="12pt" fo:letter-spacing="normal" fo:language="fr" fo:country="FR" fo:font-style="normal" fo:font-weight="normal" officeooo:rsid="0072a95a" style:font-size-asian="12pt" style:font-size-complex="12pt"/>
    </style:style>
    <style:style style:name="T5" style:family="text">
      <style:text-properties fo:font-variant="normal" fo:text-transform="none" style:use-window-font-color="true" style:font-name="Arial1" fo:font-size="12pt" fo:letter-spacing="normal" fo:language="fr" fo:country="FR" fo:font-style="normal" fo:font-weight="normal" officeooo:rsid="00797338" style:font-size-asian="12pt" style:font-size-complex="12pt"/>
    </style:style>
    <style:style style:name="T6" style:family="text">
      <style:text-properties fo:font-variant="normal" fo:text-transform="none" style:use-window-font-color="true" style:font-name="Arial1" fo:font-size="12pt" fo:letter-spacing="normal" fo:language="fr" fo:country="FR" fo:font-style="normal" fo:font-weight="normal" officeooo:rsid="00ab76db" style:font-size-asian="12pt" style:font-size-complex="12pt"/>
    </style:style>
    <style:style style:name="T7" style:family="text">
      <style:text-properties fo:font-variant="normal" fo:text-transform="none" style:use-window-font-color="true" style:font-name="Arial1" fo:font-size="12pt" fo:letter-spacing="normal" fo:language="fr" fo:country="FR" fo:font-style="normal" fo:font-weight="normal" officeooo:rsid="00b50a44" style:font-size-asian="12pt" style:font-size-complex="12pt"/>
    </style:style>
    <style:style style:name="T8" style:family="text">
      <style:text-properties fo:font-variant="normal" fo:text-transform="none" style:use-window-font-color="true" style:font-name="Arial1" fo:font-size="12pt" fo:letter-spacing="normal" fo:language="fr" fo:country="FR" fo:font-style="normal" fo:font-weight="normal" officeooo:rsid="00ca27df" style:font-size-asian="12pt" style:font-size-complex="12pt"/>
    </style:style>
    <style:style style:name="T9" style:family="text">
      <style:text-properties fo:font-variant="normal" fo:text-transform="none" style:use-window-font-color="true" style:font-name="Arial1" fo:font-size="12pt" fo:letter-spacing="normal" fo:language="fr" fo:country="FR" fo:font-style="normal" fo:font-weight="normal" officeooo:rsid="00cdb81c" style:font-size-asian="12pt" style:font-size-complex="12pt"/>
    </style:style>
    <style:style style:name="T10" style:family="text">
      <style:text-properties fo:font-variant="normal" fo:text-transform="none" style:use-window-font-color="true" style:font-name="Arial1" fo:font-size="12pt" fo:letter-spacing="normal" fo:language="fr" fo:country="FR" fo:font-style="normal" fo:font-weight="normal" officeooo:rsid="00ce84ee" style:font-size-asian="12pt" style:font-size-complex="12pt"/>
    </style:style>
    <style:style style:name="T11" style:family="text">
      <style:text-properties fo:font-variant="normal" fo:text-transform="none" style:use-window-font-color="true" style:font-name="Arial1" fo:font-size="12pt" fo:letter-spacing="normal" fo:language="fr" fo:country="FR" fo:font-style="normal" fo:font-weight="normal" officeooo:rsid="01a4d262" style:font-size-asian="12pt" style:font-size-complex="12pt"/>
    </style:style>
    <style:style style:name="T12" style:family="text">
      <style:text-properties fo:font-variant="normal" fo:text-transform="none" style:use-window-font-color="true" style:font-name="Arial1" fo:font-size="12pt" fo:letter-spacing="normal" fo:language="fr" fo:country="FR" fo:font-style="normal" fo:font-weight="normal" officeooo:rsid="01a6128b" style:font-size-asian="12pt" style:font-size-complex="12pt"/>
    </style:style>
    <style:style style:name="T13" style:family="text">
      <style:text-properties fo:font-variant="normal" fo:text-transform="none" style:use-window-font-color="true" style:font-name="Arial1" fo:font-size="12pt" fo:letter-spacing="normal" fo:language="fr" fo:country="FR" fo:font-style="normal" fo:font-weight="normal" officeooo:rsid="01a661f9" style:font-size-asian="12pt" style:font-size-complex="12pt"/>
    </style:style>
    <style:style style:name="T14" style:family="text">
      <style:text-properties fo:font-variant="normal" fo:text-transform="none" style:use-window-font-color="true" style:font-name="Arial1" fo:font-size="12pt" fo:letter-spacing="normal" fo:language="fr" fo:country="FR" fo:font-style="normal" fo:font-weight="normal" officeooo:rsid="01a9cac0" style:font-size-asian="12pt" style:font-size-complex="12pt"/>
    </style:style>
    <style:style style:name="T15" style:family="text">
      <style:text-properties fo:font-variant="normal" fo:text-transform="none" style:use-window-font-color="true" style:font-name="Arial1" fo:font-size="12pt" fo:letter-spacing="normal" fo:language="fr" fo:country="FR" fo:font-style="normal" fo:font-weight="normal" officeooo:rsid="01ab9ac1" style:font-size-asian="12pt" style:font-size-complex="12pt"/>
    </style:style>
    <style:style style:name="T16" style:family="text">
      <style:text-properties fo:font-variant="normal" fo:text-transform="none" style:use-window-font-color="true" style:font-name="Arial1" fo:font-size="12pt" fo:letter-spacing="normal" fo:language="fr" fo:country="FR" fo:font-style="normal" fo:font-weight="normal" officeooo:rsid="0199eab8" style:font-size-asian="12pt" style:font-size-complex="12pt"/>
    </style:style>
    <style:style style:name="T17" style:family="text">
      <style:text-properties fo:font-variant="normal" fo:text-transform="none" style:use-window-font-color="true" style:font-name="Arial1" fo:font-size="12pt" fo:letter-spacing="normal" fo:language="fr" fo:country="FR" fo:font-style="normal" fo:font-weight="normal" officeooo:rsid="01b0d270" style:font-size-asian="12pt" style:font-size-complex="12pt"/>
    </style:style>
    <style:style style:name="T18" style:family="text">
      <style:text-properties fo:font-variant="normal" fo:text-transform="none" style:use-window-font-color="true" style:font-name="Arial1" fo:font-size="12pt" fo:letter-spacing="normal" fo:language="fr" fo:country="FR" fo:font-style="normal" fo:font-weight="normal" officeooo:rsid="01be9db9" style:font-size-asian="12pt" style:font-size-complex="12pt"/>
    </style:style>
    <style:style style:name="T19" style:family="text">
      <style:text-properties fo:font-variant="normal" fo:text-transform="none" style:use-window-font-color="true" style:font-name="Arial1" fo:font-size="12pt" fo:letter-spacing="normal" fo:language="fr" fo:country="FR" fo:font-style="normal" fo:font-weight="normal" officeooo:rsid="01bf2582" style:font-size-asian="12pt" style:font-size-complex="12pt"/>
    </style:style>
    <style:style style:name="T20" style:family="text">
      <style:text-properties fo:font-variant="normal" fo:text-transform="none" style:use-window-font-color="true" style:font-name="Arial1" fo:font-size="12pt" fo:letter-spacing="normal" fo:language="fr" fo:country="FR" fo:font-style="normal" fo:font-weight="normal" officeooo:rsid="01b6a993" style:font-size-asian="12pt" style:font-size-complex="12pt"/>
    </style:style>
    <style:style style:name="T21" style:family="text">
      <style:text-properties fo:font-variant="normal" fo:text-transform="none" style:use-window-font-color="true" style:font-name="Arial1" fo:font-size="12pt" fo:letter-spacing="normal" fo:language="fr" fo:country="FR" fo:font-style="normal" fo:font-weight="normal" officeooo:rsid="01bfc130" style:font-size-asian="12pt" style:font-size-complex="12pt"/>
    </style:style>
    <style:style style:name="T22" style:family="text">
      <style:text-properties fo:font-variant="normal" fo:text-transform="none" style:use-window-font-color="true" style:font-name="Arial1" fo:font-size="12pt" fo:letter-spacing="normal" fo:language="fr" fo:country="FR" fo:font-style="normal" fo:font-weight="normal" officeooo:rsid="01c00073" style:font-size-asian="12pt" style:font-size-complex="12pt"/>
    </style:style>
    <style:style style:name="T23" style:family="text">
      <style:text-properties fo:font-variant="normal" fo:text-transform="none" style:use-window-font-color="true" style:font-name="Arial1" fo:font-size="12pt" fo:letter-spacing="normal" fo:language="fr" fo:country="FR" fo:font-style="normal" fo:font-weight="normal" officeooo:rsid="01c21839" style:font-size-asian="12pt" style:font-size-complex="12pt"/>
    </style:style>
    <style:style style:name="T24" style:family="text">
      <style:text-properties fo:font-variant="normal" fo:text-transform="none" style:use-window-font-color="true" style:font-name="Arial1" fo:font-size="12pt" fo:letter-spacing="normal" fo:language="fr" fo:country="FR" fo:font-style="normal" fo:font-weight="normal" officeooo:rsid="01c3f222" style:font-size-asian="12pt" style:font-size-complex="12pt"/>
    </style:style>
    <style:style style:name="T25" style:family="text">
      <style:text-properties fo:font-variant="normal" fo:text-transform="none" style:use-window-font-color="true" style:font-name="Arial1" fo:font-size="12pt" fo:letter-spacing="normal" fo:language="fr" fo:country="FR" fo:font-style="normal" fo:font-weight="normal" officeooo:rsid="01c5b10a" style:font-size-asian="12pt" style:font-size-complex="12pt"/>
    </style:style>
    <style:style style:name="T26" style:family="text">
      <style:text-properties fo:font-variant="normal" fo:text-transform="none" style:use-window-font-color="true" style:font-name="Arial1" fo:font-size="12pt" fo:letter-spacing="normal" fo:language="fr" fo:country="FR" fo:font-style="normal" fo:font-weight="normal" officeooo:rsid="01c5bbbd" style:font-size-asian="12pt" style:font-size-complex="12pt"/>
    </style:style>
    <style:style style:name="T27" style:family="text">
      <style:text-properties fo:font-variant="normal" fo:text-transform="none" style:use-window-font-color="true" style:font-name="Arial1" fo:font-size="12pt" fo:letter-spacing="normal" fo:language="fr" fo:country="FR" fo:font-style="normal" fo:font-weight="normal" officeooo:rsid="01c78f8b" style:font-size-asian="12pt" style:font-size-complex="12pt"/>
    </style:style>
    <style:style style:name="T28" style:family="text">
      <style:text-properties fo:font-variant="normal" fo:text-transform="none" style:use-window-font-color="true" style:font-name="Arial1" fo:font-size="12pt" fo:letter-spacing="normal" fo:language="fr" fo:country="FR" fo:font-style="normal" fo:font-weight="normal" officeooo:rsid="01c8cda5" style:font-size-asian="12pt" style:font-size-complex="12pt"/>
    </style:style>
    <style:style style:name="T29" style:family="text">
      <style:text-properties fo:font-variant="normal" fo:text-transform="none" style:use-window-font-color="true" style:font-name="Arial1" fo:font-size="12pt" fo:letter-spacing="normal" fo:language="fr" fo:country="FR" fo:font-style="normal" fo:font-weight="normal" officeooo:rsid="01cbb69a" style:font-size-asian="12pt" style:font-size-complex="12pt"/>
    </style:style>
    <style:style style:name="T30" style:family="text">
      <style:text-properties fo:font-variant="normal" fo:text-transform="none" style:use-window-font-color="true" style:font-name="Arial1" fo:font-size="12pt" fo:letter-spacing="normal" fo:language="fr" fo:country="FR" fo:font-style="normal" fo:font-weight="normal" officeooo:rsid="01cc596a" style:font-size-asian="12pt" style:font-size-complex="12pt"/>
    </style:style>
    <style:style style:name="T31" style:family="text">
      <style:text-properties fo:font-variant="normal" fo:text-transform="none" style:use-window-font-color="true" style:font-name="Arial1" fo:font-size="12pt" fo:letter-spacing="normal" fo:language="fr" fo:country="FR" fo:font-style="normal" fo:font-weight="normal" officeooo:rsid="01cc9a37" style:font-size-asian="12pt" style:font-size-complex="12pt"/>
    </style:style>
    <style:style style:name="T32" style:family="text">
      <style:text-properties fo:font-variant="normal" fo:text-transform="none" style:use-window-font-color="true" style:font-name="Arial1" fo:font-size="12pt" fo:letter-spacing="normal" fo:language="fr" fo:country="FR" fo:font-style="normal" fo:font-weight="normal" officeooo:rsid="01dc1077" style:font-size-asian="12pt" style:font-size-complex="12pt"/>
    </style:style>
    <style:style style:name="T33" style:family="text">
      <style:text-properties fo:font-variant="normal" fo:text-transform="none" style:use-window-font-color="true" style:font-name="Arial1" fo:font-size="12pt" fo:letter-spacing="normal" fo:language="fr" fo:country="FR" fo:font-style="normal" fo:font-weight="normal" officeooo:rsid="02181c67" style:font-size-asian="12pt" style:font-size-complex="12pt"/>
    </style:style>
    <style:style style:name="T34" style:family="text">
      <style:text-properties fo:font-variant="normal" fo:text-transform="none" style:use-window-font-color="true" style:font-name="Arial1" fo:font-size="12pt" fo:letter-spacing="normal" fo:language="fr" fo:country="FR" fo:font-style="normal" fo:font-weight="normal" officeooo:rsid="02186c56" style:font-size-asian="12pt" style:font-size-complex="12pt"/>
    </style:style>
    <style:style style:name="T35" style:family="text">
      <style:text-properties fo:font-variant="normal" fo:text-transform="none" style:use-window-font-color="true" style:font-name="Arial1" fo:font-size="12pt" fo:letter-spacing="normal" fo:language="fr" fo:country="FR" fo:font-style="normal" fo:font-weight="normal" officeooo:rsid="021a0c13" style:font-size-asian="12pt" style:font-size-complex="12pt"/>
    </style:style>
    <style:style style:name="T36" style:family="text">
      <style:text-properties fo:font-variant="normal" fo:text-transform="none" style:use-window-font-color="true" style:font-name="Arial1" fo:font-size="12pt" fo:letter-spacing="normal" fo:language="fr" fo:country="FR" fo:font-style="normal" fo:font-weight="normal" officeooo:rsid="021b4210" style:font-size-asian="12pt" style:font-size-complex="12pt"/>
    </style:style>
    <style:style style:name="T37" style:family="text">
      <style:text-properties fo:font-variant="normal" fo:text-transform="none" style:use-window-font-color="true" style:font-name="Arial1" fo:font-size="12pt" fo:letter-spacing="normal" fo:language="fr" fo:country="FR" fo:font-style="normal" fo:font-weight="normal" officeooo:rsid="021b9694" style:font-size-asian="12pt" style:font-size-complex="12pt"/>
    </style:style>
    <style:style style:name="T38" style:family="text">
      <style:text-properties fo:font-variant="normal" fo:text-transform="none" style:use-window-font-color="true" style:font-name="Arial1" fo:font-size="12pt" fo:letter-spacing="normal" fo:language="fr" fo:country="FR" fo:font-style="normal" fo:font-weight="normal" officeooo:rsid="021d73cc" style:font-size-asian="12pt" style:font-size-complex="12pt"/>
    </style:style>
    <style:style style:name="T39" style:family="text">
      <style:text-properties fo:font-variant="normal" fo:text-transform="none" style:use-window-font-color="true" style:font-name="Arial1" fo:font-size="12pt" fo:letter-spacing="normal" fo:language="fr" fo:country="FR" fo:font-style="normal" fo:font-weight="normal" officeooo:rsid="02208e1c" style:font-size-asian="12pt" style:font-size-complex="12pt"/>
    </style:style>
    <style:style style:name="T40" style:family="text">
      <style:text-properties fo:font-variant="normal" fo:text-transform="none" style:use-window-font-color="true" style:font-name="Arial1" fo:font-size="12pt" fo:letter-spacing="normal" fo:language="fr" fo:country="FR" fo:font-style="normal" fo:font-weight="normal" officeooo:rsid="02215939" style:font-size-asian="12pt" style:font-size-complex="12pt"/>
    </style:style>
    <style:style style:name="T41" style:family="text">
      <style:text-properties fo:font-variant="normal" fo:text-transform="none" style:use-window-font-color="true" style:font-name="Arial1" fo:font-size="12pt" fo:letter-spacing="normal" fo:language="fr" fo:country="FR" fo:font-style="normal" fo:font-weight="normal" officeooo:rsid="022259c7" style:font-size-asian="12pt" style:font-size-complex="12pt"/>
    </style:style>
    <style:style style:name="T42" style:family="text">
      <style:text-properties fo:font-variant="normal" fo:text-transform="none" style:use-window-font-color="true" style:font-name="Arial1" fo:font-size="12pt" fo:letter-spacing="normal" fo:language="fr" fo:country="FR" fo:font-style="normal" fo:font-weight="normal" officeooo:rsid="02237f16" style:font-size-asian="12pt" style:font-size-complex="12pt"/>
    </style:style>
    <style:style style:name="T43" style:family="text">
      <style:text-properties fo:font-variant="normal" fo:text-transform="none" style:use-window-font-color="true" style:font-name="Arial1" fo:font-size="12pt" fo:letter-spacing="normal" fo:language="fr" fo:country="FR" fo:font-style="normal" fo:font-weight="normal" officeooo:rsid="0224b60b" style:font-size-asian="12pt" style:font-size-complex="12pt"/>
    </style:style>
    <style:style style:name="T44" style:family="text">
      <style:text-properties fo:font-variant="normal" fo:text-transform="none" style:use-window-font-color="true" style:font-name="Arial1" fo:font-size="12pt" fo:letter-spacing="normal" fo:language="fr" fo:country="FR" fo:font-style="normal" fo:font-weight="normal" officeooo:rsid="0225d3a3" style:font-size-asian="12pt" style:font-size-complex="12pt"/>
    </style:style>
    <style:style style:name="T45" style:family="text">
      <style:text-properties fo:font-variant="normal" fo:text-transform="none" style:use-window-font-color="true" style:font-name="Arial1" fo:font-size="12pt" fo:letter-spacing="normal" fo:language="fr" fo:country="FR" fo:font-style="normal" fo:font-weight="normal" officeooo:rsid="02271c0f" style:font-size-asian="12pt" style:font-size-complex="12pt"/>
    </style:style>
    <style:style style:name="T46" style:family="text">
      <style:text-properties fo:font-variant="normal" fo:text-transform="none" style:use-window-font-color="true" style:font-name="Arial1" fo:font-size="12pt" fo:letter-spacing="normal" fo:language="fr" fo:country="FR" fo:font-style="normal" fo:font-weight="normal" officeooo:rsid="02284800" style:font-size-asian="12pt" style:font-size-complex="12pt"/>
    </style:style>
    <style:style style:name="T47" style:family="text">
      <style:text-properties fo:font-variant="normal" fo:text-transform="none" style:use-window-font-color="true" style:font-name="Arial1" fo:font-size="12pt" fo:letter-spacing="normal" fo:language="fr" fo:country="FR" fo:font-style="normal" fo:font-weight="normal" officeooo:rsid="01948671" style:font-size-asian="12pt" style:font-size-complex="12pt"/>
    </style:style>
    <style:style style:name="T48" style:family="text">
      <style:text-properties fo:font-variant="normal" fo:text-transform="none" style:use-window-font-color="true" style:font-name="Arial1" fo:font-size="12pt" fo:letter-spacing="normal" fo:language="fr" fo:country="FR" fo:font-style="normal" fo:font-weight="normal" officeooo:rsid="022c868d" style:font-size-asian="12pt" style:font-size-complex="12pt"/>
    </style:style>
    <style:style style:name="T49" style:family="text">
      <style:text-properties fo:font-variant="normal" fo:text-transform="none" style:use-window-font-color="true" style:font-name="Arial1" fo:font-size="12pt" fo:letter-spacing="normal" fo:language="fr" fo:country="FR" fo:font-style="normal" fo:font-weight="normal" officeooo:rsid="022cd58d" style:font-size-asian="12pt" style:font-size-complex="12pt"/>
    </style:style>
    <style:style style:name="T50" style:family="text">
      <style:text-properties fo:font-variant="normal" fo:text-transform="none" style:use-window-font-color="true" style:font-name="Arial1" fo:font-size="12pt" fo:letter-spacing="normal" fo:language="fr" fo:country="FR" fo:font-style="normal" fo:font-weight="normal" officeooo:rsid="02300431" style:font-size-asian="12pt" style:font-size-complex="12pt"/>
    </style:style>
    <style:style style:name="T51" style:family="text">
      <style:text-properties fo:font-variant="normal" fo:text-transform="none" style:use-window-font-color="true" style:font-name="Arial1" fo:font-size="12pt" fo:letter-spacing="normal" fo:language="fr" fo:country="FR" fo:font-style="normal" fo:font-weight="normal" officeooo:rsid="02303ef1" style:font-size-asian="12pt" style:font-size-complex="12pt"/>
    </style:style>
    <style:style style:name="T52" style:family="text">
      <style:text-properties fo:font-variant="normal" fo:text-transform="none" style:use-window-font-color="true" style:font-name="Arial1" fo:font-size="12pt" fo:letter-spacing="normal" fo:language="fr" fo:country="FR" fo:font-style="normal" fo:font-weight="normal" officeooo:rsid="023147d2" style:font-size-asian="12pt" style:font-size-complex="12pt"/>
    </style:style>
    <style:style style:name="T53" style:family="text">
      <style:text-properties fo:font-variant="normal" fo:text-transform="none" style:use-window-font-color="true" style:font-name="Arial1" fo:font-size="12pt" fo:letter-spacing="normal" fo:language="fr" fo:country="FR" fo:font-style="normal" fo:font-weight="normal" officeooo:rsid="0231f159" style:font-size-asian="12pt" style:font-size-complex="12pt"/>
    </style:style>
    <style:style style:name="T54" style:family="text">
      <style:text-properties fo:font-variant="normal" fo:text-transform="none" style:use-window-font-color="true" style:font-name="Arial1" fo:font-size="12pt" fo:letter-spacing="normal" fo:language="fr" fo:country="FR" fo:font-style="normal" fo:font-weight="normal" officeooo:rsid="0232aa73" style:font-size-asian="12pt" style:font-size-complex="12pt"/>
    </style:style>
    <style:style style:name="T55" style:family="text">
      <style:text-properties fo:font-variant="normal" fo:text-transform="none" style:use-window-font-color="true" style:font-name="Arial1" fo:font-size="12pt" fo:letter-spacing="normal" fo:language="fr" fo:country="FR" fo:font-style="normal" fo:font-weight="normal" officeooo:rsid="02340560" style:font-size-asian="12pt" style:font-size-complex="12pt"/>
    </style:style>
    <style:style style:name="T56" style:family="text">
      <style:text-properties fo:font-variant="normal" fo:text-transform="none" style:use-window-font-color="true" style:font-name="Arial1" fo:font-size="12pt" fo:letter-spacing="normal" fo:language="fr" fo:country="FR" fo:font-style="normal" fo:font-weight="normal" officeooo:rsid="02374287" style:font-size-asian="12pt" style:font-size-complex="12pt"/>
    </style:style>
    <style:style style:name="T57" style:family="text">
      <style:text-properties fo:font-variant="normal" fo:text-transform="none" style:use-window-font-color="true" style:font-name="Arial1" fo:font-size="12pt" fo:letter-spacing="normal" fo:language="fr" fo:country="FR" fo:font-style="normal" fo:font-weight="normal" officeooo:rsid="02374ed0" style:font-size-asian="12pt" style:font-size-complex="12pt"/>
    </style:style>
    <style:style style:name="T58" style:family="text">
      <style:text-properties fo:font-variant="normal" fo:text-transform="none" style:use-window-font-color="true" style:font-name="Arial1" fo:font-size="12pt" fo:letter-spacing="normal" fo:language="fr" fo:country="FR" fo:font-style="normal" fo:font-weight="normal" officeooo:rsid="02388354" style:font-size-asian="12pt" style:font-size-complex="12pt"/>
    </style:style>
    <style:style style:name="T59" style:family="text">
      <style:text-properties fo:font-variant="normal" fo:text-transform="none" style:use-window-font-color="true" style:font-name="Arial1" fo:font-size="12pt" fo:letter-spacing="normal" fo:language="fr" fo:country="FR" fo:font-style="normal" fo:font-weight="normal" officeooo:rsid="023a65da" style:font-size-asian="12pt" style:font-size-complex="12pt"/>
    </style:style>
    <style:style style:name="T60" style:family="text">
      <style:text-properties fo:font-variant="normal" fo:text-transform="none" style:use-window-font-color="true" style:font-name="Arial1" fo:font-size="12pt" fo:letter-spacing="normal" fo:language="fr" fo:country="FR" fo:font-style="normal" fo:font-weight="normal" officeooo:rsid="023b3b7d" style:font-size-asian="12pt" style:font-size-complex="12pt"/>
    </style:style>
    <style:style style:name="T61" style:family="text">
      <style:text-properties fo:font-variant="normal" fo:text-transform="none" style:use-window-font-color="true" style:font-name="Arial1" fo:font-size="12pt" fo:letter-spacing="normal" fo:language="fr" fo:country="FR" fo:font-style="normal" fo:font-weight="normal" officeooo:rsid="023cbe97" style:font-size-asian="12pt" style:font-size-complex="12pt"/>
    </style:style>
    <style:style style:name="T62" style:family="text">
      <style:text-properties fo:font-variant="normal" fo:text-transform="none" style:use-window-font-color="true" style:font-name="Arial1" fo:font-size="12pt" fo:letter-spacing="normal" fo:language="fr" fo:country="FR" fo:font-style="normal" fo:font-weight="normal" officeooo:rsid="023e3ead" style:font-size-asian="12pt" style:font-size-complex="12pt"/>
    </style:style>
    <style:style style:name="T63" style:family="text">
      <style:text-properties fo:font-variant="normal" fo:text-transform="none" style:use-window-font-color="true" style:font-name="Arial1" fo:font-size="12pt" fo:letter-spacing="normal" fo:language="fr" fo:country="FR" fo:font-style="normal" fo:font-weight="normal" officeooo:rsid="023ec9e9" style:font-size-asian="12pt" style:font-size-complex="12pt"/>
    </style:style>
    <style:style style:name="T64" style:family="text">
      <style:text-properties fo:font-variant="normal" fo:text-transform="none" style:use-window-font-color="true" style:font-name="Arial1" fo:font-size="12pt" fo:letter-spacing="normal" fo:language="fr" fo:country="FR" fo:font-style="normal" fo:font-weight="normal" officeooo:rsid="023f33cb" style:font-size-asian="12pt" style:font-size-complex="12pt"/>
    </style:style>
    <style:style style:name="T65" style:family="text">
      <style:text-properties fo:font-variant="normal" fo:text-transform="none" style:use-window-font-color="true" style:font-name="Arial1" fo:font-size="12pt" fo:letter-spacing="normal" fo:language="fr" fo:country="FR" fo:font-style="normal" fo:font-weight="normal" officeooo:rsid="02407675" style:font-size-asian="12pt" style:font-size-complex="12pt"/>
    </style:style>
    <style:style style:name="T66" style:family="text">
      <style:text-properties fo:font-variant="normal" fo:text-transform="none" style:use-window-font-color="true" style:font-name="Arial1" fo:font-size="12pt" fo:letter-spacing="normal" fo:language="fr" fo:country="FR" fo:font-style="normal" fo:font-weight="normal" officeooo:rsid="019afd5c" style:font-size-asian="12pt" style:font-size-complex="12pt"/>
    </style:style>
    <style:style style:name="T67" style:family="text">
      <style:text-properties fo:font-variant="normal" fo:text-transform="none" style:use-window-font-color="true" style:font-name="Arial1" fo:font-size="12pt" fo:letter-spacing="normal" fo:language="fr" fo:country="FR" fo:font-style="normal" fo:font-weight="normal" officeooo:rsid="0241c67e" style:font-size-asian="12pt" style:font-size-complex="12pt"/>
    </style:style>
    <style:style style:name="T68" style:family="text">
      <style:text-properties fo:font-variant="normal" fo:text-transform="none" style:use-window-font-color="true" style:font-name="Arial1" fo:font-size="12pt" fo:letter-spacing="normal" fo:language="fr" fo:country="FR" fo:font-style="normal" fo:font-weight="normal" officeooo:rsid="0241d17c" style:font-size-asian="12pt" style:font-size-complex="12pt"/>
    </style:style>
    <style:style style:name="T69" style:family="text">
      <style:text-properties fo:font-variant="normal" fo:text-transform="none" style:use-window-font-color="true" style:font-name="Arial1" fo:font-size="12pt" fo:letter-spacing="normal" fo:language="fr" fo:country="FR" fo:font-style="normal" fo:font-weight="normal" officeooo:rsid="02434377" style:font-size-asian="12pt" style:font-size-complex="12pt"/>
    </style:style>
    <style:style style:name="T70" style:family="text">
      <style:text-properties fo:font-variant="normal" fo:text-transform="none" style:use-window-font-color="true" style:font-name="Arial1" fo:font-size="12pt" fo:letter-spacing="normal" fo:language="fr" fo:country="FR" fo:font-style="normal" fo:font-weight="normal" officeooo:rsid="02442c87" style:font-size-asian="12pt" style:font-size-complex="12pt"/>
    </style:style>
    <style:style style:name="T71" style:family="text">
      <style:text-properties fo:font-variant="normal" fo:text-transform="none" style:use-window-font-color="true" style:font-name="Arial1" fo:font-size="12pt" fo:letter-spacing="normal" fo:language="fr" fo:country="FR" fo:font-style="normal" fo:font-weight="normal" officeooo:rsid="02461d44" style:font-size-asian="12pt" style:font-size-complex="12pt"/>
    </style:style>
    <style:style style:name="T72" style:family="text">
      <style:text-properties fo:font-variant="normal" fo:text-transform="none" style:use-window-font-color="true" style:font-name="Arial1" fo:font-size="12pt" fo:letter-spacing="normal" fo:language="fr" fo:country="FR" fo:font-style="normal" fo:font-weight="normal" officeooo:rsid="0248be27" style:font-size-asian="12pt" style:font-size-complex="12pt"/>
    </style:style>
    <style:style style:name="T73" style:family="text">
      <style:text-properties fo:font-variant="normal" fo:text-transform="none" style:use-window-font-color="true" style:font-name="Arial1" fo:font-size="12pt" fo:letter-spacing="normal" fo:language="fr" fo:country="FR" fo:font-style="normal" fo:font-weight="normal" officeooo:rsid="0248c21d" style:font-size-asian="12pt" style:font-size-complex="12pt"/>
    </style:style>
    <style:style style:name="T74" style:family="text">
      <style:text-properties fo:font-variant="normal" fo:text-transform="none" style:use-window-font-color="true" style:font-name="Arial1" fo:font-size="12pt" fo:letter-spacing="normal" fo:language="fr" fo:country="FR" fo:font-style="normal" fo:font-weight="normal" officeooo:rsid="024a03d7" style:font-size-asian="12pt" style:font-size-complex="12pt"/>
    </style:style>
    <style:style style:name="T75" style:family="text">
      <style:text-properties fo:font-variant="normal" fo:text-transform="none" style:use-window-font-color="true" style:font-name="Arial1" fo:font-size="12pt" fo:letter-spacing="normal" fo:language="fr" fo:country="FR" fo:font-style="normal" fo:font-weight="normal" officeooo:rsid="024a3413" style:font-size-asian="12pt" style:font-size-complex="12pt"/>
    </style:style>
    <style:style style:name="T76" style:family="text">
      <style:text-properties fo:font-variant="normal" fo:text-transform="none" style:use-window-font-color="true" style:font-name="Arial1" fo:font-size="12pt" fo:letter-spacing="normal" fo:language="fr" fo:country="FR" fo:font-style="normal" fo:font-weight="normal" officeooo:rsid="024a704d" style:font-size-asian="12pt" style:font-size-complex="12pt"/>
    </style:style>
    <style:style style:name="T77" style:family="text">
      <style:text-properties fo:font-variant="normal" fo:text-transform="none" style:use-window-font-color="true" style:font-name="Arial1" fo:font-size="12pt" fo:letter-spacing="normal" fo:language="fr" fo:country="FR" fo:font-style="normal" fo:font-weight="normal" officeooo:rsid="024bda23" style:font-size-asian="12pt" style:font-size-complex="12pt"/>
    </style:style>
    <style:style style:name="T78" style:family="text">
      <style:text-properties fo:font-variant="normal" fo:text-transform="none" style:use-window-font-color="true" style:font-name="Arial1" fo:font-size="12pt" fo:letter-spacing="normal" fo:language="fr" fo:country="FR" fo:font-style="normal" fo:font-weight="normal" officeooo:rsid="024d2341" style:font-size-asian="12pt" style:font-size-complex="12pt"/>
    </style:style>
    <style:style style:name="T79" style:family="text">
      <style:text-properties fo:font-variant="normal" fo:text-transform="none" style:use-window-font-color="true" style:font-name="Arial1" fo:font-size="12pt" fo:letter-spacing="normal" fo:language="fr" fo:country="FR" fo:font-style="normal" fo:font-weight="normal" officeooo:rsid="024db19f" style:font-size-asian="12pt" style:font-size-complex="12pt"/>
    </style:style>
    <style:style style:name="T80" style:family="text">
      <style:text-properties fo:font-variant="normal" fo:text-transform="none" style:use-window-font-color="true" style:font-name="Arial1" fo:font-size="12pt" fo:letter-spacing="normal" fo:language="fr" fo:country="FR" fo:font-style="normal" fo:font-weight="normal" officeooo:rsid="024e28b7" style:font-size-asian="12pt" style:font-size-complex="12pt"/>
    </style:style>
    <style:style style:name="T81" style:family="text">
      <style:text-properties fo:font-variant="normal" fo:text-transform="none" style:use-window-font-color="true" style:font-name="Arial1" fo:font-size="12pt" fo:letter-spacing="normal" fo:language="fr" fo:country="FR" fo:font-style="normal" fo:font-weight="normal" officeooo:rsid="024f52d7" style:font-size-asian="12pt" style:font-size-complex="12pt"/>
    </style:style>
    <style:style style:name="T82" style:family="text">
      <style:text-properties fo:font-variant="normal" fo:text-transform="none" style:use-window-font-color="true" style:font-name="Arial1" fo:font-size="12pt" fo:letter-spacing="normal" fo:language="fr" fo:country="FR" fo:font-style="normal" fo:font-weight="normal" officeooo:rsid="024f8398" style:font-size-asian="12pt" style:font-size-complex="12pt"/>
    </style:style>
    <style:style style:name="T83" style:family="text">
      <style:text-properties fo:font-variant="normal" fo:text-transform="none" style:use-window-font-color="true" style:font-name="Arial1" fo:font-size="12pt" fo:letter-spacing="normal" fo:language="fr" fo:country="FR" fo:font-style="normal" fo:font-weight="normal" officeooo:rsid="0250e2d7" style:font-size-asian="12pt" style:font-size-complex="12pt"/>
    </style:style>
    <style:style style:name="T84" style:family="text">
      <style:text-properties fo:font-variant="normal" fo:text-transform="none" style:use-window-font-color="true" style:font-name="Arial1" fo:font-size="12pt" fo:letter-spacing="normal" fo:language="fr" fo:country="FR" fo:font-style="normal" fo:font-weight="normal" officeooo:rsid="0251a07f" style:font-size-asian="12pt" style:font-size-complex="12pt"/>
    </style:style>
    <style:style style:name="T85" style:family="text">
      <style:text-properties fo:font-variant="normal" fo:text-transform="none" style:use-window-font-color="true" style:font-name="Arial1" fo:font-size="12pt" fo:letter-spacing="normal" fo:language="fr" fo:country="FR" fo:font-style="normal" fo:font-weight="normal" officeooo:rsid="0251ec9c" style:font-size-asian="12pt" style:font-size-complex="12pt"/>
    </style:style>
    <style:style style:name="T86" style:family="text">
      <style:text-properties fo:font-variant="normal" fo:text-transform="none" style:use-window-font-color="true" style:font-name="Arial1" fo:font-size="12pt" fo:letter-spacing="normal" fo:language="fr" fo:country="FR" fo:font-style="normal" fo:font-weight="normal" officeooo:rsid="02530275" style:font-size-asian="12pt" style:font-size-complex="12pt"/>
    </style:style>
    <style:style style:name="T87" style:family="text">
      <style:text-properties fo:font-variant="normal" fo:text-transform="none" style:use-window-font-color="true" style:font-name="Arial1" fo:font-size="12pt" fo:letter-spacing="normal" fo:language="fr" fo:country="FR" fo:font-style="normal" fo:font-weight="normal" officeooo:rsid="01177ca4" style:font-size-asian="12pt" style:font-weight-asian="normal" style:font-size-complex="12pt" style:font-weight-complex="normal"/>
    </style:style>
    <style:style style:name="T88" style:family="text">
      <style:text-properties fo:font-variant="normal" fo:text-transform="none" style:use-window-font-color="true" style:font-name="Arial1" fo:font-size="12pt" fo:letter-spacing="normal" fo:language="fr" fo:country="FR" fo:font-style="normal" fo:font-weight="bold" officeooo:rsid="01177ca4" style:font-size-asian="12pt" style:font-weight-asian="bold" style:font-size-complex="12pt" style:font-weight-complex="bold"/>
    </style:style>
    <style:style style:name="T89" style:family="text">
      <style:text-properties fo:font-variant="normal" fo:text-transform="none" style:use-window-font-color="true" style:font-name="Arial1" fo:font-size="12pt" fo:letter-spacing="normal" fo:language="fr" fo:country="FR" fo:font-style="normal" fo:font-weight="bold" officeooo:rsid="0199eab8" style:font-size-asian="12pt" style:font-weight-asian="bold" style:font-size-complex="12pt" style:font-weight-complex="bold"/>
    </style:style>
    <style:style style:name="T90" style:family="text">
      <style:text-properties fo:font-variant="normal" fo:text-transform="none" style:use-window-font-color="true" style:font-name="Arial1" fo:font-size="12pt" fo:letter-spacing="normal" fo:language="fr" fo:country="FR" fo:font-style="normal" fo:font-weight="bold" officeooo:rsid="01b0d270" style:font-size-asian="12pt" style:font-weight-asian="bold" style:font-size-complex="12pt" style:font-weight-complex="bold"/>
    </style:style>
    <style:style style:name="T91" style:family="text">
      <style:text-properties fo:font-variant="normal" fo:text-transform="none" style:use-window-font-color="true" style:font-name="Arial1" fo:font-size="12pt" fo:letter-spacing="normal" fo:language="fr" fo:country="FR" fo:font-style="normal" fo:font-weight="bold" officeooo:rsid="01b6a993" style:font-size-asian="12pt" style:font-weight-asian="bold" style:font-size-complex="12pt" style:font-weight-complex="bold"/>
    </style:style>
    <style:style style:name="T92" style:family="text">
      <style:text-properties fo:font-variant="normal" fo:text-transform="none" style:use-window-font-color="true" style:font-name="Arial1" fo:font-size="12pt" fo:letter-spacing="normal" fo:language="fr" fo:country="FR" fo:font-style="normal" fo:font-weight="bold" officeooo:rsid="01ce4087" style:font-size-asian="12pt" style:font-weight-asian="bold" style:font-size-complex="12pt" style:font-weight-complex="bold"/>
    </style:style>
    <style:style style:name="T93" style:family="text">
      <style:text-properties fo:font-variant="normal" fo:text-transform="none" style:use-window-font-color="true" style:font-name="Arial1" fo:font-size="12pt" fo:letter-spacing="normal" fo:language="fr" fo:country="FR" fo:font-style="normal" fo:font-weight="bold" officeooo:rsid="01948671" style:font-size-asian="12pt" style:font-weight-asian="bold" style:font-size-complex="12pt" style:font-weight-complex="bold"/>
    </style:style>
    <style:style style:name="T94" style:family="text">
      <style:text-properties fo:font-variant="normal" fo:text-transform="none" style:use-window-font-color="true" style:font-name="Arial1" fo:font-size="12pt" fo:letter-spacing="normal" fo:language="fr" fo:country="FR" fo:font-style="normal" fo:font-weight="bold" officeooo:rsid="0128422b" style:font-size-asian="12pt" style:font-weight-asian="bold" style:font-size-complex="12pt" style:font-weight-complex="bold"/>
    </style:style>
    <style:style style:name="T95" style:family="text">
      <style:text-properties fo:font-variant="normal" fo:text-transform="none" style:use-window-font-color="true" style:font-name="Arial1" fo:font-size="12pt" fo:letter-spacing="normal" fo:language="fr" fo:country="FR" fo:font-style="normal" fo:font-weight="bold" officeooo:rsid="019afd5c" style:font-size-asian="12pt" style:font-weight-asian="bold" style:font-size-complex="12pt" style:font-weight-complex="bold"/>
    </style:style>
    <style:style style:name="T96" style:family="text">
      <style:text-properties fo:font-variant="normal" fo:text-transform="none" style:use-window-font-color="true" style:font-name="Arial1" fo:font-size="12pt" fo:letter-spacing="normal" fo:language="fr" fo:country="FR" fo:font-style="normal" fo:font-weight="bold" officeooo:rsid="0241c67e" style:font-size-asian="12pt" style:font-weight-asian="bold" style:font-size-complex="12pt" style:font-weight-complex="bold"/>
    </style:style>
    <style:style style:name="T97" style:family="text">
      <style:text-properties fo:font-variant="normal" fo:text-transform="none" style:use-window-font-color="true" style:font-name="Arial1" fo:font-size="12pt" fo:letter-spacing="normal" fo:language="fr" fo:country="FR" fo:font-style="normal" fo:font-weight="bold" officeooo:rsid="024d2341" style:font-size-asian="12pt" style:font-weight-asian="bold" style:font-size-complex="12pt" style:font-weight-complex="bold"/>
    </style:style>
    <style:style style:name="T98" style:family="text">
      <style:text-properties fo:font-variant="normal" fo:text-transform="none" style:use-window-font-color="true" style:font-name="Arial1" fo:font-size="12pt" fo:letter-spacing="normal" fo:language="fr" fo:country="FR" fo:font-style="normal" fo:font-weight="bold" officeooo:rsid="02530275" style:font-size-asian="12pt" style:font-weight-asian="bold" style:font-size-complex="12pt" style:font-weight-complex="bold"/>
    </style:style>
    <style:style style:name="T99" style:family="text">
      <style:text-properties fo:font-variant="normal" fo:text-transform="none" style:use-window-font-color="true" style:font-name="Arial1" fo:font-size="12pt" fo:letter-spacing="normal" fo:font-style="normal" style:text-underline-style="none" fo:font-weight="normal" officeooo:rsid="0100494a" style:text-underline-mode="continuous" style:text-overline-mode="continuous" style:text-line-through-mode="continuous" style:font-size-asian="12pt" style:font-style-asian="normal" style:font-size-complex="12pt" style:font-style-complex="normal"/>
    </style:style>
    <style:style style:name="T100" style:family="text">
      <style:text-properties fo:font-variant="normal" fo:text-transform="none" style:use-window-font-color="true" style:font-name="Arial1" fo:font-size="12pt" fo:letter-spacing="normal" fo:font-style="normal" style:text-underline-style="none" fo:font-weight="normal" officeooo:rsid="01007dfd" style:text-underline-mode="continuous" style:text-overline-mode="continuous" style:text-line-through-mode="continuous" style:font-size-asian="12pt" style:font-style-asian="normal" style:font-size-complex="12pt" style:font-style-complex="normal"/>
    </style:style>
    <style:style style:name="T101" style:family="text">
      <style:text-properties fo:font-variant="normal" fo:text-transform="none" style:use-window-font-color="true" style:font-name="Arial1" fo:font-size="15pt" fo:letter-spacing="normal" fo:language="fr" fo:country="FR" fo:font-style="italic" style:text-underline-style="solid" style:text-underline-width="auto" style:text-underline-color="font-color" fo:font-weight="normal" officeooo:rsid="0000952b" style:text-underline-mode="continuous" style:text-overline-mode="continuous" style:text-line-through-mode="continuous" style:font-size-asian="15pt" style:font-style-asian="italic" style:font-size-complex="15pt" style:font-style-complex="italic"/>
    </style:style>
    <style:style style:name="T102" style:family="text">
      <style:text-properties fo:font-variant="normal" fo:text-transform="none" style:use-window-font-color="true" style:font-name="Arial1" fo:font-size="15pt" fo:letter-spacing="normal" fo:language="fr" fo:country="FR" fo:font-style="normal" fo:font-weight="normal" officeooo:rsid="01cc596a" style:font-size-asian="15pt" style:font-size-complex="15pt"/>
    </style:style>
    <style:style style:name="T103" style:family="text">
      <style:text-properties fo:font-variant="normal" fo:text-transform="none" style:use-window-font-color="true" style:font-name="Arial1" fo:letter-spacing="normal" fo:language="fr" fo:country="FR" style:text-underline-style="solid" style:text-underline-width="auto" style:text-underline-color="font-color" fo:font-weight="normal" officeooo:rsid="0000952b" style:font-size-asian="15pt" style:font-style-asian="italic" style:font-size-complex="15pt" style:font-style-complex="italic"/>
    </style:style>
    <style:style style:name="T104" style:family="text">
      <style:text-properties fo:font-variant="normal" fo:text-transform="none" style:use-window-font-color="true" style:font-name="Arial1" fo:letter-spacing="normal" fo:language="fr" fo:country="FR" fo:font-weight="normal" officeooo:rsid="0000952b"/>
    </style:style>
    <style:style style:name="T105" style:family="text">
      <style:text-properties fo:font-variant="normal" fo:text-transform="none" style:use-window-font-color="true" style:font-name="Arial1" fo:letter-spacing="normal" fo:language="fr" fo:country="FR" fo:font-weight="normal" officeooo:rsid="01007dfd"/>
    </style:style>
    <style:style style:name="T106" style:family="text">
      <style:text-properties fo:font-variant="normal" fo:text-transform="none" style:use-window-font-color="true" style:font-name="Arial1" fo:letter-spacing="normal" fo:language="fr" fo:country="FR" fo:font-weight="normal" officeooo:rsid="019f33b7"/>
    </style:style>
    <style:style style:name="T107" style:family="text">
      <style:text-properties fo:font-variant="normal" fo:text-transform="none" style:use-window-font-color="true" style:font-name="Arial1" fo:font-size="10pt" fo:letter-spacing="normal" fo:language="fr" fo:country="FR" fo:font-style="normal" fo:font-weight="normal" officeooo:rsid="01c00073" style:font-size-asian="10pt" style:font-size-complex="10pt"/>
    </style:style>
    <style:style style:name="T108" style:family="text">
      <style:text-properties fo:font-variant="normal" fo:text-transform="none" style:use-window-font-color="true" style:font-name="Arial1" fo:font-size="10pt" fo:letter-spacing="normal" fo:language="fr" fo:country="FR" fo:font-style="normal" fo:font-weight="normal" officeooo:rsid="01c8cda5" style:font-size-asian="10pt" style:font-size-complex="10pt"/>
    </style:style>
    <style:style style:name="T109" style:family="text">
      <style:text-properties fo:font-variant="normal" fo:text-transform="none" style:use-window-font-color="true" style:font-name="Arial1" fo:font-size="10pt" fo:letter-spacing="normal" fo:language="fr" fo:country="FR" fo:font-style="normal" fo:font-weight="normal" officeooo:rsid="02237f16" style:font-size-asian="10pt" style:font-size-complex="10pt"/>
    </style:style>
    <style:style style:name="T110" style:family="text">
      <style:text-properties fo:font-variant="normal" fo:text-transform="none" style:use-window-font-color="true" style:font-name="Arial1" fo:font-size="10pt" fo:letter-spacing="normal" fo:language="fr" fo:country="FR" fo:font-style="normal" fo:font-weight="normal" officeooo:rsid="02208e1c" style:font-size-asian="10pt" style:font-size-complex="10pt"/>
    </style:style>
    <style:style style:name="T111" style:family="text">
      <style:text-properties fo:font-variant="normal" fo:text-transform="none" style:use-window-font-color="true" style:font-name="Arial2" fo:font-size="12pt" fo:letter-spacing="normal" fo:language="fr" fo:country="FR" fo:font-style="normal" fo:font-weight="normal" officeooo:rsid="007b4a08" style:font-size-asian="12pt" style:font-size-complex="12pt"/>
    </style:style>
    <style:style style:name="T112" style:family="text">
      <style:text-properties fo:font-variant="normal" fo:text-transform="none" style:use-window-font-color="true" style:font-name="Arial2" fo:font-size="12pt" fo:letter-spacing="normal" fo:language="fr" fo:country="FR" fo:font-style="normal" fo:font-weight="normal" officeooo:rsid="007cebfe" style:font-size-asian="12pt" style:font-size-complex="12pt"/>
    </style:style>
    <style:style style:name="T113" style:family="text">
      <style:text-properties fo:font-variant="normal" fo:text-transform="none" style:use-window-font-color="true" style:font-name="Arial2" fo:font-size="12pt" fo:letter-spacing="normal" fo:language="fr" fo:country="FR" fo:font-style="normal" fo:font-weight="normal" officeooo:rsid="0086377d" style:font-size-asian="12pt" style:font-size-complex="12pt"/>
    </style:style>
    <style:style style:name="T114" style:family="text">
      <style:text-properties fo:font-variant="normal" fo:text-transform="none" style:use-window-font-color="true" style:font-name="Arial2" fo:font-size="12pt" fo:letter-spacing="normal" fo:language="fr" fo:country="FR" fo:font-style="normal" fo:font-weight="normal" officeooo:rsid="0087a0f7" style:font-size-asian="12pt" style:font-size-complex="12pt"/>
    </style:style>
    <style:style style:name="T115" style:family="text">
      <style:text-properties fo:font-variant="normal" fo:text-transform="none" style:use-window-font-color="true" style:font-name="Arial2" fo:font-size="12pt" fo:letter-spacing="normal" fo:language="fr" fo:country="FR" fo:font-style="normal" fo:font-weight="normal" officeooo:rsid="0090fe02" style:font-size-asian="12pt" style:font-size-complex="12pt"/>
    </style:style>
    <style:style style:name="T116" style:family="text">
      <style:text-properties fo:font-variant="normal" fo:text-transform="none" style:use-window-font-color="true" style:font-name="Arial2" fo:font-size="12pt" fo:letter-spacing="normal" fo:language="fr" fo:country="FR" fo:font-style="normal" fo:font-weight="normal" officeooo:rsid="0098d3a8" style:font-size-asian="12pt" style:font-size-complex="12pt"/>
    </style:style>
    <style:style style:name="T117" style:family="text">
      <style:text-properties fo:font-variant="normal" fo:text-transform="none" style:use-window-font-color="true" style:font-name="Arial2" fo:font-size="12pt" fo:letter-spacing="normal" fo:language="fr" fo:country="FR" fo:font-style="normal" fo:font-weight="normal" officeooo:rsid="00a1f291" style:font-size-asian="12pt" style:font-size-complex="12pt"/>
    </style:style>
    <style:style style:name="T118" style:family="text">
      <style:text-properties fo:font-variant="normal" fo:text-transform="none" style:use-window-font-color="true" style:font-name="Arial2" fo:font-size="12pt" fo:letter-spacing="normal" fo:language="fr" fo:country="FR" fo:font-style="normal" fo:font-weight="normal" officeooo:rsid="01c00073" style:font-size-asian="12pt" style:font-size-complex="12pt"/>
    </style:style>
    <style:style style:name="T119" style:family="text">
      <style:text-properties fo:font-variant="normal" fo:text-transform="none" style:use-window-font-color="true" style:font-name="Arial2" fo:font-size="12pt" fo:letter-spacing="normal" fo:language="fr" fo:country="FR" fo:font-style="normal" fo:font-weight="normal" officeooo:rsid="01cc9a37" style:font-size-asian="12pt" style:font-size-complex="12pt"/>
    </style:style>
    <style:style style:name="T120" style:family="text">
      <style:text-properties fo:font-variant="normal" fo:text-transform="none" style:use-window-font-color="true" style:font-name="Arial2" fo:font-size="12pt" fo:letter-spacing="normal" fo:language="fr" fo:country="FR" fo:font-style="normal" fo:font-weight="normal" officeooo:rsid="01cf7f0d" style:font-size-asian="12pt" style:font-size-complex="12pt"/>
    </style:style>
    <style:style style:name="T121" style:family="text">
      <style:text-properties fo:font-variant="normal" fo:text-transform="none" style:use-window-font-color="true" style:font-name="Arial2" fo:font-size="12pt" fo:letter-spacing="normal" fo:language="fr" fo:country="FR" fo:font-style="normal" fo:font-weight="normal" officeooo:rsid="01d17323" style:font-size-asian="12pt" style:font-size-complex="12pt"/>
    </style:style>
    <style:style style:name="T122" style:family="text">
      <style:text-properties fo:font-variant="normal" fo:text-transform="none" style:use-window-font-color="true" style:font-name="Arial2" fo:font-size="12pt" fo:letter-spacing="normal" fo:language="fr" fo:country="FR" fo:font-style="normal" fo:font-weight="normal" officeooo:rsid="01d2bc3f" style:font-size-asian="12pt" style:font-size-complex="12pt"/>
    </style:style>
    <style:style style:name="T123" style:family="text">
      <style:text-properties fo:font-variant="normal" fo:text-transform="none" style:use-window-font-color="true" style:font-name="Arial2" fo:font-size="12pt" fo:letter-spacing="normal" fo:language="fr" fo:country="FR" fo:font-style="normal" fo:font-weight="normal" officeooo:rsid="01d4118c" style:font-size-asian="12pt" style:font-size-complex="12pt"/>
    </style:style>
    <style:style style:name="T124" style:family="text">
      <style:text-properties fo:font-variant="normal" fo:text-transform="none" style:use-window-font-color="true" style:font-name="Arial2" fo:font-size="12pt" fo:letter-spacing="normal" fo:language="fr" fo:country="FR" fo:font-style="normal" fo:font-weight="normal" officeooo:rsid="01d527b7" style:font-size-asian="12pt" style:font-size-complex="12pt"/>
    </style:style>
    <style:style style:name="T125" style:family="text">
      <style:text-properties fo:font-variant="normal" fo:text-transform="none" style:use-window-font-color="true" style:font-name="Arial2" fo:font-size="12pt" fo:letter-spacing="normal" fo:language="fr" fo:country="FR" fo:font-style="normal" fo:font-weight="normal" officeooo:rsid="01d7262c" style:font-size-asian="12pt" style:font-size-complex="12pt"/>
    </style:style>
    <style:style style:name="T126" style:family="text">
      <style:text-properties fo:font-variant="normal" fo:text-transform="none" style:use-window-font-color="true" style:font-name="Arial2" fo:font-size="12pt" fo:letter-spacing="normal" fo:language="fr" fo:country="FR" fo:font-style="normal" fo:font-weight="normal" officeooo:rsid="01d8d417" style:font-size-asian="12pt" style:font-size-complex="12pt"/>
    </style:style>
    <style:style style:name="T127" style:family="text">
      <style:text-properties fo:font-variant="normal" fo:text-transform="none" style:use-window-font-color="true" style:font-name="Arial2" fo:font-size="12pt" fo:letter-spacing="normal" fo:language="fr" fo:country="FR" fo:font-style="normal" fo:font-weight="normal" officeooo:rsid="01d975fd" style:font-size-asian="12pt" style:font-size-complex="12pt"/>
    </style:style>
    <style:style style:name="T128" style:family="text">
      <style:text-properties fo:font-variant="normal" fo:text-transform="none" style:use-window-font-color="true" style:font-name="Arial2" fo:font-size="12pt" fo:letter-spacing="normal" fo:language="fr" fo:country="FR" fo:font-style="normal" fo:font-weight="normal" officeooo:rsid="01da9c5b" style:font-size-asian="12pt" style:font-size-complex="12pt"/>
    </style:style>
    <style:style style:name="T129" style:family="text">
      <style:text-properties fo:font-variant="normal" fo:text-transform="none" style:use-window-font-color="true" style:font-name="Arial2" fo:font-size="12pt" fo:letter-spacing="normal" fo:language="fr" fo:country="FR" fo:font-style="normal" fo:font-weight="normal" officeooo:rsid="01daa75c" style:font-size-asian="12pt" style:font-size-complex="12pt"/>
    </style:style>
    <style:style style:name="T130" style:family="text">
      <style:text-properties fo:font-variant="normal" fo:text-transform="none" style:use-window-font-color="true" style:font-name="Arial2" fo:font-size="12pt" fo:letter-spacing="normal" fo:language="fr" fo:country="FR" fo:font-style="normal" fo:font-weight="normal" officeooo:rsid="01db113a" style:font-size-asian="12pt" style:font-size-complex="12pt"/>
    </style:style>
    <style:style style:name="T131" style:family="text">
      <style:text-properties fo:font-variant="normal" fo:text-transform="none" style:use-window-font-color="true" style:font-name="Arial2" fo:font-size="12pt" fo:letter-spacing="normal" fo:language="fr" fo:country="FR" fo:font-style="normal" fo:font-weight="normal" officeooo:rsid="01dccd04" style:font-size-asian="12pt" style:font-size-complex="12pt"/>
    </style:style>
    <style:style style:name="T132" style:family="text">
      <style:text-properties fo:font-variant="normal" fo:text-transform="none" style:use-window-font-color="true" style:font-name="Arial2" fo:font-size="12pt" fo:letter-spacing="normal" fo:language="fr" fo:country="FR" fo:font-style="normal" fo:font-weight="normal" officeooo:rsid="01dde3b6" style:font-size-asian="12pt" style:font-size-complex="12pt"/>
    </style:style>
    <style:style style:name="T133" style:family="text">
      <style:text-properties fo:font-variant="normal" fo:text-transform="none" style:use-window-font-color="true" style:font-name="Arial2" fo:font-size="12pt" fo:letter-spacing="normal" fo:language="fr" fo:country="FR" fo:font-style="normal" fo:font-weight="normal" officeooo:rsid="01df8127" style:font-size-asian="12pt" style:font-size-complex="12pt"/>
    </style:style>
    <style:style style:name="T134" style:family="text">
      <style:text-properties fo:font-variant="normal" fo:text-transform="none" style:use-window-font-color="true" style:font-name="Arial2" fo:font-size="12pt" fo:letter-spacing="normal" fo:language="fr" fo:country="FR" fo:font-style="normal" fo:font-weight="normal" officeooo:rsid="01e149d6" style:font-size-asian="12pt" style:font-size-complex="12pt"/>
    </style:style>
    <style:style style:name="T135" style:family="text">
      <style:text-properties fo:font-variant="normal" fo:text-transform="none" style:use-window-font-color="true" style:font-name="Arial2" fo:font-size="12pt" fo:letter-spacing="normal" fo:language="fr" fo:country="FR" fo:font-style="normal" fo:font-weight="normal" officeooo:rsid="01e32aeb" style:font-size-asian="12pt" style:font-size-complex="12pt"/>
    </style:style>
    <style:style style:name="T136" style:family="text">
      <style:text-properties fo:font-variant="normal" fo:text-transform="none" style:use-window-font-color="true" style:font-name="Arial2" fo:font-size="12pt" fo:letter-spacing="normal" fo:language="fr" fo:country="FR" fo:font-style="normal" fo:font-weight="normal" officeooo:rsid="01e33d04" style:font-size-asian="12pt" style:font-size-complex="12pt"/>
    </style:style>
    <style:style style:name="T137" style:family="text">
      <style:text-properties fo:font-variant="normal" fo:text-transform="none" style:use-window-font-color="true" style:font-name="Arial2" fo:font-size="12pt" fo:letter-spacing="normal" fo:language="fr" fo:country="FR" fo:font-style="normal" fo:font-weight="normal" officeooo:rsid="01e45f72" style:font-size-asian="12pt" style:font-size-complex="12pt"/>
    </style:style>
    <style:style style:name="T138" style:family="text">
      <style:text-properties fo:font-variant="normal" fo:text-transform="none" style:use-window-font-color="true" style:font-name="Arial2" fo:font-size="12pt" fo:letter-spacing="normal" fo:language="fr" fo:country="FR" fo:font-style="normal" fo:font-weight="normal" officeooo:rsid="01e4e777" style:font-size-asian="12pt" style:font-size-complex="12pt"/>
    </style:style>
    <style:style style:name="T139" style:family="text">
      <style:text-properties fo:font-variant="normal" fo:text-transform="none" style:use-window-font-color="true" style:font-name="Arial2" fo:font-size="12pt" fo:letter-spacing="normal" fo:language="fr" fo:country="FR" fo:font-style="normal" fo:font-weight="normal" officeooo:rsid="01e6e253" style:font-size-asian="12pt" style:font-size-complex="12pt"/>
    </style:style>
    <style:style style:name="T140" style:family="text">
      <style:text-properties fo:font-variant="normal" fo:text-transform="none" style:use-window-font-color="true" style:font-name="Arial2" fo:font-size="12pt" fo:letter-spacing="normal" fo:language="fr" fo:country="FR" fo:font-style="normal" fo:font-weight="normal" officeooo:rsid="01e8c000" style:font-size-asian="12pt" style:font-size-complex="12pt"/>
    </style:style>
    <style:style style:name="T141" style:family="text">
      <style:text-properties fo:font-variant="normal" fo:text-transform="none" style:use-window-font-color="true" style:font-name="Arial2" fo:font-size="12pt" fo:letter-spacing="normal" fo:language="fr" fo:country="FR" fo:font-style="normal" fo:font-weight="normal" officeooo:rsid="01e8f59f" style:font-size-asian="12pt" style:font-size-complex="12pt"/>
    </style:style>
    <style:style style:name="T142" style:family="text">
      <style:text-properties fo:font-variant="normal" fo:text-transform="none" style:use-window-font-color="true" style:font-name="Arial2" fo:font-size="12pt" fo:letter-spacing="normal" fo:language="fr" fo:country="FR" fo:font-style="normal" fo:font-weight="normal" officeooo:rsid="01ea438f" style:font-size-asian="12pt" style:font-size-complex="12pt"/>
    </style:style>
    <style:style style:name="T143" style:family="text">
      <style:text-properties fo:font-variant="normal" fo:text-transform="none" style:use-window-font-color="true" style:font-name="Arial2" fo:font-size="12pt" fo:letter-spacing="normal" fo:language="fr" fo:country="FR" fo:font-style="normal" fo:font-weight="normal" officeooo:rsid="01eb321a" style:font-size-asian="12pt" style:font-size-complex="12pt"/>
    </style:style>
    <style:style style:name="T144" style:family="text">
      <style:text-properties fo:font-variant="normal" fo:text-transform="none" style:use-window-font-color="true" style:font-name="Arial2" fo:font-size="12pt" fo:letter-spacing="normal" fo:language="fr" fo:country="FR" fo:font-style="normal" fo:font-weight="normal" officeooo:rsid="01ebd138" style:font-size-asian="12pt" style:font-size-complex="12pt"/>
    </style:style>
    <style:style style:name="T145" style:family="text">
      <style:text-properties fo:font-variant="normal" fo:text-transform="none" style:use-window-font-color="true" style:font-name="Arial2" fo:font-size="12pt" fo:letter-spacing="normal" fo:language="fr" fo:country="FR" fo:font-style="normal" fo:font-weight="normal" officeooo:rsid="01ed7cf5" style:font-size-asian="12pt" style:font-size-complex="12pt"/>
    </style:style>
    <style:style style:name="T146" style:family="text">
      <style:text-properties fo:font-variant="normal" fo:text-transform="none" style:use-window-font-color="true" style:font-name="Arial2" fo:font-size="12pt" fo:letter-spacing="normal" fo:language="fr" fo:country="FR" fo:font-style="normal" fo:font-weight="normal" officeooo:rsid="01ee75f9" style:font-size-asian="12pt" style:font-size-complex="12pt"/>
    </style:style>
    <style:style style:name="T147" style:family="text">
      <style:text-properties fo:font-variant="normal" fo:text-transform="none" style:use-window-font-color="true" style:font-name="Arial2" fo:font-size="12pt" fo:letter-spacing="normal" fo:language="fr" fo:country="FR" fo:font-style="normal" fo:font-weight="normal" officeooo:rsid="01f04ddb" style:font-size-asian="12pt" style:font-size-complex="12pt"/>
    </style:style>
    <style:style style:name="T148" style:family="text">
      <style:text-properties fo:font-variant="normal" fo:text-transform="none" style:use-window-font-color="true" style:font-name="Arial2" fo:font-size="12pt" fo:letter-spacing="normal" fo:language="fr" fo:country="FR" fo:font-style="normal" fo:font-weight="normal" officeooo:rsid="01f1b20b" style:font-size-asian="12pt" style:font-size-complex="12pt"/>
    </style:style>
    <style:style style:name="T149" style:family="text">
      <style:text-properties fo:font-variant="normal" fo:text-transform="none" style:use-window-font-color="true" style:font-name="Arial2" fo:font-size="12pt" fo:letter-spacing="normal" fo:language="fr" fo:country="FR" fo:font-style="normal" fo:font-weight="normal" officeooo:rsid="01f2e2a3" style:font-size-asian="12pt" style:font-size-complex="12pt"/>
    </style:style>
    <style:style style:name="T150" style:family="text">
      <style:text-properties fo:font-variant="normal" fo:text-transform="none" style:use-window-font-color="true" style:font-name="Arial2" fo:font-size="12pt" fo:letter-spacing="normal" fo:language="fr" fo:country="FR" fo:font-style="normal" fo:font-weight="normal" officeooo:rsid="01f3e832" style:font-size-asian="12pt" style:font-size-complex="12pt"/>
    </style:style>
    <style:style style:name="T151" style:family="text">
      <style:text-properties fo:font-variant="normal" fo:text-transform="none" style:use-window-font-color="true" style:font-name="Arial2" fo:font-size="12pt" fo:letter-spacing="normal" fo:language="fr" fo:country="FR" fo:font-style="normal" fo:font-weight="normal" officeooo:rsid="01f438d1" style:font-size-asian="12pt" style:font-size-complex="12pt"/>
    </style:style>
    <style:style style:name="T152" style:family="text">
      <style:text-properties fo:font-variant="normal" fo:text-transform="none" style:use-window-font-color="true" style:font-name="Arial2" fo:font-size="12pt" fo:letter-spacing="normal" fo:language="fr" fo:country="FR" fo:font-style="normal" fo:font-weight="normal" officeooo:rsid="01f59c35" style:font-size-asian="12pt" style:font-size-complex="12pt"/>
    </style:style>
    <style:style style:name="T153" style:family="text">
      <style:text-properties fo:font-variant="normal" fo:text-transform="none" style:use-window-font-color="true" style:font-name="Arial2" fo:font-size="12pt" fo:letter-spacing="normal" fo:language="fr" fo:country="FR" fo:font-style="normal" fo:font-weight="normal" officeooo:rsid="01f77385" style:font-size-asian="12pt" style:font-size-complex="12pt"/>
    </style:style>
    <style:style style:name="T154" style:family="text">
      <style:text-properties fo:font-variant="normal" fo:text-transform="none" style:use-window-font-color="true" style:font-name="Arial2" fo:font-size="12pt" fo:letter-spacing="normal" fo:language="fr" fo:country="FR" fo:font-style="normal" fo:font-weight="normal" officeooo:rsid="01f824aa" style:font-size-asian="12pt" style:font-size-complex="12pt"/>
    </style:style>
    <style:style style:name="T155" style:family="text">
      <style:text-properties fo:font-variant="normal" fo:text-transform="none" style:use-window-font-color="true" style:font-name="Arial2" fo:font-size="12pt" fo:letter-spacing="normal" fo:language="fr" fo:country="FR" fo:font-style="normal" fo:font-weight="normal" officeooo:rsid="01f9a5bb" style:font-size-asian="12pt" style:font-size-complex="12pt"/>
    </style:style>
    <style:style style:name="T156" style:family="text">
      <style:text-properties fo:font-variant="normal" fo:text-transform="none" style:use-window-font-color="true" style:font-name="Arial2" fo:font-size="12pt" fo:letter-spacing="normal" fo:language="fr" fo:country="FR" fo:font-style="normal" fo:font-weight="normal" officeooo:rsid="01fb9543" style:font-size-asian="12pt" style:font-size-complex="12pt"/>
    </style:style>
    <style:style style:name="T157" style:family="text">
      <style:text-properties fo:font-variant="normal" fo:text-transform="none" style:use-window-font-color="true" style:font-name="Arial2" fo:font-size="12pt" fo:letter-spacing="normal" fo:language="fr" fo:country="FR" fo:font-style="normal" fo:font-weight="normal" officeooo:rsid="01fd53e7" style:font-size-asian="12pt" style:font-size-complex="12pt"/>
    </style:style>
    <style:style style:name="T158" style:family="text">
      <style:text-properties fo:font-variant="normal" fo:text-transform="none" style:use-window-font-color="true" style:font-name="Arial2" fo:font-size="12pt" fo:letter-spacing="normal" fo:language="fr" fo:country="FR" fo:font-style="normal" fo:font-weight="normal" officeooo:rsid="01fe7220" style:font-size-asian="12pt" style:font-size-complex="12pt"/>
    </style:style>
    <style:style style:name="T159" style:family="text">
      <style:text-properties fo:font-variant="normal" fo:text-transform="none" style:use-window-font-color="true" style:font-name="Arial2" fo:font-size="12pt" fo:letter-spacing="normal" fo:language="fr" fo:country="FR" fo:font-style="normal" fo:font-weight="normal" officeooo:rsid="02017ca4" style:font-size-asian="12pt" style:font-size-complex="12pt"/>
    </style:style>
    <style:style style:name="T160" style:family="text">
      <style:text-properties fo:font-variant="normal" fo:text-transform="none" style:use-window-font-color="true" style:font-name="Arial2" fo:font-size="12pt" fo:letter-spacing="normal" fo:language="fr" fo:country="FR" fo:font-style="normal" fo:font-weight="normal" officeooo:rsid="0201c9cc" style:font-size-asian="12pt" style:font-size-complex="12pt"/>
    </style:style>
    <style:style style:name="T161" style:family="text">
      <style:text-properties fo:font-variant="normal" fo:text-transform="none" style:use-window-font-color="true" style:font-name="Arial2" fo:font-size="12pt" fo:letter-spacing="normal" fo:language="fr" fo:country="FR" fo:font-style="normal" fo:font-weight="normal" officeooo:rsid="0203a144" style:font-size-asian="12pt" style:font-size-complex="12pt"/>
    </style:style>
    <style:style style:name="T162" style:family="text">
      <style:text-properties fo:font-variant="normal" fo:text-transform="none" style:use-window-font-color="true" style:font-name="Arial2" fo:font-size="12pt" fo:letter-spacing="normal" fo:language="fr" fo:country="FR" fo:font-style="normal" fo:font-weight="normal" officeooo:rsid="02044448" style:font-size-asian="12pt" style:font-size-complex="12pt"/>
    </style:style>
    <style:style style:name="T163" style:family="text">
      <style:text-properties fo:font-variant="normal" fo:text-transform="none" style:use-window-font-color="true" style:font-name="Arial2" fo:font-size="12pt" fo:letter-spacing="normal" fo:language="fr" fo:country="FR" fo:font-style="normal" fo:font-weight="normal" officeooo:rsid="020574f4" style:font-size-asian="12pt" style:font-size-complex="12pt"/>
    </style:style>
    <style:style style:name="T164" style:family="text">
      <style:text-properties fo:font-variant="normal" fo:text-transform="none" style:use-window-font-color="true" style:font-name="Arial2" fo:font-size="12pt" fo:letter-spacing="normal" fo:language="fr" fo:country="FR" fo:font-style="normal" fo:font-weight="normal" officeooo:rsid="020704d7" style:font-size-asian="12pt" style:font-size-complex="12pt"/>
    </style:style>
    <style:style style:name="T165" style:family="text">
      <style:text-properties fo:font-variant="normal" fo:text-transform="none" style:use-window-font-color="true" style:font-name="Arial2" fo:font-size="12pt" fo:letter-spacing="normal" fo:language="fr" fo:country="FR" fo:font-style="normal" fo:font-weight="normal" officeooo:rsid="0209cbb3" style:font-size-asian="12pt" style:font-size-complex="12pt"/>
    </style:style>
    <style:style style:name="T166" style:family="text">
      <style:text-properties fo:font-variant="normal" fo:text-transform="none" style:use-window-font-color="true" style:font-name="Arial2" fo:font-size="12pt" fo:letter-spacing="normal" fo:language="fr" fo:country="FR" fo:font-style="normal" fo:font-weight="normal" officeooo:rsid="020aacd5" style:font-size-asian="12pt" style:font-size-complex="12pt"/>
    </style:style>
    <style:style style:name="T167" style:family="text">
      <style:text-properties fo:font-variant="normal" fo:text-transform="none" style:use-window-font-color="true" style:font-name="Arial2" fo:font-size="12pt" fo:letter-spacing="normal" fo:language="fr" fo:country="FR" fo:font-style="normal" fo:font-weight="normal" officeooo:rsid="020d04fe" style:font-size-asian="12pt" style:font-size-complex="12pt"/>
    </style:style>
    <style:style style:name="T168" style:family="text">
      <style:text-properties fo:font-variant="normal" fo:text-transform="none" style:use-window-font-color="true" style:font-name="Arial2" fo:font-size="12pt" fo:letter-spacing="normal" fo:language="fr" fo:country="FR" fo:font-style="normal" fo:font-weight="normal" officeooo:rsid="020eb4f4" style:font-size-asian="12pt" style:font-size-complex="12pt"/>
    </style:style>
    <style:style style:name="T169" style:family="text">
      <style:text-properties fo:font-variant="normal" fo:text-transform="none" style:use-window-font-color="true" style:font-name="Arial2" fo:font-size="12pt" fo:letter-spacing="normal" fo:language="fr" fo:country="FR" fo:font-style="normal" fo:font-weight="normal" officeooo:rsid="020fb5e7" style:font-size-asian="12pt" style:font-size-complex="12pt"/>
    </style:style>
    <style:style style:name="T170" style:family="text">
      <style:text-properties fo:font-variant="normal" fo:text-transform="none" style:use-window-font-color="true" style:font-name="Arial2" fo:font-size="12pt" fo:letter-spacing="normal" fo:language="fr" fo:country="FR" fo:font-style="normal" fo:font-weight="normal" officeooo:rsid="0210c2a5" style:font-size-asian="12pt" style:font-size-complex="12pt"/>
    </style:style>
    <style:style style:name="T171" style:family="text">
      <style:text-properties fo:font-variant="normal" fo:text-transform="none" style:use-window-font-color="true" style:font-name="Arial2" fo:font-size="12pt" fo:letter-spacing="normal" fo:language="fr" fo:country="FR" fo:font-style="normal" fo:font-weight="normal" officeooo:rsid="0210ddce" style:font-size-asian="12pt" style:font-size-complex="12pt"/>
    </style:style>
    <style:style style:name="T172" style:family="text">
      <style:text-properties fo:font-variant="normal" fo:text-transform="none" style:use-window-font-color="true" style:font-name="Arial2" fo:font-size="12pt" fo:letter-spacing="normal" fo:language="fr" fo:country="FR" fo:font-style="normal" fo:font-weight="normal" officeooo:rsid="02122904" style:font-size-asian="12pt" style:font-size-complex="12pt"/>
    </style:style>
    <style:style style:name="T173" style:family="text">
      <style:text-properties fo:font-variant="normal" fo:text-transform="none" style:use-window-font-color="true" style:font-name="Arial2" fo:font-size="12pt" fo:letter-spacing="normal" fo:language="fr" fo:country="FR" fo:font-style="normal" fo:font-weight="normal" officeooo:rsid="0213f5c5" style:font-size-asian="12pt" style:font-size-complex="12pt"/>
    </style:style>
    <style:style style:name="T174" style:family="text">
      <style:text-properties fo:font-variant="normal" fo:text-transform="none" style:use-window-font-color="true" style:font-name="Arial2" fo:font-size="12pt" fo:letter-spacing="normal" fo:language="fr" fo:country="FR" fo:font-style="normal" fo:font-weight="normal" officeooo:rsid="0214ff52" style:font-size-asian="12pt" style:font-size-complex="12pt"/>
    </style:style>
    <style:style style:name="T175" style:family="text">
      <style:text-properties fo:font-variant="normal" fo:text-transform="none" style:use-window-font-color="true" style:font-name="Arial2" fo:font-size="12pt" fo:letter-spacing="normal" fo:language="fr" fo:country="FR" fo:font-style="normal" fo:font-weight="normal" officeooo:rsid="0216f08b" style:font-size-asian="12pt" style:font-size-complex="12pt"/>
    </style:style>
    <style:style style:name="T176" style:family="text">
      <style:text-properties fo:font-variant="normal" fo:text-transform="none" style:use-window-font-color="true" style:font-name="Arial2" fo:font-size="12pt" fo:letter-spacing="normal" fo:language="fr" fo:country="FR" fo:font-style="normal" fo:font-weight="bold" officeooo:rsid="01e149d6" style:font-size-asian="12pt" style:font-weight-asian="bold" style:font-size-complex="12pt" style:font-weight-complex="bold"/>
    </style:style>
    <style:style style:name="T177" style:family="text">
      <style:text-properties fo:font-variant="normal" fo:text-transform="none" style:use-window-font-color="true" style:font-name="Arial2" fo:font-size="12pt" fo:letter-spacing="normal" fo:language="fr" fo:country="FR" fo:font-style="normal" fo:font-weight="bold" officeooo:rsid="01e8f59f" style:font-size-asian="12pt" style:font-weight-asian="bold" style:font-size-complex="12pt" style:font-weight-complex="bold"/>
    </style:style>
    <style:style style:name="T178" style:family="text">
      <style:text-properties fo:font-variant="normal" fo:text-transform="none" style:use-window-font-color="true" style:font-name="Arial2" fo:font-size="12pt" fo:letter-spacing="normal" fo:language="fr" fo:country="FR" fo:font-style="normal" fo:font-weight="bold" officeooo:rsid="01fe7220" style:font-size-asian="12pt" style:font-weight-asian="bold" style:font-size-complex="12pt" style:font-weight-complex="bold"/>
    </style:style>
    <style:style style:name="T179" style:family="text">
      <style:text-properties fo:font-variant="normal" fo:text-transform="none" style:use-window-font-color="true" style:font-name="Arial2" fo:font-size="12pt" fo:letter-spacing="normal" fo:language="fr" fo:country="FR" fo:font-style="normal" fo:font-weight="bold" officeooo:rsid="020aacd5" style:font-size-asian="12pt" style:font-weight-asian="bold" style:font-size-complex="12pt" style:font-weight-complex="bold"/>
    </style:style>
    <style:style style:name="T180" style:family="text">
      <style:text-properties fo:font-variant="normal" fo:text-transform="none" style:use-window-font-color="true" style:font-name="Arial2" fo:font-size="12pt" fo:letter-spacing="normal" fo:language="fr" fo:country="FR" fo:font-style="normal" fo:font-weight="bold" officeooo:rsid="0216f08b" style:font-size-asian="12pt" style:font-weight-asian="bold" style:font-size-complex="12pt" style:font-weight-complex="bold"/>
    </style:style>
    <style:style style:name="T181" style:family="text">
      <style:text-properties fo:font-variant="normal" fo:text-transform="none" style:use-window-font-color="true" style:font-name="Arial2" fo:font-size="6pt" fo:letter-spacing="normal" fo:language="fr" fo:country="FR" fo:font-style="normal" fo:font-weight="normal" officeooo:rsid="007b4a08" style:font-size-asian="6pt" style:font-size-complex="6pt"/>
    </style:style>
    <style:style style:name="T182" style:family="text">
      <style:text-properties fo:font-variant="normal" fo:text-transform="none" style:use-window-font-color="true" style:font-name="Arial2" fo:font-size="10pt" fo:letter-spacing="normal" fo:language="fr" fo:country="FR" fo:font-style="normal" fo:font-weight="normal" officeooo:rsid="01e8f59f" style:font-size-asian="10pt" style:font-size-complex="10pt"/>
    </style:style>
    <style:style style:name="T183" style:family="text">
      <style:text-properties fo:font-variant="normal" fo:text-transform="none" style:use-window-font-color="true" style:font-name="Arial2" fo:font-size="10pt" fo:letter-spacing="normal" fo:language="fr" fo:country="FR" fo:font-style="normal" fo:font-weight="normal" officeooo:rsid="01f59c35" style:font-size-asian="10pt" style:font-size-complex="10pt"/>
    </style:style>
    <style:style style:name="T184" style:family="text">
      <style:text-properties fo:font-variant="normal" fo:text-transform="none" style:use-window-font-color="true" style:font-name="Arial2" fo:font-size="10pt" fo:letter-spacing="normal" fo:language="fr" fo:country="FR" fo:font-style="normal" fo:font-weight="normal" officeooo:rsid="020704d7" style:font-size-asian="10pt" style:font-size-complex="10pt"/>
    </style:style>
    <style:style style:name="T185" style:family="text">
      <style:text-properties fo:font-variant="normal" fo:text-transform="none" style:use-window-font-color="true" fo:letter-spacing="normal" fo:language="fr" fo:country="FR" fo:font-weight="normal" officeooo:rsid="00f934e2"/>
    </style:style>
    <style:style style:name="T186" style:family="text">
      <style:text-properties fo:font-variant="normal" fo:text-transform="none" style:use-window-font-color="true" fo:letter-spacing="normal" fo:language="fr" fo:country="FR" fo:font-weight="normal" officeooo:rsid="00f94fda"/>
    </style:style>
    <style:style style:name="T187" style:family="text">
      <style:text-properties fo:font-variant="normal" fo:text-transform="none" style:use-window-font-color="true" fo:letter-spacing="normal" fo:language="fr" fo:country="FR" fo:font-weight="normal" officeooo:rsid="00fb9760"/>
    </style:style>
    <style:style style:name="T188" style:family="text">
      <style:text-properties fo:font-variant="normal" fo:text-transform="none" style:use-window-font-color="true" fo:letter-spacing="normal" fo:language="fr" fo:country="FR" fo:font-weight="normal" officeooo:rsid="00fde1b3"/>
    </style:style>
    <style:style style:name="T189" style:family="text">
      <style:text-properties fo:font-variant="normal" fo:text-transform="none" style:use-window-font-color="true" fo:letter-spacing="normal" fo:language="fr" fo:country="FR" fo:font-weight="normal" officeooo:rsid="00ff45ce"/>
    </style:style>
    <style:style style:name="T190" style:family="text">
      <style:text-properties fo:font-variant="normal" fo:text-transform="none" style:use-window-font-color="true" fo:letter-spacing="normal" fo:language="fr" fo:country="FR" fo:font-weight="normal" officeooo:rsid="0100494a"/>
    </style:style>
    <style:style style:name="T191" style:family="text">
      <style:text-properties fo:font-variant="normal" fo:text-transform="none" style:use-window-font-color="true" fo:letter-spacing="normal" fo:language="fr" fo:country="FR" fo:font-weight="normal" officeooo:rsid="01007dfd"/>
    </style:style>
    <style:style style:name="T192" style:family="text">
      <style:text-properties fo:font-variant="normal" fo:text-transform="none" style:use-window-font-color="true" fo:letter-spacing="normal" fo:language="fr" fo:country="FR" fo:font-weight="normal" officeooo:rsid="019f33b7"/>
    </style:style>
    <style:style style:name="T193" style:family="text">
      <style:text-properties fo:font-variant="normal" fo:text-transform="none" style:use-window-font-color="true" fo:letter-spacing="normal" fo:language="br" fo:country="FR" fo:font-weight="normal" officeooo:rsid="00f982b7"/>
    </style:style>
    <style:style style:name="T194" style:family="text">
      <style:text-properties fo:font-variant="normal" fo:text-transform="none" style:use-window-font-color="true" fo:letter-spacing="normal" fo:language="br" fo:country="FR" fo:font-weight="normal" officeooo:rsid="00f982b7" style:text-underline-mode="continuous" style:text-overline-mode="continuous" style:text-line-through-mode="continuous"/>
    </style:style>
    <style:style style:name="T195" style:family="text">
      <style:text-properties fo:font-variant="normal" fo:text-transform="none" style:use-window-font-color="true" fo:letter-spacing="normal" fo:font-weight="normal" officeooo:rsid="0000952b"/>
    </style:style>
    <style:style style:name="T196" style:family="text">
      <style:text-properties fo:font-variant="normal" fo:text-transform="none" style:use-window-font-color="true" fo:letter-spacing="normal" fo:font-weight="normal" officeooo:rsid="00f934e2" style:text-underline-mode="continuous" style:text-overline-mode="continuous" style:text-line-through-mode="continuous"/>
    </style:style>
    <style:style style:name="T197" style:family="text">
      <style:text-properties fo:font-variant="normal" fo:text-transform="none" style:use-window-font-color="true" fo:letter-spacing="normal" fo:font-weight="normal" officeooo:rsid="00f94fda" style:text-underline-mode="continuous" style:text-overline-mode="continuous" style:text-line-through-mode="continuous"/>
    </style:style>
    <style:style style:name="T198" style:family="text">
      <style:text-properties fo:font-variant="normal" fo:text-transform="none" style:use-window-font-color="true" fo:letter-spacing="normal" fo:font-weight="normal" officeooo:rsid="00fb9760" style:text-underline-mode="continuous" style:text-overline-mode="continuous" style:text-line-through-mode="continuous"/>
    </style:style>
    <style:style style:name="T199" style:family="text">
      <style:text-properties fo:font-variant="normal" fo:text-transform="none" style:use-window-font-color="true" fo:letter-spacing="normal" fo:font-weight="normal" officeooo:rsid="00fde1b3" style:text-underline-mode="continuous" style:text-overline-mode="continuous" style:text-line-through-mode="continuous"/>
    </style:style>
    <style:style style:name="T200" style:family="text">
      <style:text-properties fo:font-variant="normal" fo:text-transform="none" style:use-window-font-color="true" fo:letter-spacing="normal" fo:font-weight="normal" officeooo:rsid="00ff45ce" style:text-underline-mode="continuous" style:text-overline-mode="continuous" style:text-line-through-mode="continuous"/>
    </style:style>
    <style:style style:name="T201" style:family="text">
      <style:text-properties fo:font-variant="normal" fo:text-transform="none" style:use-window-font-color="true" fo:letter-spacing="normal" fo:font-weight="normal" officeooo:rsid="0100494a" style:text-underline-mode="continuous" style:text-overline-mode="continuous" style:text-line-through-mode="continuous"/>
    </style:style>
    <style:style style:name="T202" style:family="text">
      <style:text-properties fo:font-variant="normal" fo:text-transform="none" style:use-window-font-color="true" fo:letter-spacing="normal" fo:font-weight="normal" officeooo:rsid="01007dfd" style:text-underline-mode="continuous" style:text-overline-mode="continuous" style:text-line-through-mode="continuous"/>
    </style:style>
    <style:style style:name="T203" style:family="text">
      <style:text-properties fo:font-variant="normal" fo:text-transform="none" style:use-window-font-color="true" style:text-position="super 58%" fo:letter-spacing="normal" fo:language="fr" fo:country="FR" fo:font-weight="normal" officeooo:rsid="00ff45ce"/>
    </style:style>
    <style:style style:name="T204" style:family="text">
      <style:text-properties fo:font-variant="normal" fo:text-transform="none" style:use-window-font-color="true" style:text-position="super 58%" fo:letter-spacing="normal" fo:font-weight="normal" officeooo:rsid="00ff45ce" style:text-underline-mode="continuous" style:text-overline-mode="continuous" style:text-line-through-mode="continuous"/>
    </style:style>
    <style:style style:name="T205" style:family="text">
      <style:text-properties fo:font-variant="normal" fo:text-transform="none" style:use-window-font-color="true" style:text-position="0% 100%" fo:letter-spacing="normal" fo:language="fr" fo:country="FR" fo:font-weight="normal" officeooo:rsid="00ff45ce"/>
    </style:style>
    <style:style style:name="T206" style:family="text">
      <style:text-properties fo:font-variant="normal" fo:text-transform="none" style:use-window-font-color="true" style:text-position="0% 100%" fo:letter-spacing="normal" fo:font-weight="normal" officeooo:rsid="00ff45ce" style:text-underline-mode="continuous" style:text-overline-mode="continuous" style:text-line-through-mode="continuous"/>
    </style:style>
    <style:style style:name="T207" style:family="text">
      <style:text-properties fo:font-variant="normal" fo:text-transform="none" style:use-window-font-color="true" fo:font-size="12pt" fo:letter-spacing="normal" fo:font-style="normal" fo:font-weight="normal" style:font-size-asian="12pt" style:font-size-complex="12pt"/>
    </style:style>
    <style:style style:name="T208" style:family="text">
      <style:text-properties fo:font-variant="normal" fo:text-transform="none" style:use-window-font-color="true" fo:font-size="12pt" fo:letter-spacing="normal" fo:font-style="normal" fo:font-weight="normal" officeooo:rsid="01322830" style:font-size-asian="12pt" style:font-size-complex="12pt"/>
    </style:style>
    <style:style style:name="T209" style:family="text">
      <style:text-properties fo:font-variant="normal" fo:text-transform="none" style:use-window-font-color="true" fo:font-size="12pt" fo:letter-spacing="normal" fo:font-style="normal" fo:font-weight="normal" officeooo:rsid="0132e126" style:font-size-asian="12pt" style:font-size-complex="12pt"/>
    </style:style>
    <style:style style:name="T210" style:family="text">
      <style:text-properties fo:font-variant="normal" fo:text-transform="none" style:use-window-font-color="true" fo:font-size="12pt" fo:letter-spacing="normal" fo:font-style="normal" fo:font-weight="normal" officeooo:rsid="0134adb1" style:font-size-asian="12pt" style:font-size-complex="12pt"/>
    </style:style>
    <style:style style:name="T211" style:family="text">
      <style:text-properties fo:font-variant="normal" fo:text-transform="none" style:use-window-font-color="true" fo:font-size="12pt" fo:letter-spacing="normal" fo:font-style="normal" fo:font-weight="normal" officeooo:rsid="013628c9" style:font-size-asian="12pt" style:font-size-complex="12pt"/>
    </style:style>
    <style:style style:name="T212" style:family="text">
      <style:text-properties fo:font-variant="normal" fo:text-transform="none" style:use-window-font-color="true" fo:font-size="12pt" fo:letter-spacing="normal" fo:font-style="normal" fo:font-weight="normal" officeooo:rsid="0137e845" style:font-size-asian="12pt" style:font-size-complex="12pt"/>
    </style:style>
    <style:style style:name="T213" style:family="text">
      <style:text-properties fo:font-variant="normal" fo:text-transform="none" style:use-window-font-color="true" fo:font-size="12pt" fo:letter-spacing="normal" fo:font-style="normal" fo:font-weight="normal" officeooo:rsid="01392686" style:font-size-asian="12pt" style:font-size-complex="12pt"/>
    </style:style>
    <style:style style:name="T214" style:family="text">
      <style:text-properties fo:font-variant="normal" fo:text-transform="none" style:use-window-font-color="true" fo:font-size="12pt" fo:letter-spacing="normal" fo:font-style="normal" fo:font-weight="normal" officeooo:rsid="013bb465" style:font-size-asian="12pt" style:font-size-complex="12pt"/>
    </style:style>
    <style:style style:name="T215" style:family="text">
      <style:text-properties fo:font-variant="normal" fo:text-transform="none" style:use-window-font-color="true" fo:font-size="12pt" fo:letter-spacing="normal" fo:font-style="normal" fo:font-weight="normal" officeooo:rsid="024d2341" style:font-size-asian="12pt" style:font-size-complex="12pt"/>
    </style:style>
    <style:style style:name="T216" style:family="text">
      <style:text-properties fo:font-variant="normal" fo:text-transform="none" style:use-window-font-color="true" fo:font-size="12pt" fo:letter-spacing="normal" fo:font-style="normal" fo:font-weight="normal" officeooo:rsid="01948671" style:font-size-asian="12pt" style:font-size-complex="12pt"/>
    </style:style>
    <style:style style:name="T217" style:family="text">
      <style:text-properties fo:font-variant="normal" fo:text-transform="none" style:use-window-font-color="true" fo:font-size="12pt" fo:letter-spacing="normal" fo:font-style="normal" fo:font-weight="normal" officeooo:rsid="01177ca4" style:font-size-asian="12pt" style:font-weight-asian="normal" style:font-size-complex="12pt" style:font-weight-complex="normal"/>
    </style:style>
    <style:style style:name="T218" style:family="text">
      <style:text-properties fo:font-variant="normal" fo:text-transform="none" style:use-window-font-color="true" fo:font-size="12pt" fo:letter-spacing="normal" fo:font-style="normal" fo:font-weight="bold" style:font-size-asian="12pt" style:font-weight-asian="bold" style:font-size-complex="12pt" style:font-weight-complex="bold"/>
    </style:style>
    <style:style style:name="T219" style:family="text">
      <style:text-properties fo:font-variant="normal" fo:text-transform="none" style:use-window-font-color="true" fo:font-size="12pt" fo:letter-spacing="normal" fo:font-style="normal" fo:font-weight="bold" officeooo:rsid="01177ca4" style:font-size-asian="12pt" style:font-weight-asian="bold" style:font-size-complex="12pt" style:font-weight-complex="bold"/>
    </style:style>
    <style:style style:name="T220" style:family="text">
      <style:text-properties fo:font-variant="normal" fo:text-transform="none" style:use-window-font-color="true" fo:font-size="12pt" fo:letter-spacing="normal" fo:font-style="normal" fo:font-weight="bold" officeooo:rsid="013bb465" style:font-size-asian="12pt" style:font-weight-asian="bold" style:font-size-complex="12pt" style:font-weight-complex="bold"/>
    </style:style>
    <style:style style:name="T221" style:family="text">
      <style:text-properties fo:font-variant="normal" fo:text-transform="none" style:use-window-font-color="true" fo:font-size="12pt" fo:letter-spacing="normal" fo:font-style="normal" fo:font-weight="bold" officeooo:rsid="024d2341" style:font-size-asian="12pt" style:font-weight-asian="bold" style:font-size-complex="12pt" style:font-weight-complex="bold"/>
    </style:style>
    <style:style style:name="T222" style:family="text">
      <style:text-properties fo:font-variant="normal" fo:text-transform="none" style:use-window-font-color="true" fo:font-size="12pt" fo:letter-spacing="normal" fo:font-style="normal" fo:font-weight="bold" officeooo:rsid="01948671" style:font-size-asian="12pt" style:font-weight-asian="bold" style:font-size-complex="12pt" style:font-weight-complex="bold"/>
    </style:style>
    <style:style style:name="T223" style:family="text">
      <style:text-properties fo:font-variant="normal" fo:text-transform="none" style:use-window-font-color="true" fo:font-size="15pt" fo:letter-spacing="normal" fo:font-style="normal" fo:font-weight="normal" style:font-size-asian="15pt" style:font-size-complex="15pt"/>
    </style:style>
    <style:style style:name="T224" style:family="text">
      <style:text-properties fo:font-variant="normal" fo:text-transform="none" fo:color="#353535" style:text-position="super 58%" style:font-name="Arial1" fo:letter-spacing="normal" fo:language="fr" fo:country="FR" officeooo:rsid="01883296"/>
    </style:style>
    <style:style style:name="T225" style:family="text">
      <style:text-properties fo:font-variant="normal" fo:text-transform="none" fo:color="#353535" style:text-position="super 58%" style:font-name="Helvetica" fo:font-size="6.5pt" fo:letter-spacing="normal" fo:language="fr" fo:country="FR" fo:font-style="normal" fo:font-weight="normal" officeooo:rsid="01883296"/>
    </style:style>
    <style:style style:name="T226" style:family="text">
      <style:text-properties fo:font-variant="normal" fo:text-transform="none" fo:color="#353535" style:text-position="0% 100%" style:font-name="Arial1" fo:letter-spacing="normal" fo:language="fr" fo:country="FR" officeooo:rsid="01883296"/>
    </style:style>
    <style:style style:name="T227" style:family="text">
      <style:text-properties fo:font-variant="normal" fo:text-transform="none" fo:color="#353535" style:text-position="0% 100%" style:font-name="Helvetica" fo:font-size="6.5pt" fo:letter-spacing="normal" fo:language="fr" fo:country="FR" fo:font-style="normal" fo:font-weight="normal" officeooo:rsid="01883296"/>
    </style:style>
    <style:style style:name="T228" style:family="text">
      <style:text-properties fo:font-variant="normal" fo:text-transform="none" fo:color="#202122" style:font-name="sans-serif" fo:font-size="7pt" fo:letter-spacing="normal" fo:language="fr" fo:country="FR" fo:font-style="normal" fo:font-weight="bold" officeooo:rsid="02722dbd"/>
    </style:style>
    <style:style style:name="T229" style:family="text">
      <style:text-properties fo:font-variant="normal" fo:text-transform="none" fo:color="#202122" style:text-position="super 58%" style:font-name="sans-serif" fo:font-size="7pt" fo:letter-spacing="normal" fo:language="fr" fo:country="FR" fo:font-style="normal" fo:font-weight="bold" officeooo:rsid="02722dbd"/>
    </style:style>
    <style:style style:name="T230" style:family="text">
      <style:text-properties style:font-name="Arial1" fo:language="fr" fo:country="FR"/>
    </style:style>
    <style:style style:name="T231" style:family="text">
      <style:text-properties style:font-name="Arial1" fo:language="fr" fo:country="FR" officeooo:rsid="0000952b"/>
    </style:style>
    <style:style style:name="T232" style:family="text">
      <style:text-properties style:font-name="Arial1" fo:language="fr" fo:country="FR" officeooo:rsid="0001b83e"/>
    </style:style>
    <style:style style:name="T233" style:family="text">
      <style:text-properties style:font-name="Arial1" fo:language="fr" fo:country="FR" fo:font-weight="bold" style:font-weight-asian="bold" style:font-weight-complex="bold"/>
    </style:style>
    <style:style style:name="T234" style:family="text">
      <style:text-properties style:font-name="Arial1" fo:language="fr" fo:country="FR" fo:font-weight="bold" officeooo:rsid="0000952b" style:font-weight-asian="bold" style:font-weight-complex="bold"/>
    </style:style>
    <style:style style:name="T235" style:family="text">
      <style:text-properties style:font-name="Arial1" fo:language="fr" fo:country="FR" fo:font-weight="bold" officeooo:rsid="0105547d" style:font-weight-asian="bold" style:font-weight-complex="bold"/>
    </style:style>
    <style:style style:name="T236" style:family="text">
      <style:text-properties style:font-name="Arial1" fo:language="fr" fo:country="FR" fo:font-weight="bold" officeooo:rsid="010c2a3c" style:font-weight-asian="bold" style:font-weight-complex="bold"/>
    </style:style>
    <style:style style:name="T237" style:family="text">
      <style:text-properties style:font-name="Arial1" fo:language="fr" fo:country="FR" fo:font-weight="bold" officeooo:rsid="01177ca4" style:font-weight-asian="bold" style:font-weight-complex="bold"/>
    </style:style>
    <style:style style:name="T238" style:family="text">
      <style:text-properties style:font-name="Arial1" fo:language="fr" fo:country="FR" fo:font-weight="bold" officeooo:rsid="013d8815" style:font-weight-asian="bold" style:font-weight-complex="bold"/>
    </style:style>
    <style:style style:name="T239" style:family="text">
      <style:text-properties style:font-name="Arial1" fo:language="fr" fo:country="FR" fo:font-weight="bold" officeooo:rsid="01815f35" style:font-weight-asian="bold" style:font-weight-complex="bold"/>
    </style:style>
    <style:style style:name="T240" style:family="text">
      <style:text-properties style:font-name="Arial1" fo:language="fr" fo:country="FR" officeooo:rsid="0106c130"/>
    </style:style>
    <style:style style:name="T241" style:family="text">
      <style:text-properties style:font-name="Arial1" fo:language="fr" fo:country="FR" fo:font-weight="normal" style:font-weight-asian="normal" style:font-weight-complex="normal"/>
    </style:style>
    <style:style style:name="T242" style:family="text">
      <style:text-properties style:font-name="Arial1" fo:language="fr" fo:country="FR" fo:font-weight="normal" officeooo:rsid="0105547d" style:font-weight-asian="normal" style:font-weight-complex="normal"/>
    </style:style>
    <style:style style:name="T243" style:family="text">
      <style:text-properties style:font-name="Arial1" fo:language="fr" fo:country="FR" fo:font-weight="normal" officeooo:rsid="010d427a" style:font-weight-asian="normal" style:font-weight-complex="normal"/>
    </style:style>
    <style:style style:name="T244" style:family="text">
      <style:text-properties style:font-name="Arial1" fo:language="fr" fo:country="FR" fo:font-weight="normal" officeooo:rsid="010c2a3c" style:font-weight-asian="normal" style:font-weight-complex="normal"/>
    </style:style>
    <style:style style:name="T245" style:family="text">
      <style:text-properties style:font-name="Arial1" fo:language="fr" fo:country="FR" fo:font-weight="normal" officeooo:rsid="01177ca4" style:font-weight-asian="normal" style:font-weight-complex="normal"/>
    </style:style>
    <style:style style:name="T246" style:family="text">
      <style:text-properties style:font-name="Arial1" fo:language="fr" fo:country="FR" fo:font-weight="normal" officeooo:rsid="011c41d6" style:font-weight-asian="normal" style:font-weight-complex="normal"/>
    </style:style>
    <style:style style:name="T247" style:family="text">
      <style:text-properties style:font-name="Arial1" fo:language="fr" fo:country="FR" officeooo:rsid="01071ea4"/>
    </style:style>
    <style:style style:name="T248" style:family="text">
      <style:text-properties style:font-name="Arial1" fo:language="fr" fo:country="FR" officeooo:rsid="01084f00"/>
    </style:style>
    <style:style style:name="T249" style:family="text">
      <style:text-properties style:font-name="Arial1" fo:language="fr" fo:country="FR" officeooo:rsid="0108ac00"/>
    </style:style>
    <style:style style:name="T250" style:family="text">
      <style:text-properties style:font-name="Arial1" fo:language="fr" fo:country="FR" officeooo:rsid="010a80f2"/>
    </style:style>
    <style:style style:name="T251" style:family="text">
      <style:text-properties style:font-name="Arial1" fo:language="fr" fo:country="FR" officeooo:rsid="0105547d"/>
    </style:style>
    <style:style style:name="T252" style:family="text">
      <style:text-properties style:font-name="Arial1" fo:language="fr" fo:country="FR" officeooo:rsid="010c2a3c"/>
    </style:style>
    <style:style style:name="T253" style:family="text">
      <style:text-properties style:font-name="Arial1" fo:language="fr" fo:country="FR" officeooo:rsid="010c2ae6"/>
    </style:style>
    <style:style style:name="T254" style:family="text">
      <style:text-properties style:font-name="Arial1" fo:language="fr" fo:country="FR" officeooo:rsid="010d427a"/>
    </style:style>
    <style:style style:name="T255" style:family="text">
      <style:text-properties style:font-name="Arial1" fo:language="fr" fo:country="FR" officeooo:rsid="01392686"/>
    </style:style>
    <style:style style:name="T256" style:family="text">
      <style:text-properties style:font-name="Arial1" fo:language="fr" fo:country="FR" officeooo:rsid="013d8815"/>
    </style:style>
    <style:style style:name="T257" style:family="text">
      <style:text-properties style:font-name="Arial1" fo:language="fr" fo:country="FR" officeooo:rsid="016ea0c2"/>
    </style:style>
    <style:style style:name="T258" style:family="text">
      <style:text-properties style:font-name="Arial1" fo:language="fr" fo:country="FR" officeooo:rsid="017177cc"/>
    </style:style>
    <style:style style:name="T259" style:family="text">
      <style:text-properties style:font-name="Arial1" fo:language="fr" fo:country="FR" officeooo:rsid="0183939f"/>
    </style:style>
    <style:style style:name="T260" style:family="text">
      <style:text-properties style:font-name="Arial1" fo:language="fr" fo:country="FR" officeooo:rsid="01851443"/>
    </style:style>
    <style:style style:name="T261" style:family="text">
      <style:text-properties style:font-name="Arial1" fo:language="fr" fo:country="FR" officeooo:rsid="018647ff"/>
    </style:style>
    <style:style style:name="T262" style:family="text">
      <style:text-properties style:font-name="Arial1" fo:language="fr" fo:country="FR" officeooo:rsid="0186b70d"/>
    </style:style>
    <style:style style:name="T263" style:family="text">
      <style:text-properties style:font-name="Arial1" fo:language="fr" fo:country="FR" officeooo:rsid="0187a3f3"/>
    </style:style>
    <style:style style:name="T264" style:family="text">
      <style:text-properties style:font-name="Arial1" fo:language="fr" fo:country="FR" officeooo:rsid="01883296"/>
    </style:style>
    <style:style style:name="T265" style:family="text">
      <style:text-properties style:font-name="Arial1" fo:language="fr" fo:country="FR" officeooo:rsid="01815f35"/>
    </style:style>
    <style:style style:name="T266" style:family="text">
      <style:text-properties style:font-name="Arial1" fo:language="fr" fo:country="FR" officeooo:rsid="02722dbd"/>
    </style:style>
    <style:style style:name="T267" style:family="text">
      <style:text-properties style:font-name="Arial1" fo:font-size="15pt" fo:language="fr" fo:country="FR" fo:font-style="italic" style:text-underline-style="solid" style:text-underline-width="auto" style:text-underline-color="font-color" style:text-underline-mode="continuous" style:text-overline-mode="continuous" style:text-line-through-mode="continuous" style:font-size-asian="15pt" style:font-style-asian="italic" style:font-size-complex="15pt" style:font-style-complex="italic"/>
    </style:style>
    <style:style style:name="T268" style:family="text">
      <style:text-properties style:font-name="Arial1" fo:font-size="12pt" fo:font-style="normal" style:text-underline-style="none" officeooo:rsid="0000952b" style:font-size-asian="12pt" style:font-style-asian="normal" style:font-size-complex="12pt" style:font-style-complex="normal"/>
    </style:style>
    <style:style style:name="T269" style:family="text">
      <style:text-properties style:use-window-font-color="true" style:font-name="Arial1" fo:font-size="12pt" fo:language="fr" fo:country="FR" style:font-size-asian="12pt" style:font-size-complex="12pt"/>
    </style:style>
    <style:style style:name="T270" style:family="text">
      <style:text-properties style:use-window-font-color="true" style:font-name="Arial1" fo:font-size="12pt" fo:language="fr" fo:country="FR" officeooo:rsid="0001b83e" style:font-size-asian="12pt" style:font-size-complex="12pt"/>
    </style:style>
    <style:style style:name="T271" style:family="text">
      <style:text-properties style:use-window-font-color="true" style:font-name="Arial1" fo:font-size="12pt" fo:language="fr" fo:country="FR" officeooo:rsid="00627721" style:font-size-asian="12pt" style:font-size-complex="12pt"/>
    </style:style>
    <style:style style:name="T272" style:family="text">
      <style:text-properties style:use-window-font-color="true" style:font-name="Arial1" fo:font-size="12pt" fo:language="fr" fo:country="FR" officeooo:rsid="0063cd6a" style:font-size-asian="12pt" style:font-size-complex="12pt"/>
    </style:style>
    <style:style style:name="T273" style:family="text">
      <style:text-properties style:use-window-font-color="true" style:font-name="Arial1" fo:font-size="12pt" fo:language="fr" fo:country="FR" officeooo:rsid="00651c8e" style:font-size-asian="12pt" style:font-size-complex="12pt"/>
    </style:style>
    <style:style style:name="T274" style:family="text">
      <style:text-properties style:use-window-font-color="true" style:font-name="Arial1" fo:font-size="12pt" fo:language="fr" fo:country="FR" officeooo:rsid="0066e0d1" style:font-size-asian="12pt" style:font-size-complex="12pt"/>
    </style:style>
    <style:style style:name="T275" style:family="text">
      <style:text-properties style:use-window-font-color="true" style:font-name="Arial1" fo:font-size="12pt" fo:language="fr" fo:country="FR" officeooo:rsid="0067de5d" style:font-size-asian="12pt" style:font-size-complex="12pt"/>
    </style:style>
    <style:style style:name="T276" style:family="text">
      <style:text-properties style:use-window-font-color="true" style:font-name="Arial1" fo:font-size="12pt" fo:language="fr" fo:country="FR" officeooo:rsid="006b0ada" style:font-size-asian="12pt" style:font-size-complex="12pt"/>
    </style:style>
    <style:style style:name="T277" style:family="text">
      <style:text-properties style:use-window-font-color="true" style:font-name="Arial1" fo:font-size="12pt" fo:language="fr" fo:country="FR" officeooo:rsid="018b211b" style:font-size-asian="12pt" style:font-size-complex="12pt"/>
    </style:style>
    <style:style style:name="T278" style:family="text">
      <style:text-properties style:use-window-font-color="true" style:font-name="Arial1" fo:font-size="12pt" fo:language="fr" fo:country="FR" officeooo:rsid="018b6122" style:font-size-asian="12pt" style:font-size-complex="12pt"/>
    </style:style>
    <style:style style:name="T279" style:family="text">
      <style:text-properties style:use-window-font-color="true" style:font-name="Arial1" fo:font-size="12pt" fo:language="fr" fo:country="FR" officeooo:rsid="018cb9b4" style:font-size-asian="12pt" style:font-size-complex="12pt"/>
    </style:style>
    <style:style style:name="T280" style:family="text">
      <style:text-properties style:use-window-font-color="true" style:font-name="Arial1" fo:font-size="12pt" fo:language="fr" fo:country="FR" officeooo:rsid="018dc63d" style:font-size-asian="12pt" style:font-size-complex="12pt"/>
    </style:style>
    <style:style style:name="T281" style:family="text">
      <style:text-properties style:use-window-font-color="true" style:font-name="Arial1" fo:font-size="12pt" fo:language="fr" fo:country="FR" officeooo:rsid="018e50c1" style:font-size-asian="12pt" style:font-size-complex="12pt"/>
    </style:style>
    <style:style style:name="T282" style:family="text">
      <style:text-properties style:use-window-font-color="true" style:font-name="Arial1" fo:font-size="12pt" fo:language="fr" fo:country="FR" officeooo:rsid="018eacbe" style:font-size-asian="12pt" style:font-size-complex="12pt"/>
    </style:style>
    <style:style style:name="T283" style:family="text">
      <style:text-properties style:use-window-font-color="true" style:font-name="Arial1" fo:font-size="12pt" fo:language="fr" fo:country="FR" officeooo:rsid="019159fb" style:font-size-asian="12pt" style:font-size-complex="12pt"/>
    </style:style>
    <style:style style:name="T284" style:family="text">
      <style:text-properties style:use-window-font-color="true" style:font-name="Arial1" fo:font-size="12pt" fo:language="fr" fo:country="FR" officeooo:rsid="01928008" style:font-size-asian="12pt" style:font-size-complex="12pt"/>
    </style:style>
    <style:style style:name="T285" style:family="text">
      <style:text-properties style:use-window-font-color="true" style:font-name="Arial1" fo:font-size="12pt" fo:language="fr" fo:country="FR" officeooo:rsid="01919093" style:font-size-asian="12pt" style:font-size-complex="12pt"/>
    </style:style>
    <style:style style:name="T286" style:family="text">
      <style:text-properties style:use-window-font-color="true" style:font-name="Arial1" fo:font-size="12pt" fo:language="fr" fo:country="FR" officeooo:rsid="0180141c" style:font-size-asian="12pt" style:font-size-complex="12pt"/>
    </style:style>
    <style:style style:name="T287" style:family="text">
      <style:text-properties style:use-window-font-color="true" style:font-name="Arial1" fo:font-size="12pt" fo:language="fr" fo:country="FR" officeooo:rsid="01948671" style:font-size-asian="12pt" style:font-size-complex="12pt"/>
    </style:style>
    <style:style style:name="T288" style:family="text">
      <style:text-properties style:use-window-font-color="true" style:font-name="Arial1" fo:font-size="12pt" fo:language="fr" fo:country="FR" officeooo:rsid="0197206e" style:font-size-asian="12pt" style:font-size-complex="12pt"/>
    </style:style>
    <style:style style:name="T289" style:family="text">
      <style:text-properties style:use-window-font-color="true" style:font-name="Arial1" fo:font-size="12pt" fo:language="fr" fo:country="FR" officeooo:rsid="019864be" style:font-size-asian="12pt" style:font-size-complex="12pt"/>
    </style:style>
    <style:style style:name="T290" style:family="text">
      <style:text-properties style:use-window-font-color="true" style:font-name="Arial1" fo:font-size="12pt" fo:language="fr" fo:country="FR" officeooo:rsid="0199eab8" style:font-size-asian="12pt" style:font-size-complex="12pt"/>
    </style:style>
    <style:style style:name="T291" style:family="text">
      <style:text-properties style:use-window-font-color="true" style:font-name="Arial1" fo:font-size="12pt" fo:language="fr" fo:country="FR" officeooo:rsid="019afd5c" style:font-size-asian="12pt" style:font-size-complex="12pt"/>
    </style:style>
    <style:style style:name="T292" style:family="text">
      <style:text-properties style:use-window-font-color="true" style:font-name="Arial1" fo:font-size="12pt" fo:language="fr" fo:country="FR" officeooo:rsid="019dde55" style:font-size-asian="12pt" style:font-size-complex="12pt"/>
    </style:style>
    <style:style style:name="T293" style:family="text">
      <style:text-properties style:use-window-font-color="true" style:font-name="Arial1" fo:font-size="12pt" fo:language="fr" fo:country="FR" officeooo:rsid="01a4d262" style:font-size-asian="12pt" style:font-size-complex="12pt"/>
    </style:style>
    <style:style style:name="T294" style:family="text">
      <style:text-properties style:use-window-font-color="true" style:font-name="Arial1" fo:font-size="12pt" fo:language="fr" fo:country="FR" officeooo:rsid="01adb2f5" style:font-size-asian="12pt" style:font-size-complex="12pt"/>
    </style:style>
    <style:style style:name="T295" style:family="text">
      <style:text-properties style:use-window-font-color="true" style:font-name="Arial1" fo:font-size="12pt" fo:language="fr" fo:country="FR" officeooo:rsid="01b2708f" style:font-size-asian="12pt" style:font-size-complex="12pt"/>
    </style:style>
    <style:style style:name="T296" style:family="text">
      <style:text-properties style:use-window-font-color="true" style:font-name="Arial1" fo:font-size="12pt" fo:language="fr" fo:country="FR" officeooo:rsid="01b4acbb" style:font-size-asian="12pt" style:font-size-complex="12pt"/>
    </style:style>
    <style:style style:name="T297" style:family="text">
      <style:text-properties style:use-window-font-color="true" style:font-name="Arial1" fo:font-size="12pt" fo:language="fr" fo:country="FR" officeooo:rsid="01b6a993" style:font-size-asian="12pt" style:font-size-complex="12pt"/>
    </style:style>
    <style:style style:name="T298" style:family="text">
      <style:text-properties style:use-window-font-color="true" style:font-name="Arial1" fo:font-size="12pt" fo:language="fr" fo:country="FR" officeooo:rsid="01ba908b" style:font-size-asian="12pt" style:font-size-complex="12pt"/>
    </style:style>
    <style:style style:name="T299" style:family="text">
      <style:text-properties style:use-window-font-color="true" style:font-name="Arial1" fo:font-size="12pt" fo:language="fr" fo:country="FR" officeooo:rsid="01bac5fc" style:font-size-asian="12pt" style:font-size-complex="12pt"/>
    </style:style>
    <style:style style:name="T300" style:family="text">
      <style:text-properties style:use-window-font-color="true" style:font-name="Arial1" fo:font-size="12pt" fo:language="fr" fo:country="FR" officeooo:rsid="01b9ab3a" style:font-size-asian="12pt" style:font-size-complex="12pt"/>
    </style:style>
    <style:style style:name="T301" style:family="text">
      <style:text-properties style:use-window-font-color="true" style:font-name="Arial1" fo:font-size="12pt" fo:language="fr" fo:country="FR" officeooo:rsid="0274372c" style:font-size-asian="12pt" style:font-size-complex="12pt"/>
    </style:style>
    <style:style style:name="T302" style:family="text">
      <style:text-properties style:use-window-font-color="true" style:font-name="Arial1" fo:font-size="12pt" fo:language="fr" fo:country="FR" officeooo:rsid="02767510" style:font-size-asian="12pt" style:font-size-complex="12pt"/>
    </style:style>
    <style:style style:name="T303" style:family="text">
      <style:text-properties style:use-window-font-color="true" style:font-name="Arial1" fo:font-size="12pt" fo:language="fr" fo:country="FR" fo:font-weight="bold" style:font-size-asian="12pt" style:font-weight-asian="bold" style:font-size-complex="12pt" style:font-weight-complex="bold"/>
    </style:style>
    <style:style style:name="T304" style:family="text">
      <style:text-properties style:use-window-font-color="true" style:font-name="Arial1" fo:font-size="12pt" fo:language="fr" fo:country="FR" fo:font-weight="bold" officeooo:rsid="01177ca4" style:font-size-asian="12pt" style:font-weight-asian="bold" style:font-size-complex="12pt" style:font-weight-complex="bold"/>
    </style:style>
    <style:style style:name="T305" style:family="text">
      <style:text-properties style:use-window-font-color="true" style:font-name="Arial1" fo:font-size="12pt" fo:language="fr" fo:country="FR" fo:font-weight="bold" officeooo:rsid="0180141c" style:font-size-asian="12pt" style:font-weight-asian="bold" style:font-size-complex="12pt" style:font-weight-complex="bold"/>
    </style:style>
    <style:style style:name="T306" style:family="text">
      <style:text-properties style:use-window-font-color="true" style:font-name="Arial1" fo:font-size="12pt" fo:language="fr" fo:country="FR" fo:font-weight="bold" officeooo:rsid="019159fb" style:font-size-asian="12pt" style:font-weight-asian="bold" style:font-size-complex="12pt" style:font-weight-complex="bold"/>
    </style:style>
    <style:style style:name="T307" style:family="text">
      <style:text-properties style:use-window-font-color="true" style:font-name="Arial1" fo:font-size="12pt" fo:language="fr" fo:country="FR" fo:font-weight="bold" officeooo:rsid="01948671" style:font-size-asian="12pt" style:font-weight-asian="bold" style:font-size-complex="12pt" style:font-weight-complex="bold"/>
    </style:style>
    <style:style style:name="T308" style:family="text">
      <style:text-properties style:use-window-font-color="true" style:font-name="Arial1" fo:font-size="12pt" fo:language="fr" fo:country="FR" fo:font-weight="bold" officeooo:rsid="019864be" style:font-size-asian="12pt" style:font-weight-asian="bold" style:font-size-complex="12pt" style:font-weight-complex="bold"/>
    </style:style>
    <style:style style:name="T309" style:family="text">
      <style:text-properties style:use-window-font-color="true" style:font-name="Arial1" fo:font-size="12pt" fo:language="fr" fo:country="FR" fo:font-weight="bold" officeooo:rsid="0199eab8" style:font-size-asian="12pt" style:font-weight-asian="bold" style:font-size-complex="12pt" style:font-weight-complex="bold"/>
    </style:style>
    <style:style style:name="T310" style:family="text">
      <style:text-properties style:use-window-font-color="true" style:font-name="Arial1" fo:font-size="12pt" fo:language="fr" fo:country="FR" fo:font-weight="bold" officeooo:rsid="019afd5c" style:font-size-asian="12pt" style:font-weight-asian="bold" style:font-size-complex="12pt" style:font-weight-complex="bold"/>
    </style:style>
    <style:style style:name="T311" style:family="text">
      <style:text-properties style:use-window-font-color="true" style:font-name="Arial1" fo:font-size="12pt" fo:language="fr" fo:country="FR" fo:font-weight="bold" officeooo:rsid="01b6a993" style:font-size-asian="12pt" style:font-weight-asian="bold" style:font-size-complex="12pt" style:font-weight-complex="bold"/>
    </style:style>
    <style:style style:name="T312" style:family="text">
      <style:text-properties style:use-window-font-color="true" style:font-name="Arial1" fo:font-size="12pt" fo:language="fr" fo:country="FR" fo:font-weight="normal" officeooo:rsid="01177ca4" style:font-size-asian="12pt" style:font-weight-asian="normal" style:font-size-complex="12pt" style:font-weight-complex="normal"/>
    </style:style>
    <style:style style:name="T313" style:family="text">
      <style:text-properties style:use-window-font-color="true" style:font-name="Arial1" fo:font-size="12pt" fo:language="fr" fo:country="FR" fo:font-style="italic" style:text-underline-style="solid" style:text-underline-width="auto" style:text-underline-color="font-color" officeooo:rsid="01b9ab3a" style:font-size-asian="12pt" style:font-style-asian="italic" style:font-size-complex="12pt" style:font-style-complex="italic"/>
    </style:style>
    <style:style style:name="T314" style:family="text">
      <style:text-properties style:use-window-font-color="true" style:font-name="Arial1" fo:language="fr" fo:country="FR" style:text-underline-style="solid" style:text-underline-width="auto" style:text-underline-color="font-color" officeooo:rsid="0000952b" style:text-underline-mode="continuous" style:text-overline-mode="continuous" style:text-line-through-mode="continuous" style:font-size-asian="15pt" style:font-style-asian="italic" style:font-size-complex="15pt" style:font-style-complex="italic"/>
    </style:style>
    <style:style style:name="T315" style:family="text">
      <style:text-properties style:use-window-font-color="true" style:font-name="Arial1" fo:language="fr" fo:country="FR" style:text-underline-style="solid" style:text-underline-width="auto" style:text-underline-color="font-color" officeooo:rsid="00f4e55e" style:text-underline-mode="continuous" style:text-overline-mode="continuous" style:text-line-through-mode="continuous" style:font-size-asian="15pt" style:font-style-asian="italic" style:font-size-complex="15pt" style:font-style-complex="italic"/>
    </style:style>
    <style:style style:name="T316" style:family="text">
      <style:text-properties style:use-window-font-color="true" fo:language="fr" fo:country="FR" officeooo:rsid="0000952b"/>
    </style:style>
    <style:style style:name="T317" style:family="text">
      <style:text-properties style:use-window-font-color="true" fo:language="fr" fo:country="FR" officeooo:rsid="00f05d82"/>
    </style:style>
    <style:style style:name="T318" style:family="text">
      <style:text-properties style:use-window-font-color="true" fo:language="fr" fo:country="FR" officeooo:rsid="00f2d0e3"/>
    </style:style>
    <style:style style:name="T319" style:family="text">
      <style:text-properties style:use-window-font-color="true" fo:language="fr" fo:country="FR" style:text-underline-style="solid" style:text-underline-width="auto" style:text-underline-color="font-color" officeooo:rsid="0000952b" style:text-underline-mode="continuous" style:text-overline-mode="continuous" style:text-line-through-mode="continuous" style:font-size-asian="15pt" style:font-style-asian="italic" style:font-size-complex="15pt" style:font-style-complex="italic"/>
    </style:style>
    <style:style style:name="T320" style:family="text">
      <style:text-properties style:use-window-font-color="true" fo:language="fr" fo:country="FR" style:text-underline-style="solid" style:text-underline-width="auto" style:text-underline-color="font-color" officeooo:rsid="00f4e55e" style:text-underline-mode="continuous" style:text-overline-mode="continuous" style:text-line-through-mode="continuous" style:font-size-asian="15pt" style:font-style-asian="italic" style:font-size-complex="15pt" style:font-style-complex="italic"/>
    </style:style>
    <style:style style:name="T321" style:family="text">
      <style:text-properties style:use-window-font-color="true" fo:language="fr" fo:country="FR" style:text-underline-style="solid" style:text-underline-width="auto" style:text-underline-color="font-color" officeooo:rsid="019f33b7" style:text-underline-mode="continuous" style:text-overline-mode="continuous" style:text-line-through-mode="continuous" style:font-size-asian="15pt" style:font-style-asian="italic" style:font-size-complex="15pt" style:font-style-complex="italic"/>
    </style:style>
    <style:style style:name="T322" style:family="text">
      <style:text-properties style:use-window-font-color="true" fo:language="fr" fo:country="FR" officeooo:rsid="00f8fcbd"/>
    </style:style>
    <style:style style:name="T323" style:family="text">
      <style:text-properties style:use-window-font-color="true" fo:language="fr" fo:country="FR" officeooo:rsid="0102cf14"/>
    </style:style>
    <style:style style:name="T324" style:family="text">
      <style:text-properties style:use-window-font-color="true" fo:language="fr" fo:country="FR" officeooo:rsid="019f33b7"/>
    </style:style>
    <style:style style:name="T325" style:family="text">
      <style:text-properties style:use-window-font-color="true" officeooo:rsid="00f05d82" style:text-underline-mode="continuous" style:text-overline-mode="continuous" style:text-line-through-mode="continuous"/>
    </style:style>
    <style:style style:name="T326" style:family="text">
      <style:text-properties style:use-window-font-color="true" officeooo:rsid="00f2d0e3" style:text-underline-mode="continuous" style:text-overline-mode="continuous" style:text-line-through-mode="continuous"/>
    </style:style>
    <style:style style:name="T327" style:family="text">
      <style:text-properties style:use-window-font-color="true" officeooo:rsid="00f4e55e" style:text-underline-mode="continuous" style:text-overline-mode="continuous" style:text-line-through-mode="continuous"/>
    </style:style>
    <style:style style:name="T328" style:family="text">
      <style:text-properties style:use-window-font-color="true" officeooo:rsid="00f8fcbd" style:text-underline-mode="continuous" style:text-overline-mode="continuous" style:text-line-through-mode="continuous"/>
    </style:style>
    <style:style style:name="T329" style:family="text">
      <style:text-properties style:use-window-font-color="true" officeooo:rsid="0102cf14" style:text-underline-mode="continuous" style:text-overline-mode="continuous" style:text-line-through-mode="continuous"/>
    </style:style>
    <style:style style:name="T330" style:family="text">
      <style:text-properties style:use-window-font-color="true" style:font-name="Arial" fo:font-size="12pt" fo:language="fr" fo:country="FR" fo:font-weight="bold" officeooo:rsid="016ae627" style:font-size-asian="12pt" style:font-weight-asian="bold" style:font-size-complex="12pt" style:font-weight-complex="bold"/>
    </style:style>
    <style:style style:name="T331" style:family="text">
      <style:text-properties style:use-window-font-color="true" style:font-name="Arial" fo:font-size="12pt" fo:language="fr" fo:country="FR" officeooo:rsid="016ae627" style:font-size-asian="12pt" style:font-size-complex="12pt"/>
    </style:style>
    <style:style style:name="T332" style:family="text">
      <style:text-properties fo:font-weight="bold" style:font-weight-asian="bold" style:font-weight-complex="bold"/>
    </style:style>
    <style:style style:name="T333" style:family="text">
      <style:text-properties fo:font-weight="bold" officeooo:rsid="0000952b" style:font-weight-asian="bold" style:font-weight-complex="bold"/>
    </style:style>
    <style:style style:name="T334" style:family="text">
      <style:text-properties fo:font-weight="bold" officeooo:rsid="0105547d" style:font-weight-asian="bold" style:font-weight-complex="bold"/>
    </style:style>
    <style:style style:name="T335" style:family="text">
      <style:text-properties fo:font-weight="bold" officeooo:rsid="01177ca4" style:font-weight-asian="bold" style:font-weight-complex="bold"/>
    </style:style>
    <style:style style:name="T336" style:family="text">
      <style:text-properties fo:font-weight="bold" officeooo:rsid="0128422b" style:font-weight-asian="bold" style:font-weight-complex="bold"/>
    </style:style>
    <style:style style:name="T337" style:family="text">
      <style:text-properties fo:font-weight="bold" officeooo:rsid="013d8815" style:font-weight-asian="bold" style:font-weight-complex="bold"/>
    </style:style>
    <style:style style:name="T338" style:family="text">
      <style:text-properties fo:font-weight="bold" officeooo:rsid="0156dec2" style:font-weight-asian="bold" style:font-weight-complex="bold"/>
    </style:style>
    <style:style style:name="T339" style:family="text">
      <style:text-properties fo:font-weight="bold" officeooo:rsid="014b01b7" style:font-weight-asian="bold" style:font-weight-complex="bold"/>
    </style:style>
    <style:style style:name="T340" style:family="text">
      <style:text-properties fo:font-weight="bold" officeooo:rsid="0168f77c" style:font-weight-asian="bold" style:font-weight-complex="bold"/>
    </style:style>
    <style:style style:name="T341" style:family="text">
      <style:text-properties fo:font-weight="bold" officeooo:rsid="0180141c" style:font-weight-asian="bold" style:font-weight-complex="bold"/>
    </style:style>
    <style:style style:name="T342" style:family="text">
      <style:text-properties fo:font-weight="bold" officeooo:rsid="01815f35" style:font-weight-asian="bold" style:font-weight-complex="bold"/>
    </style:style>
    <style:style style:name="T343" style:family="text">
      <style:text-properties fo:font-weight="bold" officeooo:rsid="0199eab8" style:font-weight-asian="bold" style:font-weight-complex="bold"/>
    </style:style>
    <style:style style:name="T344" style:family="text">
      <style:text-properties fo:font-weight="bold" officeooo:rsid="01b0d270" style:font-weight-asian="bold" style:font-weight-complex="bold"/>
    </style:style>
    <style:style style:name="T345" style:family="text">
      <style:text-properties fo:font-weight="bold" officeooo:rsid="025b8f29" style:font-weight-asian="bold" style:font-weight-complex="bold"/>
    </style:style>
    <style:style style:name="T346" style:family="text">
      <style:text-properties fo:font-weight="bold" officeooo:rsid="025d345a" style:font-weight-asian="bold" style:font-weight-complex="bold"/>
    </style:style>
    <style:style style:name="T347" style:family="text">
      <style:text-properties fo:font-weight="bold" officeooo:rsid="01b6a993" style:font-weight-asian="bold" style:font-weight-complex="bold"/>
    </style:style>
    <style:style style:name="T348" style:family="text">
      <style:text-properties fo:language="fr" fo:country="FR" officeooo:rsid="0000952b"/>
    </style:style>
    <style:style style:name="T349" style:family="text">
      <style:text-properties fo:language="fr" fo:country="FR" officeooo:rsid="00e581cd"/>
    </style:style>
    <style:style style:name="T350" style:family="text">
      <style:text-properties fo:language="fr" fo:country="FR" officeooo:rsid="00e7f5e4"/>
    </style:style>
    <style:style style:name="T351" style:family="text">
      <style:text-properties fo:language="fr" fo:country="FR" officeooo:rsid="00eb133d"/>
    </style:style>
    <style:style style:name="T352" style:family="text">
      <style:text-properties fo:language="fr" fo:country="FR" officeooo:rsid="00f0533b"/>
    </style:style>
    <style:style style:name="T353" style:family="text">
      <style:text-properties fo:language="fr" fo:country="FR" officeooo:rsid="025fa7ce"/>
    </style:style>
    <style:style style:name="T354" style:family="text">
      <style:text-properties officeooo:rsid="0000952b"/>
    </style:style>
    <style:style style:name="T355" style:family="text">
      <style:text-properties officeooo:rsid="00e7f5e4" style:text-underline-mode="continuous" style:text-overline-mode="continuous" style:text-line-through-mode="continuous"/>
    </style:style>
    <style:style style:name="T356" style:family="text">
      <style:text-properties officeooo:rsid="0000952b" style:text-underline-mode="continuous" style:text-overline-mode="continuous" style:text-line-through-mode="continuous"/>
    </style:style>
    <style:style style:name="T357" style:family="text">
      <style:text-properties officeooo:rsid="00eb133d" style:text-underline-mode="continuous" style:text-overline-mode="continuous" style:text-line-through-mode="continuous"/>
    </style:style>
    <style:style style:name="T358" style:family="text">
      <style:text-properties officeooo:rsid="00f0533b" style:text-underline-mode="continuous" style:text-overline-mode="continuous" style:text-line-through-mode="continuous"/>
    </style:style>
    <style:style style:name="T359" style:family="text">
      <style:text-properties fo:font-weight="normal" officeooo:rsid="0000952b" style:text-underline-mode="continuous" style:text-overline-mode="continuous" style:text-line-through-mode="continuous" style:font-weight-asian="normal" style:font-weight-complex="normal"/>
    </style:style>
    <style:style style:name="T360" style:family="text">
      <style:text-properties fo:font-weight="normal" style:font-weight-asian="normal" style:font-weight-complex="normal"/>
    </style:style>
    <style:style style:name="T361" style:family="text">
      <style:text-properties fo:font-weight="normal" officeooo:rsid="0105547d" style:font-weight-asian="normal" style:font-weight-complex="normal"/>
    </style:style>
    <style:style style:name="T362" style:family="text">
      <style:text-properties fo:font-weight="normal" officeooo:rsid="010e004f" style:font-weight-asian="normal" style:font-weight-complex="normal"/>
    </style:style>
    <style:style style:name="T363" style:family="text">
      <style:text-properties fo:font-weight="normal" officeooo:rsid="010e41ce" style:font-weight-asian="normal" style:font-weight-complex="normal"/>
    </style:style>
    <style:style style:name="T364" style:family="text">
      <style:text-properties fo:font-weight="normal" officeooo:rsid="010c2a3c" style:font-weight-asian="normal" style:font-weight-complex="normal"/>
    </style:style>
    <style:style style:name="T365" style:family="text">
      <style:text-properties fo:font-weight="normal" officeooo:rsid="010f61f4" style:font-weight-asian="normal" style:font-weight-complex="normal"/>
    </style:style>
    <style:style style:name="T366" style:family="text">
      <style:text-properties fo:font-weight="normal" officeooo:rsid="01119d04" style:font-weight-asian="normal" style:font-weight-complex="normal"/>
    </style:style>
    <style:style style:name="T367" style:family="text">
      <style:text-properties fo:font-weight="normal" officeooo:rsid="0112c4a8" style:font-weight-asian="normal" style:font-weight-complex="normal"/>
    </style:style>
    <style:style style:name="T368" style:family="text">
      <style:text-properties fo:font-weight="normal" officeooo:rsid="0113d263" style:font-weight-asian="normal" style:font-weight-complex="normal"/>
    </style:style>
    <style:style style:name="T369" style:family="text">
      <style:text-properties fo:font-weight="normal" officeooo:rsid="01177ca4" style:font-weight-asian="normal" style:font-weight-complex="normal"/>
    </style:style>
    <style:style style:name="T370" style:family="text">
      <style:text-properties fo:font-weight="normal" officeooo:rsid="01b6a993" style:font-weight-asian="normal" style:font-weight-complex="normal"/>
    </style:style>
    <style:style style:name="T371" style:family="text">
      <style:text-properties fo:font-weight="normal" style:font-weight-asian="normal" style:language-complex="ar" style:country-complex="SA" style:font-weight-complex="normal"/>
    </style:style>
    <style:style style:name="T372" style:family="text">
      <style:text-properties style:font-name="Arial2"/>
    </style:style>
    <style:style style:name="T373" style:family="text">
      <style:text-properties style:font-name="Arial2" officeooo:rsid="010b7dd1"/>
    </style:style>
    <style:style style:name="T374" style:family="text">
      <style:text-properties officeooo:rsid="010c2a3c"/>
    </style:style>
    <style:style style:name="T375" style:family="text">
      <style:text-properties officeooo:rsid="010d427a"/>
    </style:style>
    <style:style style:name="T376" style:family="text">
      <style:text-properties officeooo:rsid="0105547d"/>
    </style:style>
    <style:style style:name="T377" style:family="text">
      <style:text-properties officeooo:rsid="010e41ce"/>
    </style:style>
    <style:style style:name="T378" style:family="text">
      <style:text-properties officeooo:rsid="01119d04"/>
    </style:style>
    <style:style style:name="T379" style:family="text">
      <style:text-properties officeooo:rsid="0112c4a8"/>
    </style:style>
    <style:style style:name="T380" style:family="text">
      <style:text-properties officeooo:rsid="011afd32"/>
    </style:style>
    <style:style style:name="T381" style:family="text">
      <style:text-properties officeooo:rsid="01177ca4"/>
    </style:style>
    <style:style style:name="T382" style:family="text">
      <style:text-properties officeooo:rsid="012108d7"/>
    </style:style>
    <style:style style:name="T383" style:family="text">
      <style:text-properties officeooo:rsid="012c14b2"/>
    </style:style>
    <style:style style:name="T384" style:family="text">
      <style:text-properties officeooo:rsid="0130d5a0"/>
    </style:style>
    <style:style style:name="T385" style:family="text">
      <style:text-properties officeooo:rsid="0131574f"/>
    </style:style>
    <style:style style:name="T386" style:family="text">
      <style:text-properties officeooo:rsid="01322830"/>
    </style:style>
    <style:style style:name="T387" style:family="text">
      <style:text-properties fo:font-size="15pt" style:font-size-asian="15pt" style:font-size-complex="15pt"/>
    </style:style>
    <style:style style:name="T388" style:family="text">
      <style:text-properties fo:font-size="10pt" style:font-size-asian="10pt" style:font-size-complex="10pt"/>
    </style:style>
    <style:style style:name="T389" style:family="text">
      <style:text-properties officeooo:rsid="014245bd"/>
    </style:style>
    <style:style style:name="T390" style:family="text">
      <style:text-properties officeooo:rsid="01431443"/>
    </style:style>
    <style:style style:name="T391" style:family="text">
      <style:text-properties officeooo:rsid="0144e4c0"/>
    </style:style>
    <style:style style:name="T392" style:family="text">
      <style:text-properties officeooo:rsid="01483e39"/>
    </style:style>
    <style:style style:name="T393" style:family="text">
      <style:text-properties officeooo:rsid="014f8e2b"/>
    </style:style>
    <style:style style:name="T394" style:family="text">
      <style:text-properties officeooo:rsid="01543950"/>
    </style:style>
    <style:style style:name="T395" style:family="text">
      <style:text-properties officeooo:rsid="0154bc3f"/>
    </style:style>
    <style:style style:name="T396" style:family="text">
      <style:text-properties officeooo:rsid="013d8815"/>
    </style:style>
    <style:style style:name="T397" style:family="text">
      <style:text-properties officeooo:rsid="01552f16"/>
    </style:style>
    <style:style style:name="T398" style:family="text">
      <style:text-properties officeooo:rsid="0156dec2"/>
    </style:style>
    <style:style style:name="T399" style:family="text">
      <style:text-properties officeooo:rsid="014b01b7"/>
    </style:style>
    <style:style style:name="T400" style:family="text">
      <style:text-properties officeooo:rsid="015af4b5"/>
    </style:style>
    <style:style style:name="T401" style:family="text">
      <style:text-properties style:font-name="Arial"/>
    </style:style>
    <style:style style:name="T402" style:family="text">
      <style:text-properties style:font-name="Arial" officeooo:rsid="015bfef5"/>
    </style:style>
    <style:style style:name="T403" style:family="text">
      <style:text-properties style:font-name="Arial" officeooo:rsid="015e3709"/>
    </style:style>
    <style:style style:name="T404" style:family="text">
      <style:text-properties style:font-name="Arial" officeooo:rsid="01601753"/>
    </style:style>
    <style:style style:name="T405" style:family="text">
      <style:text-properties style:font-name="Arial" officeooo:rsid="01608f49"/>
    </style:style>
    <style:style style:name="T406" style:family="text">
      <style:text-properties style:font-name="Arial" officeooo:rsid="01627beb"/>
    </style:style>
    <style:style style:name="T407" style:family="text">
      <style:text-properties style:font-name="Arial" officeooo:rsid="0163eafa"/>
    </style:style>
    <style:style style:name="T408" style:family="text">
      <style:text-properties style:font-name="Arial" officeooo:rsid="016539c1"/>
    </style:style>
    <style:style style:name="T409" style:family="text">
      <style:text-properties style:font-name="Arial" officeooo:rsid="016683ec"/>
    </style:style>
    <style:style style:name="T410" style:family="text">
      <style:text-properties style:font-name="Arial" officeooo:rsid="0168f77c"/>
    </style:style>
    <style:style style:name="T411" style:family="text">
      <style:text-properties style:font-name="Arial" fo:font-weight="bold" officeooo:rsid="0168f77c" style:font-weight-asian="bold" style:font-weight-complex="bold"/>
    </style:style>
    <style:style style:name="T412" style:family="text">
      <style:text-properties style:font-name="Arial" fo:font-weight="bold" officeooo:rsid="016ae627" style:font-weight-asian="bold" style:font-weight-complex="bold"/>
    </style:style>
    <style:style style:name="T413" style:family="text">
      <style:text-properties style:font-name="Arial" officeooo:rsid="016ae627"/>
    </style:style>
    <style:style style:name="T414" style:family="text">
      <style:text-properties officeooo:rsid="01732783"/>
    </style:style>
    <style:style style:name="T415" style:family="text">
      <style:text-properties officeooo:rsid="0174519e"/>
    </style:style>
    <style:style style:name="T416" style:family="text">
      <style:text-properties officeooo:rsid="0175f0a8"/>
    </style:style>
    <style:style style:name="T417" style:family="text">
      <style:text-properties officeooo:rsid="01793528"/>
    </style:style>
    <style:style style:name="T418" style:family="text">
      <style:text-properties officeooo:rsid="017c4b64"/>
    </style:style>
    <style:style style:name="T419" style:family="text">
      <style:text-properties officeooo:rsid="0180141c"/>
    </style:style>
    <style:style style:name="T420" style:family="text">
      <style:text-properties officeooo:rsid="01807ae0"/>
    </style:style>
    <style:style style:name="T421" style:family="text">
      <style:text-properties officeooo:rsid="01815f35"/>
    </style:style>
    <style:style style:name="T422" style:family="text">
      <style:text-properties fo:font-size="12pt" fo:font-style="normal" style:text-underline-style="none" officeooo:rsid="019dde55" style:font-size-asian="12pt" style:font-style-asian="normal" style:font-size-complex="12pt" style:font-style-complex="normal"/>
    </style:style>
    <style:style style:name="T423" style:family="text">
      <style:text-properties fo:font-size="12pt" fo:font-style="normal" style:text-underline-style="none" officeooo:rsid="022fbd5a" style:font-size-asian="12pt" style:font-style-asian="normal" style:font-size-complex="12pt" style:font-style-complex="normal"/>
    </style:style>
    <style:style style:name="T424" style:family="text">
      <style:text-properties fo:font-size="12pt" fo:font-style="normal" style:text-underline-style="none" officeooo:rsid="0000952b" style:font-size-asian="12pt" style:font-style-asian="normal" style:font-size-complex="12pt" style:font-style-complex="normal"/>
    </style:style>
    <style:style style:name="T425" style:family="text">
      <style:text-properties fo:font-size="12pt" fo:font-style="normal" style:text-underline-style="none" officeooo:rsid="025fce27" style:font-size-asian="12pt" style:font-style-asian="normal" style:font-size-complex="12pt" style:font-style-complex="normal"/>
    </style:style>
    <style:style style:name="T426" style:family="text">
      <style:text-properties officeooo:rsid="0199eab8"/>
    </style:style>
    <style:style style:name="T427" style:family="text">
      <style:text-properties officeooo:rsid="01b0d270"/>
    </style:style>
    <style:style style:name="T428" style:family="text">
      <style:text-properties officeooo:rsid="0255927e"/>
    </style:style>
    <style:style style:name="T429" style:family="text">
      <style:text-properties officeooo:rsid="025ac1d8"/>
    </style:style>
    <style:style style:name="T430" style:family="text">
      <style:text-properties officeooo:rsid="025b8f29"/>
    </style:style>
    <style:style style:name="T431" style:family="text">
      <style:text-properties officeooo:rsid="025d345a"/>
    </style:style>
    <style:style style:name="T432" style:family="text">
      <style:text-properties officeooo:rsid="025e59d3"/>
    </style:style>
    <style:style style:name="T433" style:family="text">
      <style:text-properties officeooo:rsid="0264ceda"/>
    </style:style>
    <style:style style:name="T434" style:family="text">
      <style:text-properties officeooo:rsid="02698cd2"/>
    </style:style>
    <style:style style:name="T435" style:family="text">
      <style:text-properties style:text-position="super 58%"/>
    </style:style>
    <style:style style:name="T436" style:family="text">
      <style:text-properties style:text-position="super 58%" style:font-name="Arial1" fo:language="fr" fo:country="FR" officeooo:rsid="01883296"/>
    </style:style>
    <style:style style:name="T437" style:family="text">
      <style:text-properties style:text-position="0% 100%"/>
    </style:style>
    <style:style style:name="T438" style:family="text">
      <style:text-properties officeooo:rsid="026daf64"/>
    </style:style>
    <style:style style:name="T439" style:family="text">
      <style:text-properties officeooo:rsid="026e41ad"/>
    </style:style>
    <style:style style:name="T440" style:family="text">
      <style:text-properties officeooo:rsid="027068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8"><text:span text:style-name="T372">Léopold is away </text:span><text:span text:style-name="T373">3 </text:span>: La brèche de Kitazawa</text:p>
      <text:p text:style-name="P477"/>
      <text:p text:style-name="P492"><text:span text:style-name="Police_20_par_20_défaut"><text:span text:style-name="T267">Sommaire :</text:span></text:span></text:p>
      <text:p text:style-name="P480"/>
      <text:p text:style-name="P482">- Chapitre 0 : Précédemment, dans Léopold is Away → Page 2</text:p>
      <text:p text:style-name="P481"><text:span text:style-name="T354">- Chap</text:span><text:span text:style-name="T424">itre 1 : Exotisme → Page </text:span><text:span text:style-name="T425">3</text:span></text:p>
      <text:p text:style-name="P207"><text:span text:style-name="T354">- Chapitre 2 : </text:span><text:span text:style-name="T355">Un GÉNIE monsieur !</text:span><text:span text:style-name="T354"> → Page 6</text:span></text:p>
      <text:p text:style-name="P207"><text:span text:style-name="T354">- Chapitre 3 : </text:span><text:span text:style-name="T356">Chef des soldats</text:span><text:span text:style-name="T354"> → Page 8</text:span></text:p>
      <text:p text:style-name="P207"><text:span text:style-name="T354">- Chapitre 4 : </text:span><text:span text:style-name="T357">Vive le Roy !</text:span><text:span text:style-name="T354"> → Page 11</text:span></text:p>
      <text:p text:style-name="P207"><text:span text:style-name="T354">- Chapitre 5 : </text:span><text:span text:style-name="T359">Le commencement de l’épopée</text:span><text:span text:style-name="T354"> → </text:span><text:span text:style-name="Police_20_par_20_défaut"><text:span text:style-name="T202">Page</text:span></text:span><text:span text:style-name="T354"> 16</text:span></text:p>
      <text:p text:style-name="P207"><text:span text:style-name="T354">- Chapitre 6 : </text:span><text:span text:style-name="T356">Le pouvoir royal</text:span><text:span text:style-name="T354"> → Page 19</text:span></text:p>
      <text:p text:style-name="P207"><text:span text:style-name="T354">- Chapitre 7 : </text:span><text:span text:style-name="T358">Ça chauffe !</text:span><text:span text:style-name="T354"> → Page 23</text:span></text:p>
      <text:p text:style-name="P207"><text:span text:style-name="T354">- Chapitre 8 : </text:span><text:span text:style-name="T325">Le cirque</text:span><text:span text:style-name="T354"> → Page 26</text:span></text:p>
      <text:p text:style-name="P207"><text:span text:style-name="T354">- Chapitre 9 : </text:span><text:span text:style-name="T326">Salade tomates oignons</text:span><text:span text:style-name="T354"> → Page 28</text:span></text:p>
      <text:p text:style-name="P207"><text:span text:style-name="T354">- Chapitre 10 : </text:span><text:span text:style-name="T195">À </text:span><text:span text:style-name="T327">la recherche du savoir</text:span><text:span text:style-name="T354"> → Page 32</text:span></text:p>
      <text:p text:style-name="P207"><text:span text:style-name="T354">- Chapitre 11 : </text:span><text:span text:style-name="T328">L</text:span><text:span text:style-name="T329">e vrai du FOH</text:span><text:span text:style-name="T354"> → Page 35</text:span></text:p>
      <text:p text:style-name="P208"><text:span text:style-name="T354">- Chapitre 12 : </text:span><text:span text:style-name="Police_20_par_20_défaut"><text:span text:style-name="T196">Toujours plus loin</text:span></text:span><text:span text:style-name="T354"> → Page 36</text:span></text:p>
      <text:p text:style-name="P208"><text:span text:style-name="T354">- Chapitre 13 : </text:span><text:span text:style-name="Police_20_par_20_défaut"><text:span text:style-name="T197">Douce nuit</text:span></text:span><text:span text:style-name="T354"> → Page 38</text:span></text:p>
      <text:p text:style-name="P208"><text:span text:style-name="T354">- Chapitre 14 : </text:span><text:span text:style-name="Police_20_par_20_défaut"><text:span text:style-name="T194">Bro gozh ma zadoù</text:span></text:span><text:span text:style-name="T354"> → Page 41</text:span></text:p>
      <text:p text:style-name="P208"><text:span text:style-name="T354">- Chapitre 15 : </text:span><text:span text:style-name="Police_20_par_20_défaut"><text:span text:style-name="T198">L’origine des maux</text:span></text:span><text:span text:style-name="T354"> → Page 44</text:span></text:p>
      <text:p text:style-name="P208"><text:span text:style-name="T354">- Chapitre 16 : </text:span><text:span text:style-name="Police_20_par_20_défaut"><text:span text:style-name="T199">Titanic</text:span></text:span><text:span text:style-name="T354"> → Page 48</text:span></text:p>
      <text:p text:style-name="P208"><text:span text:style-name="T354">- Chapitre 17 : </text:span><text:span text:style-name="Police_20_par_20_défaut"><text:span text:style-name="T199">Le voyage continu</text:span></text:span><text:span text:style-name="T354"> → Page 51</text:span></text:p>
      <text:p text:style-name="P208"><text:span text:style-name="T354">- Chapitre 18 : </text:span><text:span text:style-name="Police_20_par_20_défaut"><text:span text:style-name="T200">3</text:span></text:span><text:span text:style-name="Police_20_par_20_défaut"><text:span text:style-name="T204">ème</text:span></text:span><text:span text:style-name="Police_20_par_20_défaut"><text:span text:style-name="T206"> Guerre Mondiale</text:span></text:span><text:span text:style-name="T354"> → Page 54</text:span></text:p>
      <text:p text:style-name="P208"><text:span text:style-name="T354">- Chapitre 19 : </text:span><text:span text:style-name="Police_20_par_20_défaut"><text:span text:style-name="T201">Infiltration ! Mondialisation !</text:span></text:span><text:span text:style-name="T354"> → Page 57</text:span></text:p>
      <text:p text:style-name="P14"><text:span text:style-name="T268">- Chapitre 2</text:span><text:span text:style-name="T422">0</text:span><text:span text:style-name="T268"> : </text:span><text:span text:style-name="Police_20_par_20_défaut"><text:span text:style-name="T99">La lutte finale</text:span></text:span><text:span text:style-name="T268"> → Page </text:span><text:span text:style-name="T425">60</text:span></text:p>
      <text:p text:style-name="P14"><text:span text:style-name="T268">- Chapitre 2</text:span><text:span text:style-name="T422">1</text:span><text:span text:style-name="T268"> : </text:span><text:span text:style-name="Police_20_par_20_défaut"><text:span text:style-name="T99">L’enfer sur Terre</text:span></text:span><text:span text:style-name="T268"> → Page </text:span><text:span text:style-name="T423">6</text:span><text:span text:style-name="T425">4</text:span></text:p>
      <text:p text:style-name="P14"><text:span text:style-name="T268">- Chapitre 2</text:span><text:span text:style-name="T422">2</text:span><text:span text:style-name="T268"> : </text:span><text:span text:style-name="Police_20_par_20_défaut"><text:span text:style-name="T100">Destruction de l’apocalypse</text:span></text:span><text:span text:style-name="T268"> → Page </text:span><text:span text:style-name="T423">6</text:span><text:span text:style-name="T425">6</text:span></text:p>
      <text:p text:style-name="P14"><text:span text:style-name="T268">- Chapitre 2</text:span><text:span text:style-name="T422">3</text:span><text:span text:style-name="T268"> : </text:span><text:span text:style-name="Police_20_par_20_défaut"><text:span text:style-name="T100">Rééquilibrage des forces</text:span></text:span><text:span text:style-name="T268"> → Page </text:span><text:span text:style-name="T423">6</text:span><text:span text:style-name="T425">8</text:span></text:p>
      <text:p text:style-name="P497"><text:span text:style-name="T348">Chapitre </text:span><text:span text:style-name="T353">0</text:span><text:span text:style-name="T348"> : </text:span><text:span text:style-name="T353">Précédemment, dans Léopold is Away</text:span></text:p>
      <text:p text:style-name="P485"/>
      <text:p text:style-name="P484">C’est l’histoire d’Ivan, un lycéen banal qui part à la recherche de son meilleur ami disparus, Léopold (notons que ce dernier disparaît pendant quelques heures seulement, ce qui suffit à faire paniquer Ivan).</text:p>
      <text:p text:style-name="P484"/>
      <text:p text:style-name="P484">Partant avec Samy, un autre de ses amis, Ivan va vivre une aventure à la fois épique et pitoyable, durant laquelle ils vont croiser nombre de leurs camarades. Ils finiront par retrouver Léopold caché dans un aéroport, menant une guerre idéologique contre un genre de gang, <text:span text:style-name="T433">Amlaetxhis,</text:span> prônant la fin de la pornographie <text:span text:style-name="T433">pour faire</text:span> du hentai <text:span text:style-name="T433">la nouvelle norme de la sexualité fantasmée (ceci étant sûrement la pire motivation d’antagoniste). Ivan apprend alors que Léopold est le fondateur de la confrérie du Sophisme, l’organisation luttant contre la décadence que représente Amlaetxhis. </text:span></text:p>
      <text:p text:style-name="P484"/>
      <text:p text:style-name="P487">Déjà bien confus, Ivan abandonne tout sens de rationalité lorsqu’un énorme monstre les attaques, toujours dans l’aéroport oui. En plus d’être sacrément laid, le Koyadamesateï n’est pas très fort et fini rapidement vaincu par Léopold et ses amis, qui fêtèrent tous leur victoire comme il se doit (une bonne sodomie) après la mort accidentelle de Matéo, chef caché d’Amlaetxhis.</text:p>
      <text:p text:style-name="P484"/>
      <text:p text:style-name="P491">Tous ? Non. Aden, attristé par la mort d’Antoine, un de ses plus fidèles amis, va chercher coûte que coûte un moyen de ressuscité son camarade. Et ce sera chose faite 2 ans plus tard !</text:p>
      <text:p text:style-name="P483"/>
      <text:p text:style-name="P486">Seulement voilà : à cause d’une formulation vague de son vœux, Aden fit également ressuscité Matéo, qui parti immédiatement chercher les membres <text:span text:style-name="T434">d'Amlaetxhis.</text:span></text:p>
      <text:p text:style-name="P486"/>
      <text:p text:style-name="P488">La confrérie du Sophisme va immédiatement se rassembler pour faire face à la menace, mais Léopold sous estima la puissance de ses ennemis, et fini emprisonner dans un dakimakura. À la recherche d’un antidote pour inverser le processus du Ufiawgun, Ivan et Samy se retrouvèrent en Argentine, où ils rencontrèrent Alan, le concepteur de l’arme.</text:p>
      <text:p text:style-name="P488"/>
      <text:p text:style-name="P489">Pendant ce temps, Amlaetxhis négocie avec Camille, devenu président, pour voir leur idéologie appliqué à l’échelle national. Seulement, Matéo le trouvant trop laxiste sur certaine règles, décidera de l<text:span text:style-name="T438">e</text:span> trahir, l’assassiner, et prendre sa place. Il se proclame Empereur, et fais exécuter l’ordre 410 : Arrestation et mise à mort dans non consommateur de hentai.</text:p>
      <text:p text:style-name="P489"/>
      <text:p text:style-name="P490">Heureusement, nos héros, après avoir récupérés l’antidote dans un laboratoire caché sous une mairie, arrive à la capital, près à en découdre avec Amlaetxhis. Hélas, nombre d’entre eux périssent de façon plus ou moins glorieuse selon certains, mais il en résulte que Matéo fini coincé au sommet d’une tour en feu, face à Léopold. Se servant de son camarade pour parer un coup, Matéo trahit cette fois ci sa propre équipe, ce qui lui vaudra d’être jeté dans les fl<text:span text:style-name="T439">a</text:span>mmes par Alexis, qui se suicida en même temps après avoir perdu le Dr Friedmann.</text:p>
      <text:p text:style-name="P490"/>
      <text:p text:style-name="P490">Le Sophisme vaincu une nouvelle fois la dépendance du Japon, et Esteban fut nommé le premier président de la VI<text:span text:style-name="T435">ème</text:span><text:span text:style-name="T437"> République.</text:span></text:p>
      <text:p text:style-name="P483"/>
      <text:p text:style-name="P483"><text:soft-page-break/>Naturellement, nos héros ont compris la leçon et éviterons de se tromper lors de la formulation de nouveaux vœux.</text:p>
      <text:p text:style-name="P483"/>
      <text:p text:style-name="P483">Naturellement…</text:p>
      <text:p text:style-name="P496"><text:span text:style-name="T231">Chapitre 1 : </text:span><text:span text:style-name="T349">Exotisme</text:span></text:p>
      <text:p text:style-name="P16"/>
      <text:p text:style-name="P369"><text:span text:style-name="T234">I</text:span><text:span text:style-name="T233">van :</text:span><text:span text:style-name="T230"> Aïe !</text:span></text:p>
      <text:p text:style-name="P17"/>
      <text:p text:style-name="P369"><text:span text:style-name="T233">Léopold :</text:span><text:span text:style-name="T230"> Quoi encore ?</text:span></text:p>
      <text:p text:style-name="P17"/>
      <text:p text:style-name="P370"><text:span text:style-name="T234">I</text:span><text:span text:style-name="T233">van :</text:span><text:span text:style-name="T230"> J’ai marché sur un caillou !</text:span></text:p>
      <text:p text:style-name="P17"/>
      <text:p text:style-name="P370"><text:span text:style-name="T233">Léopold :</text:span><text:span text:style-name="T230"> Tu fais chier à t’arrêter pour rien tout le temps ! À se rythme on y sera pas avant demain…</text:span></text:p>
      <text:p text:style-name="P17"/>
      <text:p text:style-name="P370"><text:span text:style-name="T234">I</text:span><text:span text:style-name="T233">van :</text:span><text:span text:style-name="T241"> </text:span><text:span text:style-name="T230">C’était un gros caillou ! Je suis sur que ce genre de caillou on en trouve qu’ici.</text:span></text:p>
      <text:p text:style-name="P17"/>
      <text:p text:style-name="P370"><text:span text:style-name="T233">Léopold :</text:span><text:span text:style-name="T230"> Arrête de te plaindre et avance.</text:span></text:p>
      <text:p text:style-name="P17"/>
      <text:p text:style-name="P371"><text:span text:style-name="T230">Ivan et Léopold marchaient à vive allure dans les allées d’un bazar marocain. </text:span><text:span text:style-name="T247">Depuis que M. Archbold avait rendu le nombre de congés payés illimités, Ivan et Léopold partait une semaine sur deux à l’étranger, en voyage en amoureux. Et cette semaine justement, ils avaient décidé de partir au Maroc, profitant de l’occasion pour rendre visite à une mystérieuse personne cherchant à les rencontrer.</text:span><text:span text:style-name="T230"> Ils filaient entre les commerces, évitant les ânes qui bloquais régulièrement les rues, </text:span><text:span text:style-name="T240">en fixant un morceau de papier qui leur étaient parvenus par la poste. Il s’agissait d’une adresse amenant à une ville </text:span><text:span text:style-name="T247">marocaine</text:span><text:span text:style-name="T240"> reculé, expliquant sans doute pourquoi le cassos qui leur donnait rendez-vous n’avait pas de téléphone portable pour envoyer un SMS.</text:span><text:span text:style-name="T247"> Au bout de plusieurs heures de marche, ils arrivèrent devant </text:span><text:span text:style-name="T248">une petite boutique vendant des statuettes de poubelles renversées. Léopold contemplait les différentes couleurs, Ivan les différentes taill</text:span><text:span text:style-name="T249">es, quand tout à coup, un immense barbu se dress</text:span><text:span text:style-name="T250">a devant eux.</text:span></text:p>
      <text:p text:style-name="P18"/>
      <text:p text:style-name="P372"><text:span text:style-name="T234">I</text:span><text:span text:style-name="T235">van :</text:span><text:span text:style-name="T242"> </text:span><text:span text:style-name="T250">E</text:span><text:span text:style-name="T230">h mais c’est…</text:span></text:p>
      <text:p text:style-name="P19"/>
      <text:p text:style-name="P372"><text:span text:style-name="T235">Léopold :</text:span><text:span text:style-name="T251"> </text:span><text:span text:style-name="T230">Mais nan !</text:span></text:p>
      <text:p text:style-name="P19"/>
      <text:p text:style-name="P372"><text:span text:style-name="T233">M. Abdallah :</text:span><text:span text:style-name="T230"> Qu’es-ce que je peux faire pour vous les enfants ?</text:span></text:p>
      <text:p text:style-name="P19"/>
      <text:p text:style-name="P373"><text:span text:style-name="T235">Léopold :</text:span><text:span text:style-name="T251"> </text:span><text:span text:style-name="T252">On est à la recherche de Samy, il nous a donné l’adresse de cette boutique. Vous ne l’avez pas vu ?</text:span></text:p>
      <text:p text:style-name="P21"/>
      <text:p text:style-name="P373"><text:span text:style-name="T236">M. Abdallah :</text:span><text:span text:style-name="T252"> Si, cette boutique appartient à son père, et je crois bien </text:span><text:span text:style-name="T253">l’avoir vu dans l’atelier à l’arrière.</text:span></text:p>
      <text:p text:style-name="P22"/>
      <text:p text:style-name="P374"><text:span text:style-name="T234">I</text:span><text:span text:style-name="T235">van :</text:span><text:span text:style-name="T242"> </text:span><text:span text:style-name="T243">Ah super ! On peux aller le voir ?</text:span></text:p>
      <text:p text:style-name="P23"/>
      <text:p text:style-name="P374"><text:span text:style-name="T236">M. Abdallah :</text:span><text:span text:style-name="T244"> </text:span><text:span text:style-name="T243">Non, c’est interdit au public. Mais je peux l’appeler si vous voulez.</text:span></text:p>
      <text:p text:style-name="P23"/>
      <text:p text:style-name="P375"><text:span text:style-name="T254">S</text:span><text:span text:style-name="T230">amy :</text:span><text:span text:style-name="T241"> Pas la peine.</text:span></text:p>
      <text:p text:style-name="P24"/>
      <text:p text:style-name="P20"><text:span text:style-name="T333">I</text:span><text:span text:style-name="T334">van :</text:span><text:span text:style-name="T361"> </text:span><text:span text:style-name="T362">Samyyyyy !</text:span></text:p>
      <text:p text:style-name="P24"/>
      <text:p text:style-name="P24"><text:soft-page-break/>Ivan se jeta sur Samy pour l’enlacer, malgré la semi protestation de ce dernier.</text:p>
      <text:p text:style-name="P24"/>
      <text:p text:style-name="P20"><text:span text:style-name="T333">I</text:span><text:span text:style-name="T334">van :</text:span><text:span text:style-name="T361"> </text:span><text:span text:style-name="T362">Tu m’a tellement manqué !</text:span></text:p>
      <text:p text:style-name="P24"/>
      <text:p text:style-name="P2"><text:span text:style-name="T375">S</text:span>amy :<text:span text:style-name="T360"> Oui oui toi aussi, mais tu peux me lâcher s’il te plaît ?</text:span></text:p>
      <text:p text:style-name="P24"/>
      <text:p text:style-name="P4"><text:span text:style-name="T376">Léopold :</text:span><text:span text:style-name="T361"> </text:span><text:span text:style-name="T363">FOH</text:span></text:p>
      <text:p text:style-name="P25"/>
      <text:p text:style-name="P3"><text:span text:style-name="T375">Samy :</text:span><text:span text:style-name="T363"> FAH</text:span></text:p>
      <text:p text:style-name="P25"/>
      <text:p text:style-name="P6">Ivan :<text:span text:style-name="T360"> NnnNnn</text:span></text:p>
      <text:p text:style-name="P25"/>
      <text:p text:style-name="P6"><text:span text:style-name="T360">Ils se mirent tout les 3 à danser en </text:span><text:span text:style-name="T365">imitant</text:span><text:span text:style-name="T360"> des flamants roses.</text:span></text:p>
      <text:p text:style-name="P25"/>
      <text:p text:style-name="P4"><text:span text:style-name="T374">M. Abdallah :</text:span><text:span text:style-name="T364"> </text:span><text:span text:style-name="T363">Eh bien ! Quelle retrouvaille !</text:span></text:p>
      <text:p text:style-name="P25"/>
      <text:p text:style-name="P8"><text:span text:style-name="T377">S</text:span>amy :<text:span text:style-name="T360"> Venez avec moi, il faut que je vous montre un truc. J’ai une moto dans le gar…</text:span></text:p>
      <text:p text:style-name="P27"/>
      <text:p text:style-name="P8">Soldat : <text:span text:style-name="T371">انت رهن الاعتقال! أراك !</text:span></text:p>
      <text:p text:style-name="P27"/>
      <text:p text:style-name="P5"><text:span text:style-name="T376">Léopold :</text:span><text:span text:style-name="T361"> </text:span><text:span text:style-name="T366">Houla… qu’es-ce qu’il raconte lui ?</text:span></text:p>
      <text:p text:style-name="P28"/>
      <text:p text:style-name="P9">Samy :<text:span text:style-name="T360"> Courez !!</text:span></text:p>
      <text:p text:style-name="P28"/>
      <text:p text:style-name="P9">Ivan :<text:span text:style-name="T360"> hein ? Mais pourq…</text:span></text:p>
      <text:p text:style-name="P28"/>
      <text:p text:style-name="P9">Léopold :<text:span text:style-name="T360"> Tais-toi ! On t’a dit de courir !</text:span></text:p>
      <text:p text:style-name="P28"/>
      <text:p text:style-name="P9"><text:span text:style-name="T360">Un groupe de garde armé de sabre</text:span><text:span text:style-name="T367">s</text:span><text:span text:style-name="T360"> arriv</text:span><text:span text:style-name="T368">a</text:span><text:span text:style-name="T360"> en trombe dans l’allée, au moment où Samy explosa le mur en bois de son garage, en fonçant en moto.</text:span></text:p>
      <text:p text:style-name="P28"/>
      <text:p text:style-name="P11"><text:span text:style-name="T378">Samy :</text:span><text:span text:style-name="T366"> </text:span><text:span text:style-name="T360">Montez !</text:span></text:p>
      <text:p text:style-name="P10"/>
      <text:p text:style-name="P10"><text:span text:style-name="T360">Léopold attrapa Ivan, et sauta à l’arrière de la moto, </text:span><text:span text:style-name="T368">partant à toute allure en direction du désert pendant que les gardes défoulaient leur rage en découpant Abdallah.</text:span></text:p>
      <text:p text:style-name="P29"/>
      <text:p text:style-name="P12"><text:span text:style-name="T377">Ivan :</text:span><text:span text:style-name="T368"> A</text:span><text:span text:style-name="T360">lors, j’ai rien dit parce qu’on étaient pressés, mais pourquoi les soldats marocains ressemblent à ceux d’Aladin ? C’est un peu raciste non ?</text:span></text:p>
      <text:p text:style-name="P30"/>
      <text:p text:style-name="P12"><text:span text:style-name="T379">Léopold :</text:span><text:span text:style-name="T367"> </text:span><text:span text:style-name="T360">Mais ferme t’a gueule !</text:span></text:p>
      <text:p text:style-name="P30"/>
      <text:p text:style-name="P7">Ivan :<text:span text:style-name="T360"> NnnNnn</text:span></text:p>
      <text:p text:style-name="P26"/>
      <text:p text:style-name="P31">Après plusieurs heure de route, Samy s’arrêta dans une grotte cachée dans une dune.</text:p>
      <text:p text:style-name="P31"/>
      <text:p text:style-name="P13">Samy :<text:span text:style-name="T360"> On y est. Bienvenu chez moi !</text:span></text:p>
      <text:p text:style-name="P32"/>
      <text:p text:style-name="P13">Léopold :<text:span text:style-name="T360"> La vache ! T’es si pauvre que ça ?</text:span></text:p>
      <text:p text:style-name="P32"/>
      <text:p text:style-name="P13"><text:soft-page-break/>Ivan :<text:span text:style-name="T360"> T’a internet ?</text:span></text:p>
      <text:p text:style-name="P32"/>
      <text:p text:style-name="P13">Léopold :<text:span text:style-name="T360"> Il a déjà pas l’eau courante !</text:span></text:p>
      <text:p text:style-name="P32"/>
      <text:p text:style-name="P13">Samy :<text:span text:style-name="T360"> Je vous emmerde !</text:span></text:p>
      <text:p text:style-name="P32"/>
      <text:p text:style-name="P33">La grotte descendait légèrement, ressemblant à un énorme sac. Des étagères, armoires, et coffres, contenaient des Kidum de toute les formes, toute les couleurs, et toutes les tailles. Un énorme bureau trônait au fond, avec une vielle carte accrochée au dessus. <text:span text:style-name="T380">Sur le bureau, était posé un bloc de mousse noir. Rectangulaire, il était creusé d’une fente dans la longueur. Samy le prix à deux main, et le leva comme s’il s’agissait d’une relique sacré.</text:span></text:p>
      <text:p text:style-name="P33"/>
      <text:p text:style-name="P34"><text:span text:style-name="T335">Léopold :</text:span><text:span text:style-name="T381"> </text:span>Qu’es-ce que c’est ?</text:p>
      <text:p text:style-name="P34"/>
      <text:p text:style-name="P222"><text:span text:style-name="T237">Samy :</text:span><text:span text:style-name="T245"> </text:span><text:span text:style-name="T246">La réponse à toutes nos questions.</text:span></text:p>
      <text:p text:style-name="P494"><text:span text:style-name="T348">Chapitre </text:span><text:span text:style-name="T350">2</text:span><text:span text:style-name="T348"> : </text:span><text:span text:style-name="T350">Un GÉNIE monsieur !</text:span></text:p>
      <text:p text:style-name="P1"/>
      <text:p text:style-name="P37"><text:span text:style-name="T335">Ivan :</text:span><text:span text:style-name="T369"> </text:span>T’es sérieux ? Tu nous as fait venir dans ton bled pourris, et risqué notre vie, pour un vagin artificiel ?!</text:p>
      <text:p text:style-name="P35"/>
      <text:p text:style-name="P37"><text:span text:style-name="T335">Samy :</text:span><text:span text:style-name="T369"> </text:span>Silence mécréant ! Cet objet renferme un pouvoir incroyable. Tout ce qui nous arrive ces dernières années, toutes ces conneries sans aucun sens, je suis sur le point de découvrir leurs secrets…</text:p>
      <text:p text:style-name="P35"/>
      <text:p text:style-name="P37"><text:span text:style-name="T335">Léopold :</text:span><text:span text:style-name="T369"> </text:span>Forcément, à force de se prendre des insolations il commence à délirer…</text:p>
      <text:p text:style-name="P35"/>
      <text:p text:style-name="P38"><text:span text:style-name="T335">Ivan :</text:span><text:span text:style-name="T369"> </text:span>On le ramène en France ?</text:p>
      <text:p text:style-name="P36"/>
      <text:p text:style-name="P40"><text:span text:style-name="T335">Léopold :</text:span><text:span text:style-name="T369"> </text:span>Non on va éviter de se trimbaler un cingler pareil.</text:p>
      <text:p text:style-name="P35"/>
      <text:p text:style-name="P39"><text:span text:style-name="T335">Samy :</text:span><text:span text:style-name="T369"> </text:span>Vous savez que je vous entend ?</text:p>
      <text:p text:style-name="P35"/>
      <text:p text:style-name="P38"><text:span text:style-name="T335">Ivan :</text:span><text:span text:style-name="T369"> </text:span>C’est notre ami quand même !</text:p>
      <text:p text:style-name="P35"/>
      <text:p text:style-name="P40"><text:span text:style-name="T335">Léopold :</text:span><text:span text:style-name="T369"> </text:span>Oui mais bon, là c’est chaud !</text:p>
      <text:p text:style-name="P35"/>
      <text:p text:style-name="P39"><text:span text:style-name="T335">Samy :</text:span><text:span text:style-name="T369"> </text:span>Eh !</text:p>
      <text:p text:style-name="P35"/>
      <text:p text:style-name="P38"><text:span text:style-name="T335">Ivan :</text:span><text:span text:style-name="T369"> </text:span>Du coup on le laisse ici ?</text:p>
      <text:p text:style-name="P35"/>
      <text:p text:style-name="P40"><text:span text:style-name="T335">Léopold :</text:span><text:span text:style-name="T369"> </text:span>Faut déjà trouver un moyen de partir…</text:p>
      <text:p text:style-name="P35"/>
      <text:p text:style-name="P39"><text:span text:style-name="T335">Samy :</text:span><text:span text:style-name="T369"> </text:span>EH ! Je suis là hein ! Vous ne me croyez pas ? Je vais vous prouver que j’ai raison !</text:p>
      <text:p text:style-name="P35"/>
      <text:p text:style-name="P35">Samy baissa son pantalon, et commença à se masturber dans le bloc de mousse.</text:p>
      <text:p text:style-name="P35"/>
      <text:p text:style-name="P40"><text:span text:style-name="T335">Léopold :</text:span><text:span text:style-name="T369"> </text:span>Oh la vache…</text:p>
      <text:p text:style-name="P35"/>
      <text:p text:style-name="P38"><text:span text:style-name="T335">Ivan :</text:span><text:span text:style-name="T369"> </text:span>C’est dégueu…</text:p>
      <text:p text:style-name="P35"/>
      <text:p text:style-name="P40"><text:span text:style-name="T335">Léopold :</text:span><text:span text:style-name="T369"> </text:span>Et dire qu’Ambra a du voir ça !</text:p>
      <text:p text:style-name="P35"/>
      <text:p text:style-name="P38"><text:span text:style-name="T335">Ivan :</text:span><text:span text:style-name="T369"> </text:span>Elle aurait du porter plainte…</text:p>
      <text:p text:style-name="P35"/>
      <text:p text:style-name="P35">Il ne fallu que 30 secondes à Samy pour jouir bruyamment dans le bloc.</text:p>
      <text:p text:style-name="P35"/>
      <text:p text:style-name="P39"><text:span text:style-name="T335">Samy :</text:span><text:span text:style-name="T369"> </text:span>Vous allez voir ! تعويذة !</text:p>
      <text:p text:style-name="P35"/>
      <text:p text:style-name="P41">Soudain, le bloc ce mis à briller et de la fumée verte sortit du trou. La fumée pris en volume, se métamorph<text:span text:style-name="T382">osa, et pris une forme humaine.</text:span></text:p>
      <text:p text:style-name="P41"/>
      <text:p text:style-name="P44"><text:span text:style-name="T335">Léopold :</text:span><text:span text:style-name="T369"> </text:span>Un génie !</text:p>
      <text:p text:style-name="P42"/>
      <text:p text:style-name="P43"><text:soft-page-break/><text:span text:style-name="T335">Ivan :</text:span><text:span text:style-name="T369"> </text:span>Comme dans Alad’2 !</text:p>
      <text:p text:style-name="P42"/>
      <text:p text:style-name="P42">Léopold mis une grande claque dans la bouche à Ivan pour lui remettre les idées en places.</text:p>
      <text:p text:style-name="P42"/>
      <text:p text:style-name="P47"><text:span text:style-name="T335">Samy :</text:span><text:span text:style-name="T369"> </text:span>Et ouais les gars ! C’est ce que le roi recherche, c’est pour ça que je suis suivit.</text:p>
      <text:p text:style-name="P45"/>
      <text:p text:style-name="P46"><text:span text:style-name="T335">Ivan :</text:span><text:span text:style-name="T369"> </text:span>Mais du coup on peux demander ce qu’on veux ?</text:p>
      <text:p text:style-name="P45"/>
      <text:p text:style-name="P47"><text:span text:style-name="T335">Samy :</text:span><text:span text:style-name="T369"> </text:span>Ouais alors y a quand même une règle à respecter…</text:p>
      <text:p text:style-name="P45"/>
      <text:p text:style-name="P48"><text:span text:style-name="T335">Léopold :</text:span><text:span text:style-name="T369"> </text:span>Ok stop. Le premier qui dit un truc dans le genre « Euh ouais je veux que tout le monde ressuscite parce qu’ils me manquent… » Je l’EN-CULE.</text:p>
      <text:p text:style-name="P45"/>
      <text:p text:style-name="P48"><text:span text:style-name="T336">Génie</text:span><text:span text:style-name="T335"> :</text:span><text:span text:style-name="T369"> </text:span>تم كسر القاعدة ! سآخذك بعيدا</text:p>
      <text:p text:style-name="P45"/>
      <text:p text:style-name="P48"><text:span text:style-name="T335">Léopold :</text:span><text:span text:style-name="T369"> </text:span>Pardon ?</text:p>
      <text:p text:style-name="P45"/>
      <text:p text:style-name="P47"><text:span text:style-name="T335">Samy :</text:span><text:span text:style-name="T369"> </text:span>Oh merde…</text:p>
      <text:p text:style-name="P45"/>
      <text:p text:style-name="P45">Le génie ouvrit alors grand la bouche, et inspira Léopold qui disparut dans un nuage de fumer verte.</text:p>
      <text:p text:style-name="P45"/>
      <text:p text:style-name="P46"><text:span text:style-name="T335">Ivan :</text:span><text:span text:style-name="T369"> </text:span>Noooon !</text:p>
      <text:p text:style-name="P45"/>
      <text:p text:style-name="P47"><text:span text:style-name="T335">Samy :</text:span><text:span text:style-name="T369"> </text:span>C’était ça, la règle.</text:p>
      <text:p text:style-name="P499">Chapitre 3 : Chef des soldats</text:p>
      <text:p text:style-name="P1"/>
      <text:p text:style-name="P376"><text:span text:style-name="T237">Ivan :</text:span><text:span text:style-name="T245"> </text:span><text:span text:style-name="T232">H</text:span><text:span text:style-name="T230">olalalala ! Mais qu’es-ce qu’on peux faire !</text:span></text:p>
      <text:p text:style-name="P49"/>
      <text:p text:style-name="P51"><text:span text:style-name="T335">Samy :</text:span><text:span text:style-name="T369"> </text:span>Tais-toi Ivan j’aimerais dormir. On cherchera demain je t’ai dit.</text:p>
      <text:p text:style-name="P49"/>
      <text:p text:style-name="P50">Samy avait déplacé chaque Kidum, mais rien a faire, il ne retrouvait pas la notice qu’il avait eu avec le bloc. <text:span text:style-name="T383">Tant pis s’était-il dit, ils reprendraient les recherches à tête reposer. Ceci dit, outre la disparition de Léopold, des problèmes bien plus graves tourmentaient Samy. Le génie avait pris en compte le souhait de Léopold malgré tout, et il savait ce que cela impliquait… Leur retour. Ceci dit tant qu’il avait le bloc de mousse, ils n’avaient rien à craindre. Après à peine quelques heures de sommeil, Samy fut réveillez par Ivan qui lui donnait des coups de pied dans le ventre.</text:span></text:p>
      <text:p text:style-name="P49"/>
      <text:p text:style-name="P53"><text:span text:style-name="T335">Ivan :</text:span><text:span text:style-name="T369"> </text:span>Putain le bloc a disparu !</text:p>
      <text:p text:style-name="P52"/>
      <text:p text:style-name="P53"><text:span text:style-name="T335">Samy :</text:span><text:span text:style-name="T369"> </text:span><text:span text:style-name="T387">QUOI ?!</text:span></text:p>
      <text:p text:style-name="P52"/>
      <text:p text:style-name="P52">Samy se redressa d’un coup et scruta sa grotte, sans retrouver son précieux bloc. À la place, il retrouva un bout de papier chiffonné, comportant un message à peine lisible tant s’était mal écrit.</text:p>
      <text:p text:style-name="P52"/>
      <text:p text:style-name="P53"><text:span text:style-name="T335">Ivan :</text:span><text:span text:style-name="T369"> </text:span>Ça dit quoi ?</text:p>
      <text:p text:style-name="P52"/>
      <text:p text:style-name="P53"><text:span text:style-name="T335">Samy :</text:span><text:span text:style-name="T369"> </text:span>« Chers blaireaux, … ».</text:p>
      <text:p text:style-name="P52"/>
      <text:p text:style-name="P53"><text:span text:style-name="T335">Ivan :</text:span><text:span text:style-name="T369"> </text:span>Ça commence bien…</text:p>
      <text:p text:style-name="P52"/>
      <text:p text:style-name="P53"><text:span text:style-name="T335">Samy :</text:span><text:span text:style-name="T369"> </text:span>« Je vous remercie pour votre sacrifice, et afin de vous r<text:span text:style-name="T384">écompenser convenablement, je souhaite provoquer une rencontre à l’adresse joint à ce message. ».</text:span></text:p>
      <text:p text:style-name="P52"/>
      <text:p text:style-name="P55"><text:span text:style-name="T335">Ivan :</text:span><text:span text:style-name="T369"> </text:span>Même pas en rêve ! Ça pue le piège !</text:p>
      <text:p text:style-name="P54"/>
      <text:p text:style-name="P55"><text:span text:style-name="T335">Samy :</text:span><text:span text:style-name="T369"> </text:span>« Afin de m’assurer que vous veniez, je vous substitue votre bloc en mousse au pouvoirs inestimables. Si jamais vous ne vous présentez pas sous un délai d’une semaine, je me servirais de la semence accumulée pour créer une armée de clone. ».</text:p>
      <text:p text:style-name="P54"/>
      <text:p text:style-name="P55"><text:span text:style-name="T335">Ivan :</text:span><text:span text:style-name="T369"> </text:span>Ah merde.</text:p>
      <text:p text:style-name="P54"/>
      <text:p text:style-name="P55"><text:span text:style-name="T335">Samy :</text:span><text:span text:style-name="T369"> </text:span>« P.S. : Bien ta grotte ? ».</text:p>
      <text:p text:style-name="P54"/>
      <text:p text:style-name="P55"><text:span text:style-name="T335">Ivan :</text:span><text:span text:style-name="T369"> </text:span>Mais attend, qui a bien put faire le coup ?</text:p>
      <text:p text:style-name="P54"/>
      <text:p text:style-name="P55"><text:span text:style-name="T335">Samy :</text:span><text:span text:style-name="T369"> </text:span>T’a vraiment pas changé toi… C’est Matéo et sa troupe d’attardés ! Ils veulent nous arrêt<text:span text:style-name="T440">er</text:span> encore une fois dans notre objectif de faire barrage à la décadence !</text:p>
      <text:p text:style-name="P54"/>
      <text:p text:style-name="P55"><text:span text:style-name="T335">Ivan :</text:span><text:span text:style-name="T369"> </text:span><text:span text:style-name="T388">Dixit celui qui se branle dans de la mousse avec des godes pour enfants…</text:span></text:p>
      <text:p text:style-name="P54"/>
      <text:p text:style-name="P55"><text:soft-page-break/><text:span text:style-name="T335">Samy :</text:span><text:span text:style-name="T369"> </text:span>Pardon ?</text:p>
      <text:p text:style-name="P54"/>
      <text:p text:style-name="P55"><text:span text:style-name="T335">Ivan :</text:span><text:span text:style-name="T369"> </text:span>Non rien !</text:p>
      <text:p text:style-name="P54"/>
      <text:p text:style-name="P54">Tandis que Samy calculait combien de clone on pouvait faire avec son nombre de masturbation par jour, Ivan <text:span text:style-name="T385">cherchait où menait l’adresse liée au message.</text:span></text:p>
      <text:p text:style-name="P54"/>
      <text:p text:style-name="P56"><text:span text:style-name="T335">Ivan :</text:span><text:span text:style-name="T369"> </text:span>J’ai trouvé ! <text:span text:style-name="T386">C’est le </text:span><text:span text:style-name="T208">hameau de Courtevroust.</text:span></text:p>
      <text:p text:style-name="P377"/>
      <text:p text:style-name="P57"><text:span text:style-name="T219">Samy :</text:span><text:span text:style-name="T217"> </text:span><text:span text:style-name="T207">Pourquoi cet endroit spécifiquement ?</text:span></text:p>
      <text:p text:style-name="P378"/>
      <text:p text:style-name="P57"><text:span text:style-name="T219">Ivan :</text:span><text:span text:style-name="T217"> </text:span><text:span text:style-name="T207">J’en sais rien… </text:span><text:span text:style-name="T209">Mais il faut qu’on y aille !</text:span></text:p>
      <text:p text:style-name="P379"/>
      <text:p text:style-name="P58"><text:span text:style-name="T219">Samy :</text:span><text:span text:style-name="T217"> </text:span><text:span text:style-name="T207">T’es au courant que c’est un gros piège de ses morts ?</text:span></text:p>
      <text:p text:style-name="P379"/>
      <text:p text:style-name="P58"><text:span text:style-name="T219">Ivan :</text:span><text:span text:style-name="T217"> </text:span><text:span text:style-name="T207">On a pas le choix, ils ont Léopold !</text:span></text:p>
      <text:p text:style-name="P379"/>
      <text:p text:style-name="P58"><text:span text:style-name="T219">Samy :</text:span><text:span text:style-name="T217"> </text:span><text:span text:style-name="T207">Ivan… bon. T’a un plan au moins ?</text:span></text:p>
      <text:p text:style-name="P379"/>
      <text:p text:style-name="P58"><text:span text:style-name="T219">Ivan :</text:span><text:span text:style-name="T217"> </text:span><text:span text:style-name="T207">On improvisera ! Aller sors ta moto on y va !</text:span></text:p>
      <text:p text:style-name="P379"/>
      <text:p text:style-name="P58"><text:span text:style-name="T219">Samy :</text:span><text:span text:style-name="T217"> </text:span><text:span text:style-name="T207">Je sais pas si t’as remarqué mais on est au Maroc. Le région parisienne c’est un chouilla loin.</text:span></text:p>
      <text:p text:style-name="P379"/>
      <text:p text:style-name="P59"><text:span text:style-name="T219">Ivan :</text:span><text:span text:style-name="T217"> </text:span><text:span text:style-name="T207">On peut prendre un bateau vers Gibraltar, ce sera plus court !</text:span></text:p>
      <text:p text:style-name="P380"/>
      <text:p text:style-name="P59"><text:span text:style-name="T219">Samy :</text:span><text:span text:style-name="T217"> </text:span><text:span text:style-name="T207">Bon eh bien… C’est reparti pour une journée à moto.</text:span></text:p>
      <text:p text:style-name="P380"/>
      <text:p text:style-name="P380">Et ils s’en allèrent ainsi dans le désert, tel deux chevalier à dos de moto, Samy et Ivan contre tout chacal, aventuriers contre tout guerriers, y compris quand ceux-ci sont douaniers.</text:p>
      <text:p text:style-name="P380"/>
      <text:p text:style-name="P59"><text:span text:style-name="T219">Ivan :</text:span><text:span text:style-name="T217"> </text:span><text:span text:style-name="T207">Attend quoi ?</text:span></text:p>
      <text:p text:style-name="P380"/>
      <text:p text:style-name="P59"><text:span text:style-name="T219">Samy :</text:span><text:span text:style-name="T217"> </text:span><text:span text:style-name="T207">Bah ouais mec, je suis recherché par la police donc </text:span><text:span text:style-name="T210">on va sûrement se faire arrêter à </text:span><text:span text:style-name="T211">Fnideq, et par toute la garde national. Mais t’inquiète, j’ai un plan. Tu seras surpris de voir qui est le chef de la police…</text:span></text:p>
      <text:p text:style-name="P381"/>
      <text:p text:style-name="P60"><text:span text:style-name="T219">Ivan :</text:span><text:span text:style-name="T217"> </text:span><text:span text:style-name="T207">Putain arrête de me putacliquer !</text:span></text:p>
      <text:p text:style-name="P382"/>
      <text:p text:style-name="P61"><text:span text:style-name="T207">Ils arrivèrent </text:span><text:span text:style-name="T212">à la frontière espagnole en fin d’après-midi, qui comme l’avait prévu Samy, était protégée par une centaine de gardes. Pourtant, Samy ne ralentis pat sa moto.</text:span></text:p>
      <text:p text:style-name="P383"/>
      <text:p text:style-name="P63"><text:span text:style-name="T219">Ivan :</text:span><text:span text:style-name="T217"> </text:span><text:span text:style-name="T207">Eh mais attend c’est pas…</text:span></text:p>
      <text:p text:style-name="P384"/>
      <text:p text:style-name="P63"><text:span text:style-name="T219">Samy :</text:span><text:span text:style-name="T217"> </text:span><text:span text:style-name="T207">Si !</text:span></text:p>
      <text:p text:style-name="P384"/>
      <text:p text:style-name="P62"><text:span text:style-name="T220">M. Bazine :</text:span><text:span text:style-name="T214"> </text:span><text:span text:style-name="T207">Vous arrêtez vos </text:span><text:span text:style-name="T213">bêtises</text:span><text:span text:style-name="T207"> mainten…</text:span></text:p>
      <text:p text:style-name="P384"/>
      <text:p text:style-name="P62"><text:soft-page-break/><text:span text:style-name="T207">Samy le percuta de plein fouet, lui roula dessus, et s’en servit comme tremplin pour sauter la barrière. </text:span><text:span text:style-name="T213">Malheureusement</text:span><text:span text:style-name="T207">, il furent encerclés par les gardes armés de sabres, sans possibilité d’échappatoire.</text:span></text:p>
      <text:p text:style-name="P384"/>
      <text:p text:style-name="P65"><text:span text:style-name="T219">Samy :</text:span><text:span text:style-name="T217"> </text:span><text:span text:style-name="T207">Et merde !</text:span></text:p>
      <text:p text:style-name="P385"/>
      <text:p text:style-name="P66"><text:span text:style-name="T219">Ivan :</text:span><text:span text:style-name="T217"> </text:span><text:span text:style-name="T207">Adieux Léopold…</text:span></text:p>
      <text:p text:style-name="P385"/>
      <text:p text:style-name="P64"><text:span text:style-name="T218">??? :</text:span><text:span text:style-name="T207"> </text:span><text:span text:style-name="T223">À TERRE !</text:span></text:p>
      <text:p text:style-name="P385"/>
      <text:p text:style-name="P385">Samy et Ivan se jetèrent de la moto pile avant qu’une rafale de balle soit tirée, abattant tout les gardes.</text:p>
      <text:p text:style-name="P385"/>
      <text:p text:style-name="P65"><text:span text:style-name="T219">Samy :</text:span><text:span text:style-name="T217"> </text:span><text:span text:style-name="T207">C’est qui encore ce malade ?!</text:span></text:p>
      <text:p text:style-name="P1"/>
      <text:p text:style-name="P64"><text:span text:style-name="T332">??? :</text:span> C’est moi !</text:p>
      <text:p text:style-name="P64"/>
      <text:p text:style-name="P66"><text:span text:style-name="T335">Ivan :</text:span><text:span text:style-name="T369"> </text:span>Mais c’est…</text:p>
      <text:p text:style-name="P64"/>
      <text:p text:style-name="P223"><text:span text:style-name="T238">Kenny :</text:span><text:span text:style-name="T256"> </text:span><text:span text:style-name="T255">Appelez moi colonel. Colonel Makaya.</text:span></text:p>
      <text:p text:style-name="P494"><text:span text:style-name="T348">Chapitre </text:span><text:span text:style-name="T351">4</text:span><text:span text:style-name="T348"> : </text:span><text:span text:style-name="T351">Vive le Roy !</text:span></text:p>
      <text:p text:style-name="P1"/>
      <text:p text:style-name="P68"><text:span text:style-name="T219">Samy :</text:span><text:span text:style-name="T217"> </text:span>Kenny ! Qu’es-ce que tu fais là ?</text:p>
      <text:p text:style-name="P67"/>
      <text:p text:style-name="P68"><text:span text:style-name="T335">Ivan :</text:span><text:span text:style-name="T369"> </text:span>Et pourquoi tu as autant de mitraillettes ?</text:p>
      <text:p text:style-name="P67"/>
      <text:p text:style-name="P70"><text:span text:style-name="T337">Kenny :</text:span><text:span text:style-name="T396"> </text:span>Eh oh ! C’est moi qui pose les questions.</text:p>
      <text:p text:style-name="P69"/>
      <text:p text:style-name="P71"><text:span text:style-name="T335">Ivan :</text:span><text:span text:style-name="T369"> </text:span>D’accord monsieur.</text:p>
      <text:p text:style-name="P69"/>
      <text:p text:style-name="P70"><text:span text:style-name="T337">Kenny :</text:span><text:span text:style-name="T396"> </text:span>Vous êtes qui ? Et comment vous me connaissez ?</text:p>
      <text:p text:style-name="P69"/>
      <text:p text:style-name="P71"><text:span text:style-name="T219">Samy :</text:span><text:span text:style-name="T217"> </text:span>Bah… Tu te souviens plus de nous ?</text:p>
      <text:p text:style-name="P69"/>
      <text:p text:style-name="P70"><text:span text:style-name="T337">Kenny :</text:span><text:span text:style-name="T396"> </text:span>Non…</text:p>
      <text:p text:style-name="P69"/>
      <text:p text:style-name="P71"><text:span text:style-name="T219">Samy :</text:span><text:span text:style-name="T217"> </text:span>Je t’ai amené au bac enfoiré !</text:p>
      <text:p text:style-name="P69"/>
      <text:p text:style-name="P70"><text:span text:style-name="T337">Kenny :</text:span><text:span text:style-name="T396"> </text:span>Samy ?!</text:p>
      <text:p text:style-name="P69"/>
      <text:p text:style-name="P71"><text:span text:style-name="T219">Samy :</text:span><text:span text:style-name="T217"> </text:span>Oui !</text:p>
      <text:p text:style-name="P69"/>
      <text:p text:style-name="P70"><text:span text:style-name="T337">Kenny :</text:span><text:span text:style-name="T396"> </text:span>Ah ! Et toi t’es le petit pédé asiatique là… Comment tu t’appelles déjà ?</text:p>
      <text:p text:style-name="P69"/>
      <text:p text:style-name="P71"><text:span text:style-name="T335">Ivan :</text:span><text:span text:style-name="T369"> </text:span>Ivan… Mais je suis pas… petit.</text:p>
      <text:p text:style-name="P69"/>
      <text:p text:style-name="P74"><text:span text:style-name="T219">Samy :</text:span><text:span text:style-name="T217"> </text:span>Pourquoi tu nous as sauvé si tu nous as pas reconnu ?</text:p>
      <text:p text:style-name="P72"/>
      <text:p text:style-name="P73"><text:span text:style-name="T337">Kenny :</text:span><text:span text:style-name="T396"> </text:span>Enfaîte je voulais juste tuer les flics, mais vous étiez au milieu. Ces enfoirés de raciste m’ont dit que j’avais une tête de camerounais, alors que je suis du Congo !</text:p>
      <text:p text:style-name="P72"/>
      <text:p text:style-name="P74"><text:span text:style-name="T335">Ivan :</text:span><text:span text:style-name="T369"> </text:span>Adakor.</text:p>
      <text:p text:style-name="P72"/>
      <text:p text:style-name="P74"><text:span text:style-name="T219">Samy :</text:span><text:span text:style-name="T217"> </text:span>Et où t’a eu autant d’armes ?</text:p>
      <text:p text:style-name="P72"/>
      <text:p text:style-name="P73"><text:span text:style-name="T337">Kenny :</text:span><text:span text:style-name="T396"> </text:span>Je les achètes à des groupes terroristes, pour préparer un coup d’État.</text:p>
      <text:p text:style-name="P72"/>
      <text:p text:style-name="P77"><text:span text:style-name="T335">Ivan :</text:span><text:span text:style-name="T369"> </text:span>Pourquoi ? Il est super comme président Esteban.</text:p>
      <text:p text:style-name="P75"/>
      <text:p text:style-name="P76"><text:span text:style-name="T337">Kenny :</text:span><text:span text:style-name="T396"> </text:span>Pas en France abruti ! Au Congo ! Je vais reprendre ces terres pour offrir au peuple <text:span text:style-name="T389">la liberté, la vraie ! Et virer tout ces pantins installés par les hommes blancs qui aujourd’hui encore…</text:span></text:p>
      <text:p text:style-name="P75"/>
      <text:p text:style-name="P79"><text:span text:style-name="T219">Samy :</text:span><text:span text:style-name="T217"> </text:span>Oui oui, c’est très bien tout ça, <text:span text:style-name="T390">du coup merci, mais on va devoir y aller on est très occupés.</text:span></text:p>
      <text:p text:style-name="P78"/>
      <text:p text:style-name="P81"><text:span text:style-name="T337">Kenny :</text:span><text:span text:style-name="T396"> </text:span>Et qu’es-ce qui est plus important que la quête de l’Afrique libre ?</text:p>
      <text:p text:style-name="P80"/>
      <text:p text:style-name="P82"><text:soft-page-break/><text:span text:style-name="T219">Samy :</text:span><text:span text:style-name="T217"> </text:span>La quête de sauver le monde d’un détraqué.</text:p>
      <text:p text:style-name="P80"/>
      <text:p text:style-name="P83"><text:span text:style-name="T335">Ivan :</text:span><text:span text:style-name="T369"> </text:span>Mais au fait, t’avais pas un restaurant à la base ?</text:p>
      <text:p text:style-name="P80"/>
      <text:p text:style-name="P81"><text:span text:style-name="T337">Kenny :</text:span><text:span text:style-name="T396"> </text:span>Le Wokaya ? Laisse tombé j’ai fait faillite et il s’est fait racheté par un kebab low-cost. <text:span text:style-name="T391">Mais j’en rouvrirais au Congo une fois ma quête finie. Et cette fois il n’y aura de scandale sur l’hygiène des c…</text:span></text:p>
      <text:p text:style-name="P80"/>
      <text:p text:style-name="P84"><text:span text:style-name="T338">Marocain :</text:span><text:span text:style-name="T398"> </text:span>ÇA Y EST !! Le Portugal nous déclare la guerre ! Fuyez tous !</text:p>
      <text:p text:style-name="P84"/>
      <text:p text:style-name="P85"><text:span text:style-name="T335">Ivan :</text:span><text:span text:style-name="T369"> </text:span>Ah shit, <text:span text:style-name="T397">here w…</text:span></text:p>
      <text:p text:style-name="P84"/>
      <text:p text:style-name="P85"><text:span text:style-name="T219">Samy :</text:span><text:span text:style-name="T217"> </text:span>Bon, bah écoute Kenny, ce fut un plaisir mais on va devoir y aller, <text:span text:style-name="T392">bonne chance pour ta quête !</text:span></text:p>
      <text:p text:style-name="P84"/>
      <text:p text:style-name="P87"><text:span text:style-name="T337">Kenny :</text:span><text:span text:style-name="T396"> </text:span>Attendez les gars ! Vous êtes dans un pays en guerre et vous n’êtes pas armés, laissez moi vous escorter jusqu’à… heu vous allez où ?</text:p>
      <text:p text:style-name="P86"/>
      <text:p text:style-name="P88"><text:span text:style-name="T219">Samy :</text:span><text:span text:style-name="T217"> </text:span>Pour commencer on va passer sur le sol espagnol, ensuite on va chercher un port pour rejoindre la France.</text:p>
      <text:p text:style-name="P86"/>
      <text:p text:style-name="P87"><text:span text:style-name="T337">Kenny :</text:span><text:span text:style-name="T396"> </text:span>Bah je suis gentil je vous accompagne jusqu’au port.</text:p>
      <text:p text:style-name="P86"/>
      <text:p text:style-name="P89"><text:span text:style-name="T335">Ivan :</text:span><text:span text:style-name="T369"> </text:span>C’est sympa, mais on a rien demandé.</text:p>
      <text:p text:style-name="P86"/>
      <text:p text:style-name="P87"><text:span text:style-name="T337">Kenny :</text:span><text:span text:style-name="T396"> </text:span>Aller pas de fausse modestie entre nous ! On y va ! Je vais vous guider en voiture, et abattre nos éventuels ennemis.</text:p>
      <text:p text:style-name="P86"/>
      <text:p text:style-name="P89"><text:span text:style-name="T335">Ivan :</text:span><text:span text:style-name="T369"> </text:span>Ah bah super.</text:p>
      <text:p text:style-name="P86"/>
      <text:p text:style-name="P90">Ils roulèrent encore quelques heures, avant de finalement arriver au port, alors qu’au même moment, un majestueux paquebot s’amarrait. Un annonciateur apparu, et après quelques fausses notes au clairon, se mit à hurler par dessus sa rambarde.</text:p>
      <text:p text:style-name="P90"/>
      <text:p text:style-name="P90"><text:span text:style-name="T338">Soldat :</text:span><text:span text:style-name="T398"> </text:span>Sa majesté Valentin Ier, roi du PortugaaaAAAH !</text:p>
      <text:p text:style-name="P90"/>
      <text:p text:style-name="P210">PLOUF</text:p>
      <text:p text:style-name="P90"/>
      <text:p text:style-name="P90">Il fut poussé dans l’eau par un violent coup de sceptre du roi, qui voulait visiblement descendre le plus vite possible.</text:p>
      <text:p text:style-name="P90"/>
      <text:p text:style-name="P91"><text:span text:style-name="T335">Ivan :</text:span><text:span text:style-name="T369"> </text:span>C’est une blague ?</text:p>
      <text:p text:style-name="P90"/>
      <text:p text:style-name="P93"><text:span text:style-name="T219">Samy :</text:span><text:span text:style-name="T217"> </text:span>Non putain c’est vraiment lui…</text:p>
      <text:p text:style-name="P92"/>
      <text:p text:style-name="P92">Valentin descendit du bateau suivit par des militaires et généraux armés jusqu’aux dents. Il fronça les sourcils lorsqu’il passa devant Ivan, certain de l’avoir déjà vu quelque part. Il fit alors violemment marche arrière, frappant involontairement deux de ses généraux.</text:p>
      <text:p text:style-name="P92"><text:soft-page-break/></text:p>
      <text:p text:style-name="P95"><text:span text:style-name="T332">Valentin :</text:span> Bonjours, pouvez-vous me donner vos noms ? Vous me rappelez de vielles connaissances…</text:p>
      <text:p text:style-name="P92"/>
      <text:p text:style-name="P94"><text:span text:style-name="T335">Ivan :</text:span><text:span text:style-name="T369"> </text:span>C’est nous Valentin.</text:p>
      <text:p text:style-name="P92"/>
      <text:p text:style-name="P95"><text:span text:style-name="T332">Valentin :</text:span> YES je le savait ! Alors mes salopes, qu’es-ce que vous faites là ?</text:p>
      <text:p text:style-name="P92"/>
      <text:p text:style-name="P93"><text:span text:style-name="T219">Samy :</text:span><text:span text:style-name="T217"> </text:span>C’est plutôt à nous de te demander ça, surtout que bordel de merde, t’es devenu roi ! Et malgré tout ton fric on t’a pas vu poser UNE gaine !</text:p>
      <text:p text:style-name="P92"/>
      <text:p text:style-name="P98"><text:span text:style-name="T335">Ivan :</text:span><text:span text:style-name="T369"> </text:span>Ni payer UNE bière !</text:p>
      <text:p text:style-name="P96"/>
      <text:p text:style-name="P97"><text:span text:style-name="T219">Samy :</text:span><text:span text:style-name="T217"> </text:span>Mais qu’es que t’a foutu tout ce temps ?</text:p>
      <text:p text:style-name="P96"/>
      <text:p text:style-name="P98"><text:span text:style-name="T335">Ivan :</text:span><text:span text:style-name="T369"> </text:span>Et comment t’es devenu roi ?</text:p>
      <text:p text:style-name="P96"/>
      <text:p text:style-name="P97"><text:span text:style-name="T219">Samy :</text:span><text:span text:style-name="T217"> </text:span>Et pourquoi t’a déclaré la guerre au Maroc ?</text:p>
      <text:p text:style-name="P96"/>
      <text:p text:style-name="P98"><text:span text:style-name="T335">Ivan :</text:span><text:span text:style-name="T369"> </text:span>Ouais j’avoue !</text:p>
      <text:p text:style-name="P96"/>
      <text:p text:style-name="P99"><text:span text:style-name="T339">Valentin :</text:span><text:span text:style-name="T399"> </text:span>J’ai fait des études de politique, puis déménagé au Portugal. Là bas, je me suis découvert une passion pour l…</text:p>
      <text:p text:style-name="P96"/>
      <text:p text:style-name="P98"><text:span text:style-name="T335">Ivan :</text:span><text:span text:style-name="T369"> </text:span>Oui bon enfaîte on s’en fout.</text:p>
      <text:p text:style-name="P96"/>
      <text:p text:style-name="P99"><text:span text:style-name="T339">Valentin :</text:span><text:span text:style-name="T399"> </text:span>Quoi ? Mais attendez elle est super mon histoire !</text:p>
      <text:p text:style-name="P96"/>
      <text:p text:style-name="P97"><text:span text:style-name="T219">Samy :</text:span><text:span text:style-name="T217"> </text:span>Tu sauves le monde dedans ?</text:p>
      <text:p text:style-name="P96"/>
      <text:p text:style-name="P99"><text:span text:style-name="T339">Valentin :</text:span><text:span text:style-name="T399"> </text:span>Non…</text:p>
      <text:p text:style-name="P96"/>
      <text:p text:style-name="P97"><text:span text:style-name="T219">Samy :</text:span><text:span text:style-name="T217"> </text:span>Alors désolé mais on a mieux à faire !</text:p>
      <text:p text:style-name="P96"/>
      <text:p text:style-name="P99"><text:span text:style-name="T339">Valentin :</text:span><text:span text:style-name="T399"> </text:span>Qu’es-ce que c’est que cette histoire encore…</text:p>
      <text:p text:style-name="P96"/>
      <text:p text:style-name="P98"><text:span text:style-name="T335">Ivan :</text:span><text:span text:style-name="T369"> </text:span>Dis, tu nous prêterais ton bateau ?</text:p>
      <text:p text:style-name="P96"/>
      <text:p text:style-name="P99"><text:span text:style-name="T339">Valentin :</text:span><text:span text:style-name="T399"> </text:span>Bah bien sur ! Et je rentre comment moi après ?</text:p>
      <text:p text:style-name="P96"/>
      <text:p text:style-name="P101"><text:span text:style-name="T219">Samy :</text:span><text:span text:style-name="T217"> </text:span>Tu peux pas en de<text:span text:style-name="T393">mander un autre ? T’es le roi !</text:span></text:p>
      <text:p text:style-name="P100"/>
      <text:p text:style-name="P104"><text:span text:style-name="T339">Valentin :</text:span><text:span text:style-name="T399"> </text:span>Mmh si c’est vrai…</text:p>
      <text:p text:style-name="P102"/>
      <text:p text:style-name="P103"><text:span text:style-name="T335">Ivan :</text:span><text:span text:style-name="T369"> </text:span>Ah !</text:p>
      <text:p text:style-name="P102"/>
      <text:p text:style-name="P104"><text:span text:style-name="T339">Valentin :</text:span><text:span text:style-name="T399"> </text:span>Mais flemme.</text:p>
      <text:p text:style-name="P102"/>
      <text:p text:style-name="P103"><text:span text:style-name="T335">Ivan :</text:span><text:span text:style-name="T369"> </text:span>Putain !</text:p>
      <text:p text:style-name="P102"><text:soft-page-break/></text:p>
      <text:p text:style-name="P106"><text:span text:style-name="T339">Valentin :</text:span><text:span text:style-name="T399"> </text:span>Au pire je peux toujours vous laisser dormir dedans, et on repars ensemble dans quelques jours ! Je dois rester sur place pour diriger mon armée parce que… Franchement vu les généraux que j’ai, je dois vous dire que c’est pas de la tarte. Oui c’est de toi que je parle Carlos ! Incapable !</text:p>
      <text:p text:style-name="P105"/>
      <text:p text:style-name="P109"><text:span text:style-name="T219">Samy :</text:span><text:span text:style-name="T217"> </text:span>Bon, bah je crois qu’on a pas le choix…</text:p>
      <text:p text:style-name="P107"/>
      <text:p text:style-name="P110"><text:span text:style-name="T335">Ivan :</text:span><text:span text:style-name="T369"> </text:span>Ouaip. Tu viens Kenny ?</text:p>
      <text:p text:style-name="P107"/>
      <text:p text:style-name="P108"><text:span text:style-name="T337">Kenny :</text:span><text:span text:style-name="T396"> </text:span>Vous faites chier les gars, j’étais à deux doigts de baiser une fille du coin !</text:p>
      <text:p text:style-name="P107"/>
      <text:p text:style-name="P111">Malgré ces quelques protestations, ils grimpèrent tout les trois à l’intérieur du bateau royal portugais, et y découvrir un immense intérieur, dont la décoration n’avait rien à enviée au château de Versailles. <text:span text:style-name="T394">À peine arrivé à bord, Samy fut pris d’enthousiasme fasse à une magnifique cireuse, posée délicatement contre un mur. Kenny partit à la recherche des vestiaires pour filles, tandis que Ivan découvrit la cabine du capitaine. Celui-ci étant visiblement partit déféquer, Ivan s’amusa à faire semblant de conduire, sans réussir à faire bouger le bateau d’un pouce.</text:span></text:p>
      <text:p text:style-name="P111"/>
      <text:p text:style-name="P113"><text:span text:style-name="T219">Samy :</text:span><text:span text:style-name="T217"> </text:span>Qu’es-ce que tu fais ?</text:p>
      <text:p text:style-name="P112"/>
      <text:p text:style-name="P114"><text:span text:style-name="T335">Ivan :</text:span><text:span text:style-name="T369"> </text:span>Bah rien écoute je m’occupe, j’ai trouvé le chapeau du capitaine alors je l’imite.</text:p>
      <text:p text:style-name="P112"/>
      <text:p text:style-name="P113"><text:span text:style-name="T219">Samy :</text:span><text:span text:style-name="T217"> </text:span>Eh ! C’est quoi se petit bouton rouge là ?</text:p>
      <text:p text:style-name="P112"/>
      <text:p text:style-name="P114"><text:span text:style-name="T335">Ivan :</text:span><text:span text:style-name="T369"> </text:span>NON ! Samy att…</text:p>
      <text:p text:style-name="P115"/>
      <text:p text:style-name="P209">BOUM</text:p>
      <text:p text:style-name="P112"/>
      <text:p text:style-name="P115">Une énorme explosion se fit entendre. Les marins commencèrent à crier au feu, et Kenny se ramena fissa.</text:p>
      <text:p text:style-name="P115"/>
      <text:p text:style-name="P116"><text:span text:style-name="T337">Kenny :</text:span><text:span text:style-name="T396"> </text:span>Qu’es-ce que vous avez foutu ? Y a le feu en bas !</text:p>
      <text:p text:style-name="P115"/>
      <text:p text:style-name="P118"><text:span text:style-name="T335">Ivan :</text:span><text:span text:style-name="T369"> </text:span>Euh… C’est pas important ! Dis leur de… de l’éteindre, et surtout empêche les d’entrer ici !</text:p>
      <text:p text:style-name="P115"/>
      <text:p text:style-name="P117"><text:span text:style-name="T219">Samy :</text:span><text:span text:style-name="T217"> </text:span>Putain qu’es-ce qu’on fait ?!</text:p>
      <text:p text:style-name="P115"/>
      <text:p text:style-name="P118"><text:span text:style-name="T335">Ivan :</text:span><text:span text:style-name="T369"> </text:span>J’en sais rien ! C’est TA connerie !</text:p>
      <text:p text:style-name="P115"/>
      <text:p text:style-name="P117"><text:span text:style-name="T219">Samy :</text:span><text:span text:style-name="T217"> </text:span>Et merde ! Bon, tant pis pour Valentin, on s’arrache !</text:p>
      <text:p text:style-name="P115"/>
      <text:p text:style-name="P115">Le bateau démarra, malgré les protestations du roi, qui agitait les bras depuis le quais.</text:p>
      <text:p text:style-name="P115"/>
      <text:p text:style-name="P117"><text:span text:style-name="T219">Samy :</text:span><text:span text:style-name="T217"> </text:span>Bon, on va où ?</text:p>
      <text:p text:style-name="P115"/>
      <text:p text:style-name="P118"><text:soft-page-break/><text:span text:style-name="T335">Ivan :</text:span><text:span text:style-name="T369"> </text:span>Bah si on longe l’Espagne on arrive en France non ?</text:p>
      <text:p text:style-name="P115"/>
      <text:p text:style-name="P117"><text:span text:style-name="T219">Samy :</text:span><text:span text:style-name="T217"> </text:span>En théorie. Mais attend, depuis quand tu sais conduire un bateau toi ??</text:p>
      <text:p text:style-name="P115"/>
      <text:p text:style-name="P118"><text:span text:style-name="T335">Ivan :</text:span><text:span text:style-name="T369"> </text:span>Tu ignores beaucoup de choses sur moi Samy.</text:p>
      <text:p text:style-name="P115"/>
      <text:p text:style-name="P115">Soudains <text:span text:style-name="T395">des coups de feu se firent entendre dans le couloir.</text:span></text:p>
      <text:p text:style-name="P115"/>
      <text:p text:style-name="P121"><text:span text:style-name="T219">Samy :</text:span><text:span text:style-name="T217"> </text:span>Putain Kenny qu’es-ce qui se passe ?</text:p>
      <text:p text:style-name="P119"/>
      <text:p text:style-name="P120"><text:span text:style-name="T337">Kenny :</text:span><text:span text:style-name="T396"> </text:span>Ils essaient d’entrer !</text:p>
      <text:p text:style-name="P119"/>
      <text:p text:style-name="P122"><text:span text:style-name="T335">Ivan :</text:span><text:span text:style-name="T369"> </text:span>Bah tus les !</text:p>
      <text:p text:style-name="P119"/>
      <text:p text:style-name="P120"><text:span text:style-name="T337">Kenny :</text:span><text:span text:style-name="T396"> </text:span>Tous ?</text:p>
      <text:p text:style-name="P119"/>
      <text:p text:style-name="P121"><text:span text:style-name="T219">Samy :</text:span><text:span text:style-name="T217"> </text:span>Oui !</text:p>
      <text:p text:style-name="P119"/>
      <text:p text:style-name="P120"><text:span text:style-name="T337">Kenny :</text:span><text:span text:style-name="T396"> </text:span>Même la meuf vachement bonne ?</text:p>
      <text:p text:style-name="P119"/>
      <text:p text:style-name="P122"><text:span text:style-name="T335">Ivan :</text:span><text:span text:style-name="T369"> </text:span>Oui putain tu la baiseras après !</text:p>
      <text:p text:style-name="P119"/>
      <text:p text:style-name="P120"><text:span text:style-name="T337">Kenny :</text:span><text:span text:style-name="T396"> </text:span>Ça marche !</text:p>
      <text:p text:style-name="P119"/>
      <text:p text:style-name="P123">Après une dizaine de minutes de fusillade, le colonel regagna ses quartiers et le silence tomba dans le bateau, tandis qu’ils naviguaient vers la France.</text:p>
      <text:p text:style-name="P500">Chapitre 5 : Le commencement de l’épopée</text:p>
      <text:p text:style-name="P1"/>
      <text:p text:style-name="P124">Toujours à bords du paquebot royale, Samy se réveilla en pleine nuit avec une forte avis de vomir. Il s’était endormis dans la cabine du capitaine, mais le mouvement, plutôt fort, des vagues avait fini par avoir le déçu sur son sommeil, en plus de lui avoir donné la nausée. Il chercha Ivan des yeux, et le vit entrain de ronfler dans un coin. Soudain, il compris. Il se leva, et donna une grande claque à Ivan.</text:p>
      <text:p text:style-name="P124"/>
      <text:p text:style-name="P125"><text:span text:style-name="T335">Ivan :</text:span><text:span text:style-name="T369"> </text:span>Hmm oui Léopold continus…</text:p>
      <text:p text:style-name="P409"/>
      <text:p text:style-name="P125"><text:span text:style-name="T219">Samy :</text:span><text:span text:style-name="T217"> </text:span>Réveille toi abrutis !</text:p>
      <text:p text:style-name="P124"/>
      <text:p text:style-name="P125"><text:span text:style-name="T335">Ivan :</text:span><text:span text:style-name="T369"> </text:span>Hmm hein ? Ah Samy c’est toi. J’ai fait un rêve où…</text:p>
      <text:p text:style-name="P124"/>
      <text:p text:style-name="P125"><text:span text:style-name="T219">Samy :</text:span><text:span text:style-name="T217"> </text:span>On s’en branle putain t’étais censé conduire le bateau ! On par à la dérive là !</text:p>
      <text:p text:style-name="P124"/>
      <text:p text:style-name="P125"><text:span text:style-name="T335">Ivan :</text:span><text:span text:style-name="T369"> </text:span>Oh merde le bateau ! J’avais oublié !</text:p>
      <text:p text:style-name="P124"/>
      <text:p text:style-name="P125"><text:span text:style-name="T219">Samy :</text:span><text:span text:style-name="T217"> </text:span>J’ai vu ça !</text:p>
      <text:p text:style-name="P124"/>
      <text:p text:style-name="P125"><text:span text:style-name="T335">Ivan :</text:span><text:span text:style-name="T369"> </text:span>On est où du coup ?</text:p>
      <text:p text:style-name="P124"/>
      <text:p text:style-name="P125"><text:span text:style-name="T219">Samy :</text:span><text:span text:style-name="T217"> </text:span>Proche d’une plage. C’est tout ce que je sais.</text:p>
      <text:p text:style-name="P124"/>
      <text:p text:style-name="P125"><text:span text:style-name="T335">Ivan :</text:span><text:span text:style-name="T369"> </text:span>Et il est quelle heure ?</text:p>
      <text:p text:style-name="P124"/>
      <text:p text:style-name="P125"><text:span text:style-name="T219">Samy :</text:span><text:span text:style-name="T217"> </text:span>À peu près 11h.</text:p>
      <text:p text:style-name="P124"/>
      <text:p text:style-name="P125"><text:span text:style-name="T335">Ivan :</text:span><text:span text:style-name="T369"> </text:span>Bon. Laisse moi faire, je suis un pro de la conduite ! Je vais nous faire accoster en deux temps trois mouvements !</text:p>
      <text:p text:style-name="P124"/>
      <text:p text:style-name="P124">Malheureusement, à cause d’une vague particulièrement mal placée, Ivan fit un tonneau et leur embarcation s’écrasa violemment sur la plage, tuant des centaines de touristes.</text:p>
      <text:p text:style-name="P124"/>
      <text:p text:style-name="P125"><text:span text:style-name="T335">Ivan :</text:span><text:span text:style-name="T369"> </text:span>Et voilà ! On s’en <text:span text:style-name="T400">est pas trop mal sortit.</text:span></text:p>
      <text:p text:style-name="P124"/>
      <text:p text:style-name="P127"><text:span text:style-name="T219">Samy :</text:span><text:span text:style-name="T217"> </text:span>Tu fais exprès de ne pas entendre les cris d’agonie des gens autour de nous ?</text:p>
      <text:p text:style-name="P126"/>
      <text:p text:style-name="P127"><text:span text:style-name="T335">Ivan :</text:span><text:span text:style-name="T369"> </text:span>J’entends surtout le fou rire du barman d’en face.</text:p>
      <text:p text:style-name="P126"/>
      <text:p text:style-name="P128"><text:span text:style-name="T411">Juan : </text:span><text:span text:style-name="T401">¡ </text:span>Los chicos vienen en bote y aplastan a los turistas !</text:p>
      <text:p text:style-name="P128"/>
      <text:p text:style-name="P129"><text:span text:style-name="T219">Samy :</text:span><text:span text:style-name="T217"> </text:span>Excusez moi monsieur, on…</text:p>
      <text:p text:style-name="P128"/>
      <text:p text:style-name="P129"><text:span text:style-name="T411">Juan : </text:span><text:span text:style-name="T401">¡ Nunca había visto a alguien conducir tan mal !</text:span></text:p>
      <text:p text:style-name="P410"/>
      <text:p text:style-name="P130"><text:span text:style-name="T219">Samy :</text:span><text:span text:style-name="T217"> </text:span><text:span text:style-name="T401">Oui oui c’est très bien, mais on aurait besoin d’un véhicule. Vous pourriez nous aider ?</text:span></text:p>
      <text:p text:style-name="P411"><text:soft-page-break/></text:p>
      <text:p text:style-name="P131"><text:span text:style-name="T337">Kenny :</text:span><text:span text:style-name="T396"> </text:span><text:span text:style-name="T401">Laissez moi faire les gars, le colonel a la situation en main !</text:span></text:p>
      <text:p text:style-name="P412"/>
      <text:p text:style-name="P131"><text:span text:style-name="T411">Juan : </text:span><text:span text:style-name="T402">¡ </text:span><text:span text:style-name="T401">Issou !</text:span></text:p>
      <text:p text:style-name="P412"/>
      <text:p text:style-name="P133"><text:span text:style-name="T337">Kenny :</text:span><text:span text:style-name="T396"> </text:span><text:span text:style-name="T401">Hallo drekiger privilegierter weißer Mann, gib uns dein dort geparktes Auto !</text:span></text:p>
      <text:p text:style-name="P413"/>
      <text:p text:style-name="P133"><text:span text:style-name="T219">Samy :</text:span><text:span text:style-name="T217"> </text:span><text:span text:style-name="T401">Je suis pas sur que ça soit vraim…</text:span></text:p>
      <text:p text:style-name="P413"/>
      <text:p text:style-name="P129"><text:span text:style-name="T411">Juan : </text:span><text:span text:style-name="T401">¡ </text:span><text:span text:style-name="T403">Claro ! S</text:span><text:span text:style-name="T401">í</text:span><text:span text:style-name="T403">game.</text:span></text:p>
      <text:p text:style-name="P413"/>
      <text:p text:style-name="P133"><text:span text:style-name="T219">Samy :</text:span><text:span text:style-name="T217"> </text:span><text:span text:style-name="T401">Ok, je vais me faire foutre.</text:span></text:p>
      <text:p text:style-name="P413"/>
      <text:p text:style-name="P132"><text:span text:style-name="T401">Ils </text:span><text:span text:style-name="T404">firent le tour du bâtiment qu’ils avaient pris pour un bar, alors qu’il s’agissait </text:span><text:span text:style-name="T405">d’un restaurant à paellas low-cost, et trouvèrent un superbe Hammer rouge flambant neuf. Ils montèrent à l’intérieur, et Juan pris le volant.</text:span></text:p>
      <text:p text:style-name="P414"/>
      <text:p text:style-name="P134"><text:span text:style-name="T335">Ivan :</text:span><text:span text:style-name="T369"> </text:span><text:span text:style-name="T405">O</text:span><text:span text:style-name="T401">n voudrais aller en France, vers Paris si possible.</text:span></text:p>
      <text:p text:style-name="P415"/>
      <text:p text:style-name="P134"><text:span text:style-name="T411">Juan : </text:span><text:span text:style-name="T401">¿ En Francia ? En coche Simone, </text:span><text:span text:style-name="T402">¡ </text:span><text:span text:style-name="T401">soy yo quien conduce ! Es agradable tener niños pequeños con quienes hablar…</text:span></text:p>
      <text:p text:style-name="P415"/>
      <text:p text:style-name="P134"><text:span text:style-name="T219">Samy :</text:span><text:span text:style-name="T217"> </text:span><text:span text:style-name="T401">Putain je sens qu’il va être long ce voyage…</text:span></text:p>
      <text:p text:style-name="P415"/>
      <text:p text:style-name="P416">Après plusieurs heures de voyage, nos protagonistes atteignirent enfin la frontière et sa douane.</text:p>
      <text:p text:style-name="P416"/>
      <text:p text:style-name="P135"><text:span text:style-name="T411">Juan : </text:span><text:span text:style-name="T401">… Y me llama el cocinero « </text:span><text:span text:style-name="T402">¡ </text:span><text:span text:style-name="T401">Risitas ! » « </text:span><text:span text:style-name="T406">¿ </text:span><text:span text:style-name="T401">Qué ? » « Ve por la paellera, </text:span><text:span text:style-name="T402">¡ </text:span><text:span text:style-name="T401">venga ! Que a las dos de la tarde </text:span><text:span text:style-name="T402">¡ </text:span><text:span text:style-name="T401">ya están aqu</text:span><text:span text:style-name="T402">í ! ». </text:span><text:span text:style-name="T401">Mira en </text:span><text:span text:style-name="T407">bañador, con las chanclas, todo despeinado porque no me dio tiempo… na ponerme las chanclas… </text:span><text:span text:style-name="T402">¡ </text:span><text:span text:style-name="T407">y el bañador ! </text:span><text:span text:style-name="T402">¡ </text:span><text:span text:style-name="T407">VOY A LA PLAYA Y HABÍA SUBIDO LA MAREA ! </text:span><text:span text:style-name="T402">¡ </text:span><text:span text:style-name="T407">Issou ! Espera, es</text:span><text:span text:style-name="T401">tá</text:span><text:span text:style-name="T407">n los funcionarios de aduanas.</text:span></text:p>
      <text:p text:style-name="P417"/>
      <text:p text:style-name="P136"><text:span text:style-name="T411">Douanier :</text:span><text:span text:style-name="T410"> </text:span><text:span text:style-name="T401">Vos papiers monsieur.</text:span></text:p>
      <text:p text:style-name="P417"/>
      <text:p text:style-name="P139"><text:span text:style-name="T335">Ivan :</text:span><text:span text:style-name="T369"> </text:span><text:span text:style-name="T401">C’est marrant elle me dit quelque chose cette voix...</text:span></text:p>
      <text:p text:style-name="P417"/>
      <text:p text:style-name="P137"><text:span text:style-name="T411">Juan : </text:span><text:span text:style-name="T402">¡ </text:span><text:span text:style-name="T401">Los dejé en el restaurante !</text:span></text:p>
      <text:p text:style-name="P418"/>
      <text:p text:style-name="P139"><text:span text:style-name="T411">Douanier :</text:span><text:span text:style-name="T410"> </text:span><text:span text:style-name="T401">C’est regrettable. Sortez du véhicule nous allons vous attacher et attendre l’arriver de la police pour vous renvoyer dans votre pays.</text:span></text:p>
      <text:p text:style-name="P419"/>
      <text:p text:style-name="P135"><text:span text:style-name="T411">Juan : </text:span><text:span text:style-name="T402">¡ </text:span><text:span text:style-name="T408">No ! </text:span><text:span text:style-name="T402">¡ </text:span><text:span text:style-name="T408">Por favor !</text:span></text:p>
      <text:p text:style-name="P419"/>
      <text:p text:style-name="P139"><text:span text:style-name="T335">Ivan :</text:span><text:span text:style-name="T369"> </text:span><text:span text:style-name="T401">Eh mais… Salut Alan !</text:span></text:p>
      <text:p text:style-name="P419"/>
      <text:p text:style-name="P138"><text:span text:style-name="T412">Alan :</text:span><text:span text:style-name="T413"> </text:span><text:span text:style-name="T401">Ça alors ! Vous ici !</text:span></text:p>
      <text:p text:style-name="P419"/>
      <text:p text:style-name="P139"><text:span text:style-name="T219">Samy :</text:span><text:span text:style-name="T217"> </text:span><text:span text:style-name="T401">On peut dire la même chose de toi… Je t’ai tué il me semble !</text:span></text:p>
      <text:p text:style-name="P419"><text:soft-page-break/></text:p>
      <text:p text:style-name="P140"><text:span text:style-name="T412">Alan :</text:span><text:span text:style-name="T413"> </text:span><text:span text:style-name="T401">Ouais je m’en souvient bien. Sans rancune t’inquiète, </text:span><text:span text:style-name="T409">mais juste pour savoir, vous allez où ?</text:span></text:p>
      <text:p text:style-name="P420"/>
      <text:p text:style-name="P142"><text:span text:style-name="T335">Ivan :</text:span><text:span text:style-name="T369"> </text:span><text:span text:style-name="T401">On va niquer sa race à Matéo !</text:span></text:p>
      <text:p text:style-name="P421"/>
      <text:p text:style-name="P143"><text:span text:style-name="T412">Alan :</text:span><text:span text:style-name="T413"> </text:span><text:span text:style-name="T401">Encore ? Mais on m’a dit que Léopold l’avait Tué !</text:span></text:p>
      <text:p text:style-name="P421"/>
      <text:p text:style-name="P142"><text:span text:style-name="T335">Ivan :</text:span><text:span text:style-name="T369"> </text:span><text:span text:style-name="T401">Ouais, mais le dit Léopold a fait de la merde, et maintenant il a disparu, et on suppose que Matéo l’a plus ou moins capturer et…</text:span></text:p>
      <text:p text:style-name="P421"/>
      <text:p text:style-name="P143"><text:span text:style-name="T412">Alan :</text:span><text:span text:style-name="T413"> </text:span><text:span text:style-name="T401">Mais comment Matéo l’a capturé s’il est mort ?</text:span></text:p>
      <text:p text:style-name="P421"/>
      <text:p text:style-name="P142"><text:span text:style-name="T219">Samy :</text:span><text:span text:style-name="T217"> </text:span><text:span text:style-name="T401">Bah enfaîte… Une minute. Toi aussi t’étais mort non ?</text:span></text:p>
      <text:p text:style-name="P141"/>
      <text:p text:style-name="P145"><text:span text:style-name="T412">Alan :</text:span><text:span text:style-name="T413"> </text:span><text:span text:style-name="T401">Oui.</text:span></text:p>
      <text:p text:style-name="P422"/>
      <text:p text:style-name="P144"><text:span text:style-name="T219">Samy :</text:span><text:span text:style-name="T217"> </text:span><text:span text:style-name="T401">Qui t’a dis qu’il était mort Matéo ?</text:span></text:p>
      <text:p text:style-name="P422"/>
      <text:p text:style-name="P145"><text:span text:style-name="T412">Maëlle :</text:span><text:span text:style-name="T413"> </text:span><text:span text:style-name="T401">Moi</text:span></text:p>
      <text:p text:style-name="P422"/>
      <text:p text:style-name="P144"><text:span text:style-name="T335">Ivan </text:span><text:span text:style-name="T340">&amp; Samy</text:span><text:span text:style-name="T335">:</text:span><text:span text:style-name="T369"> </text:span><text:span text:style-name="T401">Maëlle !</text:span></text:p>
      <text:p text:style-name="P422"/>
      <text:p text:style-name="P145"><text:span text:style-name="T412">Maëlle :</text:span><text:span text:style-name="T413"> </text:span><text:span text:style-name="T401">Yo.</text:span></text:p>
      <text:p text:style-name="P422"/>
      <text:p text:style-name="P145"><text:span text:style-name="T412">Alan :</text:span><text:span text:style-name="T413"> </text:span><text:span text:style-name="T401">Bon, on va lui régler son compte à cet enfoiré ?</text:span></text:p>
      <text:p text:style-name="P422"/>
      <text:p text:style-name="P144"><text:span text:style-name="T219">Samy :</text:span><text:span text:style-name="T217"> </text:span><text:span text:style-name="T401">Ah ? T’es plus de son côté ?</text:span></text:p>
      <text:p text:style-name="P422"/>
      <text:p text:style-name="P148"><text:span text:style-name="T412">Alan :</text:span><text:span text:style-name="T413"> </text:span><text:span text:style-name="T401">Je l’ai jamais été ! Il m’a volé un Gameboy !</text:span></text:p>
      <text:p text:style-name="P423"/>
      <text:p text:style-name="P147"><text:span text:style-name="T219">Samy :</text:span><text:span text:style-name="T217"> </text:span><text:span text:style-name="T401">On dit pas « une » ?</text:span></text:p>
      <text:p text:style-name="P423"/>
      <text:p text:style-name="P148"><text:span text:style-name="T412">Alan :</text:span><text:span text:style-name="T413"> </text:span><text:span text:style-name="T401">Non, « un ».</text:span></text:p>
      <text:p text:style-name="P423"/>
      <text:p text:style-name="P147"><text:span text:style-name="T335">Ivan :</text:span><text:span text:style-name="T369"> </text:span><text:span text:style-name="T401">Bon aller, je prend le volant ! En voiture Simone, c’est moi qui conduit !</text:span></text:p>
      <text:p text:style-name="P423"/>
      <text:p text:style-name="P148"><text:span text:style-name="T412">Samy, Maëlle &amp; Alan :</text:span><text:span text:style-name="T413"> </text:span><text:span text:style-name="T401">Ta gueule Ivan !</text:span></text:p>
      <text:p text:style-name="P423"/>
      <text:p text:style-name="P147"><text:span text:style-name="T335">Ivan :</text:span><text:span text:style-name="T369"> </text:span><text:span text:style-name="T401">Ouais grave !</text:span></text:p>
      <text:p text:style-name="P423"/>
      <text:p text:style-name="P146"><text:span text:style-name="T401">Ignorant les appels à l’aide de M. Bo</text:span><text:span text:style-name="T410">rj</text:span><text:span text:style-name="T401">a toujours attaché, ils partirent en direction du Nord, bien content de quitter les Pyrénées.</text:span></text:p>
      <text:p text:style-name="P499">Chapitre 6 : Le pouvoir royal</text:p>
      <text:p text:style-name="P1"/>
      <text:p text:style-name="P424"><text:span text:style-name="T232">A</text:span><text:span text:style-name="T230">près plusieurs heures de route en suivant les grandes routes de France, tout en écoutant de la musique de basse qualité, ils arrivèrent à Lyon. Alors qu’ils firent une pause pour casser la croûte et refaire le plein, la platitude de leur aventure fut brisée par un coup de </text:span><text:span text:style-name="T258">canon.</text:span></text:p>
      <text:p text:style-name="P149"/>
      <text:p text:style-name="P151"><text:span text:style-name="T219">Samy :</text:span><text:span text:style-name="T217"> </text:span>Woaw ! C’était quoi ça ?</text:p>
      <text:p text:style-name="P149"/>
      <text:p text:style-name="P150"><text:span text:style-name="T335">Ivan :</text:span><text:span text:style-name="T369"> </text:span>J’en sais rien, un attentat sûrement.</text:p>
      <text:p text:style-name="P149"/>
      <text:p text:style-name="P149"><text:span text:style-name="T341">Keny :</text:span><text:span text:style-name="T419"> </text:span>Non, ça, c’est pas une bombe. C’est de l’artillerie.</text:p>
      <text:p text:style-name="P149"/>
      <text:p text:style-name="P150"><text:span text:style-name="T335">Ivan :</text:span><text:span text:style-name="T369"> </text:span>Genre un tank ?</text:p>
      <text:p text:style-name="P149"/>
      <text:p text:style-name="P152"><text:span text:style-name="T341">Keny :</text:span><text:span text:style-name="T419"> </text:span>Non, ça c’est une unité blindée, et ça ressemble à de la vielle artillerie, au moins d’il y a deux siècles…</text:p>
      <text:p text:style-name="P149"/>
      <text:p text:style-name="P151"><text:span text:style-name="T219">Samy :</text:span><text:span text:style-name="T217"> </text:span>Mais qui s’amuserait à…</text:p>
      <text:p text:style-name="P149"/>
      <text:p text:style-name="P149">Une foule paniquée et hurlante fonçait droit sur eux, tentant visiblement de fuir quelques chose.</text:p>
      <text:p text:style-name="P149"/>
      <text:p text:style-name="P151"><text:span text:style-name="T219">Samy :</text:span><text:span text:style-name="T217"> </text:span>Ivan suis moi ! Les autres terminez de faire le plein et restez ici. On va voir ce qui ce passe !</text:p>
      <text:p text:style-name="P149"/>
      <text:p text:style-name="P150"><text:span text:style-name="T335">Ivan :</text:span><text:span text:style-name="T369"> </text:span>J’espère que c’est un massacre ! Ça fera des millions de vues sur YouTube !</text:p>
      <text:p text:style-name="P149"/>
      <text:p text:style-name="P153">Courant à contre courant de la marée humaine qui envahissait les rues, Ivan et Samy arrivèrent à un château visiblement assiégé par des cannons et des soldats napoléoniens.</text:p>
      <text:p text:style-name="P153"/>
      <text:p text:style-name="P155"><text:span text:style-name="T219">Samy :</text:span><text:span text:style-name="T217"> </text:span>Mais qu’es-ce que c’est que ce délire ?</text:p>
      <text:p text:style-name="P153"/>
      <text:p text:style-name="P154"><text:span text:style-name="T335">Ivan :</text:span><text:span text:style-name="T369"> </text:span>Une reconstitution historique ?</text:p>
      <text:p text:style-name="P153"/>
      <text:p text:style-name="P155"><text:span text:style-name="T219">Samy :</text:span><text:span text:style-name="T217"> </text:span>Les cadavres sont vachement bien fait alors.</text:p>
      <text:p text:style-name="P153"/>
      <text:p text:style-name="P425"><text:span text:style-name="T230">Une fois les grilles enfoncées et les portes arrachées, les soldats entrèrent de façon totalement parallèle et investirent les lieux, suivit par Samy et Ivan qui se glissèrent discrètement </text:span><text:span text:style-name="T257">derrière.</text:span><text:span text:style-name="T230"> </text:span><text:span text:style-name="T257">Ce n’est qu’une fois dans le hall qu’il virent le chef de l’initiative, qui s’assit sur le trône.</text:span></text:p>
      <text:p text:style-name="P156"/>
      <text:p text:style-name="P157"><text:span text:style-name="T332">??? :</text:span> Enfin…</text:p>
      <text:p text:style-name="P157"/>
      <text:p text:style-name="P426"><text:span text:style-name="T88">Samy :</text:span><text:span text:style-name="T87"> </text:span><text:span text:style-name="T257">P</text:span><text:span text:style-name="T230">utain de merde !</text:span></text:p>
      <text:p text:style-name="P158"/>
      <text:p text:style-name="P158">Camille se retourna, ce qui fit immédiatement mettre tout les soldats à genoux.</text:p>
      <text:p text:style-name="P158"/>
      <text:p text:style-name="P158"><text:span text:style-name="T341">Camille :</text:span><text:span text:style-name="T419"> </text:span>Pincez moi les couilles je rêve !</text:p>
      <text:p text:style-name="P158"><text:soft-page-break/></text:p>
      <text:p text:style-name="P159"><text:span text:style-name="T219">Samy :</text:span><text:span text:style-name="T217"> </text:span>Alors t’es revenu aussi ?</text:p>
      <text:p text:style-name="P158"/>
      <text:p text:style-name="P161"><text:span text:style-name="T341">Camille :</text:span><text:span text:style-name="T419"> </text:span>Il en faut plus qu’une trahison minable pour me vaincre ! <text:span text:style-name="T414">La mort m’a offert une seconde chance visiblement, alors j’ai pas l’intention de recrever de si tôt ! Et maintenant que j’ai récupéré ce qui me revenais de droit… Je vais faire un banquet !</text:span></text:p>
      <text:p text:style-name="P160"/>
      <text:p text:style-name="P163"><text:span text:style-name="T335">Ivan :</text:span><text:span text:style-name="T369"> </text:span>Hein ?</text:p>
      <text:p text:style-name="P162"/>
      <text:p text:style-name="P166"><text:span text:style-name="T341">Camille :</text:span><text:span text:style-name="T419"> </text:span>Banquet. On va ripailler sévère !</text:p>
      <text:p text:style-name="P162"/>
      <text:p text:style-name="P165"><text:span text:style-name="T219">Samy :</text:span><text:span text:style-name="T217"> </text:span>C’est con, on vient juste de manger… Du coup on va devoir y aller ! Salut et bonne chance pour…</text:p>
      <text:p text:style-name="P162"/>
      <text:p text:style-name="P166"><text:span text:style-name="T341">Camille :</text:span><text:span text:style-name="T419"> </text:span>Mais ne partez pas si vite ! Nous mangerons ce soir, vous êtes mes hôtes !</text:p>
      <text:p text:style-name="P162"/>
      <text:p text:style-name="P164"><text:span text:style-name="T335">Ivan :</text:span><text:span text:style-name="T369"> </text:span>C’est à dire que Kenny, Alan et Maëlle nous…</text:p>
      <text:p text:style-name="P162"/>
      <text:p text:style-name="P166"><text:span text:style-name="T341">Camille :</text:span><text:span text:style-name="T419"> </text:span>Et puis j’ai une surprise pour vous !</text:p>
      <text:p text:style-name="P162"/>
      <text:p text:style-name="P162"><text:span text:style-name="T342">Kiki :</text:span><text:span text:style-name="T421"> </text:span>FOOOOH</text:p>
      <text:p text:style-name="P162"/>
      <text:p text:style-name="P162"><text:span text:style-name="T342">Ambre :</text:span><text:span text:style-name="T421"> </text:span>Salut les gens !</text:p>
      <text:p text:style-name="P162"/>
      <text:p text:style-name="P165"><text:span text:style-name="T219">Samy :</text:span><text:span text:style-name="T217"> </text:span>MAIS.. Qu’es-ce que vous faîtes là bordel ?</text:p>
      <text:p text:style-name="P162"/>
      <text:p text:style-name="P166"><text:span text:style-name="T341">Camille :</text:span><text:span text:style-name="T419"> </text:span>Kiki a fait bélier pour ouvrir la porte, donc je l’ai invité à nous rejoindre. Quant à cette charmante demoiselle, Je l’ai rencontré dans l’au delà et elle m’a paru fort sympathique ! Du coup je l’ai fait revenir avec moi.</text:p>
      <text:p text:style-name="P162"/>
      <text:p text:style-name="P164"><text:span text:style-name="T335">Ivan :</text:span><text:span text:style-name="T369"> </text:span>Attend, pardon ? T’étais morte Ambre ?</text:p>
      <text:p text:style-name="P162"/>
      <text:p text:style-name="P171"><text:span text:style-name="T342">Ambre :</text:span><text:span text:style-name="T421"> </text:span>Ouais j’étais en vacance en Israël et…</text:p>
      <text:p text:style-name="P167"/>
      <text:p text:style-name="P169"><text:span text:style-name="T219">Samy :</text:span><text:span text:style-name="T217"> </text:span>Elle va mal finir cette phrase.</text:p>
      <text:p text:style-name="P167"/>
      <text:p text:style-name="P171"><text:span text:style-name="T342">Ambre :</text:span><text:span text:style-name="T421"> </text:span>Mais non ! Je partait voir Yeio, parce qu’il avait une grande nouvelle à m’annoncer, mais je me suis faite écrasée par un camion devant chez lui.</text:p>
      <text:p text:style-name="P167"/>
      <text:p text:style-name="P170"><text:span text:style-name="T341">Camille :</text:span><text:span text:style-name="T419"> </text:span>Un sacré manque de CHANCE !</text:p>
      <text:p text:style-name="P167"/>
      <text:p text:style-name="P168"><text:span text:style-name="T335">Ivan :</text:span><text:span text:style-name="T369"> </text:span>C’est sur que c’est pas de BOL !</text:p>
      <text:p text:style-name="P167"/>
      <text:p text:style-name="P169"><text:span text:style-name="T219">Samy :</text:span><text:span text:style-name="T217"> </text:span>Vous faites encore une private joke comme ça, je vous casse la <text:span text:style-name="T415">mâchoire.</text:span></text:p>
      <text:p text:style-name="P167"/>
      <text:p text:style-name="P175"><text:span text:style-name="T341">Camille :</text:span><text:span text:style-name="T419"> </text:span>Bref, vous pouvez vous baladez dans le château en attendant le souper, moi, je file en cuisine ! Marianne ne va pas tout ce taper toute seule tout de même.</text:p>
      <text:p text:style-name="P172"/>
      <text:p text:style-name="P173"><text:span text:style-name="T335">Ivan :</text:span><text:span text:style-name="T369"> </text:span>Les femme en cuisine, SAH quel p… Aïe ! Pourquoi tu m’a giflé ??</text:p>
      <text:p text:style-name="P172"><text:soft-page-break/></text:p>
      <text:p text:style-name="P174"><text:span text:style-name="T219">Samy :</text:span><text:span text:style-name="T217"> </text:span>Parce plus jamais tu sors cette phrase de kikoo non plus ! Et je te préviens si je te vois dabber je te castre !</text:p>
      <text:p text:style-name="P172"/>
      <text:p text:style-name="P172">Après de longue heure à visiter cette demeure qui n’en finissait plus, <text:span text:style-name="T416">Samy et Ivan furent rejoins par Alan, Maëlle et Kenny, qui visiblement n’étaient pas du tout vexés d’avoir été abandonnés. L’heure du repas arriva et toute la fine équipe fut reçu dans une salle somptueuse, remplis par une longue table sur laquelle trônait moult plats tous plus appétissants les uns que les autres. Au bout de la table, Camille et Marianne étaient assis tel un couple royale. Une autre jeune fille se tenait près d’eux.</text:span></text:p>
      <text:p text:style-name="P172"/>
      <text:p text:style-name="P179"><text:span text:style-name="T341">Camille :</text:span><text:span text:style-name="T419"> </text:span>Je ne crois pas vous avoir présenter Sarah. Sarah je te présente… Bah laisse tomber ils ne sont pas si important enfaîte.</text:p>
      <text:p text:style-name="P176"/>
      <text:p text:style-name="P177"><text:span text:style-name="T335">Ivan :</text:span><text:span text:style-name="T369"> </text:span>C’est ta maîtresse ?</text:p>
      <text:p text:style-name="P176"/>
      <text:p text:style-name="P179"><text:span text:style-name="T341">Camille :</text:span><text:span text:style-name="T419"> </text:span>C’est ma sœur enfoiré.</text:p>
      <text:p text:style-name="P176"/>
      <text:p text:style-name="P178"><text:span text:style-name="T219">Samy :</text:span><text:span text:style-name="T217"> </text:span>Ça, c’est fait…</text:p>
      <text:p text:style-name="P176"/>
      <text:p text:style-name="P179"><text:span text:style-name="T341">Keny :</text:span><text:span text:style-name="T419"> </text:span>Du coup elle est libre la d’moiselle ?</text:p>
      <text:p text:style-name="P176"/>
      <text:p text:style-name="P179"><text:span text:style-name="T341">Camille :</text:span><text:span text:style-name="T419"> </text:span>Même pas en rêve tu l’approche ! On ne souillera pas les gène<text:span text:style-name="T417">s</text:span> <text:span text:style-name="T417">familiaux</text:span> avec un terroriste.</text:p>
      <text:p text:style-name="P176"/>
      <text:p text:style-name="P179"><text:span text:style-name="T341">Keny :</text:span><text:span text:style-name="T419"> </text:span>Ah d’accord donc parce que je suis noire, je suis un terroriste. Très non mais je comprend hein, espèce de fasciste colonialiste et xen…</text:p>
      <text:p text:style-name="P176"/>
      <text:p text:style-name="P179"><text:span text:style-name="T341">Camille :</text:span><text:span text:style-name="T419"> </text:span>Non, j’ai juste lu les journaux. Tu fais des attentats en Afrique.</text:p>
      <text:p text:style-name="P176"/>
      <text:p text:style-name="P179"><text:span text:style-name="T341">Keny :</text:span><text:span text:style-name="T419"> </text:span>Ah.</text:p>
      <text:p text:style-name="P176"/>
      <text:p text:style-name="P177"><text:span text:style-name="T335">Ivan :</text:span><text:span text:style-name="T369"> </text:span>Bon je vous aime bien mais j’ai la dalle moi !</text:p>
      <text:p text:style-name="P176"/>
      <text:p text:style-name="P179"><text:span text:style-name="T341">Camille :</text:span><text:span text:style-name="T419"> </text:span>Soit ! Mangeons !</text:p>
      <text:p text:style-name="P176"/>
      <text:p text:style-name="P180">Entre deux bouchés des délicieux plats apportés à table, Camille expliquait avec passion ses nouveaux plans de conquête à Alan et Keny, bien que ce dernier soit bien plus captivé par Sarah, la sœur de son hôte. Sarah, elle, discutait avec Ambre qui racontait leurs péripétie dans l’au delà à Samy et Ivan. <text:span text:style-name="T418">L’histoire étant peu passionnante, Samy s’endormit dans son assiette. Camille ne le remarqua qu’à la fin du repas.</text:span></text:p>
      <text:p text:style-name="P180"/>
      <text:p text:style-name="P184"><text:span text:style-name="T341">Camille :</text:span><text:span text:style-name="T419"> </text:span>Eh beh ! Je vois que M. Nazar aime toujours autant les sieste sur <text:span text:style-name="T419">table</text:span> !</text:p>
      <text:p text:style-name="P181"/>
      <text:p text:style-name="P183"><text:span text:style-name="T412">Alan :</text:span><text:span text:style-name="T413"> </text:span>C’est que la journée a été longue…</text:p>
      <text:p text:style-name="P182"><text:line-break/><text:span text:style-name="T335">Ivan :</text:span><text:span text:style-name="T369"> </text:span>J’avoue je suis crevé !</text:p>
      <text:p text:style-name="P181"/>
      <text:p text:style-name="P187"><text:span text:style-name="T412">Maëlle :</text:span><text:span text:style-name="T413"> </text:span>Moi je suis toujours un cameo.</text:p>
      <text:p text:style-name="P181"><text:soft-page-break/></text:p>
      <text:p text:style-name="P185"><text:span text:style-name="T341">Camille :</text:span><text:span text:style-name="T419"> </text:span>Ainsi soit-il. Garde ? Montez les aux chambres.</text:p>
      <text:p text:style-name="P181"/>
      <text:p text:style-name="P186"><text:span text:style-name="T342">Ambre :</text:span><text:span text:style-name="T421"> </text:span>Par devant Sarah, je m’occupe de porter Samy avec Kiki, il a l’air de galérer tout seul.</text:p>
      <text:p text:style-name="P181"/>
      <text:p text:style-name="P181"><text:span text:style-name="T342">Sarah :</text:span><text:span text:style-name="T421"> </text:span>Ok, mais revient vite !</text:p>
      <text:p text:style-name="P181"/>
      <text:p text:style-name="P186"><text:span text:style-name="T342">Ambre :</text:span><text:span text:style-name="T421"> </text:span>Pas de soucis ! Qu’est ce qui pourrait m’arriver de mal de toute façon !</text:p>
      <text:p text:style-name="P181"/>
      <text:p text:style-name="P181">Kiki, tout enthousiaste de voir venir une jeune fille l’aidée ne se fit pas prié pour quérir son aide. <text:span text:style-name="T420">Et baver abondamment.</text:span></text:p>
      <text:p text:style-name="P494"><text:span text:style-name="T348">Chapitre </text:span><text:span text:style-name="T352">7</text:span><text:span text:style-name="T348"> : </text:span><text:span text:style-name="T352">Ça chauffe !</text:span></text:p>
      <text:p text:style-name="P1"/>
      <text:p text:style-name="P427"><text:span text:style-name="T232">I</text:span><text:span text:style-name="T230">l ne fallu qu’une demi heure pour que le château tout entier s’emplisse d’un silence lourd. Seul le bruit des bottes des gardes témoignait de l’occupation du palais. </text:span><text:span text:style-name="T259">Seuls Ambre et Kiki, toujours en train de traîner Samy, étaient encore debout. Une fois bordé, Ambre – sûrement par habitude – </text:span><text:span text:style-name="T260">l</text:span><text:span text:style-name="T259">ui fit un délicat bisou sur le front en se penchant, laissant à Kiki une vue parfaite sur sa culotte rose crevette. </text:span><text:span text:style-name="T261">Il ne lui en fallait pas plus.</text:span></text:p>
      <text:p text:style-name="P188"/>
      <text:p text:style-name="P429"><text:span text:style-name="T239">Kiki :</text:span><text:span text:style-name="T265"> </text:span><text:span text:style-name="T230">FOOOOH</text:span></text:p>
      <text:p text:style-name="P189"/>
      <text:p text:style-name="P429"><text:span text:style-name="T239">Ambre :</text:span><text:span text:style-name="T265"> </text:span><text:span text:style-name="T230">Mais qu’est ce que-</text:span></text:p>
      <text:p text:style-name="P189"/>
      <text:p text:style-name="P189">Kiki lui sauta dessus, et entama un déballage partiel du petit sac de viande qu’on lui avait servit sur un plateau d’argent. Pas de témoin ? Tant mieux ! Kiki sorti son kiki, entamant une vigoureuse sodomie, accepté malgré elle par Ambre.</text:p>
      <text:p text:style-name="P189"/>
      <text:p text:style-name="P428"><text:span text:style-name="T237">Ivan :</text:span><text:span text:style-name="T245"> </text:span><text:span text:style-name="T230">Samy ? T’a oublié ta…</text:span></text:p>
      <text:p text:style-name="P189"/>
      <text:p text:style-name="P502"><text:span text:style-name="T261">Ivan regarda Kiki, puis Ambre, Kiki regarda Ambre, puis ils regardèrent Ivan, qui se demandais bien quoi faire en cette singulière situation. </text:span><text:span text:style-name="T262">Il fini par hausser les épaules, et s’en alla en refermant la porte, ignorant les cri de détresse d’Ambre. Cependant, ce court instant permit à Ambre d’appeler au secours suffisamment fort, pour que dans la minute, </text:span><text:span text:style-name="T263">Sarah entre en trombe </text:span><text:span text:style-name="T264">sur un kart éco</text:span><text:span text:style-name="T266">+</text:span><text:span text:style-name="T229">®</text:span><text:span text:style-name="T263">, tombant nez à nez avec Kiki, qui cette fois ci, ne pris pas la peine de s’arrêter. </text:span><text:span text:style-name="T264">Elle non plus d’ailleurs, car elle lui fonça dans les testicules. Kiki hurla de douleur et s’enfuit dans le première chambre qu’il trouva. Malheureusement pour lui, c’était celle d’Ivan, en plein tri de baguette de batterie. Il se retourna en voyant Kiki s’enfermer avec lui, puis s’approcha pour lui murmurer à l’oreille :</text:span></text:p>
      <text:p text:style-name="P190"/>
      <text:p text:style-name="P503"><text:span text:style-name="T237">Ivan :</text:span><text:span text:style-name="T245"> </text:span><text:span text:style-name="T230">Je t’ai déjà raconté l’histoire des bébés argentins ?</text:span></text:p>
      <text:p text:style-name="P508"/>
      <text:p text:style-name="P504"/>
      <text:p text:style-name="P431"><text:span text:style-name="T305">Keny :</text:span><text:span text:style-name="T286"> </text:span><text:span text:style-name="T277">C’</text:span><text:span text:style-name="T269">est quoi ce bruit encore ?</text:span></text:p>
      <text:p text:style-name="P339"/>
      <text:p text:style-name="P431"><text:span text:style-name="T330">Alan :</text:span><text:span text:style-name="T331"> </text:span><text:span text:style-name="T269">On dirait un coq.. Il est quelle heure ?</text:span></text:p>
      <text:p text:style-name="P339"/>
      <text:p text:style-name="P431"><text:span text:style-name="T305">Keny :</text:span><text:span text:style-name="T286"> </text:span><text:span text:style-name="T269">Mes couilles ! On dirait surtout Kiki qui agonise !</text:span></text:p>
      <text:p text:style-name="P339"/>
      <text:p text:style-name="P339">TOC TOC TOC</text:p>
      <text:p text:style-name="P339"/>
      <text:p text:style-name="P431"><text:span text:style-name="T330">Alan :</text:span><text:span text:style-name="T331"> </text:span><text:span text:style-name="T269">Oui ?</text:span></text:p>
      <text:p text:style-name="P339"/>
      <text:p text:style-name="P431"><text:span text:style-name="T330">Maëlle :</text:span><text:span text:style-name="T331"> </text:span><text:span text:style-name="T269">Salut ! Y a un p’tit dej de seigneur qui nous attend ! Grouillez vous on va pas vous attendre !</text:span></text:p>
      <text:p text:style-name="P339"/>
      <text:p text:style-name="P505"><text:span text:style-name="T330">Alan :</text:span><text:span text:style-name="T331"> </text:span><text:span text:style-name="T269">On arrive !</text:span></text:p>
      <text:p text:style-name="P339"/>
      <text:p text:style-name="P430"><text:soft-page-break/><text:span text:style-name="T279">Durant </text:span><text:span text:style-name="T277">un petit déjeuné royal en pyjama, </text:span><text:span text:style-name="T278">Ambre, - rêvant d’aventure - demanda à Ivan de les accompagner, mais celui-ci refusa de peur de la refaire tuer. Puis après Une résistance d’environ cinq secondes, il accepta.</text:span></text:p>
      <text:p text:style-name="P341"/>
      <text:p text:style-name="P431"><text:span text:style-name="T88">Samy :</text:span><text:span text:style-name="T87"> </text:span><text:span text:style-name="T278">B</text:span><text:span text:style-name="T269">on, on y va ?</text:span></text:p>
      <text:p text:style-name="P339"/>
      <text:p text:style-name="P431"><text:span text:style-name="T305">Keny :</text:span><text:span text:style-name="T286"> </text:span><text:span text:style-name="T269">Attendez je fais juste une dernière petite opération, mais vous pouvez m’attendre à la voiture je serais pas long !</text:span></text:p>
      <text:p text:style-name="P339"/>
      <text:p text:style-name="P431"><text:span text:style-name="T305">Camille :</text:span><text:span text:style-name="T286"> </text:span><text:span text:style-name="T269">Ouais alors justement votre Hammer là, c’est possible de le garer autre part ? Nan parce qu’il a niqué ma pelouse là !</text:span></text:p>
      <text:p text:style-name="P339"/>
      <text:p text:style-name="P339">Sarah et Ambre échangèrent un dernier baisé passionné, avec de ce séparer, puis Keny revint avec son sac plein à craquer.</text:p>
      <text:p text:style-name="P339"/>
      <text:p text:style-name="P431"><text:span text:style-name="T305">Keny :</text:span><text:span text:style-name="T286"> </text:span><text:span text:style-name="T269">Démarre ! Démarre !</text:span></text:p>
      <text:p text:style-name="P339"/>
      <text:p text:style-name="P431"><text:span text:style-name="T88">Samy :</text:span><text:span text:style-name="T87"> </text:span><text:span text:style-name="T278">Y </text:span><text:span text:style-name="T269">a quoi là dedans ?</text:span></text:p>
      <text:p text:style-name="P340"/>
      <text:p text:style-name="P431"><text:span text:style-name="T305">Keny :</text:span><text:span text:style-name="T286"> </text:span><text:span text:style-name="T269">Je te le dirait plus tard, mais c’est rien de vraiment important.</text:span></text:p>
      <text:p text:style-name="P339"/>
      <text:p text:style-name="P431"><text:span text:style-name="T88">Samy :</text:span><text:span text:style-name="T87"> </text:span><text:span text:style-name="T269">Mouais mouais..</text:span></text:p>
      <text:p text:style-name="P339"/>
      <text:p text:style-name="P224"><text:span text:style-name="T270">Après plusieurs heures de route, il</text:span><text:span text:style-name="T280">s</text:span><text:span text:style-name="T270"> arriv</text:span><text:span text:style-name="T280">èrent</text:span><text:span text:style-name="T270"> dans le </text:span><text:span text:style-name="T1">hameau de Courtevroust</text:span><text:span text:style-name="T270">. </text:span><text:span text:style-name="T280">Depuis leur dernière visite (qui remontait à plusieurs années) celui-ci semblait avoir été déserté. Tout ou presque était à l’abandon, à </text:span><text:span text:style-name="T282">l’exception</text:span><text:span text:style-name="T280"> d’un grand chapiteau aménagé à la hâte si un ancien rond-point.</text:span></text:p>
      <text:p text:style-name="P342"/>
      <text:p text:style-name="P432"><text:span text:style-name="T304">Ivan :</text:span><text:span text:style-name="T312"> </text:span><text:span text:style-name="T269">Bon, je pense qu’on </text:span><text:span text:style-name="T281">est</text:span><text:span text:style-name="T269"> arrivé.</text:span></text:p>
      <text:p text:style-name="P342"/>
      <text:p text:style-name="P433"><text:span text:style-name="T269">Attiré par la musique à l’orgue – iconique des milieux du cirque – ils entrèrent tous dans </text:span><text:span text:style-name="T283">la tente, dont les battants étaient grands ouverts.</text:span></text:p>
      <text:p text:style-name="P343"/>
      <text:p text:style-name="P435"><text:span text:style-name="T330">Alan :</text:span><text:span text:style-name="T331"> </text:span><text:span text:style-name="T283">B</text:span><text:span text:style-name="T269">aptiste ??</text:span></text:p>
      <text:p text:style-name="P344"/>
      <text:p text:style-name="P435"><text:span text:style-name="T306">B</text:span><text:span text:style-name="T303">aptiste :</text:span><text:span text:style-name="T269"> Yo !</text:span></text:p>
      <text:p text:style-name="P344"/>
      <text:p text:style-name="P435"><text:span text:style-name="T330">Maëlle :</text:span><text:span text:style-name="T331"> </text:span><text:span text:style-name="T269">Depuis quand tu sais jouer de l’orgue ?</text:span></text:p>
      <text:p text:style-name="P344"/>
      <text:p text:style-name="P435"><text:span text:style-name="T306">B</text:span><text:span text:style-name="T303">aptiste :</text:span><text:span text:style-name="T269"> Je sais plus…</text:span></text:p>
      <text:p text:style-name="P344"/>
      <text:p text:style-name="P434"><text:span text:style-name="T307">Matéo :</text:span><text:span text:style-name="T287"> </text:span><text:span text:style-name="T269">Les voilà ! Nos héros !</text:span></text:p>
      <text:p text:style-name="P344"/>
      <text:p text:style-name="P435"><text:span text:style-name="T304">Ivan :</text:span><text:span text:style-name="T312"> </text:span><text:span text:style-name="T269">Matéo fils de pute descend de ton estrade et on se fait un 1v1 !</text:span></text:p>
      <text:p text:style-name="P344"/>
      <text:p text:style-name="P435"><text:span text:style-name="T307">Matéo :</text:span><text:span text:style-name="T287"> </text:span><text:span text:style-name="T269">Pourquoi ne pas faire ça apr</text:span><text:span text:style-name="T284">ès</text:span><text:span text:style-name="T269"> les merveilleuses nouvelles qui sont diffusées à l’instant ?</text:span></text:p>
      <text:p text:style-name="P344"/>
      <text:p text:style-name="P225"><text:soft-page-break/><text:span text:style-name="T287">Avec un grand sourire, i</text:span><text:span text:style-name="T285">l pointa du doit une vielle </text:span><text:span text:style-name="T284">télévision</text:span><text:span text:style-name="T285"> </text:span><text:span text:style-name="T284">cathodique</text:span><text:span text:style-name="T285">, sur laquelle le 13</text:span><text:span text:style-name="T284">H</text:span><text:span text:style-name="T285"> grésillait.</text:span></text:p>
      <text:p text:style-name="P494"><text:span text:style-name="T316">Chapitre </text:span><text:span text:style-name="T317">8</text:span><text:span text:style-name="T316"> : </text:span><text:span text:style-name="T317">Le cirque</text:span></text:p>
      <text:p text:style-name="P334"/>
      <text:p text:style-name="P436"><text:span text:style-name="T308">Esteban :</text:span><text:span text:style-name="T289"> </text:span><text:span text:style-name="T270">M</text:span><text:span text:style-name="T269">es chers compotes.. Compa.. Comtriote, bref les gens, je pose officiellement mon démissionage, je lègue le pouvoir à Farah parce qu’elle m’a dépanné de dix balles, et voila. Ciao les nazes !</text:span></text:p>
      <text:p text:style-name="P345"/>
      <text:p text:style-name="P345">Le journal repris de plus belle.</text:p>
      <text:p text:style-name="P345"/>
      <text:p text:style-name="P437"><text:span text:style-name="T308">Maëlle :</text:span><text:span text:style-name="T289"> </text:span><text:span text:style-name="T269">C’est moi où on aurais clairement dit un cadavre ? Il était défoncé ou quoi ?</text:span></text:p>
      <text:p text:style-name="P346"/>
      <text:p text:style-name="P437"><text:span text:style-name="T308">Baptiste :</text:span><text:span text:style-name="T289"> </text:span><text:span text:style-name="T269">C’est Esteban, tu te pose vraiment la question ?</text:span></text:p>
      <text:p text:style-name="P346"/>
      <text:p text:style-name="P438"><text:span text:style-name="T308">Journaliste :</text:span><text:span text:style-name="T289"> </text:span><text:span text:style-name="T269">Ah ! On me signale une nouvelle allocution de la présidente !</text:span></text:p>
      <text:p text:style-name="P347"/>
      <text:p text:style-name="P438"><text:span text:style-name="T309">Matéo :</text:span><text:span text:style-name="T290"> </text:span><text:span text:style-name="T269">Chut ! Ça commence !</text:span></text:p>
      <text:p text:style-name="P347"/>
      <text:p text:style-name="P438"><text:span text:style-name="T309">Farah :</text:span><text:span text:style-name="T290"> </text:span><text:span text:style-name="T269">… Et c’est pour ces raisons tout à fait normales que j’annonce l’entrée en guerre de la France contre le Portugal, au côté du Maroc !</text:span></text:p>
      <text:p text:style-name="P347"/>
      <text:p text:style-name="P438"><text:span text:style-name="T309">Ivan :</text:span><text:span text:style-name="T290"> </text:span><text:span text:style-name="T269">J’ai rien compris.</text:span></text:p>
      <text:p text:style-name="P347"/>
      <text:p text:style-name="P439"><text:span text:style-name="T309">Matéo :</text:span><text:span text:style-name="T290"> </text:span><text:span text:style-name="T269">Pour vous la faire courte les amis, nous allons entrer dans une troisième que mondiale, et je comte bien y intervenir de façon remarquable ! Après tout, j’en ai les moyens… </text:span></text:p>
      <text:p text:style-name="P334"/>
      <text:p text:style-name="P438"><text:span text:style-name="T270">I</text:span><text:span text:style-name="T269">van et Samy suivir</text:span><text:span text:style-name="T288">ent</text:span><text:span text:style-name="T269"> son regard qui se posait sur </text:span><text:span text:style-name="T288">Jonathan</text:span><text:span text:style-name="T269">, torse nu, portant à son cou une petit cage renfermant le bloc de mousse.</text:span></text:p>
      <text:p text:style-name="P347"/>
      <text:p text:style-name="P440"><text:span text:style-name="T309">Samy :</text:span><text:span text:style-name="T290"> </text:span><text:span text:style-name="T269">Rend le moi !!</text:span></text:p>
      <text:p text:style-name="P348"/>
      <text:p text:style-name="P441"><text:span text:style-name="T309">Ivan :</text:span><text:span text:style-name="T290"> </text:span><text:span text:style-name="T269">Tu sais même pas t’en servir !</text:span></text:p>
      <text:p text:style-name="P348"/>
      <text:p text:style-name="P441"><text:span text:style-name="T309">Matéo :</text:span><text:span text:style-name="T290"> </text:span><text:span text:style-name="T269">N’en soit pas si sur.. Après </text:span><text:span text:style-name="T293">tout</text:span><text:span text:style-name="T269">, c’est grâce au sacrifice de Léopold que nous sommes aujourd’hui…</text:span></text:p>
      <text:p text:style-name="P348"/>
      <text:p text:style-name="P348">PAF</text:p>
      <text:p text:style-name="P348"/>
      <text:p text:style-name="P348">Ivan lui mis une claque qui retenti dans tout le chapiteau.</text:p>
      <text:p text:style-name="P348"/>
      <text:p text:style-name="P441"><text:span text:style-name="T309">Ivan :</text:span><text:span text:style-name="T290"> </text:span><text:span text:style-name="T269">On va </text:span><text:span text:style-name="T290">ramener</text:span><text:span text:style-name="T269"> Léopold que tu le veuille ou non.</text:span></text:p>
      <text:p text:style-name="P348"/>
      <text:p text:style-name="P348">Soudain, le Dr Friedmann sortit de derrière un rideau, et actionna un levier qui piégea Keny, Ambre, Maëlle et Alan.</text:p>
      <text:p text:style-name="P348"/>
      <text:p text:style-name="P440"><text:span text:style-name="T310">Alexis :</text:span><text:span text:style-name="T291"> </text:span><text:span text:style-name="T269">Je avais dis qu’elle était pas assez grande Doc…</text:span></text:p>
      <text:p text:style-name="P348"/>
      <text:p text:style-name="P440"><text:span text:style-name="T310">Dr. Friedmann :</text:span><text:span text:style-name="T291"> </text:span><text:span text:style-name="T269">Silence ! Nous avons deux tiers du groupe ça ne suffit pas ?</text:span></text:p>
      <text:p text:style-name="P348"/>
      <text:p text:style-name="P442"><text:soft-page-break/><text:span text:style-name="T310">Alexis :</text:span><text:span text:style-name="T291"> </text:span><text:span text:style-name="T269">Mais il vous manque les deux principaux Doc…</text:span></text:p>
      <text:p text:style-name="P348"/>
      <text:p text:style-name="P440"><text:span text:style-name="T269">Ivan et Samy firent alors volte face pour tenter de </text:span><text:span text:style-name="T291">s’enfuir</text:span><text:span text:style-name="T269">, mais leur route fut barré par un colosse.</text:span></text:p>
      <text:p text:style-name="P348"/>
      <text:p text:style-name="P441"><text:span text:style-name="T309">Ivan :</text:span><text:span text:style-name="T290"> </text:span><text:span text:style-name="T269">Par pitié Jonathan…</text:span></text:p>
      <text:p text:style-name="P348"/>
      <text:p text:style-name="P506"><text:span text:style-name="T332">Jonathan :</text:span> Vous restez ici.</text:p>
      <text:p text:style-name="P348"/>
      <text:p text:style-name="P226"><text:span text:style-name="T309">Samy :</text:span><text:span text:style-name="T290"> </text:span><text:span text:style-name="T288">Et merde..</text:span></text:p>
      <text:p text:style-name="P349"/>
      <text:p text:style-name="P443"><text:span text:style-name="T307">Matéo :</text:span><text:span text:style-name="T287"> </text:span><text:span text:style-name="T271">M</text:span><text:span text:style-name="T269">a bonté me perdra… Moi qui voulais partagé mon empire à venir avec vous.. Je me retrouve avec deux parasite sur les bras.</text:span></text:p>
      <text:p text:style-name="P350"/>
      <text:p text:style-name="P443"><text:span text:style-name="T309">Samy :</text:span><text:span text:style-name="T290"> </text:span><text:span text:style-name="T269">Mais quel mytho ! Tu vas te servir de nous puis nous assassiner comme tu l’a fait avec Camille !</text:span></text:p>
      <text:p text:style-name="P350"/>
      <text:p text:style-name="P227"><text:span text:style-name="T309">Ivan :</text:span><text:span text:style-name="T290"> </text:span><text:span text:style-name="T292">D’ailleurs il te passe le bonjour !</text:span></text:p>
      <text:p text:style-name="P336"/>
      <text:p text:style-name="P443"><text:span text:style-name="T307">Matéo :</text:span><text:span text:style-name="T287"> </text:span><text:span text:style-name="T271">C’</text:span><text:span text:style-name="T269">est vrai ?</text:span></text:p>
      <text:p text:style-name="P350"/>
      <text:p text:style-name="P443"><text:span text:style-name="T309">Ivan :</text:span><text:span text:style-name="T290"> </text:span><text:span text:style-name="T269">Non.</text:span></text:p>
      <text:p text:style-name="P350"/>
      <text:p text:style-name="P443"><text:span text:style-name="T307">Matéo :</text:span><text:span text:style-name="T287"> </text:span><text:span text:style-name="T269">Ah. Quoi qu’il en soit vous vous méprenez sur mes intentions. Mais comme je sais que je ne vais pas pouvoir vous convaincre, je vais plutôt f…</text:span></text:p>
      <text:p text:style-name="P350"/>
      <text:p text:style-name="P443"><text:span text:style-name="T309">Ivan :</text:span><text:span text:style-name="T290"> </text:span><text:span text:style-name="T269">Oh putain Jojo la meuf derrière elle a de ces culs !</text:span></text:p>
      <text:p text:style-name="P350"/>
      <text:p text:style-name="P350">Jonathan ce retourna immédiatement, et… ne vit absolument rien. Le temps qu’il se remit de face, Samy et Ivan avaient disparu. Il entendis le vrombissement du moteur, alors il se jeta instinctivement à sa poursuite, gagnant un peu plus de terrain à chaque fois.</text:p>
      <text:p text:style-name="P350"/>
      <text:p text:style-name="P227"><text:span text:style-name="T307">Matéo :</text:span><text:span text:style-name="T287"> </text:span><text:span text:style-name="T292">Revient Jonathan ! C’est pas la peine de les poursuivre. On a le bloc, et des âmes à sacrifiés. On va enfin rire un peu dans ce cirque...</text:span></text:p>
      <text:p text:style-name="P494"><text:span text:style-name="T316">Chapitre </text:span><text:span text:style-name="T324">9</text:span><text:span text:style-name="T316"> : </text:span><text:span text:style-name="T318">Salade tomates oignons</text:span></text:p>
      <text:p text:style-name="P335"/>
      <text:p text:style-name="P445"><text:span text:style-name="T309">Samy :</text:span><text:span text:style-name="T290"> </text:span><text:span text:style-name="T272">E</text:span><text:span text:style-name="T269">t merde !</text:span></text:p>
      <text:p text:style-name="P351"/>
      <text:p text:style-name="P352"><text:span text:style-name="T343">Ivan :</text:span><text:span text:style-name="T426"> </text:span>…</text:p>
      <text:p text:style-name="P351"/>
      <text:p text:style-name="P444"><text:span text:style-name="T269">Ça faisait déjà le vingtième « merde » en cinq minute depuis qu’Ivan avait pris le volant du Hammer rouge pour s’enfuir de </text:span><text:span text:style-name="T1">Courtevroust.</text:span></text:p>
      <text:p text:style-name="P386"/>
      <text:p text:style-name="P388"><text:span text:style-name="T343">Ivan :</text:span><text:span text:style-name="T426"> </text:span>Je conduis si mal que ça ?</text:p>
      <text:p text:style-name="P387"/>
      <text:p text:style-name="P458"><text:span text:style-name="T89">Samy :</text:span><text:span text:style-name="T16"> </text:span><text:span text:style-name="T1">Ta gueule putain, on est tombé en plein dans un piège et </text:span><text:span text:style-name="T11">on a perdu tout le monde ! C’est pas le moment de faire de l’humour !</text:span></text:p>
      <text:p text:style-name="P389"/>
      <text:p text:style-name="P460"><text:span text:style-name="T89">Ivan :</text:span><text:span text:style-name="T16"> </text:span><text:span text:style-name="T1">Oui bah on serait peut être pas tombé dans </text:span><text:span text:style-name="T12">quoi que ce soit</text:span><text:span text:style-name="T1"> si tu ne nous </text:span><text:span text:style-name="T12">avais pas donné rendez-vous dans une grotte au milieu du désert pour nous montrer un sorcier à la con !</text:span></text:p>
      <text:p text:style-name="P390"/>
      <text:p text:style-name="P459"><text:span text:style-name="T89">Samy :</text:span><text:span text:style-name="T16"> </text:span><text:span text:style-name="T1">Déjà, contrairement à toi, c’est un génie, pas un sorcier. Et deuxièmement, si Léopold avait pas merdé on aurait pus devenir riche, être pui</text:span><text:span text:style-name="T13">ssant, avoir tout…</text:span></text:p>
      <text:p text:style-name="P391"/>
      <text:p text:style-name="P394"><text:span text:style-name="T343">Ivan :</text:span><text:span text:style-name="T426"> </text:span>Au final on a rien, et en plus on a ressuscité l’incarnation de la décadence sur Terre !</text:p>
      <text:p text:style-name="P392"/>
      <text:p text:style-name="P393"><text:span text:style-name="T343">Samy :</text:span><text:span text:style-name="T426"> </text:span>Et c’est de ma faute peut être ?</text:p>
      <text:p text:style-name="P392"/>
      <text:p text:style-name="P394"><text:span text:style-name="T343">Ivan :</text:span><text:span text:style-name="T426"> </text:span>Bah franchement oui !</text:p>
      <text:p text:style-name="P392"/>
      <text:p text:style-name="P393"><text:span text:style-name="T343">Samy :</text:span><text:span text:style-name="T426"> </text:span>Bon ça suffit, lâche le volant et sors de là, je vais régler ça moi même !</text:p>
      <text:p text:style-name="P392"/>
      <text:p text:style-name="P394"><text:span text:style-name="T343">Ivan :</text:span><text:span text:style-name="T426"> </text:span>Hors de question, je garde le volant !</text:p>
      <text:p text:style-name="P392"/>
      <text:p text:style-name="P393"><text:span text:style-name="T343">Samy :</text:span><text:span text:style-name="T426"> </text:span>Non tu le lâche et tu t’en vas !</text:p>
      <text:p text:style-name="P392"/>
      <text:p text:style-name="P397"><text:span text:style-name="T343">Ivan :</text:span><text:span text:style-name="T426"> </text:span>Toi tu le lâche !</text:p>
      <text:p text:style-name="P395"/>
      <text:p text:style-name="P395">Cette conversion peu intéressante se conclut par un parfait tonneau du Hammer par Ivan, alors qu’ils arrivaient tout juste dans la merveilleuse ville de Provin. L’accident fit six morts, largement ignoré par nos deux compagnons, tout déboussolés.</text:p>
      <text:p text:style-name="P395"/>
      <text:p text:style-name="P396"><text:span text:style-name="T343">Samy :</text:span><text:span text:style-name="T426"> </text:span>On est où là ?</text:p>
      <text:p text:style-name="P395"/>
      <text:p text:style-name="P397"><text:span text:style-name="T343">Ivan :</text:span><text:span text:style-name="T426"> </text:span>J’en sais rien mais ça sent grave bon ! On dirait un…</text:p>
      <text:p text:style-name="P395"/>
      <text:p text:style-name="P396"><text:span text:style-name="T343">Samy :</text:span><text:span text:style-name="T426"> </text:span>Un Kebab !</text:p>
      <text:p text:style-name="P395"/>
      <text:p text:style-name="P397"><text:span text:style-name="T343">Ivan :</text:span><text:span text:style-name="T426"> </text:span>Trop bien ! Bouge toi j’ai la dalle !</text:p>
      <text:p text:style-name="P395"/>
      <text:p text:style-name="P446"><text:soft-page-break/><text:span text:style-name="T1">Ils se précipitèrent dans l’établissement miteux dont la ventilation </text:span><text:span text:style-name="T14">dégageait une douce odeur gras de mouton reconstitué.</text:span></text:p>
      <text:p text:style-name="P398"/>
      <text:p text:style-name="P400"><text:span text:style-name="T343">Ivan :</text:span><text:span text:style-name="T426"> </text:span>Chef ! Un salade tomate oignons sauce Algé !</text:p>
      <text:p text:style-name="P399"/>
      <text:p text:style-name="P399"><text:span text:style-name="T332">??? :</text:span> J’arrive chef !</text:p>
      <text:p text:style-name="P399"/>
      <text:p text:style-name="P402"><text:span text:style-name="T343">Samy :</text:span><text:span text:style-name="T426"> </text:span>Et moi je voudrais un…</text:p>
      <text:p text:style-name="P401"/>
      <text:p text:style-name="P401"><text:span text:style-name="T344">Sophiane :</text:span><text:span text:style-name="T427"> </text:span>Putain mais wesh !</text:p>
      <text:p text:style-name="P401"/>
      <text:p text:style-name="P403"><text:span text:style-name="T343">Ivan :</text:span><text:span text:style-name="T426"> </text:span>Mais qu’es-ce que tu fout là ?</text:p>
      <text:p text:style-name="P401"/>
      <text:p text:style-name="P461"><text:span text:style-name="T90">Sophiane :</text:span><text:span text:style-name="T17"> </text:span><text:span text:style-name="T1">Bah j’ai racheté </text:span><text:span text:style-name="T15">un</text:span><text:span text:style-name="T1"> resto pour faire de </text:span><text:span text:style-name="T15">vrai kebab de chez nous !</text:span></text:p>
      <text:p text:style-name="P404"/>
      <text:p text:style-name="P406"><text:span text:style-name="T343">Samy :</text:span><text:span text:style-name="T426"> </text:span>Mais t’es pas Turque…</text:p>
      <text:p text:style-name="P405"/>
      <text:p text:style-name="P408"><text:span text:style-name="T344">Sophiane :</text:span><text:span text:style-name="T427"> </text:span>Tout le monde s’en fiche, ils font pas la différence ces racistes.</text:p>
      <text:p text:style-name="P405"/>
      <text:p text:style-name="P407"><text:span text:style-name="T343">Ivan :</text:span><text:span text:style-name="T426"> </text:span>C’est super, mais on peut manger ? J’ai méga faim et on a encore du boulot…</text:p>
      <text:p text:style-name="P405"/>
      <text:p text:style-name="P408"><text:span text:style-name="T344">Sophiane :</text:span><text:span text:style-name="T427"> </text:span>Genre toi tu bosses ?</text:p>
      <text:p text:style-name="P353"/>
      <text:p text:style-name="P448"><text:span text:style-name="T309">Ivan :</text:span><text:span text:style-name="T290"> </text:span><text:span text:style-name="T273">O</text:span><text:span text:style-name="T269">ui enfin non, c’est compliqué…</text:span></text:p>
      <text:p text:style-name="P354"/>
      <text:p text:style-name="P449"><text:span text:style-name="T90">Sophiane :</text:span><text:span text:style-name="T17"> </text:span><text:span text:style-name="T269">Encore des bails avec vos histoire de porno là ? Sérieux vous avez rien d’autre à foutre ?</text:span></text:p>
      <text:p text:style-name="P354"/>
      <text:p text:style-name="P448"><text:span text:style-name="T309">Ivan :</text:span><text:span text:style-name="T290"> </text:span><text:span text:style-name="T269">Bah c’est à dire que Léopold est pris au piège…</text:span></text:p>
      <text:p text:style-name="P354"/>
      <text:p text:style-name="P447"><text:span text:style-name="T309">Samy :</text:span><text:span text:style-name="T290"> </text:span><text:span text:style-name="T269">Comme la moiti</text:span><text:span text:style-name="T294">é</text:span><text:span text:style-name="T269"> de nos potes grâce à toi.</text:span></text:p>
      <text:p text:style-name="P354"/>
      <text:p text:style-name="P450"><text:span text:style-name="T309">Ivan :</text:span><text:span text:style-name="T290"> </text:span><text:span text:style-name="T269">Oui bon il vient ce kebab ?</text:span></text:p>
      <text:p text:style-name="P355"/>
      <text:p text:style-name="P454"><text:span text:style-name="T90">Sophiane :</text:span><text:span text:style-name="T17"> </text:span><text:span text:style-name="T269">Tenez, deux kebab gratos parce que ça fait plaisir de vous revoir !</text:span></text:p>
      <text:p text:style-name="P356"/>
      <text:p text:style-name="P452"><text:span text:style-name="T309">Samy :</text:span><text:span text:style-name="T290"> </text:span><text:span text:style-name="T269">Wow merci !</text:span></text:p>
      <text:p text:style-name="P356"/>
      <text:p text:style-name="P454"><text:span text:style-name="T90">Sophiane :</text:span><text:span text:style-name="T17"> </text:span><text:span text:style-name="T269">De rien chef. Et du coup vous comptez faire quoi maintenant ?</text:span></text:p>
      <text:p text:style-name="P356"/>
      <text:p text:style-name="P452"><text:span text:style-name="T309">Samy :</text:span><text:span text:style-name="T290"> </text:span><text:span text:style-name="T269">Bah… Franchement j’en sais rien.</text:span></text:p>
      <text:p text:style-name="P356"/>
      <text:p text:style-name="P453"><text:span text:style-name="T309">Ivan :</text:span><text:span text:style-name="T290"> </text:span><text:span text:style-name="T269">Matéo a un pouvoir quasi illimité entre ses mains…</text:span></text:p>
      <text:p text:style-name="P356"/>
      <text:p text:style-name="P454"><text:span text:style-name="T90">Sophiane :</text:span><text:span text:style-name="T17"> </text:span><text:span text:style-name="T269">Vous parlez de votre génie chelou ?</text:span></text:p>
      <text:p text:style-name="P356"/>
      <text:p text:style-name="P453"><text:span text:style-name="T309">Ivan :</text:span><text:span text:style-name="T290"> </text:span><text:span text:style-name="T269">Non pire, il a Jojo.</text:span></text:p>
      <text:p text:style-name="P356"/>
      <text:p text:style-name="P454"><text:span text:style-name="T90">Sophiane :</text:span><text:span text:style-name="T17"> </text:span><text:span text:style-name="T269">Ah ouais vous êtes morts.</text:span></text:p>
      <text:p text:style-name="P356"><text:soft-page-break/></text:p>
      <text:p text:style-name="P452"><text:span text:style-name="T309">Samy :</text:span><text:span text:style-name="T290"> </text:span><text:span text:style-name="T269">Ça plus le génie, c’est mal barré.</text:span></text:p>
      <text:p text:style-name="P356"/>
      <text:p text:style-name="P453"><text:span text:style-name="T309">Ivan :</text:span><text:span text:style-name="T290"> </text:span><text:span text:style-name="T269">En plus il a récupéré son savant fou, donc on sais pas ce qu’ils comptent faire, mais ça va pas être joli à voir je sens.</text:span></text:p>
      <text:p text:style-name="P356"/>
      <text:p text:style-name="P454"><text:span text:style-name="T90">Sophiane :</text:span><text:span text:style-name="T17"> </text:span><text:span text:style-name="T269">Mmmh je sais pas trop comment vous aider…</text:span></text:p>
      <text:p text:style-name="P356"/>
      <text:p text:style-name="P453"><text:span text:style-name="T309">Ivan :</text:span><text:span text:style-name="T290"> </text:span><text:span text:style-name="T269">Le kebab c’est déjà bien !</text:span></text:p>
      <text:p text:style-name="P356"/>
      <text:p text:style-name="P454"><text:span text:style-name="T90">Sophiane :</text:span><text:span text:style-name="T17"> </text:span><text:span text:style-name="T269">… Mais je sais qui pourrait vous aider.</text:span></text:p>
      <text:p text:style-name="P356"/>
      <text:p text:style-name="P452"><text:span text:style-name="T309">Samy :</text:span><text:span text:style-name="T290"> </text:span><text:span text:style-name="T269">Ah ?</text:span></text:p>
      <text:p text:style-name="P356"/>
      <text:p text:style-name="P454"><text:span text:style-name="T90">Sophiane :</text:span><text:span text:style-name="T17"> </text:span><text:span text:style-name="T269">Yann travaille à la bibliothèque nationale de France, il li</text:span><text:span text:style-name="T301">t</text:span><text:span text:style-name="T269"> des tonnes de livres, il pourra sûrement vous trouver un truc ou au moins une piste !</text:span></text:p>
      <text:p text:style-name="P356"/>
      <text:p text:style-name="P453"><text:span text:style-name="T309">Ivan :</text:span><text:span text:style-name="T290"> </text:span><text:span text:style-name="T269">Parfait ça !</text:span></text:p>
      <text:p text:style-name="P356"/>
      <text:p text:style-name="P452"><text:span text:style-name="T309">Samy :</text:span><text:span text:style-name="T290"> </text:span><text:span text:style-name="T269">Oui enfin on a plus de voiture je te rappel.</text:span></text:p>
      <text:p text:style-name="P356"/>
      <text:p text:style-name="P454"><text:span text:style-name="T90">Sophiane :</text:span><text:span text:style-name="T17"> </text:span><text:span text:style-name="T269">Prenez le train non ?</text:span></text:p>
      <text:p text:style-name="P356"/>
      <text:p text:style-name="P452"><text:span text:style-name="T309">Samy :</text:span><text:span text:style-name="T290"> </text:span><text:span text:style-name="T269">Y a une grève aujourd’hui.</text:span></text:p>
      <text:p text:style-name="P356"/>
      <text:p text:style-name="P454"><text:span text:style-name="T90">Sophiane :</text:span><text:span text:style-name="T17"> </text:span><text:span text:style-name="T269">Bon bah si vous voulez je peux vous y emmener, de toute façon personne viens manger chez moi, depuis l’ouverture on a eu une quinzaine de clients.</text:span></text:p>
      <text:p text:style-name="P356"/>
      <text:p text:style-name="P453"><text:span text:style-name="T309">Ivan :</text:span><text:span text:style-name="T290"> </text:span><text:span text:style-name="T269">Et t’a ouvert quand ?</text:span></text:p>
      <text:p text:style-name="P356"/>
      <text:p text:style-name="P454"><text:span text:style-name="T90">Sophiane :</text:span><text:span text:style-name="T17"> </text:span><text:span text:style-name="T269">L’année dernière.</text:span></text:p>
      <text:p text:style-name="P356"/>
      <text:p text:style-name="P453"><text:span text:style-name="T309">Ivan :</text:span><text:span text:style-name="T290"> </text:span><text:span text:style-name="T269">Ah.</text:span></text:p>
      <text:p text:style-name="P356"/>
      <text:p text:style-name="P451"><text:span text:style-name="T273">U</text:span><text:span text:style-name="T269">ne fois leur kebab terminé, nos fiers protagonistes ce dirigèrent vers l’entrepôt des bus non utilisé.</text:span></text:p>
      <text:p text:style-name="P356"/>
      <text:p text:style-name="P455"><text:span text:style-name="T309">Samy :</text:span><text:span text:style-name="T290"> </text:span><text:span text:style-name="T269">On va voler un bus ? Mais on est trois !</text:span></text:p>
      <text:p text:style-name="P357"/>
      <text:p text:style-name="P457"><text:span text:style-name="T90">Sophiane :</text:span><text:span text:style-name="T17"> </text:span><text:span text:style-name="T269">Ouais mais on sais jamais, des fois qu’on croise des gens sur la route.</text:span></text:p>
      <text:p text:style-name="P357"/>
      <text:p text:style-name="P456"><text:span text:style-name="T309">Ivan :</text:span><text:span text:style-name="T290"> </text:span><text:span text:style-name="T269">Bon bah go.</text:span></text:p>
      <text:p text:style-name="P357"/>
      <text:p text:style-name="P455"><text:span text:style-name="T309">Samy :</text:span><text:span text:style-name="T290"> </text:span><text:span text:style-name="T269">Attendez, pause. On va vraiment voler un bus là ? Genre y a pas une solution moins… illégale ? Plus simple ?</text:span></text:p>
      <text:p text:style-name="P357"/>
      <text:p text:style-name="P456"><text:span text:style-name="T309">Ivan :</text:span><text:span text:style-name="T290"> </text:span><text:span text:style-name="T269">Bon Samy tu montes ou tu restes là ?</text:span></text:p>
      <text:p text:style-name="P357"/>
      <text:p text:style-name="P455"><text:span text:style-name="T309">Samy :</text:span><text:span text:style-name="T290"> </text:span><text:span text:style-name="T269">J’arrive… Mais je soutient pas l’idée pour autant !</text:span></text:p>
      <text:p text:style-name="P358"><text:soft-page-break/></text:p>
      <text:p text:style-name="P457"><text:span text:style-name="T90">Sophiane :</text:span><text:span text:style-name="T17"> </text:span><text:span text:style-name="T274">A</text:span><text:span text:style-name="T269">llez hop ! Direction la capitale !</text:span></text:p>
      <text:p text:style-name="P357"/>
      <text:p text:style-name="P456"><text:span text:style-name="T309">Ivan :</text:span><text:span text:style-name="T290"> </text:span><text:span text:style-name="T269">Tochongrad ?</text:span></text:p>
      <text:p text:style-name="P357"/>
      <text:p text:style-name="P457"><text:span text:style-name="T90">Sophiane :</text:span><text:span text:style-name="T17"> </text:span><text:span text:style-name="T269">Non non, Paris.</text:span></text:p>
      <text:p text:style-name="P357"/>
      <text:p text:style-name="P456"><text:span text:style-name="T309">Ivan :</text:span><text:span text:style-name="T290"> </text:span><text:span text:style-name="T269">Dommage j’aimais bien le nom.</text:span></text:p>
      <text:p text:style-name="P498"><text:span text:style-name="T319">Chapitre 1</text:span><text:span text:style-name="T321">0</text:span><text:span text:style-name="T314"> : </text:span><text:span text:style-name="T103">À </text:span><text:span text:style-name="T315">la rec</text:span><text:span text:style-name="T320">herche du savoir</text:span></text:p>
      <text:p text:style-name="P337"/>
      <text:p text:style-name="P462"><text:span text:style-name="T90">Sophiane :</text:span><text:span text:style-name="T17"> </text:span><text:span text:style-name="T275">E</text:span><text:span text:style-name="T269">t voilà ! On est arrivés !</text:span></text:p>
      <text:p text:style-name="P359"/>
      <text:p text:style-name="P463"><text:span text:style-name="T309">Ivan :</text:span><text:span text:style-name="T290"> </text:span><text:span text:style-name="T269">Quoi ? Déjà ? Mais c’était méga court !</text:span></text:p>
      <text:p text:style-name="P359"/>
      <text:p text:style-name="P463"><text:span text:style-name="T309">Samy :</text:span><text:span text:style-name="T290"> </text:span><text:span text:style-name="T269">Non, c’est juste toi qui a dormis tout le voyage.</text:span></text:p>
      <text:p text:style-name="P359"/>
      <text:p text:style-name="P463"><text:span text:style-name="T309">Ivan :</text:span><text:span text:style-name="T290"> </text:span><text:span text:style-name="T269">Ah ok…</text:span></text:p>
      <text:p text:style-name="P359"/>
      <text:p text:style-name="P462"><text:span text:style-name="T90">Sophiane :</text:span><text:span text:style-name="T17"> </text:span><text:span text:style-name="T269">Bon, moi je vous laisse, j’ai un bus à redéposer avant qu’on m’accuse de vol à tord.</text:span></text:p>
      <text:p text:style-name="P359"/>
      <text:p text:style-name="P463"><text:span text:style-name="T309">Ivan :</text:span><text:span text:style-name="T290"> </text:span><text:span text:style-name="T269">Bah factuellement…</text:span></text:p>
      <text:p text:style-name="P359"/>
      <text:p text:style-name="P462"><text:span text:style-name="T90">Sophiane :</text:span><text:span text:style-name="T17"> </text:span><text:span text:style-name="T269">C’était juste un emprunt.</text:span></text:p>
      <text:p text:style-name="P359"/>
      <text:p text:style-name="P463"><text:span text:style-name="T309">Samy :</text:span><text:span text:style-name="T290"> </text:span><text:span text:style-name="T269">Mouais.</text:span></text:p>
      <text:p text:style-name="P359"/>
      <text:p text:style-name="P462"><text:span text:style-name="T90">Sophiane :</text:span><text:span text:style-name="T17"> </text:span><text:span text:style-name="T269">Bon aller, bonne chance et à plus tard !</text:span></text:p>
      <text:p text:style-name="P359"/>
      <text:p text:style-name="P466"><text:span text:style-name="T309">Ivan :</text:span><text:span text:style-name="T290"> </text:span><text:span text:style-name="T269">Eh attend, comment on fait pour se déplacer nous après ?</text:span></text:p>
      <text:p text:style-name="P360"/>
      <text:p text:style-name="P465"><text:span text:style-name="T90">Sophiane :</text:span><text:span text:style-name="T17"> </text:span><text:span text:style-name="T269">Bah comme moi, vous vol… Empruntez une voiture et puis basta.</text:span></text:p>
      <text:p text:style-name="P360"/>
      <text:p text:style-name="P466"><text:span text:style-name="T309">Samy :</text:span><text:span text:style-name="T290"> </text:span><text:span text:style-name="T269">Mouais.</text:span></text:p>
      <text:p text:style-name="P360"/>
      <text:p text:style-name="P466"><text:span text:style-name="T309">Ivan :</text:span><text:span text:style-name="T290"> </text:span><text:span text:style-name="T269">Arrêtes avec tes « Mouais » ! Viens on entre.</text:span></text:p>
      <text:p text:style-name="P360"/>
      <text:p text:style-name="P464"><text:span text:style-name="T311">Bibliothécaire :</text:span><text:span text:style-name="T297"> </text:span><text:span text:style-name="T269">Bonjour messiers, en quoi puis-je vous renseigner ?</text:span></text:p>
      <text:p text:style-name="P360"/>
      <text:p text:style-name="P466"><text:span text:style-name="T309">Samy :</text:span><text:span text:style-name="T290"> </text:span><text:span text:style-name="T269">On cherche quelqu’un.. Yann Leclair ça vous dit quelque chose ?</text:span></text:p>
      <text:p text:style-name="P360"/>
      <text:p text:style-name="P466"><text:span text:style-name="T311">Bibliothécaire :</text:span><text:span text:style-name="T297"> </text:span><text:span text:style-name="T269">Vous pensez vraiment que je connais tout les bibliothécaires travaillant ici ?</text:span></text:p>
      <text:p text:style-name="P360"/>
      <text:p text:style-name="P466"><text:span text:style-name="T309">Ivan :</text:span><text:span text:style-name="T290"> </text:span><text:span text:style-name="T269">Bah c’est que…</text:span></text:p>
      <text:p text:style-name="P360"/>
      <text:p text:style-name="P466"><text:span text:style-name="T311">Bibliothécaire :</text:span><text:span text:style-name="T297"> </text:span><text:span text:style-name="T269">M’enfin vous avez de la chance, je sais où travail M. Leclair. </text:span><text:span text:style-name="T295">Quatrième étage, bureau 69.</text:span></text:p>
      <text:p text:style-name="P361"/>
      <text:p text:style-name="P467"><text:span text:style-name="T309">Samy :</text:span><text:span text:style-name="T290"> </text:span><text:span text:style-name="T269">Merci !</text:span></text:p>
      <text:p text:style-name="P362"/>
      <text:p text:style-name="P467"><text:span text:style-name="T311">Bibliothécaire :</text:span><text:span text:style-name="T297"> </text:span><text:span text:style-name="T269">Par contre, l’ascenseur est cassé. Bonne chance messieurs !</text:span></text:p>
      <text:p text:style-name="P362"/>
      <text:p text:style-name="P467"><text:span text:style-name="T309">Ivan :</text:span><text:span text:style-name="T290"> </text:span><text:span text:style-name="T269">Quel connasse !</text:span></text:p>
      <text:p text:style-name="P362"/>
      <text:p text:style-name="P467"><text:span text:style-name="T309">Samy :</text:span><text:span text:style-name="T290"> </text:span><text:span text:style-name="T269">Mais c’est pas sa faute si l’ascenseur marche pas !</text:span></text:p>
      <text:p text:style-name="P362"/>
      <text:p text:style-name="P467"><text:soft-page-break/><text:span text:style-name="T309">Ivan :</text:span><text:span text:style-name="T290"> </text:span><text:span text:style-name="T269">Oui, mais elle se fout de notre gueule depuis tout à l’heure, regarde !</text:span></text:p>
      <text:p text:style-name="P362"/>
      <text:p text:style-name="P467"><text:span text:style-name="T309">Samy :</text:span><text:span text:style-name="T290"> </text:span><text:span text:style-name="T269">Ah en effet. Une belle connasse.</text:span></text:p>
      <text:p text:style-name="P362"/>
      <text:p text:style-name="P469"><text:span text:style-name="T309">Ivan :</text:span><text:span text:style-name="T290"> </text:span><text:span text:style-name="T269">Fiou enfin arrivé !</text:span></text:p>
      <text:p text:style-name="P363"/>
      <text:p text:style-name="P469"><text:span text:style-name="T309">Samy :</text:span><text:span text:style-name="T290"> </text:span><text:span text:style-name="T269">Ça va, c’était quatre étages.</text:span></text:p>
      <text:p text:style-name="P363"/>
      <text:p text:style-name="P469"><text:span text:style-name="T309">Ivan :</text:span><text:span text:style-name="T290"> </text:span><text:span text:style-name="T269">Oui bah c’est quatre de trop.</text:span></text:p>
      <text:p text:style-name="P468"/>
      <text:p text:style-name="P469"><text:span text:style-name="T309">Samy :</text:span><text:span text:style-name="T290"> </text:span><text:span text:style-name="T269">Imagine ceux qui travail au dixième et plus…</text:span></text:p>
      <text:p text:style-name="P363"/>
      <text:p text:style-name="P469"><text:span text:style-name="T309">Ivan :</text:span><text:span text:style-name="T290"> </text:span><text:span text:style-name="T269">Oof les pauvres.</text:span></text:p>
      <text:p text:style-name="P363"/>
      <text:p text:style-name="P472"><text:span text:style-name="T309">Samy :</text:span><text:span text:style-name="T290"> </text:span><text:span text:style-name="T269">Bon, maintenant faut trouver son bureau.</text:span></text:p>
      <text:p text:style-name="P363"/>
      <text:p text:style-name="P471"><text:span text:style-name="T309">Ivan :</text:span><text:span text:style-name="T290"> </text:span><text:span text:style-name="T269">Yaaaann t’es ooooù ?</text:span></text:p>
      <text:p text:style-name="P364"/>
      <text:p text:style-name="P470"><text:span text:style-name="T311">Yann :</text:span><text:span text:style-name="T297"> </text:span><text:span text:style-name="T269">Ici, pas la peine de crier.</text:span></text:p>
      <text:p text:style-name="P364"/>
      <text:p text:style-name="P471"><text:span text:style-name="T309">Ivan :</text:span><text:span text:style-name="T290"> </text:span><text:span text:style-name="T269">Ah je t’avais pas vu.</text:span></text:p>
      <text:p text:style-name="P364"/>
      <text:p text:style-name="P507"><text:span text:style-name="T347">Yann :</text:span><text:span text:style-name="T370"> </text:span>J’ai entendu ça oui, j’étais juste derrière vous enfaîte.</text:p>
      <text:p text:style-name="P364"/>
      <text:p text:style-name="P471"><text:span text:style-name="T309">Samy :</text:span><text:span text:style-name="T290"> </text:span><text:span text:style-name="T269">Alors quoi de neuf ?</text:span></text:p>
      <text:p text:style-name="P364"/>
      <text:p text:style-name="P471"><text:span text:style-name="T311">Yann :</text:span><text:span text:style-name="T297"> </text:span><text:span text:style-name="T269">J’ai un super boulot, je vais bientôt me marier, avoir des enfants, acheter une maison à crédit et avoir un labrador, mais je sais pas pourquoi, j’ai l’intuition que vous êtes venu tout </text:span><text:span text:style-name="T297">gâcher</text:span><text:span text:style-name="T269"> comme à votre habitude.</text:span></text:p>
      <text:p text:style-name="P364"/>
      <text:p text:style-name="P471"><text:span text:style-name="T309">Samy :</text:span><text:span text:style-name="T290"> </text:span><text:span text:style-name="T269">Précisément !</text:span></text:p>
      <text:p text:style-name="P364"/>
      <text:p text:style-name="P471"><text:span text:style-name="T309">Ivan :</text:span><text:span text:style-name="T290"> </text:span><text:span text:style-name="T269">Enfaîte c’est </text:span><text:span text:style-name="T302">M</text:span><text:span text:style-name="T269">atéo qui a…</text:span></text:p>
      <text:p text:style-name="P364"/>
      <text:p text:style-name="P471"><text:span text:style-name="T311">Yann :</text:span><text:span text:style-name="T297"> </text:span><text:span text:style-name="T269">Je sais je connais l’histoire.</text:span></text:p>
      <text:p text:style-name="P364"/>
      <text:p text:style-name="P471"><text:span text:style-name="T309">Ivan :</text:span><text:span text:style-name="T290"> </text:span><text:span text:style-name="T269">Quoi ? Mais comment ?</text:span></text:p>
      <text:p text:style-name="P364"/>
      <text:p text:style-name="P471"><text:span text:style-name="T311">Yann :</text:span><text:span text:style-name="T297"> </text:span><text:span text:style-name="T269">Je sais tout. C’est tout.</text:span></text:p>
      <text:p text:style-name="P364"/>
      <text:p text:style-name="P471"><text:span text:style-name="T309">Ivan :</text:span><text:span text:style-name="T290"> </text:span><text:span text:style-name="T269">Ok… Du coup qu’est ce qu’on doit faire ?</text:span></text:p>
      <text:p text:style-name="P364"/>
      <text:p text:style-name="P471"><text:span text:style-name="T311">Yann :</text:span><text:span text:style-name="T297"> </text:span><text:span text:style-name="T269">Je vais appeler ma secrétaire, elle va vous apporter le livre dont vous avez besoin.</text:span></text:p>
      <text:p text:style-name="P364"/>
      <text:p text:style-name="P471"><text:span text:style-name="T309">Samy :</text:span><text:span text:style-name="T290"> </text:span><text:span text:style-name="T269">Pourquoi tu le fais pas toi même ?</text:span></text:p>
      <text:p text:style-name="P364"/>
      <text:p text:style-name="P471"><text:span text:style-name="T311">Yann :</text:span><text:span text:style-name="T297"> </text:span><text:span text:style-name="T269">Parce que, comme tout bibliothécaire, je suis très occupé à ne rien faire. PAULINE !</text:span></text:p>
      <text:p text:style-name="P364"/>
      <text:p text:style-name="P470"><text:span text:style-name="T311">Pauline :</text:span><text:span text:style-name="T297"> </text:span><text:span text:style-name="T269">Oui ?</text:span></text:p>
      <text:p text:style-name="P364"><text:soft-page-break/></text:p>
      <text:p text:style-name="P471"><text:span text:style-name="T311">Yann :</text:span><text:span text:style-name="T297"> </text:span><text:span text:style-name="T269">Apporte moi le livre sur Kitazawa s’il te plaît.</text:span></text:p>
      <text:p text:style-name="P364"/>
      <text:p text:style-name="P471"><text:span text:style-name="T311">Pauline :</text:span><text:span text:style-name="T297"> </text:span><text:span text:style-name="T269">Le voilà.</text:span></text:p>
      <text:p text:style-name="P364"/>
      <text:p text:style-name="P471"><text:span text:style-name="T309">Samy :</text:span><text:span text:style-name="T290"> </text:span><text:span text:style-name="T269">Elle est rapide !</text:span></text:p>
      <text:p text:style-name="P364"/>
      <text:p text:style-name="P471"><text:span text:style-name="T311">Yann :</text:span><text:span text:style-name="T297"> </text:span><text:span text:style-name="T269">Merci pour ton cameo, tu peux partir maintenant.</text:span></text:p>
      <text:p text:style-name="P364"/>
      <text:p text:style-name="P364">Yann tendit le livre à Ivan.</text:p>
      <text:p text:style-name="P364"/>
      <text:p text:style-name="P228"><text:span text:style-name="T311">Yann :</text:span><text:span text:style-name="T297"> </text:span><text:span text:style-name="T296">Installez vous confortablement, vous avez beaucoup à apprendre !</text:span></text:p>
      <text:p text:style-name="P494"><text:span text:style-name="T316">Chapitre 1</text:span><text:span text:style-name="T324">1</text:span><text:span text:style-name="T316"> : </text:span><text:span text:style-name="T322">L</text:span><text:span text:style-name="T323">e vrai du FOH</text:span></text:p>
      <text:p text:style-name="P338"/>
      <text:p text:style-name="P473"><text:span text:style-name="T309">Ivan :</text:span><text:span text:style-name="T290"> </text:span><text:span text:style-name="T276">B</text:span><text:span text:style-name="T269">on je lis ou tu lis ?</text:span></text:p>
      <text:p text:style-name="P365"/>
      <text:p text:style-name="P473"><text:span text:style-name="T309">Samy :</text:span><text:span text:style-name="T290"> </text:span><text:span text:style-name="T269">Vas-y, perso je suis trop claqué pour lire.</text:span></text:p>
      <text:p text:style-name="P365"/>
      <text:p text:style-name="P473"><text:span text:style-name="T309">Ivan :</text:span><text:span text:style-name="T290"> </text:span><text:span text:style-name="T269">Alors… « Yasuji Kitazawa est un mangaka et peintre de l'école nihonga. Il dessine beaucoup de dessins de presse et de comic strips de la fin de l'ère Meiji jusqu'au début de l'ère Shōwa. Il est considéré par de nombreux historiens comme le père fondateur du manga moderne parce que son travail est une source d'inspiration pour de nombreux jeunes artistes et animateurs de manga. »</text:span></text:p>
      <text:p text:style-name="P365"/>
      <text:p text:style-name="P473"><text:span text:style-name="T309">Samy :</text:span><text:span text:style-name="T290"> </text:span><text:span text:style-name="T269">Ça commence bien…</text:span></text:p>
      <text:p text:style-name="P365"/>
      <text:p text:style-name="P473"><text:span text:style-name="T309">Ivan :</text:span><text:span text:style-name="T290"> </text:span><text:span text:style-name="T269">Bon, je vais sauter les chapitres les moins intéressant parce que sinon on en a pour des heures. Tiens ? Il y a un post-it ici !</text:span></text:p>
      <text:p text:style-name="P365"/>
      <text:p text:style-name="P473"><text:span text:style-name="T309">Samy :</text:span><text:span text:style-name="T290"> </text:span><text:span text:style-name="T269">Ça dit quoi ?</text:span></text:p>
      <text:p text:style-name="P365"/>
      <text:p text:style-name="P229"><text:span text:style-name="T309">Ivan :</text:span><text:span text:style-name="T290"> </text:span><text:span text:style-name="T300">« </text:span><text:span text:style-name="T313">La légende de la brèche de Kitazawa :</text:span><text:span text:style-name="T300"> Kitazawa aurait réussi à donner vie à certaines de ses créations. </text:span><text:span text:style-name="T298">Il aurait crée un monde parallèle pour les enfermer, afin de garder secret son invention. Mort en 1955, M. Kitazawa n’a jamais pu communiquer sur l’information suivante : Le monde crée par Kitazawa fut ouvert lors de la création d’Internet. Divers théorie racontent qu’une brèche relie, quelque part sur la toile, les deux mondes. Pourtant, aucune interaction avec les création de Kitazawa ne furent enregistrer pour l’instant. ».</text:span></text:p>
      <text:p text:style-name="P494"><text:span text:style-name="Police_20_par_20_défaut"><text:span text:style-name="T101">Chapitre 1</text:span></text:span><text:span text:style-name="Police_20_par_20_défaut"><text:span text:style-name="T192">2</text:span></text:span><text:span text:style-name="Police_20_par_20_défaut"><text:span text:style-name="T101"> : </text:span></text:span><text:span text:style-name="Police_20_par_20_défaut"><text:span text:style-name="T185">Toujours plus loin</text:span></text:span></text:p>
      <text:p text:style-name="P212"><text:span text:style-name="Police_20_par_20_défaut"><text:span text:style-name="T2"/></text:span></text:p>
      <text:p text:style-name="P474"><text:span text:style-name="T309">Samy :</text:span><text:span text:style-name="T290"> </text:span><text:span text:style-name="T269">Attend… Donc Matéo est passé par Internet pour chercher des créatures enfermées et les ramener dans le monde réel ?</text:span></text:p>
      <text:p text:style-name="P366"/>
      <text:p text:style-name="P474"><text:span text:style-name="T309">Ivan :</text:span><text:span text:style-name="T290"> </text:span><text:span text:style-name="T269">Visiblement oui.</text:span></text:p>
      <text:p text:style-name="P366"/>
      <text:p text:style-name="P474"><text:span text:style-name="T309">Samy :</text:span><text:span text:style-name="T290"> </text:span><text:span text:style-name="T269">Putain elle me donne mal au crane cette histoire.</text:span></text:p>
      <text:p text:style-name="P366"/>
      <text:p text:style-name="P474"><text:span text:style-name="T309">Ivan :</text:span><text:span text:style-name="T290"> </text:span><text:span text:style-name="T269">Moi je vois pas en quoi ça va nous aider… Il faudrait trouver un moyen d’inverser le processus !</text:span></text:p>
      <text:p text:style-name="P366"/>
      <text:p text:style-name="P474"><text:span text:style-name="T309">Samy :</text:span><text:span text:style-name="T290"> </text:span><text:span text:style-name="T269">Alan l’avait fait, souviens toi avec le Ufiawgun.</text:span></text:p>
      <text:p text:style-name="P366"/>
      <text:p text:style-name="P474"><text:span text:style-name="T309">Ivan :</text:span><text:span text:style-name="T290"> </text:span><text:span text:style-name="T269">Pas de bol, Matéo l’a capturé.</text:span></text:p>
      <text:p text:style-name="P366"/>
      <text:p text:style-name="P474"><text:span text:style-name="T309">Samy :</text:span><text:span text:style-name="T290"> </text:span><text:span text:style-name="T269">Oui mais il a du laisser des traces quelque part non ?</text:span></text:p>
      <text:p text:style-name="P366"/>
      <text:p text:style-name="P474"><text:span text:style-name="T309">Ivan :</text:span><text:span text:style-name="T290"> </text:span><text:span text:style-name="T269">Alan c’était installé dans un bled paumé en Bretagne, mais même si on retrouvais cette technologie, 1- on sait pas s’en servir, et 2- </text:span><text:span text:style-name="T299">Il faut qu’on récupère le bloc de mousse pour sortir Léopold du monde virtuel !</text:span></text:p>
      <text:p text:style-name="P367"/>
      <text:p text:style-name="P475"><text:span text:style-name="T309">Samy :</text:span><text:span text:style-name="T290"> </text:span><text:span text:style-name="T269">On est pas sorti de l’auberge…</text:span></text:p>
      <text:p text:style-name="P367"/>
      <text:p text:style-name="P475"><text:span text:style-name="T309">Ivan :</text:span><text:span text:style-name="T290"> </text:span><text:span text:style-name="T269">Tu l’a trouvé où ton bloc de mousse ? Y en a peut être un autre.</text:span></text:p>
      <text:p text:style-name="P367"/>
      <text:p text:style-name="P475"><text:span text:style-name="T309">Samy :</text:span><text:span text:style-name="T290"> </text:span><text:span text:style-name="T269">Laisse tomber, je l’ai trouvé par hasard parce qu’un bateau est passé par Gibraltar pour déverser ses ordures en Afrique ; je suis tombé dessus en faisant les poubelles.</text:span></text:p>
      <text:p text:style-name="P367"/>
      <text:p text:style-name="P475"><text:span text:style-name="T309">Ivan :</text:span><text:span text:style-name="T290"> </text:span><text:span text:style-name="T269">Et tu te souviens d’où venant le bateau ?</text:span></text:p>
      <text:p text:style-name="P367"/>
      <text:p text:style-name="P476"><text:span text:style-name="T309">Samy :</text:span><text:span text:style-name="T290"> </text:span><text:span text:style-name="T269">Je crois que y avait un drapeau breton, mais ils sont tellement partout que ça…</text:span></text:p>
      <text:p text:style-name="P368"/>
      <text:p text:style-name="P476"><text:span text:style-name="T309">Ivan :</text:span><text:span text:style-name="T290"> </text:span><text:span text:style-name="T269">Wait breton ? Comme là où Alan travaillait ?</text:span></text:p>
      <text:p text:style-name="P368"/>
      <text:p text:style-name="P476"><text:span text:style-name="T309">Samy :</text:span><text:span text:style-name="T290"> </text:span><text:span text:style-name="T269">Oh shit !</text:span></text:p>
      <text:p text:style-name="P368"/>
      <text:p text:style-name="P476"><text:span text:style-name="T309">Ivan :</text:span><text:span text:style-name="T290"> </text:span><text:span text:style-name="T269">Faut qu’on fouille la Bretagne !</text:span></text:p>
      <text:p text:style-name="P368"/>
      <text:p text:style-name="P476"><text:span text:style-name="T311">Yann :</text:span><text:span text:style-name="T297"> </text:span><text:span text:style-name="T269">Je sais exactement qui pourra vous aider !</text:span></text:p>
      <text:p text:style-name="P368"/>
      <text:p text:style-name="P476"><text:span text:style-name="T309">Samy :</text:span><text:span text:style-name="T290"> </text:span><text:span text:style-name="T269">Ouha tu fais peur à apparaître dans le dos des gens !</text:span></text:p>
      <text:p text:style-name="P368"/>
      <text:p text:style-name="P476"><text:span text:style-name="T311">Yann :</text:span><text:span text:style-name="T297"> </text:span><text:span text:style-name="T269">Allez à </text:span><text:span text:style-name="Police_20_par_20_défaut"><text:span text:style-name="T3">Ouessant, </text:span></text:span><text:span text:style-name="Police_20_par_20_défaut"><text:span text:style-name="T1">vous trouverez </text:span></text:span><text:span text:style-name="Police_20_par_20_défaut"><text:span text:style-name="T32">quelque chose… Ou quelqu’un selon le point de vue,</text:span></text:span><text:span text:style-name="Police_20_par_20_défaut"><text:span text:style-name="T1"> qu</text:span></text:span><text:span text:style-name="Police_20_par_20_défaut"><text:span text:style-name="T32">i</text:span></text:span><text:span text:style-name="Police_20_par_20_défaut"><text:span text:style-name="T1"> vous </text:span></text:span><text:span text:style-name="Police_20_par_20_défaut"><text:span text:style-name="T32">aidera</text:span></text:span><text:span text:style-name="Police_20_par_20_défaut"><text:span text:style-name="T1"> !</text:span></text:span></text:p>
      <text:p text:style-name="P476"><text:span text:style-name="Police_20_par_20_défaut"><text:span text:style-name="T1"/></text:span></text:p>
      <text:p text:style-name="P476"><text:span text:style-name="Police_20_par_20_défaut"><text:span text:style-name="T89">Samy :</text:span></text:span><text:span text:style-name="Police_20_par_20_défaut"><text:span text:style-name="T16"> </text:span></text:span><text:span text:style-name="Police_20_par_20_défaut"><text:span text:style-name="T18">Putain encore des voyages… Pourquoi tu souris toi ?</text:span></text:span></text:p>
      <text:p text:style-name="P476"><text:span text:style-name="Police_20_par_20_défaut"><text:span text:style-name="T18"/></text:span></text:p>
      <text:p text:style-name="P476"><text:soft-page-break/><text:span text:style-name="Police_20_par_20_défaut"><text:span text:style-name="T89">Ivan :</text:span></text:span><text:span text:style-name="Police_20_par_20_défaut"><text:span text:style-name="T16"> </text:span></text:span><text:span text:style-name="Police_20_par_20_défaut"><text:span text:style-name="T18">J’ai reçu une nude regarde !</text:span></text:span></text:p>
      <text:p text:style-name="P476"><text:span text:style-name="Police_20_par_20_défaut"><text:span text:style-name="T18"/></text:span></text:p>
      <text:p text:style-name="P476"><text:span text:style-name="Police_20_par_20_défaut"><text:span text:style-name="T89">Samy :</text:span></text:span><text:span text:style-name="Police_20_par_20_défaut"><text:span text:style-name="T16"> </text:span></text:span><text:span text:style-name="Police_20_par_20_défaut"><text:span text:style-name="T18">Elle a 13 ans putain..</text:span></text:span></text:p>
      <text:p text:style-name="P476"><text:span text:style-name="Police_20_par_20_défaut"><text:span text:style-name="T18"/></text:span></text:p>
      <text:p text:style-name="P476"><text:span text:style-name="Police_20_par_20_défaut"><text:span text:style-name="T89">Ivan :</text:span></text:span><text:span text:style-name="Police_20_par_20_défaut"><text:span text:style-name="T16"> </text:span></text:span><text:span text:style-name="Police_20_par_20_défaut"><text:span text:style-name="T18">Ah encore u… Ah non c’est un message de Matéo.</text:span></text:span></text:p>
      <text:p text:style-name="P476"><text:span text:style-name="Police_20_par_20_défaut"><text:span text:style-name="T18"/></text:span></text:p>
      <text:p text:style-name="P476"><text:span text:style-name="Police_20_par_20_défaut"><text:span text:style-name="T89">Samy :</text:span></text:span><text:span text:style-name="Police_20_par_20_défaut"><text:span text:style-name="T16"> </text:span></text:span><text:span text:style-name="Police_20_par_20_défaut"><text:span text:style-name="T18">Ça dit quoi ?</text:span></text:span></text:p>
      <text:p text:style-name="P476"><text:span text:style-name="Police_20_par_20_défaut"><text:span text:style-name="T18"/></text:span></text:p>
      <text:p text:style-name="P476"><text:span text:style-name="Police_20_par_20_défaut"><text:span text:style-name="T89">Ivan :</text:span></text:span><text:span text:style-name="Police_20_par_20_défaut"><text:span text:style-name="T16"> </text:span></text:span><text:span text:style-name="Police_20_par_20_défaut"><text:span text:style-name="T18">« Rendez vous ou je vous fait disparaître par le génie, vous avez une semaine. ».</text:span></text:span></text:p>
      <text:p text:style-name="P476"><text:span text:style-name="Police_20_par_20_défaut"><text:span text:style-name="T18"/></text:span></text:p>
      <text:p text:style-name="P229"><text:span text:style-name="Police_20_par_20_défaut"><text:span text:style-name="T89">Samy :</text:span></text:span><text:span text:style-name="Police_20_par_20_défaut"><text:span text:style-name="T16"> </text:span></text:span><text:span text:style-name="Police_20_par_20_défaut"><text:span text:style-name="T18">Super… Bon bah en route pour la Bretagne, on a une semaine pour trouver une solution sur place et revenir.</text:span></text:span></text:p>
      <text:p text:style-name="P229"><text:span text:style-name="Police_20_par_20_défaut"><text:span text:style-name="T2"/></text:span></text:p>
      <text:p text:style-name="P229"><text:span text:style-name="Police_20_par_20_défaut"><text:span text:style-name="T91">Yann :</text:span></text:span><text:span text:style-name="Police_20_par_20_défaut"><text:span text:style-name="T20"> </text:span></text:span><text:span text:style-name="Police_20_par_20_défaut"><text:span text:style-name="T18">A plus tard les enfants !</text:span></text:span></text:p>
      <text:p text:style-name="P229"><text:span text:style-name="Police_20_par_20_défaut"><text:span text:style-name="T18"/></text:span></text:p>
      <text:p text:style-name="P229"><text:span text:style-name="Police_20_par_20_défaut"><text:span text:style-name="T89">Samy :</text:span></text:span><text:span text:style-name="Police_20_par_20_défaut"><text:span text:style-name="T16"> </text:span></text:span><text:span text:style-name="Police_20_par_20_défaut"><text:span text:style-name="T18">Ouais salut.</text:span></text:span></text:p>
      <text:p text:style-name="P229"><text:span text:style-name="Police_20_par_20_défaut"><text:span text:style-name="T18"/></text:span></text:p>
      <text:p text:style-name="P229"><text:span text:style-name="Police_20_par_20_défaut"><text:span text:style-name="T18">Ils quittèrent </text:span></text:span><text:span text:style-name="Police_20_par_20_défaut"><text:span text:style-name="T19">la bibliothèque, sans remarquer le regard plein d’envie que posait Yann sur le derrière non moins attrayant de Samy.</text:span></text:span></text:p>
      <text:p text:style-name="P495"><text:span text:style-name="Police_20_par_20_défaut"><text:span text:style-name="T101">Chapitre 1</text:span></text:span><text:span text:style-name="Police_20_par_20_défaut"><text:span text:style-name="T192">3</text:span></text:span><text:span text:style-name="Police_20_par_20_défaut"><text:span text:style-name="T101"> : </text:span></text:span><text:span text:style-name="Police_20_par_20_défaut"><text:span text:style-name="T186">Douce nuit</text:span></text:span></text:p>
      <text:p text:style-name="P212"><text:span text:style-name="Police_20_par_20_défaut"><text:span text:style-name="T4"/></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1">Woaw</text:span></text:span></text:p>
      <text:p text:style-name="P230"><text:span text:style-name="Police_20_par_20_défaut"><text:span text:style-name="T21"/></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1">Quoi ?</text:span></text:span></text:p>
      <text:p text:style-name="P230"><text:span text:style-name="Police_20_par_20_défaut"><text:span text:style-name="T21"/></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1">Je pensais pas qu’il faisait déjà nuit.</text:span></text:span></text:p>
      <text:p text:style-name="P230"><text:span text:style-name="Police_20_par_20_défaut"><text:span text:style-name="T21"/></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1">Bah vu le temps qu’on a mis pour lire en même temps…</text:span></text:span></text:p>
      <text:p text:style-name="P230"><text:span text:style-name="Police_20_par_20_défaut"><text:span text:style-name="T21"/></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1">Bon, on dort où ?</text:span></text:span></text:p>
      <text:p text:style-name="P230"><text:span text:style-name="Police_20_par_20_défaut"><text:span text:style-name="T21"/></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1">Dans une voiture volée ? On a notre sac pour faire un oreiller donc…</text:span></text:span></text:p>
      <text:p text:style-name="P230"><text:span text:style-name="Police_20_par_20_défaut"><text:span text:style-name="T21"/></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1">Franchement flemme. Tu veux pas dormir dans un vrai lit ? Genre un hôtel ?</text:span></text:span></text:p>
      <text:p text:style-name="P230"><text:span text:style-name="Police_20_par_20_défaut"><text:span text:style-name="T21"/></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1">Ah ouais ? Et t’a de la thune pour ça ?</text:span></text:span></text:p>
      <text:p text:style-name="P230"><text:span text:style-name="Police_20_par_20_défaut"><text:span text:style-name="T21"/></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1">Laisse moi faire, j’ai une idée !</text:span></text:span></text:p>
      <text:p text:style-name="P230"><text:span text:style-name="Police_20_par_20_défaut"><text:span text:style-name="T21"/></text:span></text:p>
      <text:p text:style-name="P230"><text:span text:style-name="Police_20_par_20_défaut"><text:span text:style-name="T21">Il se </text:span></text:span><text:span text:style-name="Police_20_par_20_défaut"><text:span text:style-name="T22">glissèrent dans le premier hôtel de luxe qu’il trouvèrent, et foncèrent directement au guichet pour louer une chambre.</text:span></text:span></text:p>
      <text:p text:style-name="P230"><text:span text:style-name="Police_20_par_20_défaut"><text:span text:style-name="T22"/></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2">Bonjour !</text:span></text:span></text:p>
      <text:p text:style-name="P231"><text:span text:style-name="Police_20_par_20_défaut"><text:span text:style-name="T22"/></text:span></text:p>
      <text:p text:style-name="P238"><text:span text:style-name="Police_20_par_20_défaut"><text:span text:style-name="T92">Dame de l’accueil</text:span></text:span><text:span text:style-name="Police_20_par_20_défaut"> :</text:span><text:span text:style-name="Police_20_par_20_défaut"><text:span text:style-name="T16"> </text:span></text:span><text:span text:style-name="Police_20_par_20_défaut"><text:span text:style-name="T22">Bonsoir.</text:span></text:span></text:p>
      <text:p text:style-name="P231"><text:span text:style-name="Police_20_par_20_défaut"><text:span text:style-name="T22"/></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2">Ah oui pardon… On voudrait une chambre s’il vous plaît !</text:span></text:span></text:p>
      <text:p text:style-name="P231"><text:span text:style-name="Police_20_par_20_défaut"><text:span text:style-name="T22"/></text:span></text:p>
      <text:p text:style-name="P238"><text:span text:style-name="Police_20_par_20_défaut"><text:span text:style-name="T92">Dame de l’accueil</text:span></text:span><text:span text:style-name="Police_20_par_20_défaut"><text:span text:style-name="T89"> :</text:span></text:span><text:span text:style-name="Police_20_par_20_défaut"><text:span text:style-name="T16"> </text:span></text:span><text:span text:style-name="Police_20_par_20_défaut"><text:span text:style-name="T22">Oui bien sur, nous prenons 960</text:span></text:span><text:span text:style-name="Police_20_par_20_défaut"><text:span text:style-name="T111">€ </text:span></text:span><text:span text:style-name="Police_20_par_20_défaut"><text:span text:style-name="T118">par nuit, payé d’avance.</text:span></text:span></text:p>
      <text:p text:style-name="P231"><text:span text:style-name="Police_20_par_20_défaut"><text:span text:style-name="T118"/></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118">C’est à dire qu’on a pas vraiment d’argent, mais selon qu’est-ce que ça vaut ça ?</text:span></text:span></text:p>
      <text:p text:style-name="P231"><text:span text:style-name="Police_20_par_20_défaut"><text:span text:style-name="T118"/></text:span></text:p>
      <text:p text:style-name="P231"><text:span text:style-name="Police_20_par_20_défaut"><text:span text:style-name="T118">Ivan retourna son sac sur le comptoir, laissant tomber les précieux couverts vol… Empruntés chez Camille par Kenny.</text:span></text:span></text:p>
      <text:p text:style-name="P230"><text:span text:style-name="Police_20_par_20_défaut"><text:span text:style-name="T21"/></text:span></text:p>
      <text:p text:style-name="P238"><text:span text:style-name="Police_20_par_20_défaut"><text:span text:style-name="T92">Dame de l’accueil</text:span></text:span><text:span text:style-name="Police_20_par_20_défaut"><text:span text:style-name="T89"> :</text:span></text:span><text:span text:style-name="Police_20_par_20_défaut"><text:span text:style-name="T16"> </text:span></text:span><text:span text:style-name="Police_20_par_20_défaut"><text:span text:style-name="T22">Ça fera l’affaire ! Voici votre clé messieurs, bonne soirée à vous !</text:span></text:span></text:p>
      <text:p text:style-name="P231"><text:span text:style-name="Police_20_par_20_défaut"><text:span text:style-name="T22"/></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2">Merci !</text:span></text:span></text:p>
      <text:p text:style-name="P231"><text:span text:style-name="Police_20_par_20_défaut"><text:span text:style-name="T22"/></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2">Eh bah ! Je pensais pas que tu ferais quelque chose d’aussi diplomate !</text:span></text:span></text:p>
      <text:p text:style-name="P231"><text:span text:style-name="Police_20_par_20_défaut"><text:span text:style-name="T22"/></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2">Comment ça ?</text:span></text:span></text:p>
      <text:p text:style-name="P231"><text:span text:style-name="Police_20_par_20_défaut"><text:span text:style-name="T22"/></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2">Je nous voyais déjà marcher dans le sang de la moitié du personnel, assassiné à coup de baguettes de batterie.</text:span></text:span></text:p>
      <text:p text:style-name="P231"><text:span text:style-name="Police_20_par_20_défaut"><text:span text:style-name="T22"/></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2">Mais non ! Jamais je ferais une chose pareil !</text:span></text:span></text:p>
      <text:p text:style-name="P231"><text:soft-page-break/><text:span text:style-name="Police_20_par_20_défaut"><text:span text:style-name="T22"/></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2">Mouais…</text:span></text:span></text:p>
      <text:p text:style-name="P231"><text:span text:style-name="Police_20_par_20_défaut"><text:span text:style-name="T22"/></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107">Tant que ce ne sont pas des bébés argentins bien sur.</text:span></text:span></text:p>
      <text:p text:style-name="P231"><text:span text:style-name="Police_20_par_20_défaut"><text:span text:style-name="T22"/></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2">Quoi ?</text:span></text:span></text:p>
      <text:p text:style-name="P231"><text:span text:style-name="Police_20_par_20_défaut"><text:span text:style-name="T22"/></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2">Non rien !</text:span></text:span></text:p>
      <text:p text:style-name="P230"><text:span text:style-name="Police_20_par_20_défaut"><text:span text:style-name="T21"/></text:span></text:p>
      <text:p text:style-name="P232"><text:span text:style-name="Police_20_par_20_défaut"><text:span text:style-name="T23">Après avoir déambuler dans les couloirs à la recherche de la bonne porte, Samy et Ivan se posèrent sur un matelas moelleux, leur promettant un répit bien mérité.</text:span></text:span></text:p>
      <text:p text:style-name="P232"><text:span text:style-name="Police_20_par_20_défaut"><text:span text:style-name="T23"/></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4">Bon, aller bonne nuit, moi je suis trop crevé pour manger.</text:span></text:span></text:p>
      <text:p text:style-name="P233"><text:span text:style-name="Police_20_par_20_défaut"><text:span text:style-name="T24"/></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4">Pareil ! À demain.</text:span></text:span></text:p>
      <text:p text:style-name="P213"><text:span text:style-name="Police_20_par_20_défaut"><text:span text:style-name="T5"/></text:span></text:p>
      <text:p text:style-name="P234"><text:span text:style-name="Police_20_par_20_défaut"><text:span text:style-name="T25">Samy, exténué, ne dut pas attendre longtemps avant de se réfugier dans les bras de Morphée. Ivan lui, secouait frénétiquement son pénis en pensant à Léopold. </text:span></text:span><text:span text:style-name="Police_20_par_20_défaut"><text:span text:style-name="T26">Il se branle </text:span></text:span><text:span text:style-name="Police_20_par_20_défaut"><text:span text:style-name="T27">quoi.</text:span></text:span></text:p>
      <text:p text:style-name="P234"><text:span text:style-name="Police_20_par_20_défaut"><text:span text:style-name="T27"/></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8">Ça va ? Je te dérange pas ?</text:span></text:span></text:p>
      <text:p text:style-name="P235"><text:span text:style-name="Police_20_par_20_défaut"><text:span text:style-name="T28"/></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28">Hein ? Euh… Je..</text:span></text:span></text:p>
      <text:p text:style-name="P235"><text:span text:style-name="Police_20_par_20_défaut"><text:span text:style-name="T28"/></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8">Oui bah va faire ça ailleurs !</text:span></text:span></text:p>
      <text:p text:style-name="P235"><text:span text:style-name="Police_20_par_20_défaut"><text:span text:style-name="T28"/></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108">Je croyais que tu dormais…</text:span></text:span></text:p>
      <text:p text:style-name="P235"><text:span text:style-name="Police_20_par_20_défaut"><text:span text:style-name="T28"/></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28">Ça m’a réveillé gros con !</text:span></text:span></text:p>
      <text:p text:style-name="P235"><text:span text:style-name="Police_20_par_20_défaut"><text:span text:style-name="T28"/></text:span></text:p>
      <text:p text:style-name="P235"><text:span text:style-name="Police_20_par_20_défaut"><text:span text:style-name="T28">Ivan sorti de la chambre puis de l’hôtel, cherchant un moyen d’assouvir et ses pulsions sexuel, et son envie de se venger de l’humiliation qu’il s’était infligé à cause de Samy. </text:span></text:span><text:span text:style-name="Police_20_par_20_défaut"><text:span text:style-name="T29">Demain, ils devront voler une voiture, alors quitte à déambuler en pyjama dans la rue, autant joindre l’utile et l’agréable. Ivan choisit une voiture assez proche et suffisamment passe-partout, pour finalement l’ouvrir de force et éjaculer massivement sur le siège conducteur, avant de se remettre en route pour son lit.</text:span></text:span></text:p>
      <text:p text:style-name="P235"><text:span text:style-name="Police_20_par_20_défaut"><text:span text:style-name="T29"/></text:span></text:p>
      <text:p text:style-name="P236"><text:span text:style-name="Police_20_par_20_défaut"><text:span text:style-name="T102">PAF</text:span></text:span></text:p>
      <text:p text:style-name="P236"><text:span text:style-name="Police_20_par_20_défaut"><text:span text:style-name="T30"/></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30">Hein ? Quoi ?</text:span></text:span></text:p>
      <text:p text:style-name="P236"><text:span text:style-name="Police_20_par_20_défaut"><text:span text:style-name="T30"/></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30">Debout du con, on doit y aller.</text:span></text:span></text:p>
      <text:p text:style-name="P236"><text:span text:style-name="Police_20_par_20_défaut"><text:span text:style-name="T30"/></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30">T’était obligé de me gifler pour me réveiller ?</text:span></text:span></text:p>
      <text:p text:style-name="P236"><text:span text:style-name="Police_20_par_20_défaut"><text:span text:style-name="T30"/></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30">Non, mais j’ai pas trouvé de sceau d’eau.</text:span></text:span></text:p>
      <text:p text:style-name="P234"><text:span text:style-name="Police_20_par_20_défaut"><text:span text:style-name="T27"/></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31">Non pas la sodo pitié !</text:span></text:span></text:p>
      <text:p text:style-name="P237"><text:span text:style-name="Police_20_par_20_défaut"><text:span text:style-name="T31"/></text:span></text:p>
      <text:p text:style-name="P238"><text:soft-page-break/><text:span text:style-name="Police_20_par_20_défaut"><text:span text:style-name="T89">Ivan :</text:span></text:span><text:span text:style-name="Police_20_par_20_défaut"><text:span text:style-name="T16"> </text:span></text:span><text:span text:style-name="Police_20_par_20_défaut"><text:span text:style-name="T31">Arrêtes de te rouler en boule et lèves toi, je te rappel qu’on a possiblement une dernière semaine à vivre si on se magne pas !</text:span></text:span></text:p>
      <text:p text:style-name="P237"><text:span text:style-name="Police_20_par_20_défaut"><text:span text:style-name="T31"/></text:span></text:p>
      <text:p text:style-name="P237"><text:span text:style-name="Police_20_par_20_défaut"><text:span text:style-name="T31">Après ces sages paroles et un petit déjeuné excessivement cher, Ivan traîna Samy jusqu’à la voiture qu’il avait repéré la nuit derrière. Après l’avoir de nouveau ouverte de force, <text:s/>il fonça sur le siège passager, ne laissant pas à Samy d’autre choix que de s’asseoir face au volant, sur un siège mystérieusement humide. Ivan, lui, souriait jusqu’aux oreilles.</text:span></text:span></text:p>
      <text:p text:style-name="P237"><text:span text:style-name="Police_20_par_20_défaut"><text:span text:style-name="T31"/></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31">Bon… On va où ?</text:span></text:span></text:p>
      <text:p text:style-name="P237"><text:span text:style-name="Police_20_par_20_défaut"><text:span text:style-name="T31"/></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31">On dois aller à Ouessant !</text:span></text:span></text:p>
      <text:p text:style-name="P237"><text:span text:style-name="Police_20_par_20_défaut"><text:span text:style-name="T31"/></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31">Mais comment trouver notre chemin ?</text:span></text:span></text:p>
      <text:p text:style-name="P237"><text:span text:style-name="Police_20_par_20_défaut"><text:span text:style-name="T31"/></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31">Grâce </text:span></text:span><text:span text:style-name="Police_20_par_20_défaut"><text:span text:style-name="T111">au super GPS </text:span></text:span><text:span text:style-name="Police_20_par_20_défaut"><text:span text:style-name="T119">2000© à</text:span></text:span><text:span text:style-name="Police_20_par_20_défaut"><text:span text:style-name="T111"> seulement 19€99* </text:span></text:span><text:span text:style-name="Police_20_par_20_défaut"><text:span text:style-name="T181">*prix hors taxes. Voir condition en magasins </text:span></text:span><text:span text:style-name="Police_20_par_20_défaut"><text:span text:style-name="T111">! </text:span></text:span></text:p>
      <text:p text:style-name="P237"><text:span text:style-name="Police_20_par_20_défaut"><text:span text:style-name="T111"/></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119">Incroyable !</text:span></text:span></text:p>
      <text:p text:style-name="P237"><text:span text:style-name="Police_20_par_20_défaut"><text:span text:style-name="T119"/></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119">Et oui ! En plus il brille la nuit !</text:span></text:span></text:p>
      <text:p text:style-name="P237"><text:span text:style-name="Police_20_par_20_défaut"><text:span text:style-name="T119"/></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119">Pourquoi on fait de la pub ?</text:span></text:span></text:p>
      <text:p text:style-name="P237"><text:span text:style-name="Police_20_par_20_défaut"><text:span text:style-name="T119"/></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119">Pourquoi on dit qu’il brille la nuit alors qu’il est 9h47 ?</text:span></text:span></text:p>
      <text:p text:style-name="P237"><text:span text:style-name="Police_20_par_20_défaut"><text:span text:style-name="T119"/></text:span></text:p>
      <text:p text:style-name="P238"><text:span text:style-name="Police_20_par_20_défaut"><text:span text:style-name="T89">Samy :</text:span></text:span><text:span text:style-name="Police_20_par_20_défaut"><text:span text:style-name="T16"> </text:span></text:span><text:span text:style-name="Police_20_par_20_défaut"><text:span text:style-name="T119">On y va ?</text:span></text:span></text:p>
      <text:p text:style-name="P237"><text:span text:style-name="Police_20_par_20_défaut"><text:span text:style-name="T119"/></text:span></text:p>
      <text:p text:style-name="P238"><text:span text:style-name="Police_20_par_20_défaut"><text:span text:style-name="T89">Ivan :</text:span></text:span><text:span text:style-name="Police_20_par_20_défaut"><text:span text:style-name="T16"> </text:span></text:span><text:span text:style-name="Police_20_par_20_défaut"><text:span text:style-name="T119">On y va.</text:span></text:span></text:p>
      <text:p text:style-name="P494"><text:span text:style-name="Police_20_par_20_défaut"><text:span text:style-name="T101">Chapitre 1</text:span></text:span><text:span text:style-name="Police_20_par_20_défaut"><text:span text:style-name="T192">4</text:span></text:span><text:span text:style-name="Police_20_par_20_défaut"><text:span text:style-name="T101"> : </text:span></text:span><text:span text:style-name="Police_20_par_20_défaut"><text:span text:style-name="T193">Bro gozh ma zadoù</text:span></text:span></text:p>
      <text:p text:style-name="P213"><text:span text:style-name="Police_20_par_20_défaut"><text:span text:style-name="T112"/></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20">Eh voila ! On est coincé !</text:span></text:span></text:p>
      <text:p text:style-name="P239"><text:span text:style-name="Police_20_par_20_défaut"><text:span text:style-name="T120"/></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0">Hein ? Quoi ?</text:span></text:span></text:p>
      <text:p text:style-name="P239"><text:span text:style-name="Police_20_par_20_défaut"><text:span text:style-name="T120"/></text:span></text:p>
      <text:p text:style-name="P239"><text:span text:style-name="Police_20_par_20_défaut"><text:span text:style-name="T120">Réveillé en sursaut, Ivan faillit tomber de son siège, au quel il ne s’était pas attaché.</text:span></text:span></text:p>
      <text:p text:style-name="P239"><text:span text:style-name="Police_20_par_20_défaut"><text:span text:style-name="T120"/></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20">Ce GPS à la con nous a emmené jusqu’à un port, et maintenant il veut qu’on se démerde pour traverser à la nage !</text:span></text:span></text:p>
      <text:p text:style-name="P239"><text:span text:style-name="Police_20_par_20_défaut"><text:span text:style-name="T120"/></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0">Et tu sais pas nager ?</text:span></text:span></text:p>
      <text:p text:style-name="P239"><text:span text:style-name="Police_20_par_20_défaut"><text:span text:style-name="T120"/></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20">Y a </text:span></text:span><text:span text:style-name="Police_20_par_20_défaut"><text:span text:style-name="T121">20km à faire.</text:span></text:span></text:p>
      <text:p text:style-name="P239"><text:span text:style-name="Police_20_par_20_défaut"><text:span text:style-name="T121"/></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1">Oh. On fait quoi du coup ?</text:span></text:span></text:p>
      <text:p text:style-name="P240"><text:span text:style-name="Police_20_par_20_défaut"><text:span text:style-name="T121"/></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21">C’est un port, il doit y avoir des marins ! On va chercher quelqu’un pour nous emmener là bas.</text:span></text:span></text:p>
      <text:p text:style-name="P240"><text:span text:style-name="Police_20_par_20_défaut"><text:span text:style-name="T121"/></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1">Et on va chercher où ?</text:span></text:span></text:p>
      <text:p text:style-name="P240"><text:span text:style-name="Police_20_par_20_défaut"><text:span text:style-name="T121"/></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21">T’es con ou t’es con toi ? Ils vont où les marins quand ils bossent pas ?</text:span></text:span></text:p>
      <text:p text:style-name="P240"><text:span text:style-name="Police_20_par_20_défaut"><text:span text:style-name="T121"/></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1">Euh…</text:span></text:span></text:p>
      <text:p text:style-name="P240"><text:span text:style-name="Police_20_par_20_défaut"><text:span text:style-name="T121"/></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21">Sachant que ce sont des alcooliques notoire ?</text:span></text:span></text:p>
      <text:p text:style-name="P240"><text:span text:style-name="Police_20_par_20_défaut"><text:span text:style-name="T121"/></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1">Mmmh…</text:span></text:span></text:p>
      <text:p text:style-name="P240"><text:span text:style-name="Police_20_par_20_défaut"><text:span text:style-name="T121"/></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21">Comme tout les bretons ? Allez c’est facile là !</text:span></text:span></text:p>
      <text:p text:style-name="P240"><text:span text:style-name="Police_20_par_20_défaut"><text:span text:style-name="T121"/></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1">Hhh ! Je sais !</text:span></text:span></text:p>
      <text:p text:style-name="P240"><text:span text:style-name="Police_20_par_20_défaut"><text:span text:style-name="T121"/></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21">Merci !</text:span></text:span></text:p>
      <text:p text:style-name="P240"><text:span text:style-name="Police_20_par_20_défaut"><text:span text:style-name="T121"/></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1">Au zoo !</text:span></text:span></text:p>
      <text:p text:style-name="P240"><text:span text:style-name="Police_20_par_20_défaut"><text:span text:style-name="T121"/></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21">Putain Ivan je vais t’enculer ta mère ! Suis moi, on va boire un verre, ça va nous requinquer.</text:span></text:span></text:p>
      <text:p text:style-name="P240"><text:span text:style-name="Police_20_par_20_défaut"><text:span text:style-name="T121"/></text:span></text:p>
      <text:p text:style-name="P241"><text:span text:style-name="Police_20_par_20_défaut"><text:span text:style-name="T122">À peine entré dans le bar voisin au port, l’odeur enivrait déjà Ivan. Ça et là, divers habitués de la mer racontait leurs folles histoires. Un vieux militaire narrait la perte de sa jambe, tendis qu’un autre écoutait en boucle une cassette de Renaud. Le temps qu’Ivan arrive </text:span></text:span><text:span text:style-name="Police_20_par_20_défaut"><text:span text:style-name="T123">au bar, Samy en était déjà à son quatrième verres.</text:span></text:span></text:p>
      <text:p text:style-name="P241"><text:span text:style-name="Police_20_par_20_défaut"><text:span text:style-name="T123"/></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23">Ivan ! Viens là mon poto !</text:span></text:span></text:p>
      <text:p text:style-name="P242"><text:span text:style-name="Police_20_par_20_défaut"><text:span text:style-name="T123"/></text:span></text:p>
      <text:p text:style-name="P251"><text:soft-page-break/><text:span text:style-name="Police_20_par_20_défaut"><text:span text:style-name="T89">Ivan :</text:span></text:span><text:span text:style-name="Police_20_par_20_défaut"><text:span text:style-name="T16"> </text:span></text:span><text:span text:style-name="Police_20_par_20_défaut"><text:span text:style-name="T124">Euh Samy… Comment on va faire pour trouver un marin </text:span></text:span><text:span text:style-name="Police_20_par_20_défaut"><text:span text:style-name="T126">dispos</text:span></text:span><text:span text:style-name="Police_20_par_20_défaut"><text:span text:style-name="T124">, si tu tiens plus debout ?</text:span></text:span></text:p>
      <text:p text:style-name="P243"><text:span text:style-name="Police_20_par_20_défaut"><text:span text:style-name="T124"/></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25">Bah fais le toi même, moi j’ai conduit toute la journée alors comme c’est toi </text:span></text:span><text:span text:style-name="Police_20_par_20_défaut"><text:span text:style-name="T127">l’élu de la prophétie, va sauver le monde et revient me chercher quand t’aura fini !</text:span></text:span></text:p>
      <text:p text:style-name="P244"><text:span text:style-name="Police_20_par_20_défaut"><text:span text:style-name="T127"/></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8">Ah bah génial.. Mais je connais personne ici, comment je pourrais…</text:span></text:span></text:p>
      <text:p text:style-name="P245"><text:span text:style-name="Police_20_par_20_défaut"><text:span text:style-name="T128"/></text:span></text:p>
      <text:p text:style-name="P245"><text:span text:style-name="Police_20_par_20_défaut"><text:span text:style-name="T176">Augustin :</text:span></text:span><text:span text:style-name="Police_20_par_20_défaut"><text:span text:style-name="T134"> </text:span></text:span><text:span text:style-name="Police_20_par_20_défaut"><text:span text:style-name="T128">Salut toi !</text:span></text:span></text:p>
      <text:p text:style-name="P245"><text:span text:style-name="Police_20_par_20_défaut"><text:span text:style-name="T128"/></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8">Ok, j’emmerde les statistiques.</text:span></text:span></text:p>
      <text:p text:style-name="P245"><text:span text:style-name="Police_20_par_20_défaut"><text:span text:style-name="T128"/></text:span></text:p>
      <text:p text:style-name="P252"><text:span text:style-name="Police_20_par_20_défaut"><text:span text:style-name="T176">Augustin :</text:span></text:span><text:span text:style-name="Police_20_par_20_défaut"><text:span text:style-name="T134"> </text:span></text:span><text:span text:style-name="Police_20_par_20_défaut"><text:span text:style-name="T128">Ça fait longtemps ! Quoi de neuf ?</text:span></text:span></text:p>
      <text:p text:style-name="P245"><text:span text:style-name="Police_20_par_20_défaut"><text:span text:style-name="T128"/></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8">Bah euh… Plein de choses et toi ?</text:span></text:span></text:p>
      <text:p text:style-name="P245"><text:span text:style-name="Police_20_par_20_défaut"><text:span text:style-name="T128"/></text:span></text:p>
      <text:p text:style-name="P252"><text:span text:style-name="Police_20_par_20_défaut"><text:span text:style-name="T176">Augustin :</text:span></text:span><text:span text:style-name="Police_20_par_20_défaut"><text:span text:style-name="T134"> </text:span></text:span><text:span text:style-name="Police_20_par_20_défaut"><text:span text:style-name="T128">Bah j’ai ressuscité, et j’ai été engagé dans la marine !</text:span></text:span></text:p>
      <text:p text:style-name="P245"><text:span text:style-name="Police_20_par_20_défaut"><text:span text:style-name="T128"/></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8">Ah super alors !</text:span></text:span></text:p>
      <text:p text:style-name="P245"><text:span text:style-name="Police_20_par_20_défaut"><text:span text:style-name="T128"/></text:span></text:p>
      <text:p text:style-name="P252"><text:span text:style-name="Police_20_par_20_défaut"><text:span text:style-name="T176">Augustin :</text:span></text:span><text:span text:style-name="Police_20_par_20_défaut"><text:span text:style-name="T134"> </text:span></text:span><text:span text:style-name="Police_20_par_20_défaut"><text:span text:style-name="T129">Ouais c’est ouf que personne ne prête attention à la résurrection de trente personnes… M’enfin,</text:span></text:span><text:span text:style-name="Police_20_par_20_défaut"><text:span text:style-name="T128"> vous faites quoi dans ce coins </text:span></text:span><text:span text:style-name="Police_20_par_20_défaut"><text:span text:style-name="T129">vous </text:span></text:span><text:span text:style-name="Police_20_par_20_défaut"><text:span text:style-name="T128">?</text:span></text:span></text:p>
      <text:p text:style-name="P245"><text:span text:style-name="Police_20_par_20_défaut"><text:span text:style-name="T128"/></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29">Euh… Comment dire… Y a Matéo qui fait des connerie, et pour l’en empêcher on doit récupérer un truc… Mais on sais pas encore quoi </text:span></text:span><text:span text:style-name="Police_20_par_20_défaut"><text:span text:style-name="T130">enfaîte</text:span></text:span><text:span text:style-name="Police_20_par_20_défaut"><text:span text:style-name="T129">, on doit trouver quelqu’un pour nous emmener à Ouessant, </text:span></text:span><text:span text:style-name="Police_20_par_20_défaut"><text:span text:style-name="T130">puis trouver </text:span></text:span><text:span text:style-name="Police_20_par_20_défaut"><text:span text:style-name="T131">quelque chose.. Euh non attend quelqu’un… Enfin j’ai pas tout compris mais on doit aller sur l’île d’Ouessant, prendre un truc, et revenir voir Matéo sinon dans moins d’une semaine on meurt.</text:span></text:span></text:p>
      <text:p text:style-name="P246"><text:span text:style-name="Police_20_par_20_défaut"><text:span text:style-name="T131"/></text:span></text:p>
      <text:p text:style-name="P252"><text:span text:style-name="Police_20_par_20_défaut"><text:span text:style-name="T176">Augustin :</text:span></text:span><text:span text:style-name="Police_20_par_20_défaut"><text:span text:style-name="T134"> </text:span></text:span><text:span text:style-name="Police_20_par_20_défaut"><text:span text:style-name="T131">Ah ouais chaud… Bah aller je vous emmène ! J’ai un super bateau maintenant, c’est un fameux trois m…</text:span></text:span></text:p>
      <text:p text:style-name="P248"><text:span text:style-name="Police_20_par_20_défaut"><text:span text:style-name="T131"/></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31">Non stop tu t’arrêtes tout de suite !</text:span></text:span></text:p>
      <text:p text:style-name="P248"><text:span text:style-name="Police_20_par_20_défaut"><text:span text:style-name="T131"/></text:span></text:p>
      <text:p text:style-name="P252"><text:span text:style-name="Police_20_par_20_défaut"><text:span text:style-name="T176">Augustin :</text:span></text:span><text:span text:style-name="Police_20_par_20_défaut"><text:span text:style-name="T134"> </text:span></text:span><text:span text:style-name="Police_20_par_20_défaut"><text:span text:style-name="T131">Bref, suivez moi je vous fait le trajet.</text:span></text:span></text:p>
      <text:p text:style-name="P248"><text:span text:style-name="Police_20_par_20_défaut"><text:span text:style-name="T131"/></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31">Merci ! Je traîne Samy hors du bar et j’arrive !</text:span></text:span></text:p>
      <text:p text:style-name="P248"><text:span text:style-name="Police_20_par_20_défaut"><text:span text:style-name="T131"/></text:span></text:p>
      <text:p text:style-name="P248"><text:span text:style-name="Police_20_par_20_défaut"><text:span text:style-name="T131">Après quelques déboires avec le barman et la clientèle, finissant en bagarre générale, Nos deux compères se retrouvèrent sur ce fameux trois mats, fin comme un oiseau.</text:span></text:span></text:p>
      <text:p text:style-name="P248"><text:span text:style-name="Police_20_par_20_défaut"><text:span text:style-name="T131"/></text:span></text:p>
      <text:p text:style-name="P252"><text:span text:style-name="Police_20_par_20_défaut"><text:span text:style-name="T176">Augustin :</text:span></text:span><text:span text:style-name="Police_20_par_20_défaut"><text:span text:style-name="T134"> </text:span></text:span><text:span text:style-name="Police_20_par_20_défaut"><text:span text:style-name="T131">Bienvenue à bord du Foufoune !</text:span></text:span></text:p>
      <text:p text:style-name="P248"><text:span text:style-name="Police_20_par_20_défaut"><text:span text:style-name="T131"/></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31">Attend… Le nom c’est de toi ?</text:span></text:span></text:p>
      <text:p text:style-name="P248"><text:span text:style-name="Police_20_par_20_défaut"><text:span text:style-name="T131"/></text:span></text:p>
      <text:p text:style-name="P252"><text:span text:style-name="Police_20_par_20_défaut"><text:span text:style-name="T176">Augustin :</text:span></text:span><text:span text:style-name="Police_20_par_20_défaut"><text:span text:style-name="T134"> </text:span></text:span><text:span text:style-name="Police_20_par_20_défaut"><text:span text:style-name="T131">Non, c’est Yann qui me l’a offert et il avait ce nom, mais </text:span></text:span><text:span text:style-name="Police_20_par_20_défaut"><text:span text:style-name="T132">franchement</text:span></text:span><text:span text:style-name="Police_20_par_20_défaut"><text:span text:style-name="T131"> je le trouve </text:span></text:span><text:span text:style-name="Police_20_par_20_défaut"><text:span text:style-name="T132">parfait !</text:span></text:span></text:p>
      <text:p text:style-name="P248"><text:span text:style-name="Police_20_par_20_défaut"><text:span text:style-name="T132"/></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32">Ivan.. On est où là…</text:span></text:span></text:p>
      <text:p text:style-name="P249"><text:soft-page-break/><text:span text:style-name="Police_20_par_20_défaut"><text:span text:style-name="T132"/></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32">Dors Samy, dors.</text:span></text:span></text:p>
      <text:p text:style-name="P249"><text:span text:style-name="Police_20_par_20_défaut"><text:span text:style-name="T132"/></text:span></text:p>
      <text:p text:style-name="P252"><text:span text:style-name="Police_20_par_20_défaut"><text:span text:style-name="T176">Augustin :</text:span></text:span><text:span text:style-name="Police_20_par_20_défaut"><text:span text:style-name="T134"> </text:span></text:span><text:span text:style-name="Police_20_par_20_défaut"><text:span text:style-name="T132">Larguez les amar</text:span></text:span><text:span text:style-name="Police_20_par_20_défaut"><text:span text:style-name="T133">res</text:span></text:span><text:span text:style-name="Police_20_par_20_défaut"><text:span text:style-name="T132">, en avant toutes !</text:span></text:span></text:p>
      <text:p text:style-name="P249"><text:span text:style-name="Police_20_par_20_défaut"><text:span text:style-name="T132"/></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33">Mais, il faut des dizaines d’Hommes pour faire naviguer un trois mats !</text:span></text:span></text:p>
      <text:p text:style-name="P250"><text:span text:style-name="Police_20_par_20_défaut"><text:span text:style-name="T133"/></text:span></text:p>
      <text:p text:style-name="P252"><text:span text:style-name="Police_20_par_20_défaut"><text:span text:style-name="T176">Augustin :</text:span></text:span><text:span text:style-name="Police_20_par_20_défaut"><text:span text:style-name="T134"> </text:span></text:span><text:span text:style-name="Police_20_par_20_défaut"><text:span text:style-name="T133">Oui mais enfaîte… C’est de la déco. Y a un moteur caché.</text:span></text:span></text:p>
      <text:p text:style-name="P250"><text:span text:style-name="Police_20_par_20_défaut"><text:span text:style-name="T133"/></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33">Tricheur !</text:span></text:span></text:p>
      <text:p text:style-name="P250"><text:span text:style-name="Police_20_par_20_défaut"><text:span text:style-name="T133"/></text:span></text:p>
      <text:p text:style-name="P252"><text:span text:style-name="Police_20_par_20_défaut"><text:span text:style-name="T176">Augustin :</text:span></text:span><text:span text:style-name="Police_20_par_20_défaut"><text:span text:style-name="T134"> </text:span></text:span><text:span text:style-name="Police_20_par_20_défaut"><text:span text:style-name="T133">Aller va, viens là que je t’apprenne des choses ! Tu va voir comment ça se dresse un bateau !J’espère que t’en a dans les bras !</text:span></text:span></text:p>
      <text:p text:style-name="P250"><text:span text:style-name="Police_20_par_20_défaut"><text:span text:style-name="T133"/></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33">Euh.. ouais ouais…</text:span></text:span></text:p>
      <text:p text:style-name="P250"><text:span text:style-name="Police_20_par_20_défaut"><text:span text:style-name="T133"/></text:span></text:p>
      <text:p text:style-name="P251"><text:span text:style-name="Police_20_par_20_défaut"><text:span text:style-name="T89">Samy :</text:span></text:span><text:span text:style-name="Police_20_par_20_défaut"><text:span text:style-name="T16"> </text:span></text:span><text:span text:style-name="Police_20_par_20_défaut"><text:span text:style-name="T133">Les gars je crois que je vais…</text:span></text:span></text:p>
      <text:p text:style-name="P250"><text:span text:style-name="Police_20_par_20_défaut"><text:span text:style-name="T133"/></text:span></text:p>
      <text:p text:style-name="P250"><text:span text:style-name="Police_20_par_20_défaut"><text:span text:style-name="T133">BWERP</text:span></text:span></text:p>
      <text:p text:style-name="P250"><text:span text:style-name="Police_20_par_20_défaut"><text:span text:style-name="T133"/></text:span></text:p>
      <text:p text:style-name="P252"><text:span text:style-name="Police_20_par_20_défaut"><text:span text:style-name="T176">Augustin :</text:span></text:span><text:span text:style-name="Police_20_par_20_défaut"><text:span text:style-name="T134"> </text:span></text:span><text:span text:style-name="Police_20_par_20_défaut"><text:span text:style-name="T133">Putain il a vomi sur mon bateau !</text:span></text:span></text:p>
      <text:p text:style-name="P250"><text:span text:style-name="Police_20_par_20_défaut"><text:span text:style-name="T133"/></text:span></text:p>
      <text:p text:style-name="P251"><text:span text:style-name="Police_20_par_20_défaut"><text:span text:style-name="T89">Ivan :</text:span></text:span><text:span text:style-name="Police_20_par_20_défaut"><text:span text:style-name="T16"> </text:span></text:span><text:span text:style-name="Police_20_par_20_défaut"><text:span text:style-name="T133">Et on est même pas encore parti !</text:span></text:span></text:p>
      <text:p text:style-name="P494"><text:span text:style-name="Police_20_par_20_défaut"><text:span text:style-name="T101">Chapitre 1</text:span></text:span><text:span text:style-name="Police_20_par_20_défaut"><text:span text:style-name="T192">5</text:span></text:span><text:span text:style-name="Police_20_par_20_défaut"><text:span text:style-name="T101"> : </text:span></text:span><text:span text:style-name="Police_20_par_20_défaut"><text:span text:style-name="T187">L’origine des maux</text:span></text:span></text:p>
      <text:p text:style-name="P214"><text:span text:style-name="Police_20_par_20_défaut"><text:span text:style-name="T113"/></text:span></text:p>
      <text:p text:style-name="P253"><text:span text:style-name="Police_20_par_20_défaut"><text:span text:style-name="T176">Augustin :</text:span></text:span><text:span text:style-name="Police_20_par_20_défaut"><text:span text:style-name="T134"> </text:span></text:span><text:span text:style-name="Police_20_par_20_défaut"><text:span text:style-name="T135">On est arrivé !</text:span></text:span></text:p>
      <text:p text:style-name="P253"><text:span text:style-name="Police_20_par_20_défaut"><text:span text:style-name="T135"/></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35">Putain je me suis encore endormis !</text:span></text:span></text:p>
      <text:p text:style-name="P253"><text:span text:style-name="Police_20_par_20_défaut"><text:span text:style-name="T135"/></text:span></text:p>
      <text:p text:style-name="P263"><text:span text:style-name="Police_20_par_20_défaut"><text:span text:style-name="T176">Augustin :</text:span></text:span><text:span text:style-name="Police_20_par_20_défaut"><text:span text:style-name="T134"> </text:span></text:span><text:span text:style-name="Police_20_par_20_défaut"><text:span text:style-name="T135">Samy aussi, t’en fais pas.</text:span></text:span></text:p>
      <text:p text:style-name="P253"><text:span text:style-name="Police_20_par_20_défaut"><text:span text:style-name="T135"/></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35">Oui mais lui il cuvait.</text:span></text:span></text:p>
      <text:p text:style-name="P253"><text:span text:style-name="Police_20_par_20_défaut"><text:span text:style-name="T135"/></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35">Je vous entend hein… Vous auriez un Doliprane ?</text:span></text:span></text:p>
      <text:p text:style-name="P253"><text:span text:style-name="Police_20_par_20_défaut"><text:span text:style-name="T135"/></text:span></text:p>
      <text:p text:style-name="P263"><text:span text:style-name="Police_20_par_20_défaut"><text:span text:style-name="T176">Augustin :</text:span></text:span><text:span text:style-name="Police_20_par_20_défaut"><text:span text:style-name="T134"> </text:span></text:span><text:span text:style-name="Police_20_par_20_défaut"><text:span text:style-name="T135">Bon, vous voyez ce bâtiment de briques rouges en ruines là bas ?</text:span></text:span></text:p>
      <text:p text:style-name="P253"><text:span text:style-name="Police_20_par_20_défaut"><text:span text:style-name="T135"/></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35">Sur la colline ? Oui bah qu’est-ce qu’il a de spécial ?</text:span></text:span></text:p>
      <text:p text:style-name="P253"><text:span text:style-name="Police_20_par_20_défaut"><text:span text:style-name="T135"/></text:span></text:p>
      <text:p text:style-name="P263"><text:span text:style-name="Police_20_par_20_défaut"><text:span text:style-name="T176">Augustin :</text:span></text:span><text:span text:style-name="Police_20_par_20_défaut"><text:span text:style-name="T134"> </text:span></text:span><text:span text:style-name="Police_20_par_20_défaut"><text:span text:style-name="T135">C’était le laboratoire d’Alan, avant qu’il ne fuit en Argentine pour des questions de principes moraux…</text:span></text:span></text:p>
      <text:p text:style-name="P253"><text:span text:style-name="Police_20_par_20_défaut"><text:span text:style-name="T135"/></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35">Je vois.</text:span></text:span></text:p>
      <text:p text:style-name="P253"><text:span text:style-name="Police_20_par_20_défaut"><text:span text:style-name="T135"/></text:span></text:p>
      <text:p text:style-name="P263"><text:span text:style-name="Police_20_par_20_défaut"><text:span text:style-name="T176">Augustin :</text:span></text:span><text:span text:style-name="Police_20_par_20_défaut"><text:span text:style-name="T134"> </text:span></text:span><text:span text:style-name="Police_20_par_20_défaut"><text:span text:style-name="T135">Eh bien le Dr Friedmann l’a récupérer pour y stocker le bordel d’Amlaetxhis, donc je sais pas ce que vous comptez y récupérez, mais faites gaffe à ce que vous touchez ! Vous pouvez descendre, je vous attendant là.</text:span></text:span></text:p>
      <text:p text:style-name="P253"><text:span text:style-name="Police_20_par_20_défaut"><text:span text:style-name="T135"/></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35">Allez Samy, debout !, </text:span></text:span><text:span text:style-name="Police_20_par_20_défaut"><text:span text:style-name="T136">on a un truc magique à récupérer.</text:span></text:span></text:p>
      <text:p text:style-name="P253"><text:span text:style-name="Police_20_par_20_défaut"><text:span text:style-name="T136"/></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36">Et après on va niquer sa mère à Matéo !</text:span></text:span></text:p>
      <text:p text:style-name="P254"><text:span text:style-name="Police_20_par_20_défaut"><text:span text:style-name="T136"/></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37">Exacte</text:span></text:span><text:span text:style-name="Police_20_par_20_défaut"><text:span text:style-name="T136">ment !</text:span></text:span></text:p>
      <text:p text:style-name="P254"><text:span text:style-name="Police_20_par_20_défaut"><text:span text:style-name="T136"/></text:span></text:p>
      <text:p text:style-name="P255"><text:span text:style-name="Police_20_par_20_défaut"><text:span text:style-name="T138">Il entrèrent </text:span></text:span><text:span text:style-name="Police_20_par_20_défaut"><text:span text:style-name="T139">dans </text:span></text:span><text:span text:style-name="Police_20_par_20_défaut"><text:span text:style-name="T140">ce qui ressemblais à un ancien hall, mais durent très vite ce rendre à l’évidence : chercher quoi que ce soit ici leur prendrais bien plus qu’une semaine. Pourtant, grâce à un coup de chance tout à fait hasardeux ; Samy trouva l’ancien bureau d’Alan, au centre du quel se trouvais le Ufiawgun.</text:span></text:span></text:p>
      <text:p text:style-name="P254"><text:span text:style-name="Police_20_par_20_défaut"><text:span text:style-name="T136"/></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1">Putain !</text:span></text:span><text:span text:style-name="Police_20_par_20_défaut"><text:span text:style-name="T135"> </text:span></text:span><text:span text:style-name="Police_20_par_20_défaut"><text:span text:style-name="T141">Tu te rend compte qu’on a trouvé un objet capable de créer </text:span></text:span><text:span text:style-name="Police_20_par_20_défaut"><text:span text:style-name="T150">l’irréel</text:span></text:span><text:span text:style-name="Police_20_par_20_défaut"><text:span text:style-name="T141"> ? Imagine toutes les possibilités !!</text:span></text:span></text:p>
      <text:p text:style-name="P256"><text:span text:style-name="Police_20_par_20_défaut"><text:span text:style-name="T141"/></text:span></text:p>
      <text:p text:style-name="P493"><text:span text:style-name="Police_20_par_20_défaut1"><text:span text:style-name="T177">??? :</text:span></text:span><text:span text:style-name="Police_20_par_20_défaut1"><text:span text:style-name="T141"> </text:span></text:span><text:span text:style-name="Police_20_par_20_défaut1"><text:span text:style-name="T182">Humff</text:span></text:span><text:span text:style-name="Police_20_par_20_défaut1"><text:span text:style-name="T141">...</text:span></text:span></text:p>
      <text:p text:style-name="P256"><text:span text:style-name="Police_20_par_20_défaut"><text:span text:style-name="T141"/></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1">Sauf qu’on va juste mettre Matéo hors d’état de nuire, et ensuite on détruit se flingue et plus jamais on se lance dans des aventures sans ni queue ni tête.</text:span></text:span></text:p>
      <text:p text:style-name="P256"><text:span text:style-name="Police_20_par_20_défaut"><text:span text:style-name="T141"/></text:span></text:p>
      <text:p text:style-name="P493"><text:span text:style-name="Police_20_par_20_défaut1"><text:span text:style-name="T177">??? :</text:span></text:span><text:span text:style-name="Police_20_par_20_défaut1"><text:span text:style-name="T141"> </text:span></text:span><text:span text:style-name="Police_20_par_20_défaut1"><text:span text:style-name="T182">Humff</text:span></text:span><text:span text:style-name="Police_20_par_20_défaut1"><text:span text:style-name="T141">.</text:span></text:span></text:p>
      <text:p text:style-name="P256"><text:span text:style-name="Police_20_par_20_défaut"><text:span text:style-name="T141"/></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1">T’es vraiment un aspirateur à fun.</text:span></text:span></text:p>
      <text:p text:style-name="P256"><text:span text:style-name="Police_20_par_20_défaut"><text:span text:style-name="T141"/></text:span></text:p>
      <text:p text:style-name="P264"><text:soft-page-break/><text:span text:style-name="Police_20_par_20_défaut"><text:span text:style-name="T89">Samy :</text:span></text:span><text:span text:style-name="Police_20_par_20_défaut"><text:span text:style-name="T16"> </text:span></text:span><text:span text:style-name="Police_20_par_20_défaut"><text:span text:style-name="T141">Et toi tu es presque aussi décadent que Matéo.</text:span></text:span></text:p>
      <text:p text:style-name="P256"><text:span text:style-name="Police_20_par_20_défaut"><text:span text:style-name="T141"/></text:span></text:p>
      <text:p text:style-name="P493"><text:span text:style-name="Police_20_par_20_défaut1"><text:span text:style-name="T177">??? :</text:span></text:span><text:span text:style-name="Police_20_par_20_défaut1"><text:span text:style-name="T141"> </text:span></text:span><text:span text:style-name="Police_20_par_20_défaut1"><text:span text:style-name="T182">Humff</text:span></text:span><text:span text:style-name="Police_20_par_20_défaut1"><text:span text:style-name="T141"> !</text:span></text:span></text:p>
      <text:p text:style-name="P253"><text:span text:style-name="Police_20_par_20_défaut"><text:span text:style-name="T135"/></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35">C’</text:span></text:span><text:span text:style-name="Police_20_par_20_défaut"><text:span text:style-name="T141">est quoi ce bruit ?</text:span></text:span></text:p>
      <text:p text:style-name="P253"><text:span text:style-name="Police_20_par_20_défaut"><text:span text:style-name="T141"/></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1">Change pas de conversation ! Faut vraiment qu’on en parle de tes principes ! Tu trouves ça normal de…</text:span></text:span></text:p>
      <text:p text:style-name="P256"><text:span text:style-name="Police_20_par_20_défaut"><text:span text:style-name="T141"/></text:span></text:p>
      <text:p text:style-name="P493"><text:span text:style-name="Police_20_par_20_défaut1"><text:span text:style-name="T177">??? :</text:span></text:span><text:span text:style-name="Police_20_par_20_défaut1"><text:span text:style-name="T141"> </text:span></text:span><text:span text:style-name="Police_20_par_20_défaut1"><text:span text:style-name="T182">Humff</text:span></text:span><text:span text:style-name="Police_20_par_20_défaut1"><text:span text:style-name="T141"> !!!</text:span></text:span></text:p>
      <text:p text:style-name="P256"><text:span text:style-name="Police_20_par_20_défaut"><text:span text:style-name="T141"/></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1">Ça viens de l’armoire éclatée au sol ! Aides moi à la soulever !</text:span></text:span></text:p>
      <text:p text:style-name="P256"><text:span text:style-name="Police_20_par_20_défaut"><text:span text:style-name="T141"/></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1">Ne crois pas t’en tirer si facilement, on en reparlera plus tard !</text:span></text:span></text:p>
      <text:p text:style-name="P256"><text:span text:style-name="Police_20_par_20_défaut"><text:span text:style-name="T141"/></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1">Oh putain.</text:span></text:span></text:p>
      <text:p text:style-name="P256"><text:span text:style-name="Police_20_par_20_défaut"><text:span text:style-name="T141"/></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1">Eh merde.</text:span></text:span></text:p>
      <text:p text:style-name="P256"><text:span text:style-name="Police_20_par_20_défaut"><text:span text:style-name="T141"/></text:span></text:p>
      <text:p text:style-name="P256"><text:span text:style-name="Police_20_par_20_défaut"><text:span text:style-name="T141">Ivan se jeta sur la pauvre Xydoé, attachée nue sur le sol.</text:span></text:span></text:p>
      <text:p text:style-name="P256"><text:span text:style-name="Police_20_par_20_défaut"><text:span text:style-name="T141"/></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1">Qu’est-ce que tu fais là toi ??</text:span></text:span></text:p>
      <text:p text:style-name="P256"><text:span text:style-name="Police_20_par_20_défaut"><text:span text:style-name="T141"/></text:span></text:p>
      <text:p text:style-name="P493"><text:span text:style-name="Police_20_par_20_défaut1"><text:span text:style-name="T177">Xydoé :</text:span></text:span><text:span text:style-name="Police_20_par_20_défaut1"><text:span text:style-name="T141"> </text:span></text:span><text:span text:style-name="Police_20_par_20_défaut1"><text:span text:style-name="T182">Humff, hmf hmf… Hmmf, hmff !</text:span></text:span></text:p>
      <text:p text:style-name="P256"><text:span text:style-name="Police_20_par_20_défaut"><text:span text:style-name="T141"/></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1">Attend, je t’enlève ça.</text:span></text:span></text:p>
      <text:p text:style-name="P256"><text:span text:style-name="Police_20_par_20_défaut"><text:span text:style-name="T141"/></text:span></text:p>
      <text:p text:style-name="P264"><text:span text:style-name="Police_20_par_20_défaut1"><text:span text:style-name="T177">Xydoé :</text:span></text:span><text:span text:style-name="Police_20_par_20_défaut1"><text:span text:style-name="T141"> </text:span></text:span><text:span text:style-name="Police_20_par_20_défaut"><text:span text:style-name="T141">J’avai</text:span></text:span><text:span text:style-name="Police_20_par_20_défaut"><text:span text:style-name="T142">s</text:span></text:span><text:span text:style-name="Police_20_par_20_défaut"><text:span text:style-name="T141"> peur, </text:span></text:span><text:span text:style-name="Police_20_par_20_défaut"><text:span text:style-name="T142">mais je savais que tu reviendrais…</text:span></text:span></text:p>
      <text:p text:style-name="P256"><text:span text:style-name="Police_20_par_20_défaut"><text:span text:style-name="T142"/></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2">Oh putain tu parles !!</text:span></text:span></text:p>
      <text:p text:style-name="P257"><text:span text:style-name="Police_20_par_20_défaut"><text:span text:style-name="T142"/></text:span></text:p>
      <text:p text:style-name="P264"><text:span text:style-name="Police_20_par_20_défaut1"><text:span text:style-name="T177">Xydoé :</text:span></text:span><text:span text:style-name="Police_20_par_20_défaut1"><text:span text:style-name="T141"> </text:span></text:span><text:span text:style-name="Police_20_par_20_défaut"><text:span text:style-name="T142">Bah oui…</text:span></text:span></text:p>
      <text:p text:style-name="P257"><text:span text:style-name="Police_20_par_20_défaut"><text:span text:style-name="T142"/></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3">C’est vrai qu’on l’entendais pas beaucoup.</text:span></text:span></text:p>
      <text:p text:style-name="P258"><text:span text:style-name="Police_20_par_20_défaut"><text:span text:style-name="T143"/></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3">En même temps avec le chibre de Baptiste en bouche, elle pouvait pas dire grand-chose.</text:span></text:span></text:p>
      <text:p text:style-name="P258"><text:span text:style-name="Police_20_par_20_défaut"><text:span text:style-name="T143"/></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3">Bon, on va te trouver des vêtement et…</text:span></text:span></text:p>
      <text:p text:style-name="P258"><text:span text:style-name="Police_20_par_20_défaut"><text:span text:style-name="T143"/></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3">Et te renvoyer d’où tu viens avec </text:span></text:span><text:span text:style-name="Police_20_par_20_défaut"><text:span text:style-name="T144">l’</text:span></text:span><text:span text:style-name="Police_20_par_20_défaut"><text:span text:style-name="T143">U</text:span></text:span><text:span text:style-name="Police_20_par_20_défaut"><text:span text:style-name="T144">fiawgun.</text:span></text:span></text:p>
      <text:p text:style-name="P258"><text:span text:style-name="Police_20_par_20_défaut"><text:span text:style-name="T144"/></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4">Non !</text:span></text:span></text:p>
      <text:p text:style-name="P259"><text:span text:style-name="Police_20_par_20_défaut"><text:span text:style-name="T144"/></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4">Si, et c’est pas négociable !</text:span></text:span></text:p>
      <text:p text:style-name="P259"><text:span text:style-name="Police_20_par_20_défaut"><text:span text:style-name="T144"/></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5">Tu fais ça, je demande à Augustin de t’abandonner ici.</text:span></text:span></text:p>
      <text:p text:style-name="P260"><text:span text:style-name="Police_20_par_20_défaut"><text:span text:style-name="T145"/></text:span></text:p>
      <text:p text:style-name="P264"><text:soft-page-break/><text:span text:style-name="Police_20_par_20_défaut"><text:span text:style-name="T89">Samy :</text:span></text:span><text:span text:style-name="Police_20_par_20_défaut"><text:span text:style-name="T16"> </text:span></text:span><text:span text:style-name="Police_20_par_20_défaut"><text:span text:style-name="T145">Ivan, tu te rend compte qu’il y a une brèche entre Internet et le monde réel, et qu’on DOIT </text:span></text:span><text:span text:style-name="Police_20_par_20_défaut"><text:span text:style-name="T146">la refermer ? J’ai l’impression d’être la seule personne saine d’esprit ! Tu sais tout ce qu’on trouve sur Internet, il est hors de question que tout ça devienne réel. Donc </text:span></text:span><text:span text:style-name="Police_20_par_20_défaut"><text:span text:style-name="T147">soit </text:span></text:span><text:span text:style-name="Police_20_par_20_défaut"><text:span text:style-name="T146">Xydoé retourne d’où elle viens, </text:span></text:span><text:span text:style-name="Police_20_par_20_défaut"><text:span text:style-name="T147">soit on dit adieux à Léopold, mais cette brèche sera refermée.</text:span></text:span></text:p>
      <text:p text:style-name="P260"><text:span text:style-name="Police_20_par_20_défaut"><text:span text:style-name="T147"/></text:span></text:p>
      <text:p text:style-name="P261"><text:span text:style-name="Police_20_par_20_défaut"><text:span text:style-name="T147">Ivan, tout penaud, regarda Xydoé d’un air désolé.</text:span></text:span></text:p>
      <text:p text:style-name="P261"><text:span text:style-name="Police_20_par_20_défaut"><text:span text:style-name="T147"/></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7">On peut au moins la garder jusqu’à ce qu’on est vaincu Matéo ?</text:span></text:span></text:p>
      <text:p text:style-name="P261"><text:span text:style-name="Police_20_par_20_défaut"><text:span text:style-name="T147"/></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7">Pff… Si </text:span></text:span><text:span text:style-name="Police_20_par_20_défaut"><text:span text:style-name="T148">tu veux, mais TU en es responsable !</text:span></text:span></text:p>
      <text:p text:style-name="P261"><text:span text:style-name="Police_20_par_20_défaut"><text:span text:style-name="T148"/></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8">Yes !</text:span></text:span></text:p>
      <text:p text:style-name="P262"><text:span text:style-name="Police_20_par_20_défaut"><text:span text:style-name="T148"/></text:span></text:p>
      <text:p text:style-name="P262"><text:span text:style-name="Police_20_par_20_défaut"><text:span text:style-name="T148">Xydoé sauta dans les bras d’Ivan donnant l’occasion à celui-ci de peloter ses petites fesses toutes douces.</text:span></text:span></text:p>
      <text:p text:style-name="P262"><text:span text:style-name="Police_20_par_20_défaut"><text:span text:style-name="T148"/></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8">Bon, je vais chercher de quoi la couvrir, toi tu charge l’Ufiawgun sur Foufoune, et on se tire !</text:span></text:span></text:p>
      <text:p text:style-name="P262"><text:span text:style-name="Police_20_par_20_défaut"><text:span text:style-name="T148"/></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8">Ça marche !</text:span></text:span></text:p>
      <text:p text:style-name="P262"><text:span text:style-name="Police_20_par_20_défaut"><text:span text:style-name="T148"/></text:span></text:p>
      <text:p text:style-name="P262"><text:span text:style-name="Police_20_par_20_défaut"><text:span text:style-name="T148">Ivan rejoint le navire quelques instants après Samy, accompagné par Xydoé qui était recouverte d’un t-shirt bien trop grand pour elle, et d’une culotte qu’Ivan avait trouvé dans un tiroir arraché.</text:span></text:span></text:p>
      <text:p text:style-name="P247"><text:span text:style-name="Police_20_par_20_défaut"><text:span text:style-name="T114"/></text:span></text:p>
      <text:p text:style-name="P263"><text:span text:style-name="Police_20_par_20_défaut"><text:span text:style-name="T176">Augustin :</text:span></text:span><text:span text:style-name="Police_20_par_20_défaut"><text:span text:style-name="T134"> </text:span></text:span><text:span text:style-name="Police_20_par_20_défaut"><text:span text:style-name="T149">Dites, vous comptez vous débarrasser de Matéo avec ça ?</text:span></text:span></text:p>
      <text:p text:style-name="P263"><text:span text:style-name="Police_20_par_20_défaut"><text:span text:style-name="T149"/></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9">Ben oui pourquoi ?</text:span></text:span></text:p>
      <text:p text:style-name="P263"><text:span text:style-name="Police_20_par_20_défaut"><text:span text:style-name="T149"/></text:span></text:p>
      <text:p text:style-name="P263"><text:span text:style-name="Police_20_par_20_défaut"><text:span text:style-name="T176">Augustin :</text:span></text:span><text:span text:style-name="Police_20_par_20_défaut"><text:span text:style-name="T134"> </text:span></text:span><text:span text:style-name="Police_20_par_20_défaut"><text:span text:style-name="T149">Vous savez qu’il est déchargé votre machin ?</text:span></text:span></text:p>
      <text:p text:style-name="P263"><text:span text:style-name="Police_20_par_20_défaut"><text:span text:style-name="T149"/></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9">Merde il a raison.</text:span></text:span></text:p>
      <text:p text:style-name="P263"><text:span text:style-name="Police_20_par_20_défaut"><text:span text:style-name="T149"/></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9">Comment on va faire ?</text:span></text:span></text:p>
      <text:p text:style-name="P263"><text:span text:style-name="Police_20_par_20_défaut"><text:span text:style-name="T149"/></text:span></text:p>
      <text:p text:style-name="P263"><text:span text:style-name="Police_20_par_20_défaut"><text:span text:style-name="T176">Augustin :</text:span></text:span><text:span text:style-name="Police_20_par_20_défaut"><text:span text:style-name="T134"> </text:span></text:span><text:span text:style-name="Police_20_par_20_défaut"><text:span text:style-name="T149">Regardez sur le réservoir, il devrait y avoir marqué l’origine du carburant.</text:span></text:span></text:p>
      <text:p text:style-name="P263"><text:span text:style-name="Police_20_par_20_défaut"><text:span text:style-name="T149"/></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9">« Usine pharmaceutique </text:span></text:span><text:span text:style-name="Police_20_par_20_défaut"><text:span text:style-name="T115">G&amp;T</text:span></text:span><text:span text:style-name="Police_20_par_20_défaut"><text:span text:style-name="T119">© »</text:span></text:span></text:p>
      <text:p text:style-name="P263"><text:span text:style-name="Police_20_par_20_défaut"><text:span text:style-name="T119"/></text:span></text:p>
      <text:p text:style-name="P263"><text:span text:style-name="Police_20_par_20_défaut"><text:span text:style-name="T176">Augustin :</text:span></text:span><text:span text:style-name="Police_20_par_20_défaut"><text:span text:style-name="T134"> </text:span></text:span><text:span text:style-name="Police_20_par_20_défaut"><text:span text:style-name="T149">Ah mais je connais ça ! C’est à Bordeaux !</text:span></text:span></text:p>
      <text:p text:style-name="P263"><text:span text:style-name="Police_20_par_20_défaut"><text:span text:style-name="T149"/></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9">Bordel mais pourquoi c’est jamais à 10 minutes à pieds ?</text:span></text:span></text:p>
      <text:p text:style-name="P263"><text:span text:style-name="Police_20_par_20_défaut"><text:span text:style-name="T149"/></text:span></text:p>
      <text:p text:style-name="P263"><text:span text:style-name="Police_20_par_20_défaut"><text:span text:style-name="T176">Augustin :</text:span></text:span><text:span text:style-name="Police_20_par_20_défaut"><text:span text:style-name="T134"> </text:span></text:span><text:span text:style-name="Police_20_par_20_défaut"><text:span text:style-name="T149">Bon écoutez, vous êtes sympa et je déteste Matéo donc j’accepte de vous déposer à Bordeaux, mais là je suis crevé donc on partira demain.</text:span></text:span></text:p>
      <text:p text:style-name="P263"><text:span text:style-name="Police_20_par_20_défaut"><text:span text:style-name="T149"/></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9">Euh, c’est que on a pas vraiment de temps à perdre parce que sinon on risque de disparaître et…</text:span></text:span></text:p>
      <text:p text:style-name="P263"><text:span text:style-name="Police_20_par_20_défaut"><text:span text:style-name="T149"/></text:span></text:p>
      <text:p text:style-name="P263"><text:soft-page-break/><text:span text:style-name="Police_20_par_20_défaut"><text:span text:style-name="T176">Augustin :</text:span></text:span><text:span text:style-name="Police_20_par_20_défaut"><text:span text:style-name="T134"> </text:span></text:span><text:span text:style-name="Police_20_par_20_défaut"><text:span text:style-name="T149">Si vous voulez partir maintenant, trouvez vous un autre chauffeur.</text:span></text:span></text:p>
      <text:p text:style-name="P263"><text:span text:style-name="Police_20_par_20_défaut"><text:span text:style-name="T149"/></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9">Je le ferait.</text:span></text:span></text:p>
      <text:p text:style-name="P263"><text:span text:style-name="Police_20_par_20_défaut"><text:span text:style-name="T149"/></text:span></text:p>
      <text:p text:style-name="P264"><text:span text:style-name="Police_20_par_20_défaut"><text:span text:style-name="T176">Augustin :</text:span></text:span><text:span text:style-name="Police_20_par_20_défaut"><text:span text:style-name="T134"> </text:span></text:span><text:span text:style-name="Police_20_par_20_défaut"><text:span text:style-name="T149">J’ai un peu peur pour Foufoune…</text:span></text:span></text:p>
      <text:p text:style-name="P263"><text:span text:style-name="Police_20_par_20_défaut"><text:span text:style-name="T149"/></text:span></text:p>
      <text:p text:style-name="P264"><text:span text:style-name="Police_20_par_20_défaut"><text:span text:style-name="T89">Samy :</text:span></text:span><text:span text:style-name="Police_20_par_20_défaut"><text:span text:style-name="T16"> </text:span></text:span><text:span text:style-name="Police_20_par_20_défaut"><text:span text:style-name="T149">T’es sur que t’en ai capable ?</text:span></text:span></text:p>
      <text:p text:style-name="P263"><text:span text:style-name="Police_20_par_20_défaut"><text:span text:style-name="T149"/></text:span></text:p>
      <text:p text:style-name="P264"><text:span text:style-name="Police_20_par_20_défaut"><text:span text:style-name="T89">Ivan :</text:span></text:span><text:span text:style-name="Police_20_par_20_défaut"><text:span text:style-name="T16"> </text:span></text:span><text:span text:style-name="Police_20_par_20_défaut"><text:span text:style-name="T149">Bien sur ! Augustin m’a tout montré, je vous emmène à Bordeaux en un rien de temps !</text:span></text:span></text:p>
      <text:p text:style-name="P494"><text:span text:style-name="Police_20_par_20_défaut"><text:span text:style-name="T101">Chapitre 1</text:span></text:span><text:span text:style-name="Police_20_par_20_défaut"><text:span text:style-name="T192">6</text:span></text:span><text:span text:style-name="Police_20_par_20_défaut"><text:span text:style-name="T101"> : </text:span></text:span><text:span text:style-name="Police_20_par_20_défaut"><text:span text:style-name="T188">Titanic</text:span></text:span></text:p>
      <text:p text:style-name="P215"><text:span text:style-name="Police_20_par_20_défaut"><text:span text:style-name="T115"/></text:span></text:p>
      <text:p text:style-name="P265"><text:span text:style-name="Police_20_par_20_défaut"><text:span text:style-name="T151">Tout allait bien pour notre fine équipe, jusqu’au moment où une vague particulièrement mal placée fit faire à Ivan un tonneau en bateau, à quelques mètres du port.</text:span></text:span></text:p>
      <text:p text:style-name="P265"><text:span text:style-name="Police_20_par_20_défaut"><text:span text:style-name="T151"/></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1">Putain mais Ivan plus jamais je te laisse conduire quoi que ce soit !</text:span></text:span></text:p>
      <text:p text:style-name="P265"><text:span text:style-name="Police_20_par_20_défaut"><text:span text:style-name="T151"/></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1">Mais c’est pas ma faute ! j’ai glissé sur la vague et…</text:span></text:span></text:p>
      <text:p text:style-name="P265"><text:span text:style-name="Police_20_par_20_défaut"><text:span text:style-name="T151"/></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1">Où est Augustin ?</text:span></text:span></text:p>
      <text:p text:style-name="P265"><text:span text:style-name="Police_20_par_20_défaut"><text:span text:style-name="T151"/></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1">Il est mort dans l’accident mais ne t’inquiète pas, Xydoé n’a rien !</text:span></text:span></text:p>
      <text:p text:style-name="P265"><text:span text:style-name="Police_20_par_20_défaut"><text:span text:style-name="T151"/></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1">C’est ton sens des priorités qui m’inquiète… Bon, quittons ce carnage avant que la police débarque.</text:span></text:span></text:p>
      <text:p text:style-name="P265"><text:span text:style-name="Police_20_par_20_défaut"><text:span text:style-name="T151"/></text:span></text:p>
      <text:p text:style-name="P266"><text:span text:style-name="Police_20_par_20_défaut"><text:span text:style-name="T152">Samy Ivan et Xydoé n’eurent pas à fuir bien loin, car se dressaient déjà devant eux les grilles imposantes de l’entreprise G&amp;T. Si Ivan pus passer entre les barreaux grâce à sa faible carrure, Samy dut escalader les grilles avec Xydoé sur le dos.</text:span></text:span></text:p>
      <text:p text:style-name="P266"><text:span text:style-name="Police_20_par_20_défaut"><text:span text:style-name="T152"/></text:span></text:p>
      <text:p text:style-name="P272"><text:span text:style-name="Police_20_par_20_défaut1"><text:span text:style-name="T177">Xydoé :</text:span></text:span><text:span text:style-name="Police_20_par_20_défaut1"><text:span text:style-name="T141"> </text:span></text:span><text:span text:style-name="Police_20_par_20_défaut"><text:span text:style-name="T152">Han !</text:span></text:span></text:p>
      <text:p text:style-name="P266"><text:span text:style-name="Police_20_par_20_défaut"><text:span text:style-name="T152"/></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2">Nani ?</text:span></text:span></text:p>
      <text:p text:style-name="P266"><text:span text:style-name="Police_20_par_20_défaut"><text:span text:style-name="T152"/></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2">Pardon ??</text:span></text:span></text:p>
      <text:p text:style-name="P266"><text:span text:style-name="Police_20_par_20_défaut"><text:span text:style-name="T152"/></text:span></text:p>
      <text:p text:style-name="P272"><text:span text:style-name="Police_20_par_20_défaut1"><text:span text:style-name="T177">Xydoé :</text:span></text:span><text:span text:style-name="Police_20_par_20_défaut1"><text:span text:style-name="T141"> </text:span></text:span><text:span text:style-name="Police_20_par_20_défaut"><text:span text:style-name="T152">Désolé, la pointe de la barre m’est rentrée dans.. Enfin…</text:span></text:span></text:p>
      <text:p text:style-name="P266"><text:span text:style-name="Police_20_par_20_défaut"><text:span text:style-name="T152"/></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2">Stop ça suffit je ne veux pas en entendre plus !</text:span></text:span></text:p>
      <text:p text:style-name="P266"><text:span text:style-name="Police_20_par_20_défaut"><text:span text:style-name="T152"/></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83">Moi si…</text:span></text:span></text:p>
      <text:p text:style-name="P266"><text:span text:style-name="Police_20_par_20_défaut"><text:span text:style-name="T152"/></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2">Bon, </text:span></text:span><text:span text:style-name="Police_20_par_20_défaut"><text:span text:style-name="T153">entrons discrètement. Et vous deux je ne veux pas vous voir avoir le moindre contact physique, c’est bien clair ?</text:span></text:span></text:p>
      <text:p text:style-name="P266"><text:span text:style-name="Police_20_par_20_défaut"><text:span text:style-name="T153"/></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3">Rolala…</text:span></text:span></text:p>
      <text:p text:style-name="P267"><text:span text:style-name="Police_20_par_20_défaut"><text:span text:style-name="T153"/></text:span></text:p>
      <text:p text:style-name="P267"><text:span text:style-name="Police_20_par_20_défaut"><text:span text:style-name="T153">Bravant immédiatement l’interdit posé par Samy, Ivan et Xydoé entrèrent dans l’usine main dans la main, prêt à lutter contre tout danger potentiel.</text:span></text:span></text:p>
      <text:p text:style-name="P267"><text:span text:style-name="Police_20_par_20_défaut"><text:span text:style-name="T153"/></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3">Le plan est simple. On trouve le carburant, on rempli l’Ufiawgun, et on se tire </text:span></text:span><text:span text:style-name="Police_20_par_20_défaut"><text:span text:style-name="T154">discrètement.</text:span></text:span><text:span text:style-name="Police_20_par_20_défaut"><text:span text:style-name="T153"> Compris ?</text:span></text:span></text:p>
      <text:p text:style-name="P267"><text:span text:style-name="Police_20_par_20_défaut"><text:span text:style-name="T153"/></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3">Euh Samy…</text:span></text:span></text:p>
      <text:p text:style-name="P267"><text:span text:style-name="Police_20_par_20_défaut"><text:span text:style-name="T153"/></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3">Quoi encore ?</text:span></text:span></text:p>
      <text:p text:style-name="P267"><text:span text:style-name="Police_20_par_20_défaut"><text:span text:style-name="T153"/></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3">J’ai besoin d’aller aux toilettes et il sont justes là, on peut faire une pause ?</text:span></text:span></text:p>
      <text:p text:style-name="P267"><text:soft-page-break/><text:span text:style-name="Police_20_par_20_défaut"><text:span text:style-name="T153"/></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3">Mais ! Tu me fatigue toi ! </text:span></text:span><text:span text:style-name="Police_20_par_20_défaut"><text:span text:style-name="T154">T’as deux minutes chrono !</text:span></text:span></text:p>
      <text:p text:style-name="P267"><text:span text:style-name="Police_20_par_20_défaut"><text:span text:style-name="T154"/></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4">J’arrive !</text:span></text:span></text:p>
      <text:p text:style-name="P268"><text:span text:style-name="Police_20_par_20_défaut"><text:span text:style-name="T154"/></text:span></text:p>
      <text:p text:style-name="P268"><text:span text:style-name="Police_20_par_20_défaut"><text:span text:style-name="T154">Ivan se précipita dans les toilettes, sans s’apercevoir qu’il était dans les toilettes des filles. Tendis qu’il urinait, il reçu de nouveau une nude de sa correspondante secrète. Il la regarda longuement, jusqu’à ce qu’un détail percuta son esprit. La photo était prise dans des toilettes, et en regardant bien, Ivan discerna sa chaussure sous la cloison voisine.</text:span></text:span></text:p>
      <text:p text:style-name="P268"><text:span text:style-name="Police_20_par_20_défaut"><text:span text:style-name="T154"/></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4">Oh p…</text:span></text:span></text:p>
      <text:p text:style-name="P268"><text:span text:style-name="Police_20_par_20_défaut"><text:span text:style-name="T154"/></text:span></text:p>
      <text:p text:style-name="P268"><text:span text:style-name="Police_20_par_20_défaut"><text:span text:style-name="T154">Il sortie rapidement de sa cabine, et enfonça la porte voisine d’un coup de pied. Il tomba nez à nez avec sa correspondante, nue, accroupie sur ses toilettes.</text:span></text:span></text:p>
      <text:p text:style-name="P268"><text:span text:style-name="Police_20_par_20_défaut"><text:span text:style-name="T154"/></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4">Ça, c’est parfait…</text:span></text:span></text:p>
      <text:p text:style-name="P268"><text:span text:style-name="Police_20_par_20_défaut"><text:span text:style-name="T154"/></text:span></text:p>
      <text:p text:style-name="P268"><text:span text:style-name="Police_20_par_20_défaut"><text:span text:style-name="T154">Samy, toujours aussi nerveux, fut soulagé de voir Ivan revenir, mais il constata encore une fois qu’il allait y avoir des questions à se poser.</text:span></text:span></text:p>
      <text:p text:style-name="P268"><text:span text:style-name="Police_20_par_20_défaut"><text:span text:style-name="T152"/></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4">Tu m’expliques pourquoi t’a du ligne ?</text:span></text:span></text:p>
      <text:p text:style-name="P268"><text:span text:style-name="Police_20_par_20_défaut"><text:span text:style-name="T154"/></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4">C’est des vêtements pour Xydoé !</text:span></text:span></text:p>
      <text:p text:style-name="P268"><text:span text:style-name="Police_20_par_20_défaut"><text:span text:style-name="T154"/></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4">Et maintenant tu m’explique </text:span></text:span><text:span text:style-name="Police_20_par_20_défaut"><text:span text:style-name="T155">comment tu les as eu ? Parce que je sent comme une grosse connerie arriver là.</text:span></text:span></text:p>
      <text:p text:style-name="P268"><text:span text:style-name="Police_20_par_20_défaut"><text:span text:style-name="T155"/></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5">Oui alors, c’est compliqué, mais en gros je les ai empruntés à une connaissance retrouvée par hasard.</text:span></text:span></text:p>
      <text:p text:style-name="P269"><text:span text:style-name="Police_20_par_20_défaut"><text:span text:style-name="T155"/></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5">Ivan putain… T’es grave. Habille la petite et cassons nous avant que l’hôte original de ces vêtements n’ai l’idée merveilleuse de se plaindre à ses parents !</text:span></text:span></text:p>
      <text:p text:style-name="P269"><text:span text:style-name="Police_20_par_20_défaut"><text:span text:style-name="T155"/></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5">Elle peut pas, t’inquiète pas je l’ai attachée et enfermée !</text:span></text:span></text:p>
      <text:p text:style-name="P269"><text:span text:style-name="Police_20_par_20_défaut"><text:span text:style-name="T155"/></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5">Pardon ?</text:span></text:span></text:p>
      <text:p text:style-name="P269"><text:span text:style-name="Police_20_par_20_défaut"><text:span text:style-name="T155"/></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5">Oui, bon, aller on y va ?</text:span></text:span></text:p>
      <text:p text:style-name="P269"><text:span text:style-name="Police_20_par_20_défaut"><text:span text:style-name="T155"/></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6">Et où est-ce qu’on va précisément ? Parce que j’ai pas la moindre idée d’où est-ce qu’on va trouver notre carburant…</text:span></text:span></text:p>
      <text:p text:style-name="P270"><text:span text:style-name="Police_20_par_20_défaut"><text:span text:style-name="T156"/></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6">J’ai peut être une idée mais tu vas pas aimer…</text:span></text:span></text:p>
      <text:p text:style-name="P270"><text:span text:style-name="Police_20_par_20_défaut"><text:span text:style-name="T156"/></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6">Comme d’habitude avec tes idées oui, mais bon au point où on en </text:span></text:span><text:span text:style-name="Police_20_par_20_défaut"><text:span text:style-name="T158">est</text:span></text:span><text:span text:style-name="Police_20_par_20_défaut"><text:span text:style-name="T156">… Dit toujours.</text:span></text:span></text:p>
      <text:p text:style-name="P270"><text:span text:style-name="Police_20_par_20_défaut"><text:span text:style-name="T156"/></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7">On va voir le PDG, on lui explique la situation, et il nous file le carburant !</text:span></text:span></text:p>
      <text:p text:style-name="P271"><text:span text:style-name="Police_20_par_20_défaut"><text:span text:style-name="T157"/></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7">J’ai jamais entendu un plan aussi stupide, mais j’ai r</text:span></text:span><text:span text:style-name="Police_20_par_20_défaut"><text:span text:style-name="T158">i</text:span></text:span><text:span text:style-name="Police_20_par_20_défaut"><text:span text:style-name="T157">en de mieux.</text:span></text:span></text:p>
      <text:p text:style-name="P271"><text:soft-page-break/><text:span text:style-name="Police_20_par_20_défaut"><text:span text:style-name="T157"/></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7">Au pire s’il refuse on utilisera la force.</text:span></text:span></text:p>
      <text:p text:style-name="P271"><text:span text:style-name="Police_20_par_20_défaut"><text:span text:style-name="T157"/></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7">Bon bah c’est parti.</text:span></text:span></text:p>
      <text:p text:style-name="P271"><text:span text:style-name="Police_20_par_20_défaut"><text:span text:style-name="T157"/></text:span></text:p>
      <text:p text:style-name="P271"><text:span text:style-name="Police_20_par_20_défaut"><text:span text:style-name="T157">Suivant les différentes indications aux murs, le trio finit (après plus d’une heure à errer) par trouver le fameux bureau du PDG de G&amp;T.</text:span></text:span></text:p>
      <text:p text:style-name="P271"><text:span text:style-name="Police_20_par_20_défaut"><text:span text:style-name="T157"/></text:span></text:p>
      <text:p text:style-name="P272"><text:span text:style-name="Police_20_par_20_défaut"><text:span text:style-name="T89">Ivan :</text:span></text:span><text:span text:style-name="Police_20_par_20_défaut"><text:span text:style-name="T16"> </text:span></text:span><text:span text:style-name="Police_20_par_20_défaut"><text:span text:style-name="T157">On toque ?</text:span></text:span></text:p>
      <text:p text:style-name="P271"><text:span text:style-name="Police_20_par_20_défaut"><text:span text:style-name="T157"/></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7">Non, on rentre !</text:span></text:span></text:p>
      <text:p text:style-name="P271"><text:span text:style-name="Police_20_par_20_défaut"><text:span text:style-name="T157"/></text:span></text:p>
      <text:p text:style-name="P271"><text:span text:style-name="Police_20_par_20_défaut"><text:span text:style-name="T157">Samy poussa violemment la porte, qui s’ouvrit dans un fracas, qui fit sursauter Thibault sur sa chaise, remettant rapidement son pantalon, tandis que Guillaume se pris le bureau sur la tête en voulant remonter rapidement.</text:span></text:span></text:p>
      <text:p text:style-name="P271"><text:span text:style-name="Police_20_par_20_défaut"><text:span text:style-name="T157"/></text:span></text:p>
      <text:p text:style-name="P272"><text:span text:style-name="Police_20_par_20_défaut"><text:span text:style-name="T89">Samy :</text:span></text:span><text:span text:style-name="Police_20_par_20_défaut"><text:span text:style-name="T16"> </text:span></text:span><text:span text:style-name="Police_20_par_20_défaut"><text:span text:style-name="T157">Mais ! Vous foutez quoi ici ??</text:span></text:span></text:p>
      <text:p text:style-name="P271"><text:span text:style-name="Police_20_par_20_défaut"><text:span text:style-name="T157"/></text:span></text:p>
      <text:p text:style-name="P271"><text:span text:style-name="Police_20_par_20_défaut"><text:span text:style-name="T178">Thibault :</text:span></text:span><text:span text:style-name="Police_20_par_20_défaut"><text:span text:style-name="T158"> </text:span></text:span><text:span text:style-name="Police_20_par_20_défaut"><text:span text:style-name="T157">C’est un peu à nous de vous poser la question.</text:span></text:span></text:p>
      <text:p text:style-name="P494"><text:span text:style-name="Police_20_par_20_défaut"><text:span text:style-name="T101">Chapitre 1</text:span></text:span><text:span text:style-name="Police_20_par_20_défaut"><text:span text:style-name="T192">7</text:span></text:span><text:span text:style-name="Police_20_par_20_défaut"><text:span text:style-name="T101"> : </text:span></text:span><text:span text:style-name="Police_20_par_20_défaut"><text:span text:style-name="T188">Le voyage continu</text:span></text:span></text:p>
      <text:p text:style-name="P216"><text:span text:style-name="Police_20_par_20_défaut"><text:span text:style-name="T116"/></text:span></text:p>
      <text:p text:style-name="P273"><text:span text:style-name="Police_20_par_20_défaut"><text:span text:style-name="T159">Thibault, frustré d’avoir mi prématurément fin à une fellation de qualité, se releva et tenta de conserver sa dignité.</text:span></text:span></text:p>
      <text:p text:style-name="P273"><text:span text:style-name="Police_20_par_20_défaut"><text:span text:style-name="T159"/></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59">Je suis Thibault, co fondateur de G&amp;T, et voici Guillaume, fondateur de G&amp;T. Que pouvons nous faire pour vous ?</text:span></text:span></text:p>
      <text:p text:style-name="P273"><text:span text:style-name="Police_20_par_20_défaut"><text:span text:style-name="T159"/></text:span></text:p>
      <text:p text:style-name="P279"><text:span text:style-name="Police_20_par_20_défaut"><text:span text:style-name="T89">Samy :</text:span></text:span><text:span text:style-name="Police_20_par_20_défaut"><text:span text:style-name="T16"> </text:span></text:span><text:span text:style-name="Police_20_par_20_défaut"><text:span text:style-name="T159">Déjà les gars arrêtez de vous donner de grands aires, c’est ridicule.</text:span></text:span><text:span text:style-name="Police_20_par_20_défaut"><text:span text:style-name="T160"> Ensuite, on a besoin de votre aide, Matéo est de retour et nous…</text:span></text:span></text:p>
      <text:p text:style-name="P273"><text:span text:style-name="Police_20_par_20_défaut"><text:span text:style-name="T160"/></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0">C’est non. On ne retournera pas vous suivre dans vos stupides aventures qui se terminent en massacre. Faut évoluer les gars ! C’est fini le lycée ! Fini la S.I. ! Tournez la page, faites quelque chose de vos vie parce que là, vous me faite pitié franchement.</text:span></text:span></text:p>
      <text:p text:style-name="P274"><text:span text:style-name="Police_20_par_20_défaut"><text:span text:style-name="T160"/></text:span></text:p>
      <text:p text:style-name="P278"><text:span text:style-name="Police_20_par_20_défaut"><text:span text:style-name="T89">Ivan :</text:span></text:span><text:span text:style-name="Police_20_par_20_défaut"><text:span text:style-name="T16"> </text:span></text:span><text:span text:style-name="Police_20_par_20_défaut"><text:span text:style-name="T160">Mais y a Léopold qui…</text:span></text:span></text:p>
      <text:p text:style-name="P274"><text:span text:style-name="Police_20_par_20_défaut"><text:span text:style-name="T160"/></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0">Allez voir la police, il arrêterons Matéo, point. Je pense que vous vous accrochez à des objectifs aussi abstrait parce que vous refusez de voir la vérité en face : C’est terminé tout ça, et vous n’avez rien pu en tirer. c’est vraiment la vie que vous voulez ? Vous allez cavaler pendant combien de temps encore, avant de vous rendre compte qu’il n’y a rien au bout ? Quand je vous vois, je vois deux chiens courir après des voitures en aboyants. Grandissez les mecs, il serait temps.</text:span></text:span></text:p>
      <text:p text:style-name="P274"><text:span text:style-name="Police_20_par_20_défaut"><text:span text:style-name="T160"/></text:span></text:p>
      <text:p text:style-name="P279"><text:span text:style-name="Police_20_par_20_défaut"><text:span text:style-name="T89">Samy :</text:span></text:span><text:span text:style-name="Police_20_par_20_défaut"><text:span text:style-name="T16"> </text:span></text:span><text:span text:style-name="Police_20_par_20_défaut"><text:span text:style-name="T160">Bah je… Enfin…</text:span></text:span></text:p>
      <text:p text:style-name="P274"><text:span text:style-name="Police_20_par_20_défaut"><text:span text:style-name="T160"/></text:span></text:p>
      <text:p text:style-name="P278"><text:span text:style-name="Police_20_par_20_défaut"><text:span text:style-name="T89">Ivan :</text:span></text:span><text:span text:style-name="Police_20_par_20_défaut"><text:span text:style-name="T16"> </text:span></text:span><text:span text:style-name="Police_20_par_20_défaut"><text:span text:style-name="T160">Oui on… C’est que…</text:span></text:span></text:p>
      <text:p text:style-name="P274"><text:span text:style-name="Police_20_par_20_défaut"><text:span text:style-name="T160"/></text:span></text:p>
      <text:p text:style-name="P279"><text:span text:style-name="Police_20_par_20_défaut1"><text:span text:style-name="T177">Xydoé :</text:span></text:span><text:span text:style-name="Police_20_par_20_défaut1"><text:span text:style-name="T141"> </text:span></text:span><text:span text:style-name="Police_20_par_20_défaut"><text:span text:style-name="T161">S’il vous </text:span></text:span><text:span text:style-name="Police_20_par_20_défaut"><text:span text:style-name="T162">plaît</text:span></text:span><text:span text:style-name="Police_20_par_20_défaut"><text:span text:style-name="T161">… Aidez nous…</text:span></text:span></text:p>
      <text:p text:style-name="P275"><text:span text:style-name="Police_20_par_20_défaut"><text:span text:style-name="T161"/></text:span></text:p>
      <text:p text:style-name="P275"><text:span text:style-name="Police_20_par_20_défaut"><text:span text:style-name="T179">Guillaume :</text:span></text:span><text:span text:style-name="Police_20_par_20_défaut"><text:span text:style-name="T166"> </text:span></text:span><text:span text:style-name="Police_20_par_20_défaut"><text:span text:style-name="T161">Oh qu’elle est mignonne !</text:span></text:span></text:p>
      <text:p text:style-name="P275"><text:span text:style-name="Police_20_par_20_défaut"><text:span text:style-name="T161"/></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1">Mais pourquoi elle a les vêtements de Martine ?</text:span></text:span></text:p>
      <text:p text:style-name="P275"><text:span text:style-name="Police_20_par_20_défaut"><text:span text:style-name="T161"/></text:span></text:p>
      <text:p text:style-name="P279"><text:span text:style-name="Police_20_par_20_défaut"><text:span text:style-name="T179">Guillaume :</text:span></text:span><text:span text:style-name="Police_20_par_20_défaut"><text:span text:style-name="T166"> </text:span></text:span><text:span text:style-name="Police_20_par_20_défaut"><text:span text:style-name="T161">Tiens c’est vrai ça !</text:span></text:span></text:p>
      <text:p text:style-name="P275"><text:span text:style-name="Police_20_par_20_défaut"><text:span text:style-name="T161"/></text:span></text:p>
      <text:p text:style-name="P279"><text:span text:style-name="Police_20_par_20_défaut"><text:span text:style-name="T89">Samy :</text:span></text:span><text:span text:style-name="Police_20_par_20_défaut"><text:span text:style-name="T16"> </text:span></text:span><text:span text:style-name="Police_20_par_20_défaut"><text:span text:style-name="T161">Martine ?</text:span></text:span></text:p>
      <text:p text:style-name="P275"><text:span text:style-name="Police_20_par_20_défaut"><text:span text:style-name="T161"/></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1">Notre fille oui, elle a les mêmes vêtements.</text:span></text:span></text:p>
      <text:p text:style-name="P275"><text:span text:style-name="Police_20_par_20_défaut"><text:span text:style-name="T161"/></text:span></text:p>
      <text:p text:style-name="P278"><text:span text:style-name="Police_20_par_20_défaut"><text:span text:style-name="T89">Ivan :</text:span></text:span><text:span text:style-name="Police_20_par_20_défaut"><text:span text:style-name="T16"> </text:span></text:span><text:span text:style-name="Police_20_par_20_défaut"><text:span text:style-name="T184">C’est une belle salope votre fille...</text:span></text:span></text:p>
      <text:p text:style-name="P275"><text:span text:style-name="Police_20_par_20_défaut"><text:span text:style-name="T161"/></text:span></text:p>
      <text:p text:style-name="P279"><text:span text:style-name="Police_20_par_20_défaut"><text:span text:style-name="T89">Samy :</text:span></text:span><text:span text:style-name="Police_20_par_20_défaut"><text:span text:style-name="T16"> </text:span></text:span><text:span text:style-name="Police_20_par_20_défaut"><text:span text:style-name="T161">Eh bien c’est que… Vous euh.. Vous avez de bons goûts vestimentaires !</text:span></text:span></text:p>
      <text:p text:style-name="P275"><text:span text:style-name="Police_20_par_20_défaut"><text:span text:style-name="T161"/></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1">Ça c’est bien vrai.</text:span></text:span></text:p>
      <text:p text:style-name="P275"><text:span text:style-name="Police_20_par_20_défaut"><text:span text:style-name="T161"/></text:span></text:p>
      <text:p text:style-name="P279"><text:span text:style-name="Police_20_par_20_défaut"><text:span text:style-name="T179">Guillaume :</text:span></text:span><text:span text:style-name="Police_20_par_20_défaut"><text:span text:style-name="T166"> </text:span></text:span><text:span text:style-name="Police_20_par_20_défaut"><text:span text:style-name="T161">Tiboul</text:span></text:span><text:span text:style-name="Police_20_par_20_défaut"><text:span text:style-name="T163">e</text:span></text:span><text:span text:style-name="Police_20_par_20_défaut"><text:span text:style-name="T161">...</text:span></text:span></text:p>
      <text:p text:style-name="P275"><text:span text:style-name="Police_20_par_20_défaut"><text:span text:style-name="T161"/></text:span></text:p>
      <text:p text:style-name="P279"><text:soft-page-break/><text:span text:style-name="Police_20_par_20_défaut"><text:span text:style-name="T178">Thibault :</text:span></text:span><text:span text:style-name="Police_20_par_20_défaut"><text:span text:style-name="T158"> </text:span></text:span><text:span text:style-name="Police_20_par_20_défaut"><text:span text:style-name="T161">Oui mon sucre ?</text:span></text:span></text:p>
      <text:p text:style-name="P275"><text:span text:style-name="Police_20_par_20_défaut"><text:span text:style-name="T161"/></text:span></text:p>
      <text:p text:style-name="P279"><text:span text:style-name="Police_20_par_20_défaut"><text:span text:style-name="T179">Guillaume :</text:span></text:span><text:span text:style-name="Police_20_par_20_défaut"><text:span text:style-name="T166"> </text:span></text:span><text:span text:style-name="Police_20_par_20_défaut"><text:span text:style-name="T161">On ne peux pas laisser une petite fille aussi mignonne en danger…</text:span></text:span></text:p>
      <text:p text:style-name="P275"><text:span text:style-name="Police_20_par_20_défaut"><text:span text:style-name="T161"/></text:span></text:p>
      <text:p text:style-name="P278"><text:span text:style-name="Police_20_par_20_défaut"><text:span text:style-name="T89">Ivan :</text:span></text:span><text:span text:style-name="Police_20_par_20_défaut"><text:span text:style-name="T16"> </text:span></text:span><text:span text:style-name="Police_20_par_20_défaut"><text:span text:style-name="T161">Il a raison !</text:span></text:span></text:p>
      <text:p text:style-name="P275"><text:span text:style-name="Police_20_par_20_défaut"><text:span text:style-name="T161"/></text:span></text:p>
      <text:p text:style-name="P279"><text:span text:style-name="Police_20_par_20_défaut"><text:span text:style-name="T89">Samy :</text:span></text:span><text:span text:style-name="Police_20_par_20_défaut"><text:span text:style-name="T16"> </text:span></text:span><text:span text:style-name="Police_20_par_20_défaut"><text:span text:style-name="T161">En plus on a même pas besoin que vous veniez, on veux juste </text:span></text:span><text:span text:style-name="Police_20_par_20_défaut"><text:span text:style-name="T163">du carburant pour remettre ce machin en état de marche !</text:span></text:span></text:p>
      <text:p text:style-name="P275"><text:span text:style-name="Police_20_par_20_défaut"><text:span text:style-name="T163"/></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3">Du carburant ? Mais c’est une usine pharmaceutique ici…</text:span></text:span></text:p>
      <text:p text:style-name="P276"><text:span text:style-name="Police_20_par_20_défaut"><text:span text:style-name="T163"/></text:span></text:p>
      <text:p text:style-name="P279"><text:span text:style-name="Police_20_par_20_défaut"><text:span text:style-name="T179">Guillaume :</text:span></text:span><text:span text:style-name="Police_20_par_20_défaut"><text:span text:style-name="T166"> </text:span></text:span><text:span text:style-name="Police_20_par_20_défaut"><text:span text:style-name="T163">On fait des médicaments…</text:span></text:span></text:p>
      <text:p text:style-name="P276"><text:span text:style-name="Police_20_par_20_défaut"><text:span text:style-name="T163"/></text:span></text:p>
      <text:p text:style-name="P279"><text:span text:style-name="Police_20_par_20_défaut"><text:span text:style-name="T89">Samy :</text:span></text:span><text:span text:style-name="Police_20_par_20_défaut"><text:span text:style-name="T16"> </text:span></text:span><text:span text:style-name="Police_20_par_20_défaut"><text:span text:style-name="T164">Alors pourquoi c’est votre enseigne qui est mentionné sur le réservoir ?</text:span></text:span></text:p>
      <text:p text:style-name="P276"><text:span text:style-name="Police_20_par_20_défaut"><text:span text:style-name="T164"/></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4">Faites moi voir ça… Ah !</text:span></text:span></text:p>
      <text:p text:style-name="P276"><text:span text:style-name="Police_20_par_20_défaut"><text:span text:style-name="T164"/></text:span></text:p>
      <text:p text:style-name="P278"><text:span text:style-name="Police_20_par_20_défaut"><text:span text:style-name="T89">Ivan :</text:span></text:span><text:span text:style-name="Police_20_par_20_défaut"><text:span text:style-name="T16"> </text:span></text:span><text:span text:style-name="Police_20_par_20_défaut"><text:span text:style-name="T164">Quoi ?</text:span></text:span></text:p>
      <text:p text:style-name="P276"><text:span text:style-name="Police_20_par_20_défaut"><text:span text:style-name="T164"/></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4">Il vous faut du lithium, suivez moi.</text:span></text:span></text:p>
      <text:p text:style-name="P276"><text:span text:style-name="Police_20_par_20_défaut"><text:span text:style-name="T164"/></text:span></text:p>
      <text:p text:style-name="P276"><text:span text:style-name="Police_20_par_20_défaut"><text:span text:style-name="T164">Après un long trajets qui les emmenèrent sous terre, ils se retrouvèrent face à d’énormes cuves recouvertes d’un tas d’indications de dangers.</text:span></text:span></text:p>
      <text:p text:style-name="P276"><text:span text:style-name="Police_20_par_20_défaut"><text:span text:style-name="T164"/></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4">Donnez moi le réservoir de votre machin, je vais le remplir.</text:span></text:span></text:p>
      <text:p text:style-name="P276"><text:span text:style-name="Police_20_par_20_défaut"><text:span text:style-name="T164"/></text:span></text:p>
      <text:p text:style-name="P276"><text:span text:style-name="Police_20_par_20_défaut"><text:span text:style-name="T164">Thibault monta dans la cabine d’une sorte de mini grue, qui plongea le réservoir du Ufiawgun dans la cuve, avant de le redescendre.</text:span></text:span></text:p>
      <text:p text:style-name="P276"><text:span text:style-name="Police_20_par_20_défaut"><text:span text:style-name="T164"/></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4">Et voilà ! </text:span></text:span></text:p>
      <text:p text:style-name="P276"><text:span text:style-name="Police_20_par_20_défaut"><text:span text:style-name="T164"/></text:span></text:p>
      <text:p text:style-name="P279"><text:span text:style-name="Police_20_par_20_défaut"><text:span text:style-name="T89">Samy :</text:span></text:span><text:span text:style-name="Police_20_par_20_défaut"><text:span text:style-name="T16"> </text:span></text:span><text:span text:style-name="Police_20_par_20_défaut"><text:span text:style-name="T164">Super ! Merci pour le coup de main les gars !</text:span></text:span></text:p>
      <text:p text:style-name="P276"><text:span text:style-name="Police_20_par_20_défaut"><text:span text:style-name="T164"/></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4">Y a pas de quoi, m’enfin réfléchissez à ce que je vous ai dit… Le monde change, ne vous faites pas d’idées.</text:span></text:span></text:p>
      <text:p text:style-name="P276"><text:span text:style-name="Police_20_par_20_défaut"><text:span text:style-name="T164"/></text:span></text:p>
      <text:p text:style-name="P278"><text:span text:style-name="Police_20_par_20_défaut"><text:span text:style-name="T89">Ivan :</text:span></text:span><text:span text:style-name="Police_20_par_20_défaut"><text:span text:style-name="T16"> </text:span></text:span><text:span text:style-name="Police_20_par_20_défaut"><text:span text:style-name="T165">Vous non plus ne vous faites pas d’idées. Vous venez avec nous.</text:span></text:span></text:p>
      <text:p text:style-name="P277"><text:span text:style-name="Police_20_par_20_défaut"><text:span text:style-name="T165"/></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5">Q.. Quoi ??</text:span></text:span></text:p>
      <text:p text:style-name="P277"><text:span text:style-name="Police_20_par_20_défaut"><text:span text:style-name="T165"/></text:span></text:p>
      <text:p text:style-name="P279"><text:span text:style-name="Police_20_par_20_défaut"><text:span text:style-name="T89">Samy :</text:span></text:span><text:span text:style-name="Police_20_par_20_défaut"><text:span text:style-name="T16"> </text:span></text:span><text:span text:style-name="Police_20_par_20_défaut"><text:span text:style-name="T165">Dépêchez vous on a pas la semaine !</text:span></text:span></text:p>
      <text:p text:style-name="P277"><text:span text:style-name="Police_20_par_20_défaut"><text:span text:style-name="T165"/></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5">Samy… On avait un accord !</text:span></text:span></text:p>
      <text:p text:style-name="P277"><text:span text:style-name="Police_20_par_20_défaut"><text:span text:style-name="T165"/></text:span></text:p>
      <text:p text:style-name="P279"><text:span text:style-name="Police_20_par_20_défaut"><text:span text:style-name="T89">Ivan :</text:span></text:span><text:span text:style-name="Police_20_par_20_défaut"><text:span text:style-name="T16"> </text:span></text:span><text:span text:style-name="Police_20_par_20_défaut"><text:span text:style-name="T165">Ouais, bah moi j’ai rien promis. Magnez vous ou je me sert du Ufiawgun pour vous changer en coussin, ou je ne sais quoi d’autre !</text:span></text:span></text:p>
      <text:p text:style-name="P277"><text:span text:style-name="Police_20_par_20_défaut"><text:span text:style-name="T165"/></text:span></text:p>
      <text:p text:style-name="P279"><text:span text:style-name="Police_20_par_20_défaut"><text:span text:style-name="T179">Guillaume :</text:span></text:span><text:span text:style-name="Police_20_par_20_défaut"><text:span text:style-name="T166"> </text:span></text:span><text:span text:style-name="Police_20_par_20_défaut"><text:span text:style-name="T165">C’est un scandale !</text:span></text:span></text:p>
      <text:p text:style-name="P277"><text:span text:style-name="Police_20_par_20_défaut"><text:span text:style-name="T165"/></text:span></text:p>
      <text:p text:style-name="P279"><text:soft-page-break/><text:span text:style-name="Police_20_par_20_défaut"><text:span text:style-name="T89">Ivan :</text:span></text:span><text:span text:style-name="Police_20_par_20_défaut"><text:span text:style-name="T16"> </text:span></text:span><text:span text:style-name="Police_20_par_20_défaut"><text:span text:style-name="T165">Tu veux que je t’en montre un de scandale ? Ta fille est une salope qui mouille lorsqu’elle fait bander des adultes !</text:span></text:span></text:p>
      <text:p text:style-name="P277"><text:span text:style-name="Police_20_par_20_défaut"><text:span text:style-name="T165"/></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5">C’est quoi cette histoire ?!</text:span></text:span></text:p>
      <text:p text:style-name="P277"><text:span text:style-name="Police_20_par_20_défaut"><text:span text:style-name="T165"/></text:span></text:p>
      <text:p text:style-name="P279"><text:span text:style-name="Police_20_par_20_défaut"><text:span text:style-name="T89">Ivan :</text:span></text:span><text:span text:style-name="Police_20_par_20_défaut"><text:span text:style-name="T16"> </text:span></text:span><text:span text:style-name="Police_20_par_20_défaut"><text:span text:style-name="T165">J’ai les photos si tu veux, mais je te préviens, on y voit pas que son visage si tu vois ce que je v…</text:span></text:span></text:p>
      <text:p text:style-name="P277"><text:span text:style-name="Police_20_par_20_défaut"><text:span text:style-name="T165"/></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5">Stop ! Pas un mot de plus. On va vous suivre, mais sachez que vous êtes pitoyables.</text:span></text:span></text:p>
      <text:p text:style-name="P277"><text:span text:style-name="Police_20_par_20_défaut"><text:span text:style-name="T165"/></text:span></text:p>
      <text:p text:style-name="P279"><text:span text:style-name="Police_20_par_20_défaut"><text:span text:style-name="T179">Guillaume :</text:span></text:span><text:span text:style-name="Police_20_par_20_défaut"><text:span text:style-name="T166"> </text:span></text:span><text:span text:style-name="Police_20_par_20_défaut"><text:span text:style-name="T165">Et Martine ?</text:span></text:span></text:p>
      <text:p text:style-name="P277"><text:span text:style-name="Police_20_par_20_défaut"><text:span text:style-name="T165"/></text:span></text:p>
      <text:p text:style-name="P279"><text:span text:style-name="Police_20_par_20_défaut"><text:span text:style-name="T178">Thibault :</text:span></text:span><text:span text:style-name="Police_20_par_20_défaut"><text:span text:style-name="T158"> </text:span></text:span><text:span text:style-name="Police_20_par_20_défaut"><text:span text:style-name="T165">Qu’elle aille se faire foutre cette traînée.</text:span></text:span></text:p>
      <text:p text:style-name="P277"><text:span text:style-name="Police_20_par_20_défaut"><text:span text:style-name="T165"/></text:span></text:p>
      <text:p text:style-name="P279"><text:span text:style-name="Police_20_par_20_défaut"><text:span text:style-name="T179">Guillaume :</text:span></text:span><text:span text:style-name="Police_20_par_20_défaut"><text:span text:style-name="T166"> </text:span></text:span><text:span text:style-name="Police_20_par_20_défaut"><text:span text:style-name="T165">Je vais lui chier sur le visage avant de partir alors, comme ça j’aurais exprimé mon mécontentement à l’égard de son comportement.</text:span></text:span></text:p>
      <text:p text:style-name="P277"><text:span text:style-name="Police_20_par_20_défaut"><text:span text:style-name="T165"/></text:span></text:p>
      <text:p text:style-name="P279"><text:span text:style-name="Police_20_par_20_défaut"><text:span text:style-name="T89">Samy :</text:span></text:span><text:span text:style-name="Police_20_par_20_défaut"><text:span text:style-name="T16"> </text:span></text:span><text:span text:style-name="Police_20_par_20_défaut"><text:span text:style-name="T165">Aller </text:span></text:span><text:span text:style-name="Police_20_par_20_défaut"><text:span text:style-name="T166">hop hop hop</text:span></text:span><text:span text:style-name="Police_20_par_20_défaut"><text:span text:style-name="T165">, tout le monde en voiture. On a Léopold à sauver, et Matéo à détruire alors on se magne !</text:span></text:span></text:p>
      <text:p text:style-name="P494"><text:span text:style-name="Police_20_par_20_défaut"><text:span text:style-name="T101">Chapitre 1</text:span></text:span><text:span text:style-name="Police_20_par_20_défaut"><text:span text:style-name="T192">8</text:span></text:span><text:span text:style-name="Police_20_par_20_défaut"><text:span text:style-name="T101"> : </text:span></text:span><text:span text:style-name="Police_20_par_20_défaut"><text:span text:style-name="T189">3</text:span></text:span><text:span text:style-name="Police_20_par_20_défaut"><text:span text:style-name="T203">ème</text:span></text:span><text:span text:style-name="Police_20_par_20_défaut"><text:span text:style-name="T205"> Guerre Mondiale</text:span></text:span></text:p>
      <text:p text:style-name="P216"><text:span text:style-name="Police_20_par_20_défaut"><text:span text:style-name="T117"/></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67">Samy, je pense à un truc..</text:span></text:span></text:p>
      <text:p text:style-name="P280"><text:span text:style-name="Police_20_par_20_défaut"><text:span text:style-name="T167"/></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67">Quoi ?</text:span></text:span></text:p>
      <text:p text:style-name="P280"><text:span text:style-name="Police_20_par_20_défaut"><text:span text:style-name="T167"/></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67">On a pas de véhicule…</text:span></text:span></text:p>
      <text:p text:style-name="P280"><text:span text:style-name="Police_20_par_20_défaut"><text:span text:style-name="T167"/></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67">Mais riches comme ils sont, nos deux amis doivent bien avoir une limousine cachée quelque part non ?</text:span></text:span></text:p>
      <text:p text:style-name="P280"><text:span text:style-name="Police_20_par_20_défaut"><text:span text:style-name="T167"/></text:span></text:p>
      <text:p text:style-name="P288"><text:span text:style-name="Police_20_par_20_défaut"><text:span text:style-name="T179">Guillaume :</text:span></text:span><text:span text:style-name="Police_20_par_20_défaut"><text:span text:style-name="T166"> </text:span></text:span><text:span text:style-name="Police_20_par_20_défaut"><text:span text:style-name="T167">C’est pas vrai… Elle est pas cachée !</text:span></text:span></text:p>
      <text:p text:style-name="P280"><text:span text:style-name="Police_20_par_20_défaut"><text:span text:style-name="T167"/></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67">Alors tous le monde à la S.I.mobile !</text:span></text:span></text:p>
      <text:p text:style-name="P280"><text:span text:style-name="Police_20_par_20_défaut"><text:span text:style-name="T167"/></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67">C’est naze comme nom.</text:span></text:span></text:p>
      <text:p text:style-name="P280"><text:span text:style-name="Police_20_par_20_défaut"><text:span text:style-name="T167"/></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68">Oui bah j’ai tenté une impro…</text:span></text:span></text:p>
      <text:p text:style-name="P281"><text:span text:style-name="Police_20_par_20_défaut"><text:span text:style-name="T168"/></text:span></text:p>
      <text:p text:style-name="P288"><text:span text:style-name="Police_20_par_20_défaut"><text:span text:style-name="T178">Thibault :</text:span></text:span><text:span text:style-name="Police_20_par_20_défaut"><text:span text:style-name="T158"> </text:span></text:span><text:span text:style-name="Police_20_par_20_défaut"><text:span text:style-name="T168">Et on va où exactement ?</text:span></text:span></text:p>
      <text:p text:style-name="P281"><text:span text:style-name="Police_20_par_20_défaut"><text:span text:style-name="T168"/></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68">À Courtevroust, un bled à la con où c’est « caché » Matéo et sa bande de bras cassés.</text:span></text:span></text:p>
      <text:p text:style-name="P281"><text:span text:style-name="Police_20_par_20_défaut"><text:span text:style-name="T168"/></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69">Je peux conduire ?</text:span></text:span></text:p>
      <text:p text:style-name="P282"><text:span text:style-name="Police_20_par_20_défaut"><text:span text:style-name="T169"/></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69">Hors</text:span></text:span></text:p>
      <text:p text:style-name="P282"><text:span text:style-name="Police_20_par_20_défaut"><text:span text:style-name="T169"/></text:span></text:p>
      <text:p text:style-name="P288"><text:span text:style-name="Police_20_par_20_défaut"><text:span text:style-name="T179">Guillaume :</text:span></text:span><text:span text:style-name="Police_20_par_20_défaut"><text:span text:style-name="T166"> </text:span></text:span><text:span text:style-name="Police_20_par_20_défaut"><text:span text:style-name="T169">De</text:span></text:span></text:p>
      <text:p text:style-name="P282"><text:span text:style-name="Police_20_par_20_défaut"><text:span text:style-name="T169"/></text:span></text:p>
      <text:p text:style-name="P288"><text:span text:style-name="Police_20_par_20_défaut"><text:span text:style-name="T178">Thibault :</text:span></text:span><text:span text:style-name="Police_20_par_20_défaut"><text:span text:style-name="T158"> </text:span></text:span><text:span text:style-name="Police_20_par_20_défaut"><text:span text:style-name="T169">Question</text:span></text:span></text:p>
      <text:p text:style-name="P282"><text:span text:style-name="Police_20_par_20_défaut"><text:span text:style-name="T169"/></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69">Ça va j’ai compris…</text:span></text:span></text:p>
      <text:p text:style-name="P282"><text:span text:style-name="Police_20_par_20_défaut"><text:span text:style-name="T169"/></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0">Tout le monde est bien attaché ?</text:span></text:span></text:p>
      <text:p text:style-name="P283"><text:span text:style-name="Police_20_par_20_défaut"><text:span text:style-name="T170"/></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70">Eux je sais pas, mais Martine…</text:span></text:span></text:p>
      <text:p text:style-name="P283"><text:span text:style-name="Police_20_par_20_défaut"><text:span text:style-name="T170"/></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0">Ferme là toi. Aller, on décolle.</text:span></text:span></text:p>
      <text:p text:style-name="P283"><text:span text:style-name="Police_20_par_20_défaut"><text:span text:style-name="T170"/></text:span></text:p>
      <text:p text:style-name="P283"><text:span text:style-name="Police_20_par_20_défaut"><text:span text:style-name="T170">À peine furent-ils engagés sur l’A10, que le ciel s’assombrit brusquement, comme pour annoncer une mauvaise nouvelle. Très vite, la pluie commença à tomber, suivit de violent orages.</text:span></text:span></text:p>
      <text:p text:style-name="P283"><text:span text:style-name="Police_20_par_20_défaut"><text:span text:style-name="T170"/></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1">Je le sent mal…</text:span></text:span></text:p>
      <text:p text:style-name="P284"><text:span text:style-name="Police_20_par_20_défaut"><text:span text:style-name="T171"/></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71">Moi aussi ! On avait un meilleur temps en Bretagne.</text:span></text:span></text:p>
      <text:p text:style-name="P284"><text:span text:style-name="Police_20_par_20_défaut"><text:span text:style-name="T171"/></text:span></text:p>
      <text:p text:style-name="P288"><text:soft-page-break/><text:span text:style-name="Police_20_par_20_défaut"><text:span text:style-name="T89">Samy :</text:span></text:span><text:span text:style-name="Police_20_par_20_défaut"><text:span text:style-name="T16"> </text:span></text:span><text:span text:style-name="Police_20_par_20_défaut"><text:span text:style-name="T171">Je pense que ça va au delà de la météorologie là !</text:span></text:span></text:p>
      <text:p text:style-name="P284"><text:span text:style-name="Police_20_par_20_défaut"><text:span text:style-name="T171"/></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71">Ah bon ? Pourquoi ?</text:span></text:span></text:p>
      <text:p text:style-name="P288"><text:span text:style-name="Police_20_par_20_défaut"><text:span text:style-name="T171"/></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1">T’a déjà vu des nuage tourner comme ça ?</text:span></text:span></text:p>
      <text:p text:style-name="P284"><text:span text:style-name="Police_20_par_20_défaut"><text:span text:style-name="T171"/></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71">Oui, dans…</text:span></text:span></text:p>
      <text:p text:style-name="P284"><text:span text:style-name="Police_20_par_20_défaut"><text:span text:style-name="T171"/></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1">Dans la vraie vie Ivan !</text:span></text:span></text:p>
      <text:p text:style-name="P284"><text:span text:style-name="Police_20_par_20_défaut"><text:span text:style-name="T171"/></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71">Ah ! Non.</text:span></text:span></text:p>
      <text:p text:style-name="P284"><text:span text:style-name="Police_20_par_20_défaut"><text:span text:style-name="T171"/></text:span></text:p>
      <text:p text:style-name="P284"><text:span text:style-name="Police_20_par_20_défaut"><text:span text:style-name="T171">En effet, d’épais nuage virant au violet semblait faire des ronds dans le ciel comme dans une peinture de Van Gogh. Pour ajouté à la confusion, des chars d’asseau croisaient régulièrement le chemin Samy, qui devait manœuvrer habilement pour ne pas se faire écraser par l’un d’entre eux. À mi chemin, il faisait si sombre que la route n’était éclairée que par des éclaires verts qui zébraient le ciel.</text:span></text:span></text:p>
      <text:p text:style-name="P284"><text:span text:style-name="Police_20_par_20_défaut"><text:span text:style-name="T171"/></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1">Mais c’est incroyable ça ! On se croirait en pleine apocalypse !</text:span></text:span></text:p>
      <text:p text:style-name="P284"><text:span text:style-name="Police_20_par_20_défaut"><text:span text:style-name="T171"/></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72">Tiens ? Y a un tank à l’arrêt.</text:span></text:span></text:p>
      <text:p text:style-name="P285"><text:span text:style-name="Police_20_par_20_défaut"><text:span text:style-name="T172"/></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2">Je vais lui demander s’il a des infos.</text:span></text:span></text:p>
      <text:p text:style-name="P285"><text:span text:style-name="Police_20_par_20_défaut"><text:span text:style-name="T172"/></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72">Vas-y.</text:span></text:span></text:p>
      <text:p text:style-name="P285"><text:span text:style-name="Police_20_par_20_défaut"><text:span text:style-name="T172"/></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2">Excusez moi ? Vous savez ce qui se passe ?</text:span></text:span></text:p>
      <text:p text:style-name="P285"><text:span text:style-name="Police_20_par_20_défaut"><text:span text:style-name="T172"/></text:span></text:p>
      <text:p text:style-name="P285"><text:span text:style-name="Police_20_par_20_défaut"><text:span text:style-name="T180">Soldat :</text:span></text:span><text:span text:style-name="Police_20_par_20_défaut"><text:span text:style-name="T175"> </text:span></text:span><text:span text:style-name="Police_20_par_20_défaut"><text:span text:style-name="T172">Vous avez pas les infos ? Coup d’État en Espagne, et le nouveau roi c’est allié avec le Portugal pour annexer la France. Et moi je suis en panne alors que mes camarades sont en train de se battre vaillamment et…</text:span></text:span></text:p>
      <text:p text:style-name="P285"><text:span text:style-name="Police_20_par_20_défaut"><text:span text:style-name="T172"/></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2">Oui super on s’en fou, mais le roi là…</text:span></text:span></text:p>
      <text:p text:style-name="P285"><text:span text:style-name="Police_20_par_20_défaut"><text:span text:style-name="T172"/></text:span></text:p>
      <text:p text:style-name="P289"><text:span text:style-name="Police_20_par_20_défaut"><text:span text:style-name="T180">Soldat :</text:span></text:span><text:span text:style-name="Police_20_par_20_défaut"><text:span text:style-name="T175"> </text:span></text:span><text:span text:style-name="Police_20_par_20_défaut"><text:span text:style-name="T172">Il se fait appeler Rey Peña Muñoz</text:span></text:span></text:p>
      <text:p text:style-name="P285"><text:span text:style-name="Police_20_par_20_défaut"><text:span text:style-name="T172"/></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2">Oui bah le Rey il a le pouvoir de la foudre ? Sérieux c’est quoi ce temps ?</text:span></text:span></text:p>
      <text:p text:style-name="P285"><text:span text:style-name="Police_20_par_20_défaut"><text:span text:style-name="T172"/></text:span></text:p>
      <text:p text:style-name="P289"><text:span text:style-name="Police_20_par_20_défaut"><text:span text:style-name="T180">Soldat :</text:span></text:span><text:span text:style-name="Police_20_par_20_défaut"><text:span text:style-name="T175"> </text:span></text:span><text:span text:style-name="Police_20_par_20_défaut"><text:span text:style-name="T172">Ça j’en sais rien…</text:span></text:span></text:p>
      <text:p text:style-name="P285"><text:span text:style-name="Police_20_par_20_défaut"><text:span text:style-name="T172"/></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2">Bon, bah bonne chance avec votre tank, nous on a la fin du monde à éviter.</text:span></text:span></text:p>
      <text:p text:style-name="P285"><text:span text:style-name="Police_20_par_20_défaut"><text:span text:style-name="T172"/></text:span></text:p>
      <text:p text:style-name="P289"><text:span text:style-name="Police_20_par_20_défaut"><text:span text:style-name="T180">Soldat :</text:span></text:span><text:span text:style-name="Police_20_par_20_défaut"><text:span text:style-name="T175"> </text:span></text:span><text:span text:style-name="Police_20_par_20_défaut"><text:span text:style-name="T172">Mais.. Vous avez eu toutes les infos ?</text:span></text:span></text:p>
      <text:p text:style-name="P285"><text:span text:style-name="Police_20_par_20_défaut"><text:span text:style-name="T172"/></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2">Comment ça ?</text:span></text:span></text:p>
      <text:p text:style-name="P280"><text:span text:style-name="Police_20_par_20_défaut"><text:span text:style-name="T167"/></text:span></text:p>
      <text:p text:style-name="P289"><text:span text:style-name="Police_20_par_20_défaut"><text:span text:style-name="T180">Soldat :</text:span></text:span><text:span text:style-name="Police_20_par_20_défaut"><text:span text:style-name="T175"> </text:span></text:span><text:span text:style-name="Police_20_par_20_défaut"><text:span text:style-name="T172">M. Cahen, le nouveau chancelier allemand, c’est allié à la France après avoir assuré bâtir un empire de mille ans, du coup l’État d’Israël nous a aussi déclaré la guerre…</text:span></text:span></text:p>
      <text:p text:style-name="P285"><text:span text:style-name="Police_20_par_20_défaut"><text:span text:style-name="T172"/></text:span></text:p>
      <text:p text:style-name="P288"><text:soft-page-break/><text:span text:style-name="Police_20_par_20_défaut"><text:span text:style-name="T89">Ivan :</text:span></text:span><text:span text:style-name="Police_20_par_20_défaut"><text:span text:style-name="T16"> </text:span></text:span><text:span text:style-name="Police_20_par_20_défaut"><text:span text:style-name="T172">Super… </text:span></text:span></text:p>
      <text:p text:style-name="P285"><text:span text:style-name="Police_20_par_20_défaut"><text:span text:style-name="T172"/></text:span></text:p>
      <text:p text:style-name="P289"><text:span text:style-name="Police_20_par_20_défaut"><text:span text:style-name="T180">Soldat :</text:span></text:span><text:span text:style-name="Police_20_par_20_défaut"><text:span text:style-name="T175"> </text:span></text:span><text:span text:style-name="Police_20_par_20_défaut"><text:span text:style-name="T172">… Sauf que depuis qu’Israël est dirigé par le </text:span></text:span><text:span text:style-name="Police_20_par_20_défaut"><text:span text:style-name="T173">L</text:span></text:span><text:span text:style-name="Police_20_par_20_défaut"><text:span text:style-name="T172">eader suprême </text:span></text:span><text:span text:style-name="Police_20_par_20_défaut"><text:span text:style-name="T173">Igzdé, nous sommes sous la menace d’un feu nucléaire.</text:span></text:span></text:p>
      <text:p text:style-name="P285"><text:span text:style-name="Police_20_par_20_défaut"><text:span text:style-name="T173"/></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73">Ah c’est la merde à ce point ?</text:span></text:span></text:p>
      <text:p text:style-name="P286"><text:span text:style-name="Police_20_par_20_défaut"><text:span text:style-name="T173"/></text:span></text:p>
      <text:p text:style-name="P289"><text:span text:style-name="Police_20_par_20_défaut"><text:span text:style-name="T180">Soldat :</text:span></text:span><text:span text:style-name="Police_20_par_20_défaut"><text:span text:style-name="T175"> </text:span></text:span><text:span text:style-name="Police_20_par_20_défaut"><text:span text:style-name="T173">Non c’est pire, il a annexé tout le moyen orient, et il paraît qu’ils sont en route pour l’Europe.</text:span></text:span></text:p>
      <text:p text:style-name="P286"><text:span text:style-name="Police_20_par_20_défaut"><text:span text:style-name="T173"/></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3">Mais… On a </text:span></text:span><text:span text:style-name="Police_20_par_20_défaut"><text:span text:style-name="T174">raté tout ça en deux jours ??</text:span></text:span></text:p>
      <text:p text:style-name="P286"><text:span text:style-name="Police_20_par_20_défaut"><text:span text:style-name="T174"/></text:span></text:p>
      <text:p text:style-name="P289"><text:span text:style-name="Police_20_par_20_défaut"><text:span text:style-name="T180">Soldat :</text:span></text:span><text:span text:style-name="Police_20_par_20_défaut"><text:span text:style-name="T175"> </text:span></text:span><text:span text:style-name="Police_20_par_20_défaut"><text:span text:style-name="T174">Bah l’international vous savez, ça va vite !</text:span></text:span></text:p>
      <text:p text:style-name="P287"><text:span text:style-name="Police_20_par_20_défaut"><text:span text:style-name="T174"/></text:span></text:p>
      <text:p text:style-name="P288"><text:span text:style-name="Police_20_par_20_défaut"><text:span text:style-name="T89">Samy :</text:span></text:span><text:span text:style-name="Police_20_par_20_défaut"><text:span text:style-name="T16"> </text:span></text:span><text:span text:style-name="Police_20_par_20_défaut"><text:span text:style-name="T174">Bon, cette fois on y fonce abattre Matéo avant qu’il profite de chaos général pour monter un plan foireux.</text:span></text:span></text:p>
      <text:p text:style-name="P287"><text:span text:style-name="Police_20_par_20_défaut"><text:span text:style-name="T174"/></text:span></text:p>
      <text:p text:style-name="P289"><text:span text:style-name="Police_20_par_20_défaut"><text:span text:style-name="T180">Soldat :</text:span></text:span><text:span text:style-name="Police_20_par_20_défaut"><text:span text:style-name="T175"> </text:span></text:span><text:span text:style-name="Police_20_par_20_défaut"><text:span text:style-name="T174">Hein ?</text:span></text:span></text:p>
      <text:p text:style-name="P287"><text:span text:style-name="Police_20_par_20_défaut"><text:span text:style-name="T174"/></text:span></text:p>
      <text:p text:style-name="P288"><text:span text:style-name="Police_20_par_20_défaut"><text:span text:style-name="T89">Ivan :</text:span></text:span><text:span text:style-name="Police_20_par_20_défaut"><text:span text:style-name="T16"> </text:span></text:span><text:span text:style-name="Police_20_par_20_défaut"><text:span text:style-name="T174">Non rien… Au revoir monsieur, et bonne chance !</text:span></text:span></text:p>
      <text:p text:style-name="P494"><text:span text:style-name="Police_20_par_20_défaut"><text:span text:style-name="T101">Chapitre </text:span></text:span><text:span text:style-name="Police_20_par_20_défaut"><text:span text:style-name="T192">19</text:span></text:span><text:span text:style-name="Police_20_par_20_défaut"><text:span text:style-name="T101"> : </text:span></text:span><text:span text:style-name="Police_20_par_20_défaut"><text:span text:style-name="T190">Infiltration ! Mondialisation !</text:span></text:span></text:p>
      <text:p text:style-name="P217"><text:span text:style-name="Police_20_par_20_défaut"><text:span text:style-name="T6"/></text:span></text:p>
      <text:p text:style-name="P290"><text:span text:style-name="Police_20_par_20_défaut"><text:span text:style-name="T33">Finalement, </text:span></text:span><text:span text:style-name="Police_20_par_20_défaut"><text:span text:style-name="T34">la « S.I.mobile » arriva à Courtevroust après un long voyage sous une pluie battante.Le chapiteau, qui paraissait grotesque d’ordinaire, prenait des allure fantomatique et horrifique sous les nuage mauves aux éclaires verts.</text:span></text:span></text:p>
      <text:p text:style-name="P290"><text:span text:style-name="Police_20_par_20_défaut"><text:span text:style-name="T34"/></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35">Bon, j’ai imaginé un plan, vous me dites ce que vous en pensez. Thibault et Guillaume vous faites diversion et…</text:span></text:span></text:p>
      <text:p text:style-name="P291"><text:span text:style-name="Police_20_par_20_défaut"><text:span text:style-name="T35"/></text:span></text:p>
      <text:p text:style-name="P301"><text:span text:style-name="Police_20_par_20_défaut"><text:span text:style-name="T178">Thibault :</text:span></text:span><text:span text:style-name="Police_20_par_20_défaut"><text:span text:style-name="T158"> </text:span></text:span><text:span text:style-name="Police_20_par_20_défaut"><text:span text:style-name="T35">Non.</text:span></text:span></text:p>
      <text:p text:style-name="P291"><text:span text:style-name="Police_20_par_20_défaut"><text:span text:style-name="T35"/></text:span></text:p>
      <text:p text:style-name="P301"><text:span text:style-name="Police_20_par_20_défaut"><text:span text:style-name="T179">Guillaume :</text:span></text:span><text:span text:style-name="Police_20_par_20_défaut"><text:span text:style-name="T166"> </text:span></text:span><text:span text:style-name="Police_20_par_20_défaut"><text:span text:style-name="T35">C’est mort !</text:span></text:span></text:p>
      <text:p text:style-name="P291"><text:span text:style-name="Police_20_par_20_défaut"><text:span text:style-name="T35"/></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35">Mais écoutez au moins avant de dire non !</text:span></text:span></text:p>
      <text:p text:style-name="P291"><text:span text:style-name="Police_20_par_20_défaut"><text:span text:style-name="T35"/></text:span></text:p>
      <text:p text:style-name="P301"><text:span text:style-name="Police_20_par_20_défaut"><text:span text:style-name="T179">Guillaume :</text:span></text:span><text:span text:style-name="Police_20_par_20_défaut"><text:span text:style-name="T166"> </text:span></text:span><text:span text:style-name="Police_20_par_20_défaut"><text:span text:style-name="T35">On ira clairement pas se mettre en danger pour vous.</text:span></text:span></text:p>
      <text:p text:style-name="P291"><text:span text:style-name="Police_20_par_20_défaut"><text:span text:style-name="T35"/></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35">Dans l’histoire c’est nous qui prenons les risques hein. Donc je disais, vous faites diversion pour détourner l’attention des membres d’Amlaetxhis, et pendant ce temps, Ivan Xydoé et moi on va utiliser le Ufiawgun contre le bloc en mousse. Je n’ai aucune idée de ce qu’il va se passer, j’espère que ça ramènera Léopold. Si ça ne marche pas, on l’échangera au près du Génie contre l’un d’entre nous.</text:span></text:span></text:p>
      <text:p text:style-name="P291"><text:span text:style-name="Police_20_par_20_défaut"><text:span text:style-name="T35"/></text:span></text:p>
      <text:p text:style-name="P301"><text:span text:style-name="Police_20_par_20_défaut"><text:span text:style-name="T89">Ivan :</text:span></text:span><text:span text:style-name="Police_20_par_20_défaut"><text:span text:style-name="T16"> </text:span></text:span><text:span text:style-name="Police_20_par_20_défaut"><text:span text:style-name="T35">Qui ?</text:span></text:span></text:p>
      <text:p text:style-name="P291"><text:span text:style-name="Police_20_par_20_défaut"><text:span text:style-name="T35"/></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35">On verra ça sur le moment.</text:span></text:span></text:p>
      <text:p text:style-name="P291"><text:span text:style-name="Police_20_par_20_défaut"><text:span text:style-name="T35"/></text:span></text:p>
      <text:p text:style-name="P301"><text:span text:style-name="Police_20_par_20_défaut"><text:span text:style-name="T178">Thibault :</text:span></text:span><text:span text:style-name="Police_20_par_20_défaut"><text:span text:style-name="T158"> </text:span></text:span><text:span text:style-name="Police_20_par_20_défaut"><text:span text:style-name="T36">Je sais pas pourquoi mais je sens que ça va foirer…</text:span></text:span></text:p>
      <text:p text:style-name="P292"><text:span text:style-name="Police_20_par_20_défaut"><text:span text:style-name="T36"/></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36">Oui, bah y a pas intérêt parce que nos amis sont enfermés là dedans, donc on se bouge et surtout on positive !</text:span></text:span></text:p>
      <text:p text:style-name="P292"><text:span text:style-name="Police_20_par_20_défaut"><text:span text:style-name="T36"/></text:span></text:p>
      <text:p text:style-name="P292"><text:span text:style-name="Police_20_par_20_défaut"><text:span text:style-name="T36">Samy gara la voiture, et tous en descendirent. Thibault et Guillaume entrèrent par la porte principale, tandis que Xydoé Ivan et Samy contournèrent la tente pour passer par derrière.</text:span></text:span></text:p>
      <text:p text:style-name="P292"><text:span text:style-name="Police_20_par_20_défaut"><text:span text:style-name="T36"/></text:span></text:p>
      <text:p text:style-name="P302"><text:span text:style-name="Police_20_par_20_défaut"><text:span text:style-name="T93">Matéo :</text:span></text:span><text:span text:style-name="Police_20_par_20_défaut"><text:span text:style-name="T47"> </text:span></text:span><text:span text:style-name="Police_20_par_20_défaut"><text:span text:style-name="T37">Tiens tiens tiens… Regardez qui voilà !</text:span></text:span></text:p>
      <text:p text:style-name="P293"><text:span text:style-name="Police_20_par_20_défaut"><text:span text:style-name="T37"/></text:span></text:p>
      <text:p text:style-name="P301"><text:span text:style-name="Police_20_par_20_défaut"><text:span text:style-name="T178">Thibault :</text:span></text:span><text:span text:style-name="Police_20_par_20_défaut"><text:span text:style-name="T158"> </text:span></text:span><text:span text:style-name="Police_20_par_20_défaut"><text:span text:style-name="T37">Salut, on passait dans le coins alors on c’est dit que euh… </text:span></text:span><text:span text:style-name="Police_20_par_20_défaut"><text:span text:style-name="T38">Ça</text:span></text:span><text:span text:style-name="Police_20_par_20_défaut"><text:span text:style-name="T37"> faisait longtemps donc voilà, on voulais vous passer le bonjour !</text:span></text:span></text:p>
      <text:p text:style-name="P293"><text:span text:style-name="Police_20_par_20_défaut"><text:span text:style-name="T37"/></text:span></text:p>
      <text:p text:style-name="P302"><text:span text:style-name="Police_20_par_20_défaut"><text:span text:style-name="T93">Matéo :</text:span></text:span><text:span text:style-name="Police_20_par_20_défaut"><text:span text:style-name="T47"> </text:span></text:span><text:span text:style-name="Police_20_par_20_défaut"><text:span text:style-name="T37">C’est sympa ça. Comme vous pouvez le voir dans le ciel, je suis un peu occupé à préparer mon entré dans l’Histoire ! </text:span></text:span><text:span text:style-name="Police_20_par_20_défaut"><text:span text:style-name="T38">Je d…</text:span></text:span></text:p>
      <text:p text:style-name="P293"><text:span text:style-name="Police_20_par_20_défaut"><text:span text:style-name="T38"/></text:span></text:p>
      <text:p text:style-name="P301"><text:span text:style-name="Police_20_par_20_défaut"><text:span text:style-name="T178">Thibault :</text:span></text:span><text:span text:style-name="Police_20_par_20_défaut"><text:span text:style-name="T158"> </text:span></text:span><text:span text:style-name="Police_20_par_20_défaut"><text:span text:style-name="T38">Oui </text:span></text:span><text:span text:style-name="Police_20_par_20_défaut"><text:span text:style-name="T39">d’accord, mais nous on est loin de tout ça, on voulais juste revoir euh..</text:span></text:span></text:p>
      <text:p text:style-name="P294"><text:span text:style-name="Police_20_par_20_défaut"><text:span text:style-name="T39"/></text:span></text:p>
      <text:p text:style-name="P301"><text:span text:style-name="Police_20_par_20_défaut"><text:span text:style-name="T179">Guillaume :</text:span></text:span><text:span text:style-name="Police_20_par_20_défaut"><text:span text:style-name="T166"> </text:span></text:span><text:span text:style-name="Police_20_par_20_défaut"><text:span text:style-name="T39">Alan, pour lui dire que… euh…</text:span></text:span></text:p>
      <text:p text:style-name="P295"><text:span text:style-name="Police_20_par_20_défaut"><text:span text:style-name="T39"/></text:span></text:p>
      <text:p text:style-name="P301"><text:span text:style-name="Police_20_par_20_défaut"><text:span text:style-name="T178">Thibault :</text:span></text:span><text:span text:style-name="Police_20_par_20_défaut"><text:span text:style-name="T158"> </text:span></text:span><text:span text:style-name="Police_20_par_20_défaut"><text:span text:style-name="T39">Pour lui faire une blague qu’on a trouvés marrante !</text:span></text:span></text:p>
      <text:p text:style-name="P295"><text:soft-page-break/><text:span text:style-name="Police_20_par_20_défaut"><text:span text:style-name="T39"/></text:span></text:p>
      <text:p text:style-name="P295"><text:span text:style-name="Police_20_par_20_défaut"><text:span text:style-name="T39">Matéo eu un haussement de sourcil très dubitatif, mais finit par hausser les épaules.</text:span></text:span></text:p>
      <text:p text:style-name="P295"><text:span text:style-name="Police_20_par_20_défaut"><text:span text:style-name="T39"/></text:span></text:p>
      <text:p text:style-name="P302"><text:span text:style-name="Police_20_par_20_défaut"><text:span text:style-name="T93">Matéo :</text:span></text:span><text:span text:style-name="Police_20_par_20_défaut"><text:span text:style-name="T47"> </text:span></text:span><text:span text:style-name="Police_20_par_20_défaut"><text:span text:style-name="T39">Bah écoutez il est juste là, dans la cage avec les autres.</text:span></text:span></text:p>
      <text:p text:style-name="P295"><text:span text:style-name="Police_20_par_20_défaut"><text:span text:style-name="T39"/></text:span></text:p>
      <text:p text:style-name="P301"><text:span text:style-name="Police_20_par_20_défaut"><text:span text:style-name="T179">Guillaume :</text:span></text:span><text:span text:style-name="Police_20_par_20_défaut"><text:span text:style-name="T166"> </text:span></text:span><text:span text:style-name="Police_20_par_20_défaut"><text:span text:style-name="T39">Et il peut pas sortir ?</text:span></text:span></text:p>
      <text:p text:style-name="P295"><text:span text:style-name="Police_20_par_20_défaut"><text:span text:style-name="T39"/></text:span></text:p>
      <text:p text:style-name="P302"><text:span text:style-name="Police_20_par_20_défaut"><text:span text:style-name="T93">Matéo :</text:span></text:span><text:span text:style-name="Police_20_par_20_défaut"><text:span text:style-name="T47"> </text:span></text:span><text:span text:style-name="Police_20_par_20_défaut"><text:span text:style-name="T39">Non. Nous allons tous pouvoir profiter de votre blague, alors faites vite, j’ai l’Histoire qui m’attend.</text:span></text:span></text:p>
      <text:p text:style-name="P295"><text:span text:style-name="Police_20_par_20_défaut"><text:span text:style-name="T39"/></text:span></text:p>
      <text:p text:style-name="P301"><text:span text:style-name="Police_20_par_20_défaut"><text:span text:style-name="T178">Thibault :</text:span></text:span><text:span text:style-name="Police_20_par_20_défaut"><text:span text:style-name="T158"> </text:span></text:span><text:span text:style-name="Police_20_par_20_défaut"><text:span text:style-name="T39">Euh.. dit Alan, tu sais comment euh… Comment tuer un ours en forêt ?</text:span></text:span></text:p>
      <text:p text:style-name="P295"><text:span text:style-name="Police_20_par_20_défaut"><text:span text:style-name="T39"/></text:span></text:p>
      <text:p text:style-name="P301"><text:span text:style-name="Police_20_par_20_défaut"><text:span text:style-name="T179">Guillaume :</text:span></text:span><text:span text:style-name="Police_20_par_20_défaut"><text:span text:style-name="T166"> </text:span></text:span><text:span text:style-name="Police_20_par_20_défaut"><text:span text:style-name="T110">Je le sent mal…</text:span></text:span></text:p>
      <text:p text:style-name="P501"><text:span text:style-name="Police_20_par_20_défaut"><text:span text:style-name="T39"/></text:span></text:p>
      <text:p text:style-name="P295"><text:span text:style-name="Police_20_par_20_défaut"><text:span text:style-name="T39"/></text:span></text:p>
      <text:p text:style-name="P295"><text:span text:style-name="Police_20_par_20_défaut"><text:span text:style-name="T39">Arrivant le plus discrètement possible à l’arrière du chapiteau, </text:span></text:span><text:span text:style-name="Police_20_par_20_défaut"><text:span text:style-name="T40">Samy et Ivan se glissèrent sous la tante, arrivant dans une salle de stockage. Là, sur un piédestal, trônait le bloc de mousse, renvoyant une lumière verte, dispersant l’obscurité.</text:span></text:span></text:p>
      <text:p text:style-name="P295"><text:span text:style-name="Police_20_par_20_défaut"><text:span text:style-name="T40"/></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40">Il est là !</text:span></text:span></text:p>
      <text:p text:style-name="P296"><text:span text:style-name="Police_20_par_20_défaut"><text:span text:style-name="T40"/></text:span></text:p>
      <text:p text:style-name="P301"><text:span text:style-name="Police_20_par_20_défaut"><text:span text:style-name="T89">Ivan :</text:span></text:span><text:span text:style-name="Police_20_par_20_défaut"><text:span text:style-name="T16"> </text:span></text:span><text:span text:style-name="Police_20_par_20_défaut"><text:span text:style-name="T40">Oui bah j’ai vu.</text:span></text:span></text:p>
      <text:p text:style-name="P296"><text:span text:style-name="Police_20_par_20_défaut"><text:span text:style-name="T40"/></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41">Bon aller, je règle l’Ufiawgun, et normalement Léopold devrait réapparaître sur je tire sur le bloc.</text:span></text:span></text:p>
      <text:p text:style-name="P297"><text:span text:style-name="Police_20_par_20_défaut"><text:span text:style-name="T41"/></text:span></text:p>
      <text:p text:style-name="P301"><text:span text:style-name="Police_20_par_20_défaut"><text:span text:style-name="T89">Ivan :</text:span></text:span><text:span text:style-name="Police_20_par_20_défaut"><text:span text:style-name="T16"> </text:span></text:span><text:span text:style-name="Police_20_par_20_défaut"><text:span text:style-name="T109">Par pitié j’espère que ça va fonctionner…</text:span></text:span></text:p>
      <text:p text:style-name="P298"><text:span text:style-name="Police_20_par_20_défaut"><text:span text:style-name="T42"/></text:span></text:p>
      <text:p text:style-name="P298"><text:span text:style-name="Police_20_par_20_défaut"><text:span text:style-name="T42">PZIU</text:span></text:span></text:p>
      <text:p text:style-name="P298"><text:span text:style-name="Police_20_par_20_défaut"><text:span text:style-name="T42"/></text:span></text:p>
      <text:p text:style-name="P298"><text:span text:style-name="Police_20_par_20_défaut"><text:span text:style-name="T42">Un laser sorti du Ufiawgun, et frappa de plein fouet le bloc de mousse, ce qui eu pour effet de crée une sorte de portail magique vert.</text:span></text:span></text:p>
      <text:p text:style-name="P298"><text:span text:style-name="Police_20_par_20_défaut"><text:span text:style-name="T42"/></text:span></text:p>
      <text:p text:style-name="P298"><text:span text:style-name="Police_20_par_20_défaut"><text:span text:style-name="T42">Euh.. Au secours !</text:span></text:span></text:p>
      <text:p text:style-name="P298"><text:span text:style-name="Police_20_par_20_défaut"><text:span text:style-name="T42"/></text:span></text:p>
      <text:p text:style-name="P301"><text:span text:style-name="Police_20_par_20_défaut"><text:span text:style-name="T89">Ivan :</text:span></text:span><text:span text:style-name="Police_20_par_20_défaut"><text:span text:style-name="T16"> </text:span></text:span><text:span text:style-name="Police_20_par_20_défaut"><text:span text:style-name="T42">Xydoé !</text:span></text:span></text:p>
      <text:p text:style-name="P298"><text:span text:style-name="Police_20_par_20_défaut"><text:span text:style-name="T42"/></text:span></text:p>
      <text:p text:style-name="P298"><text:span text:style-name="Police_20_par_20_défaut"><text:span text:style-name="T42">Celle-ci était dangereusement attiré par le portail, qui semblait vouloir l’absorber.</text:span></text:span></text:p>
      <text:p text:style-name="P298"><text:span text:style-name="Police_20_par_20_défaut"><text:span text:style-name="T42"/></text:span></text:p>
      <text:p text:style-name="P301"><text:span text:style-name="Police_20_par_20_défaut"><text:span text:style-name="T89">Ivan :</text:span></text:span><text:span text:style-name="Police_20_par_20_défaut"><text:span text:style-name="T16"> </text:span></text:span><text:span text:style-name="Police_20_par_20_défaut"><text:span text:style-name="T42">Samy aide moi !</text:span></text:span></text:p>
      <text:p text:style-name="P298"><text:span text:style-name="Police_20_par_20_défaut"><text:span text:style-name="T42"/></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42">Pas question. On avait un accord, elle doit rentrée chez elle.</text:span></text:span></text:p>
      <text:p text:style-name="P298"><text:span text:style-name="Police_20_par_20_défaut"><text:span text:style-name="T42"/></text:span></text:p>
      <text:p text:style-name="P301"><text:span text:style-name="Police_20_par_20_défaut"><text:span text:style-name="T89">Ivan :</text:span></text:span><text:span text:style-name="Police_20_par_20_défaut"><text:span text:style-name="T16"> </text:span></text:span><text:span text:style-name="Police_20_par_20_défaut"><text:span text:style-name="T42">Samy fais pas le con !</text:span></text:span></text:p>
      <text:p text:style-name="P298"><text:span text:style-name="Police_20_par_20_défaut"><text:span text:style-name="T42"/></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42">C’est toi qui fait le con à pas voir l’évidence ! Elle ne peut pas rester !</text:span></text:span></text:p>
      <text:p text:style-name="P298"><text:span text:style-name="Police_20_par_20_défaut"><text:span text:style-name="T42"/></text:span></text:p>
      <text:p text:style-name="P298"><text:span text:style-name="Police_20_par_20_défaut"><text:span text:style-name="T42">Ivan commençais à lui aussi se faire emporter, quand soudain, un hurlement de rage retentis dans le chapiteau, dont la tente fut au même moment déchirée de toute part. Alors que les </text:span></text:span><text:soft-page-break/><text:span text:style-name="Police_20_par_20_défaut"><text:span text:style-name="T42">morceaux de toile retombaient un peu partout, </text:span></text:span><text:span text:style-name="Police_20_par_20_défaut"><text:span text:style-name="T43">Samy et Ivan se retrouvèrent face à face avec tout Amlaetxhis.</text:span></text:span></text:p>
      <text:p text:style-name="P298"><text:span text:style-name="Police_20_par_20_défaut"><text:span text:style-name="T43"/></text:span></text:p>
      <text:p text:style-name="P302"><text:span text:style-name="Police_20_par_20_défaut"><text:span text:style-name="T93">Matéo :</text:span></text:span><text:span text:style-name="Police_20_par_20_défaut"><text:span text:style-name="T47"> </text:span></text:span><text:span text:style-name="Police_20_par_20_défaut"><text:span text:style-name="T44">Vous ! C’est vous qui avez fait ça hein ? Je vais vous me débarrasser de vous une bonne fois pour toute !</text:span></text:span></text:p>
      <text:p text:style-name="P299"><text:span text:style-name="Police_20_par_20_défaut"><text:span text:style-name="T44"/></text:span></text:p>
      <text:p text:style-name="P302"><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44">Non c’est moi qui est fait ça.</text:span></text:span></text:p>
      <text:p text:style-name="P299"><text:span text:style-name="Police_20_par_20_défaut"><text:span text:style-name="T44"/></text:span></text:p>
      <text:p text:style-name="P302"><text:span text:style-name="Police_20_par_20_défaut"><text:span text:style-name="T93">Matéo :</text:span></text:span><text:span text:style-name="Police_20_par_20_défaut"><text:span text:style-name="T47"> </text:span></text:span><text:span text:style-name="Police_20_par_20_défaut"><text:span text:style-name="T44">Qu’est-ce q… AH ! Désolé je l’ignorais </text:span></text:span><text:span text:style-name="Police_20_par_20_défaut"><text:span text:style-name="T46">très cher</text:span></text:span><text:span text:style-name="Police_20_par_20_défaut"><text:span text:style-name="T44">.</text:span></text:span></text:p>
      <text:p text:style-name="P299"><text:span text:style-name="Police_20_par_20_défaut"><text:span text:style-name="T44"/></text:span></text:p>
      <text:p text:style-name="P299"><text:span text:style-name="Police_20_par_20_défaut"><text:span text:style-name="T46">Le</text:span></text:span><text:span text:style-name="Police_20_par_20_défaut"><text:span text:style-name="T44"> génie, qui avait pris des proportions démesurées, pointa alors Samy du doigt.</text:span></text:span></text:p>
      <text:p text:style-name="P299"><text:span text:style-name="Police_20_par_20_défaut"><text:span text:style-name="T44"/></text:span></text:p>
      <text:p text:style-name="P302"><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44">Toi.</text:span></text:span></text:p>
      <text:p text:style-name="P299"><text:span text:style-name="Police_20_par_20_défaut"><text:span text:style-name="T44"/></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44">Moi ?</text:span></text:span></text:p>
      <text:p text:style-name="P299"><text:span text:style-name="Police_20_par_20_défaut"><text:span text:style-name="T44"/></text:span></text:p>
      <text:p text:style-name="P302"><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44">Tu es la personne la plus censée que j’ai vu dans ce monde de fou.</text:span></text:span></text:p>
      <text:p text:style-name="P299"><text:span text:style-name="Police_20_par_20_défaut"><text:span text:style-name="T44"/></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44">Ah bah merci.</text:span></text:span></text:p>
      <text:p text:style-name="P299"><text:span text:style-name="Police_20_par_20_défaut"><text:span text:style-name="T44"/></text:span></text:p>
      <text:p text:style-name="P301"><text:span text:style-name="Police_20_par_20_défaut"><text:span text:style-name="T89">Ivan :</text:span></text:span><text:span text:style-name="Police_20_par_20_défaut"><text:span text:style-name="T16"> </text:span></text:span><text:span text:style-name="Police_20_par_20_défaut"><text:span text:style-name="T44">Vous parlez plus arabe ?</text:span></text:span></text:p>
      <text:p text:style-name="P301"><text:span text:style-name="Police_20_par_20_défaut"><text:span text:style-name="T44"/></text:span></text:p>
      <text:p text:style-name="P302"><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44">هذا فقط للسياحة.</text:span></text:span></text:p>
      <text:p text:style-name="P299"><text:span text:style-name="Police_20_par_20_défaut"><text:span text:style-name="T44"/></text:span></text:p>
      <text:p text:style-name="P301"><text:span text:style-name="Police_20_par_20_défaut"><text:span text:style-name="T89">Ivan :</text:span></text:span><text:span text:style-name="Police_20_par_20_défaut"><text:span text:style-name="T16"> </text:span></text:span><text:span text:style-name="Police_20_par_20_défaut"><text:span text:style-name="T44">Euh d’accord, mais nous on aimerait bien récupérer Léopold enfaîte et…</text:span></text:span></text:p>
      <text:p text:style-name="P299"><text:span text:style-name="Police_20_par_20_défaut"><text:span text:style-name="T44"/></text:span></text:p>
      <text:p text:style-name="P302"><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44">C’est également ce que tu souhaites l’</text:span></text:span><text:span text:style-name="Police_20_par_20_défaut"><text:span text:style-name="T48">Ê</text:span></text:span><text:span text:style-name="Police_20_par_20_défaut"><text:span text:style-name="T44">tre sage ?</text:span></text:span></text:p>
      <text:p text:style-name="P299"><text:span text:style-name="Police_20_par_20_défaut"><text:span text:style-name="T44"/></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44">Moi ? Oui mais j’aimerais un peu plus. Je voudrais refermer la brèche, et sceller à jamais nos deux mondes.</text:span></text:span></text:p>
      <text:p text:style-name="P299"><text:span text:style-name="Police_20_par_20_défaut"><text:span text:style-name="T44"/></text:span></text:p>
      <text:p text:style-name="P302"><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45">Tu es conscient que je fait partie de ce monde et que si j’exhausse ton vœux, nous ne nous reverrons jamais ?</text:span></text:span></text:p>
      <text:p text:style-name="P300"><text:span text:style-name="Police_20_par_20_défaut"><text:span text:style-name="T45"/></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45">Oui je le sais, mais je dois stopper tout ça.</text:span></text:span></text:p>
      <text:p text:style-name="P300"><text:span text:style-name="Police_20_par_20_défaut"><text:span text:style-name="T45"/></text:span></text:p>
      <text:p text:style-name="P302"><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45">Et tu sais également qu’il me faudra une âme de mon monde en échange de votre ami ?</text:span></text:span></text:p>
      <text:p text:style-name="P300"><text:span text:style-name="Police_20_par_20_défaut"><text:span text:style-name="T45"/></text:span></text:p>
      <text:p text:style-name="P300"><text:span text:style-name="Police_20_par_20_défaut"><text:span text:style-name="T45">Samy se tourna vers Xydoé, qui avait les yeux remplis de larme.</text:span></text:span></text:p>
      <text:p text:style-name="P300"><text:span text:style-name="Police_20_par_20_défaut"><text:span text:style-name="T45"/></text:span></text:p>
      <text:p text:style-name="P301"><text:span text:style-name="Police_20_par_20_défaut"><text:span text:style-name="T89">Samy :</text:span></text:span><text:span text:style-name="Police_20_par_20_défaut"><text:span text:style-name="T16"> </text:span></text:span><text:span text:style-name="Police_20_par_20_défaut"><text:span text:style-name="T45">Je le sais aussi.</text:span></text:span></text:p>
      <text:p text:style-name="P494"><text:span text:style-name="Police_20_par_20_défaut"><text:span text:style-name="T101">Chapitre </text:span></text:span><text:span text:style-name="Police_20_par_20_défaut"><text:span text:style-name="T190">2</text:span></text:span><text:span text:style-name="Police_20_par_20_défaut"><text:span text:style-name="T192">0</text:span></text:span><text:span text:style-name="Police_20_par_20_défaut"><text:span text:style-name="T101"> : </text:span></text:span><text:span text:style-name="Police_20_par_20_défaut"><text:span text:style-name="T190">La lutte finale</text:span></text:span></text:p>
      <text:p text:style-name="P218"><text:span text:style-name="Police_20_par_20_défaut"><text:span text:style-name="T7"/></text:span></text:p>
      <text:p text:style-name="P302"><text:span text:style-name="Police_20_par_20_défaut"><text:span text:style-name="T93">Matéo :</text:span></text:span><text:span text:style-name="Police_20_par_20_défaut"><text:span text:style-name="T47"> </text:span></text:span><text:span text:style-name="Police_20_par_20_défaut"><text:span text:style-name="T46">Bon, ça suffit ces conneries. Génie ! Tu m’appartiens ! Tu n’exaucera le vœux de personne d’autre ici que le miens !</text:span></text:span><text:span text:style-name="Police_20_par_20_défaut"><text:span text:style-name="T48"> Docteur, mettez Guillaume et Thibault en cage avec les autres.</text:span></text:span></text:p>
      <text:p text:style-name="P302"><text:span text:style-name="Police_20_par_20_défaut"><text:span text:style-name="T48"/></text:span></text:p>
      <text:p text:style-name="P317"><text:span text:style-name="Police_20_par_20_défaut"><text:span text:style-name="T95">Dr. Friedmann :</text:span></text:span><text:span text:style-name="Police_20_par_20_défaut"><text:span text:style-name="T66"> </text:span></text:span><text:span text:style-name="Police_20_par_20_défaut"><text:span text:style-name="T48">J’y fonce !</text:span></text:span></text:p>
      <text:p text:style-name="P303"><text:span text:style-name="Police_20_par_20_défaut"><text:span text:style-name="T48"/></text:span></text:p>
      <text:p text:style-name="P316"><text:span text:style-name="Police_20_par_20_défaut"><text:span text:style-name="T93">Matéo :</text:span></text:span><text:span text:style-name="Police_20_par_20_défaut"><text:span text:style-name="T47"> </text:span></text:span><text:span text:style-name="Police_20_par_20_défaut"><text:span text:style-name="T48">Quant à vous le génie, je vais faire mon vœux alors écoutez bien.</text:span></text:span></text:p>
      <text:p text:style-name="P303"><text:span text:style-name="Police_20_par_20_défaut"><text:span text:style-name="T48"/></text:span></text:p>
      <text:p text:style-name="P317"><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48">Trop tard.</text:span></text:span></text:p>
      <text:p text:style-name="P303"><text:span text:style-name="Police_20_par_20_défaut"><text:span text:style-name="T48"/></text:span></text:p>
      <text:p text:style-name="P316"><text:span text:style-name="Police_20_par_20_défaut"><text:span text:style-name="T93">Matéo :</text:span></text:span><text:span text:style-name="Police_20_par_20_défaut"><text:span text:style-name="T47"> </text:span></text:span><text:span text:style-name="Police_20_par_20_défaut"><text:span text:style-name="T48">Pardon ??</text:span></text:span></text:p>
      <text:p text:style-name="P303"><text:span text:style-name="Police_20_par_20_défaut"><text:span text:style-name="T48"/></text:span></text:p>
      <text:p text:style-name="P317"><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48">L’Être sage a fait son vœux, et il passe en priorité sur vous.</text:span></text:span></text:p>
      <text:p text:style-name="P303"><text:span text:style-name="Police_20_par_20_défaut"><text:span text:style-name="T48"/></text:span></text:p>
      <text:p text:style-name="P316"><text:span text:style-name="Police_20_par_20_défaut"><text:span text:style-name="T93">Matéo :</text:span></text:span><text:span text:style-name="Police_20_par_20_défaut"><text:span text:style-name="T47"> </text:span></text:span><text:span text:style-name="Police_20_par_20_défaut"><text:span text:style-name="T48">Mais… Je pourrais faire un veux une fois que vous aurez exaucez le siens ?</text:span></text:span></text:p>
      <text:p text:style-name="P303"><text:span text:style-name="Police_20_par_20_défaut"><text:span text:style-name="T48"/></text:span></text:p>
      <text:p text:style-name="P317"><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48">Non. Vous avez usé les trois vœux disponibles, et même si normalement je revient chaque année, celle-ci, de part l’action de l’Être sage, est ma dernière. Je n’entrerais plus jamais en contacte avec votre monde.</text:span></text:span></text:p>
      <text:p text:style-name="P303"><text:span text:style-name="Police_20_par_20_défaut"><text:span text:style-name="T48"/></text:span></text:p>
      <text:p text:style-name="P316"><text:span text:style-name="Police_20_par_20_défaut"><text:span text:style-name="T93">Matéo :</text:span></text:span><text:span text:style-name="Police_20_par_20_défaut"><text:span text:style-name="T47"> </text:span></text:span><text:span text:style-name="Police_20_par_20_défaut"><text:span text:style-name="T48">Mais… Mais… </text:span></text:span><text:span text:style-name="Police_20_par_20_défaut"><text:span text:style-name="T49">C’est de l’arnaque !</text:span></text:span></text:p>
      <text:p text:style-name="P303"><text:span text:style-name="Police_20_par_20_défaut"><text:span text:style-name="T49"/></text:span></text:p>
      <text:p text:style-name="P317"><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49">À présent il me faut une âme fictive si vous voulez revoir votre ami réel.</text:span></text:span></text:p>
      <text:p text:style-name="P304"><text:span text:style-name="Police_20_par_20_défaut"><text:span text:style-name="T49"/></text:span></text:p>
      <text:p text:style-name="P317"><text:span text:style-name="Police_20_par_20_défaut"><text:span text:style-name="T89">Samy :</text:span></text:span><text:span text:style-name="Police_20_par_20_défaut"><text:span text:style-name="T16"> </text:span></text:span><text:span text:style-name="Police_20_par_20_défaut"><text:span text:style-name="T49">Ivan…</text:span></text:span></text:p>
      <text:p text:style-name="P304"><text:span text:style-name="Police_20_par_20_défaut"><text:span text:style-name="T49"/></text:span></text:p>
      <text:p text:style-name="P317"><text:span text:style-name="Police_20_par_20_défaut"><text:span text:style-name="T89">Ivan :</text:span></text:span><text:span text:style-name="Police_20_par_20_défaut"><text:span text:style-name="T16"> </text:span></text:span><text:span text:style-name="Police_20_par_20_défaut"><text:span text:style-name="T49">Je sais.</text:span></text:span></text:p>
      <text:p text:style-name="P304"><text:span text:style-name="Police_20_par_20_défaut"><text:span text:style-name="T49"/></text:span></text:p>
      <text:p text:style-name="P304"><text:span text:style-name="Police_20_par_20_défaut"><text:span text:style-name="T49">Ivan sera Xydoé dans ses bras, puis regarda son doux visage. Lui qui n’avait de sentiments que pour Léopold, se retrouvais à devoir sacrifier l’objet de ses fantasmes secret, mais par dessus tout, une amie remarquable. Il la desserra, et lui colla un bisous sur le front.</text:span></text:span></text:p>
      <text:p text:style-name="P304"><text:span text:style-name="Police_20_par_20_défaut"><text:span text:style-name="T49"/></text:span></text:p>
      <text:p text:style-name="P317"><text:span text:style-name="Police_20_par_20_défaut"><text:span text:style-name="T89">Ivan :</text:span></text:span><text:span text:style-name="Police_20_par_20_défaut"><text:span text:style-name="T16"> </text:span></text:span><text:span text:style-name="Police_20_par_20_défaut"><text:span text:style-name="T49">Xydoé, merci pour tout.</text:span></text:span></text:p>
      <text:p text:style-name="P304"><text:span text:style-name="Police_20_par_20_défaut"><text:span text:style-name="T49"/></text:span></text:p>
      <text:p text:style-name="P304"><text:span text:style-name="Police_20_par_20_défaut"><text:span text:style-name="T96">Xydoé :</text:span></text:span><text:span text:style-name="Police_20_par_20_défaut"><text:span text:style-name="T67"> </text:span></text:span><text:span text:style-name="Police_20_par_20_défaut"><text:span text:style-name="T49">Je n’ai rien fait Ivan, c’est vous qui m’avez protégée…</text:span></text:span></text:p>
      <text:p text:style-name="P304"><text:span text:style-name="Police_20_par_20_défaut"><text:span text:style-name="T49"/></text:span></text:p>
      <text:p text:style-name="P304"><text:span text:style-name="Police_20_par_20_défaut"><text:span text:style-name="T49">Le génie attrapa alors Xydoé par le bras, et l’amena vers le portail.</text:span></text:span></text:p>
      <text:p text:style-name="P304"><text:span text:style-name="Police_20_par_20_défaut"><text:span text:style-name="T49"/></text:span></text:p>
      <text:p text:style-name="P317"><text:span text:style-name="Police_20_par_20_défaut"><text:span text:style-name="T89">Samy :</text:span></text:span><text:span text:style-name="Police_20_par_20_défaut"><text:span text:style-name="T16"> </text:span></text:span><text:span text:style-name="Police_20_par_20_défaut"><text:span text:style-name="T49">Attendez… C’est quoi ça ?</text:span></text:span></text:p>
      <text:p text:style-name="P304"><text:span text:style-name="Police_20_par_20_défaut"><text:span text:style-name="T49"/></text:span></text:p>
      <text:p text:style-name="P317"><text:span text:style-name="Police_20_par_20_défaut"><text:span text:style-name="T89">Ivan :</text:span></text:span><text:span text:style-name="Police_20_par_20_défaut"><text:span text:style-name="T16"> </text:span></text:span><text:span text:style-name="Police_20_par_20_défaut"><text:span text:style-name="T49">Quoi ?</text:span></text:span></text:p>
      <text:p text:style-name="P304"><text:span text:style-name="Police_20_par_20_défaut"><text:span text:style-name="T49"/></text:span></text:p>
      <text:p text:style-name="P317"><text:span text:style-name="Police_20_par_20_défaut"><text:span text:style-name="T89">Samy :</text:span></text:span><text:span text:style-name="Police_20_par_20_défaut"><text:span text:style-name="T16"> </text:span></text:span><text:span text:style-name="Police_20_par_20_défaut"><text:span text:style-name="T49">La main là, y a un bras qui sort du portail !</text:span></text:span></text:p>
      <text:p text:style-name="P304"><text:span text:style-name="Police_20_par_20_défaut"><text:span text:style-name="T49"/></text:span></text:p>
      <text:p text:style-name="P317"><text:span text:style-name="Police_20_par_20_défaut"><text:span text:style-name="T89">Ivan :</text:span></text:span><text:span text:style-name="Police_20_par_20_défaut"><text:span text:style-name="T16"> </text:span></text:span><text:span text:style-name="Police_20_par_20_défaut"><text:span text:style-name="T50">Oh mon dieu ! Léopold j’arrive !</text:span></text:span></text:p>
      <text:p text:style-name="P305"><text:span text:style-name="Police_20_par_20_défaut"><text:span text:style-name="T50"/></text:span></text:p>
      <text:p text:style-name="P305"><text:soft-page-break/><text:span text:style-name="Police_20_par_20_défaut"><text:span text:style-name="T50">Sans hésitation, Ivan se jeta vers le portail, poussant sans ménagement le Génie et Xydoé, pour attraper le bras tendu qui semblais chercher une accroche.</text:span></text:span></text:p>
      <text:p text:style-name="P305"><text:span text:style-name="Police_20_par_20_défaut"><text:span text:style-name="T50"/></text:span></text:p>
      <text:p text:style-name="P317"><text:span text:style-name="Police_20_par_20_défaut"><text:span text:style-name="T89">Ivan :</text:span></text:span><text:span text:style-name="Police_20_par_20_défaut"><text:span text:style-name="T16"> </text:span></text:span><text:span text:style-name="Police_20_par_20_défaut"><text:span text:style-name="T50">Cette fois aide moi Samy ou je crame ta moto !</text:span></text:span></text:p>
      <text:p text:style-name="P305"><text:span text:style-name="Police_20_par_20_défaut"><text:span text:style-name="T50"/></text:span></text:p>
      <text:p text:style-name="P305"><text:span text:style-name="Police_20_par_20_défaut"><text:span text:style-name="T50">À deux, ils tirèrent petit à petit le corps de Léopold en dehors du portail. </text:span></text:span><text:span text:style-name="Police_20_par_20_défaut"><text:span text:style-name="T51">Ce dernier semblait endormis, vaincu par la fatigue, mais il respirait encore.</text:span></text:span></text:p>
      <text:p text:style-name="P305"><text:span text:style-name="Police_20_par_20_défaut"><text:span text:style-name="T51"/></text:span></text:p>
      <text:p text:style-name="P317"><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51">Ma parole, c’est la première fois que je vois quelqu’un passer de l’autre côté de la brèche sans mes pouvoirs. Quoi qu’il en soit, vous pouvez garder la petite, l’échange ne tiens plus puisque je n’ai guère eu le temps de l’aider. </text:span></text:span></text:p>
      <text:p text:style-name="P303"><text:span text:style-name="Police_20_par_20_défaut"><text:span text:style-name="T48"/></text:span></text:p>
      <text:p text:style-name="P317"><text:span text:style-name="Police_20_par_20_défaut"><text:span text:style-name="T89">Samy :</text:span></text:span><text:span text:style-name="Police_20_par_20_défaut"><text:span text:style-name="T16"> </text:span></text:span><text:span text:style-name="Police_20_par_20_défaut"><text:span text:style-name="T51">Donc la brèche rester</text:span></text:span><text:span text:style-name="Police_20_par_20_défaut"><text:span text:style-name="T52">a</text:span></text:span><text:span text:style-name="Police_20_par_20_défaut"><text:span text:style-name="T51"> ouverte ?</text:span></text:span></text:p>
      <text:p text:style-name="P306"><text:span text:style-name="Police_20_par_20_défaut"><text:span text:style-name="T51"/></text:span></text:p>
      <text:p text:style-name="P317"><text:span text:style-name="Police_20_par_20_défaut"><text:span text:style-name="T94">Génie</text:span></text:span><text:span text:style-name="Police_20_par_20_défaut"><text:span text:style-name="T88"> :</text:span></text:span><text:span text:style-name="Police_20_par_20_défaut"><text:span text:style-name="T87"> </text:span></text:span><text:span text:style-name="Police_20_par_20_défaut"><text:span text:style-name="T52">Oui. À vous de ne pas la solliciter. Mais je sais que je peux vous faire confiance Être sage. </text:span></text:span><text:span text:style-name="Police_20_par_20_défaut"><text:span text:style-name="T53">Protégez votre monde du miens, et arrêtez les fou qui veulent en tirer profits.</text:span></text:span></text:p>
      <text:p text:style-name="P307"><text:span text:style-name="Police_20_par_20_défaut"><text:span text:style-name="T53"/></text:span></text:p>
      <text:p text:style-name="P317"><text:span text:style-name="Police_20_par_20_défaut"><text:span text:style-name="T89">Samy :</text:span></text:span><text:span text:style-name="Police_20_par_20_défaut"><text:span text:style-name="T16"> </text:span></text:span><text:span text:style-name="Police_20_par_20_défaut"><text:span text:style-name="T53">Je ferais de mon mieux !</text:span></text:span></text:p>
      <text:p text:style-name="P308"><text:span text:style-name="Police_20_par_20_défaut"><text:span text:style-name="T53"/></text:span></text:p>
      <text:p text:style-name="P308"><text:span text:style-name="Police_20_par_20_défaut"><text:span text:style-name="T53">Le Génie lui sourit une dernière fois, puis disparut dans un nuage de fumée. </text:span></text:span><text:span text:style-name="Police_20_par_20_défaut"><text:span text:style-name="T54">Ivan, encore bouleversé, se jeta dans les bras de Léopold, pour lui faire un câlin des plus passionné.</text:span></text:span></text:p>
      <text:p text:style-name="P308"><text:span text:style-name="Police_20_par_20_défaut"><text:span text:style-name="T54"/></text:span></text:p>
      <text:p text:style-name="P316"><text:span text:style-name="Police_20_par_20_défaut"><text:span text:style-name="T93">Matéo :</text:span></text:span><text:span text:style-name="Police_20_par_20_défaut"><text:span text:style-name="T47"> </text:span></text:span><text:span text:style-name="Police_20_par_20_défaut"><text:span text:style-name="T54">Alors vous croyez que je vais vous laisser </text:span></text:span><text:span text:style-name="Police_20_par_20_défaut"><text:span text:style-name="T55">détruire tout mes projets, et repartir comme ça !?</text:span></text:span></text:p>
      <text:p text:style-name="P309"><text:span text:style-name="Police_20_par_20_défaut"><text:span text:style-name="T55"/></text:span></text:p>
      <text:p text:style-name="P317"><text:span text:style-name="Police_20_par_20_défaut"><text:span text:style-name="T89">Ivan :</text:span></text:span><text:span text:style-name="Police_20_par_20_défaut"><text:span text:style-name="T16"> </text:span></text:span><text:span text:style-name="Police_20_par_20_défaut"><text:span text:style-name="T55">Putain je l’avais oublié lui.</text:span></text:span></text:p>
      <text:p text:style-name="P310"><text:span text:style-name="Police_20_par_20_défaut"><text:span text:style-name="T55"/></text:span></text:p>
      <text:p text:style-name="P316"><text:span text:style-name="Police_20_par_20_défaut"><text:span text:style-name="T93">Matéo :</text:span></text:span><text:span text:style-name="Police_20_par_20_défaut"><text:span text:style-name="T47"> </text:span></text:span><text:span text:style-name="Police_20_par_20_défaut"><text:span text:style-name="T55">Jojo ! Attaque</text:span></text:span><text:span text:style-name="Police_20_par_20_défaut"><text:span text:style-name="T65">s</text:span></text:span><text:span text:style-name="Police_20_par_20_défaut"><text:span text:style-name="T55"> !</text:span></text:span></text:p>
      <text:p text:style-name="P310"><text:span text:style-name="Police_20_par_20_défaut"><text:span text:style-name="T55"/></text:span></text:p>
      <text:p text:style-name="P310"><text:span text:style-name="Police_20_par_20_défaut"><text:span text:style-name="T55">Avant qu’</text:span></text:span><text:span text:style-name="Police_20_par_20_défaut"><text:span text:style-name="T56">il n’ai eu le temps de voir quoi que ce soit arriver, Ivan se pris un coup de poing l’envoyant valser au centre de la terre battus, seul vestige du chapiteau.</text:span></text:span></text:p>
      <text:p text:style-name="P310"><text:span text:style-name="Police_20_par_20_défaut"><text:span text:style-name="T56"/></text:span></text:p>
      <text:p text:style-name="P311"><text:span text:style-name="Police_20_par_20_défaut"><text:span text:style-name="T96">Léopold :</text:span></text:span><text:span text:style-name="Police_20_par_20_défaut"><text:span text:style-name="T67"> </text:span></text:span><text:span text:style-name="Police_20_par_20_défaut"><text:span text:style-name="T56">Ivan !</text:span></text:span></text:p>
      <text:p text:style-name="P311"><text:span text:style-name="Police_20_par_20_défaut"><text:span text:style-name="T56"/></text:span></text:p>
      <text:p text:style-name="P311"><text:span text:style-name="Police_20_par_20_défaut"><text:span text:style-name="T56">Léopold couru vers Ivan, mais ce dernier reçu un second coup, l’envoyant </text:span></text:span><text:span text:style-name="Police_20_par_20_défaut"><text:span text:style-name="T57">dans les gradins.</text:span></text:span><text:span text:style-name="Police_20_par_20_défaut"><text:span text:style-name="T52"> </text:span></text:span><text:span text:style-name="Police_20_par_20_défaut"><text:span text:style-name="T58">Se retrouvant alors devant la montagne de muscles qui composait Jonathan, Léopold bondi afin de saisir son unique chance de frapper Jojo. C’est ce qu’il fit, et Jonathan recula d’un pas. Il mis à son tour un coup à Léopold, qui l’envoya dans ce qu’il restait d’un placard à balais. C’est alors que Samy, qui suivais le combat depuis un lieu sur, aperçu entre le tas de balais qui recouvrait Léopold, une magnifique cireuse flambant neuve ! </text:span></text:span><text:span text:style-name="Police_20_par_20_défaut"><text:span text:style-name="T59">Il eu alors une idée foireuse, qu’il s’empressa d’appliquer. Il courut redresser Léopold tandis que Jonathan cherchais Ivan dans les gradins. Un fois Léopold debout sur la cireuse, Samy la mis en marche à pleine puissance, faisant tourner Léopold à grande vitesse. Au bout d’une certaine vitesse, le câble lâcha et Léopold fut projeté tel une torpille. C’est alors qu’il mis à Jojo le coup de boule du siècle, le laissant s’effondrer lourdement au sol, tel un gladiateur vaincu. Léopold ne perdit pas de temps, et courut retrouver Ivan, coincé entre deux étages de gradins.</text:span></text:span></text:p>
      <text:p text:style-name="P311"><text:span text:style-name="Police_20_par_20_défaut"><text:span text:style-name="T59"/></text:span></text:p>
      <text:p text:style-name="P318"><text:span text:style-name="Police_20_par_20_défaut"><text:span text:style-name="T96">Léopold :</text:span></text:span><text:span text:style-name="Police_20_par_20_défaut"><text:span text:style-name="T67"> </text:span></text:span><text:span text:style-name="Police_20_par_20_défaut"><text:span text:style-name="T60">Ivan…</text:span></text:span></text:p>
      <text:p text:style-name="P312"><text:soft-page-break/><text:span text:style-name="Police_20_par_20_défaut"><text:span text:style-name="T60"/></text:span></text:p>
      <text:p text:style-name="P317"><text:span text:style-name="Police_20_par_20_défaut"><text:span text:style-name="T89">Ivan :</text:span></text:span><text:span text:style-name="Police_20_par_20_défaut"><text:span text:style-name="T16"> </text:span></text:span><text:span text:style-name="Police_20_par_20_défaut"><text:span text:style-name="T60">Léopold…</text:span></text:span></text:p>
      <text:p text:style-name="P312"><text:span text:style-name="Police_20_par_20_défaut"><text:span text:style-name="T60"/></text:span></text:p>
      <text:p text:style-name="P318"><text:span text:style-name="Police_20_par_20_défaut"><text:span text:style-name="T96">Léopold :</text:span></text:span><text:span text:style-name="Police_20_par_20_défaut"><text:span text:style-name="T67"> </text:span></text:span><text:span text:style-name="Police_20_par_20_défaut"><text:span text:style-name="T60">Ivan je…</text:span></text:span></text:p>
      <text:p text:style-name="P312"><text:span text:style-name="Police_20_par_20_défaut"><text:span text:style-name="T60"/></text:span></text:p>
      <text:p text:style-name="P317"><text:span text:style-name="Police_20_par_20_défaut"><text:span text:style-name="T89">Ivan :</text:span></text:span><text:span text:style-name="Police_20_par_20_défaut"><text:span text:style-name="T16"> </text:span></text:span><text:span text:style-name="Police_20_par_20_défaut"><text:span text:style-name="T60">Léopold…</text:span></text:span></text:p>
      <text:p text:style-name="P312"><text:span text:style-name="Police_20_par_20_défaut"><text:span text:style-name="T60"/></text:span></text:p>
      <text:p text:style-name="P318"><text:span text:style-name="Police_20_par_20_défaut"><text:span text:style-name="T96">Léopold :</text:span></text:span><text:span text:style-name="Police_20_par_20_défaut"><text:span text:style-name="T67"> </text:span></text:span><text:span text:style-name="Police_20_par_20_défaut"><text:span text:style-name="T60">Oui bah laisse moi finir !</text:span></text:span></text:p>
      <text:p text:style-name="P312"><text:span text:style-name="Police_20_par_20_défaut"><text:span text:style-name="T60"/></text:span></text:p>
      <text:p text:style-name="P317"><text:span text:style-name="Police_20_par_20_défaut"><text:span text:style-name="T89">Ivan :</text:span></text:span><text:span text:style-name="Police_20_par_20_défaut"><text:span text:style-name="T16"> </text:span></text:span><text:span text:style-name="Police_20_par_20_défaut"><text:span text:style-name="T60">Léopold… T’as ton genou sur mes couilles…</text:span></text:span></text:p>
      <text:p text:style-name="P312"><text:span text:style-name="Police_20_par_20_défaut"><text:span text:style-name="T60"/></text:span></text:p>
      <text:p text:style-name="P318"><text:span text:style-name="Police_20_par_20_défaut"><text:span text:style-name="T96">Léopold :</text:span></text:span><text:span text:style-name="Police_20_par_20_défaut"><text:span text:style-name="T67"> </text:span></text:span><text:span text:style-name="Police_20_par_20_défaut"><text:span text:style-name="T60">Oh merde pardon ! Voilà, ça va mieux ?</text:span></text:span></text:p>
      <text:p text:style-name="P312"><text:span text:style-name="Police_20_par_20_défaut"><text:span text:style-name="T60"/></text:span></text:p>
      <text:p text:style-name="P317"><text:span text:style-name="Police_20_par_20_défaut"><text:span text:style-name="T89">Ivan :</text:span></text:span><text:span text:style-name="Police_20_par_20_défaut"><text:span text:style-name="T16"> </text:span></text:span><text:span text:style-name="Police_20_par_20_défaut"><text:span text:style-name="T60">Un peu o…</text:span></text:span></text:p>
      <text:p text:style-name="P312"><text:span text:style-name="Police_20_par_20_défaut"><text:span text:style-name="T60"/></text:span></text:p>
      <text:p text:style-name="P312"><text:span text:style-name="Police_20_par_20_défaut"><text:span text:style-name="T60">Léopold attrapa la tête d’Ivan, et sans un mot de plus, il l’embrassa langoureusement, sous les sifflements gênés de Samy. Ce dernier remarqua cependant </text:span></text:span><text:span text:style-name="Police_20_par_20_défaut"><text:span text:style-name="T61">Matéo, qui fuyais discrètement.</text:span></text:span></text:p>
      <text:p text:style-name="P312"><text:span text:style-name="Police_20_par_20_défaut"><text:span text:style-name="T61"/></text:span></text:p>
      <text:p text:style-name="P317"><text:span text:style-name="Police_20_par_20_défaut"><text:span text:style-name="T89">Samy :</text:span></text:span><text:span text:style-name="Police_20_par_20_défaut"><text:span text:style-name="T16"> </text:span></text:span><text:span text:style-name="Police_20_par_20_défaut"><text:span text:style-name="T62">Ça va ? Tu le dit si on te dérange hein !</text:span></text:span></text:p>
      <text:p text:style-name="P313"><text:span text:style-name="Police_20_par_20_défaut"><text:span text:style-name="T62"/></text:span></text:p>
      <text:p text:style-name="P317"><text:span text:style-name="Police_20_par_20_défaut"><text:span text:style-name="T93">Matéo :</text:span></text:span><text:span text:style-name="Police_20_par_20_défaut"><text:span text:style-name="T47"> </text:span></text:span><text:span text:style-name="Police_20_par_20_défaut"><text:span text:style-name="T63">Ah euh… Bah c’est à dire que je… </text:span></text:span><text:span text:style-name="Police_20_par_20_défaut"><text:span text:style-name="T64">Jojo, attaques !!</text:span></text:span></text:p>
      <text:p text:style-name="P314"><text:span text:style-name="Police_20_par_20_défaut"><text:span text:style-name="T64"/></text:span></text:p>
      <text:p text:style-name="P315"><text:span text:style-name="Police_20_par_20_défaut"><text:span text:style-name="T64">Mais Jojo ne répondit pas.</text:span></text:span></text:p>
      <text:p text:style-name="P315"><text:span text:style-name="Police_20_par_20_défaut"><text:span text:style-name="T64"/></text:span></text:p>
      <text:p text:style-name="P317"><text:span text:style-name="Police_20_par_20_défaut"><text:span text:style-name="T93">Matéo :</text:span></text:span><text:span text:style-name="Police_20_par_20_défaut"><text:span text:style-name="T47"> </text:span></text:span><text:span text:style-name="Police_20_par_20_défaut"><text:span text:style-name="T64">Et merde…</text:span></text:span></text:p>
      <text:p text:style-name="P315"><text:span text:style-name="Police_20_par_20_défaut"><text:span text:style-name="T64"/></text:span></text:p>
      <text:p text:style-name="P318"><text:span text:style-name="Police_20_par_20_défaut"><text:span text:style-name="T95">Dr. Friedmann :</text:span></text:span><text:span text:style-name="Police_20_par_20_défaut"><text:span text:style-name="T66"> </text:span></text:span><text:span text:style-name="Police_20_par_20_défaut"><text:span text:style-name="T64">On ne bouge plus !</text:span></text:span></text:p>
      <text:p text:style-name="P315"><text:span text:style-name="Police_20_par_20_défaut"><text:span text:style-name="T64"/></text:span></text:p>
      <text:p text:style-name="P318"><text:span text:style-name="Police_20_par_20_défaut"><text:span text:style-name="T96">Léopold :</text:span></text:span><text:span text:style-name="Police_20_par_20_défaut"><text:span text:style-name="T67"> </text:span></text:span><text:span text:style-name="Police_20_par_20_défaut"><text:span text:style-name="T64">What the fuck pourquoi y a un putain de tank ?</text:span></text:span></text:p>
      <text:p text:style-name="P315"><text:span text:style-name="Police_20_par_20_défaut"><text:span text:style-name="T64"/></text:span></text:p>
      <text:p text:style-name="P315"><text:span text:style-name="Police_20_par_20_défaut"><text:span text:style-name="T96">Alexis :</text:span></text:span><text:span text:style-name="Police_20_par_20_défaut"><text:span text:style-name="T67"> </text:span></text:span><text:span text:style-name="Police_20_par_20_défaut"><text:span text:style-name="T64">On l’a récupéré à un militaire qui en était sorti pour une pause pipi.</text:span></text:span></text:p>
      <text:p text:style-name="P315"><text:span text:style-name="Police_20_par_20_défaut"><text:span text:style-name="T64"/></text:span></text:p>
      <text:p text:style-name="P318"><text:span text:style-name="Police_20_par_20_défaut"><text:span text:style-name="T95">Dr. Friedmann :</text:span></text:span><text:span text:style-name="Police_20_par_20_défaut"><text:span text:style-name="T66"> </text:span></text:span><text:span text:style-name="Police_20_par_20_défaut"><text:span text:style-name="T64">Et non seulement on a un tank, mais on a aussi ça !</text:span></text:span></text:p>
      <text:p text:style-name="P315"><text:span text:style-name="Police_20_par_20_défaut"><text:span text:style-name="T64"/></text:span></text:p>
      <text:p text:style-name="P315"><text:span text:style-name="Police_20_par_20_défaut"><text:span text:style-name="T64">Le docteur Friedmann sortie alors du tank une mitrailleuse gatling, volée lors d’un vide-grenier.</text:span></text:span></text:p>
      <text:p text:style-name="P315"><text:span text:style-name="Police_20_par_20_défaut"><text:span text:style-name="T64"/></text:span></text:p>
      <text:p text:style-name="P318"><text:span text:style-name="Police_20_par_20_défaut"><text:span text:style-name="T95">Dr. Friedmann :</text:span></text:span><text:span text:style-name="Police_20_par_20_défaut"><text:span text:style-name="T66"> </text:span></text:span><text:span text:style-name="Police_20_par_20_défaut"><text:span text:style-name="T64">Donc je répète ; le prochain qui bouge je le change en passoire !</text:span></text:span></text:p>
      <text:p text:style-name="P315"><text:span text:style-name="Police_20_par_20_défaut"><text:span text:style-name="T64"/></text:span></text:p>
      <text:p text:style-name="P317"><text:span text:style-name="Police_20_par_20_défaut"><text:span text:style-name="T93">Matéo :</text:span></text:span><text:span text:style-name="Police_20_par_20_défaut"><text:span text:style-name="T47"> </text:span></text:span><text:span text:style-name="Police_20_par_20_défaut"><text:span text:style-name="T64">Ah Ha ! Je savais bien que je ne tomberais pas si facilement !</text:span></text:span></text:p>
      <text:p text:style-name="P315"><text:span text:style-name="Police_20_par_20_défaut"><text:span text:style-name="T64"/></text:span></text:p>
      <text:p text:style-name="P315"><text:span text:style-name="Police_20_par_20_défaut"><text:span text:style-name="T96">Aden :</text:span></text:span><text:span text:style-name="Police_20_par_20_défaut"><text:span text:style-name="T67"> </text:span></text:span><text:span text:style-name="Police_20_par_20_défaut"><text:span text:style-name="T64">C’était sans compter sur nous !</text:span></text:span></text:p>
      <text:p text:style-name="P315"><text:span text:style-name="Police_20_par_20_défaut"><text:span text:style-name="T64"/></text:span></text:p>
      <text:p text:style-name="P315"><text:span text:style-name="Police_20_par_20_défaut"><text:span text:style-name="T96">Antoine :</text:span></text:span><text:span text:style-name="Police_20_par_20_défaut"><text:span text:style-name="T67"> </text:span></text:span><text:span text:style-name="Police_20_par_20_défaut"><text:span text:style-name="T64">Et ouais !</text:span></text:span></text:p>
      <text:p text:style-name="P315"><text:span text:style-name="Police_20_par_20_défaut"><text:span text:style-name="T64"/></text:span></text:p>
      <text:p text:style-name="P318"><text:span text:style-name="Police_20_par_20_défaut"><text:span text:style-name="T95">Dr. Friedmann :</text:span></text:span><text:span text:style-name="Police_20_par_20_défaut"><text:span text:style-name="T66"> </text:span></text:span><text:span text:style-name="Police_20_par_20_défaut"><text:span text:style-name="T64">Hein ? Mais…</text:span></text:span></text:p>
      <text:p text:style-name="P315"><text:span text:style-name="Police_20_par_20_défaut"><text:span text:style-name="T64"/></text:span></text:p>
      <text:p text:style-name="P315"><text:soft-page-break/><text:span text:style-name="Police_20_par_20_défaut"><text:span text:style-name="T64">Sans pouvoir dire un mot de plus, Alexis et le docteur furent plaqués au sol et attachés. Antoine défonça la serrure de la cage d’un coup de poing, libérant les otages. Tous, se tournèrent vers Matéo, </text:span></text:span><text:span text:style-name="Police_20_par_20_défaut"><text:span text:style-name="T65">seul, </text:span></text:span><text:span text:style-name="Police_20_par_20_défaut"><text:span text:style-name="T64">au centre de la piste, sous une pluie </text:span></text:span><text:span text:style-name="Police_20_par_20_défaut"><text:span text:style-name="T65">battante.</text:span></text:span></text:p>
      <text:p text:style-name="P494"><text:span text:style-name="Police_20_par_20_défaut"><text:span text:style-name="T101">Chapitre </text:span></text:span><text:span text:style-name="Police_20_par_20_défaut"><text:span text:style-name="T190">2</text:span></text:span><text:span text:style-name="Police_20_par_20_défaut"><text:span text:style-name="T192">1</text:span></text:span><text:span text:style-name="Police_20_par_20_défaut"><text:span text:style-name="T101"> : </text:span></text:span><text:span text:style-name="Police_20_par_20_défaut"><text:span text:style-name="T190">L’enfer sur Terre</text:span></text:span></text:p>
      <text:p text:style-name="P219"><text:span text:style-name="Police_20_par_20_défaut"><text:span text:style-name="T8"/></text:span></text:p>
      <text:p text:style-name="P326"><text:span text:style-name="Police_20_par_20_défaut"><text:span text:style-name="T93">Matéo :</text:span></text:span><text:span text:style-name="Police_20_par_20_défaut"><text:span text:style-name="T47"> </text:span></text:span><text:span text:style-name="Police_20_par_20_défaut"><text:span text:style-name="T68">Vous croyez m’avoir vaincu ? Que nenni ! J’ai un dernier tour dans mon sac…</text:span></text:span></text:p>
      <text:p text:style-name="P319"><text:span text:style-name="Police_20_par_20_défaut"><text:span text:style-name="T68"/></text:span></text:p>
      <text:p text:style-name="P319"><text:span text:style-name="Police_20_par_20_défaut"><text:span text:style-name="T68">Baptiste </text:span></text:span><text:span text:style-name="Police_20_par_20_défaut"><text:span text:style-name="T69">accouru alors en sortant de nul part, tenant à la main un curieux mélange </text:span></text:span><text:span text:style-name="Police_20_par_20_défaut"><text:span text:style-name="T70">entre une hache à double tranchant, et une guitare électrique.</text:span></text:span></text:p>
      <text:p text:style-name="P319"><text:span text:style-name="Police_20_par_20_défaut"><text:span text:style-name="T70"/></text:span></text:p>
      <text:p text:style-name="P320"><text:span text:style-name="Police_20_par_20_défaut"><text:span text:style-name="T97">Baptiste :</text:span></text:span><text:span text:style-name="Police_20_par_20_défaut"><text:span text:style-name="T78"> </text:span></text:span><text:span text:style-name="Police_20_par_20_défaut"><text:span text:style-name="T70">Par le pouvoir du c…</text:span></text:span></text:p>
      <text:p text:style-name="P320"><text:span text:style-name="Police_20_par_20_défaut"><text:span text:style-name="T70"/></text:span></text:p>
      <text:p text:style-name="P320"><text:span text:style-name="Police_20_par_20_défaut"><text:span text:style-name="T70">Il n’eut pas le temps de finir sa phrase, qu’un éclaire le frappa de plein fouet, le transformant en tas de cendre.</text:span></text:span></text:p>
      <text:p text:style-name="P320"><text:span text:style-name="Police_20_par_20_défaut"><text:span text:style-name="T70"/></text:span></text:p>
      <text:p text:style-name="P326"><text:span text:style-name="Police_20_par_20_défaut"><text:span text:style-name="T93">Matéo :</text:span></text:span><text:span text:style-name="Police_20_par_20_défaut"><text:span text:style-name="T47"> </text:span></text:span><text:span text:style-name="Police_20_par_20_défaut"><text:span text:style-name="T70">Bon ok, là j’ai plus rien. </text:span></text:span><text:span text:style-name="Police_20_par_20_défaut"><text:span text:style-name="T71">Félicitation, vous avez définitivement réduit à néant mes objectifs, et condamné la Terre à l’intolérance du hentai. Vous pourrez continuer à regarder des jeunes filles payer leur études en priant pour que personne ne tombe sur leurs vidéo. Vous avez gagner le droits d’opprimer ceux qui luttent contre un système qui réduit les relations humaines à deux bouts de viande s’introduisant l’un dans l’autre. Jamais le hentai ne sera considéré comme normal, et jamais nous ne pourrons vivre en paix. Sur ce, je n’ai plus rien à faire ici. Savourez votre victoire, je ferais en sorte que nous ne nous recroisons plus.</text:span></text:span></text:p>
      <text:p text:style-name="P320"><text:span text:style-name="Police_20_par_20_défaut"><text:span text:style-name="T71"/></text:span></text:p>
      <text:p text:style-name="P321"><text:span text:style-name="Police_20_par_20_défaut"><text:span text:style-name="T72">Matéo commençait à s’éloigner, les épaules tombantes, lorsqu’une main </text:span></text:span><text:span text:style-name="Police_20_par_20_défaut"><text:span text:style-name="T73">lourde le retint.</text:span></text:span></text:p>
      <text:p text:style-name="P321"><text:span text:style-name="Police_20_par_20_défaut"><text:span text:style-name="T73"/></text:span></text:p>
      <text:p text:style-name="P327"><text:span text:style-name="Police_20_par_20_défaut"><text:span text:style-name="T96">Léopold :</text:span></text:span><text:span text:style-name="Police_20_par_20_défaut"><text:span text:style-name="T67"> </text:span></text:span><text:span text:style-name="Police_20_par_20_défaut"><text:span text:style-name="T73">Contrairement à ce que tu crois, tu n’a pas tout perdu. Regarde autour de toi.. Qu’es-ce que tu vois ?</text:span></text:span></text:p>
      <text:p text:style-name="P322"><text:span text:style-name="Police_20_par_20_défaut"><text:span text:style-name="T73"/></text:span></text:p>
      <text:p text:style-name="P326"><text:span text:style-name="Police_20_par_20_défaut"><text:span text:style-name="T93">Matéo :</text:span></text:span><text:span text:style-name="Police_20_par_20_défaut"><text:span text:style-name="T47"> </text:span></text:span><text:span text:style-name="Police_20_par_20_défaut"><text:span text:style-name="T73">Deux patrons foireux, un nazi naïf, un caméo, un savant fou et son larbin, un tas de cendre, un…</text:span></text:span></text:p>
      <text:p text:style-name="P322"><text:span text:style-name="Police_20_par_20_défaut"><text:span text:style-name="T73"/></text:span></text:p>
      <text:p text:style-name="P327"><text:span text:style-name="Police_20_par_20_défaut"><text:span text:style-name="T96">Léopold :</text:span></text:span><text:span text:style-name="Police_20_par_20_défaut"><text:span text:style-name="T67"> </text:span></text:span><text:span text:style-name="Police_20_par_20_défaut"><text:span text:style-name="T73">Regarde mieux.</text:span></text:span></text:p>
      <text:p text:style-name="P322"><text:span text:style-name="Police_20_par_20_défaut"><text:span text:style-name="T73"/></text:span></text:p>
      <text:p text:style-name="P326"><text:span text:style-name="Police_20_par_20_défaut"><text:span text:style-name="T93">Matéo :</text:span></text:span><text:span text:style-name="Police_20_par_20_défaut"><text:span text:style-name="T47"> </text:span></text:span><text:span text:style-name="Police_20_par_20_défaut"><text:span text:style-name="T73">…</text:span></text:span></text:p>
      <text:p text:style-name="P322"><text:span text:style-name="Police_20_par_20_défaut"><text:span text:style-name="T73"/></text:span></text:p>
      <text:p text:style-name="P327"><text:span text:style-name="Police_20_par_20_défaut"><text:span text:style-name="T96">Léopold :</text:span></text:span><text:span text:style-name="Police_20_par_20_défaut"><text:span text:style-name="T67"> </text:span></text:span><text:span text:style-name="Police_20_par_20_défaut"><text:span text:style-name="T73">Ce sont des amis qui t’ont fait aveuglément confiance, ou des camarades venus de remettre sur le droit chemin !</text:span></text:span></text:p>
      <text:p text:style-name="P322"><text:span text:style-name="Police_20_par_20_défaut"><text:span text:style-name="T73"/></text:span></text:p>
      <text:p text:style-name="P326"><text:span text:style-name="Police_20_par_20_défaut"><text:span text:style-name="T93">Matéo :</text:span></text:span><text:span text:style-name="Police_20_par_20_défaut"><text:span text:style-name="T47"> </text:span></text:span><text:span text:style-name="Police_20_par_20_défaut"><text:span text:style-name="T73">J’aurais pu conquérir le monde…</text:span></text:span></text:p>
      <text:p text:style-name="P322"><text:span text:style-name="Police_20_par_20_défaut"><text:span text:style-name="T73"/></text:span></text:p>
      <text:p text:style-name="P327"><text:span text:style-name="Police_20_par_20_défaut"><text:span text:style-name="T96">Léopold :</text:span></text:span><text:span text:style-name="Police_20_par_20_défaut"><text:span text:style-name="T67"> </text:span></text:span><text:span text:style-name="Police_20_par_20_défaut"><text:span text:style-name="T73">Et tu aurais été seul et malheureux. Alors que là, tu est entouré de gens qui t’apprécie.</text:span></text:span></text:p>
      <text:p text:style-name="P322"><text:span text:style-name="Police_20_par_20_défaut"><text:span text:style-name="T73"/></text:span></text:p>
      <text:p text:style-name="P327"><text:span text:style-name="Police_20_par_20_défaut"><text:span text:style-name="T179">Guillaume :</text:span></text:span><text:span text:style-name="Police_20_par_20_défaut"><text:span text:style-name="T166"> </text:span></text:span><text:span text:style-name="Police_20_par_20_défaut"><text:span text:style-name="T73">Alors, personnellement…</text:span></text:span></text:p>
      <text:p text:style-name="P322"><text:span text:style-name="Police_20_par_20_défaut"><text:span text:style-name="T73"/></text:span></text:p>
      <text:p text:style-name="P323"><text:span text:style-name="Police_20_par_20_défaut"><text:span text:style-name="T74">Léopold jeta un regarde noir à l’assemblée, défiant quiconque de le contre dire.</text:span></text:span></text:p>
      <text:p text:style-name="P323"><text:span text:style-name="Police_20_par_20_défaut"><text:span text:style-name="T74"/></text:span></text:p>
      <text:p text:style-name="P326"><text:span text:style-name="Police_20_par_20_défaut"><text:span text:style-name="T93">Matéo :</text:span></text:span><text:span text:style-name="Police_20_par_20_défaut"><text:span text:style-name="T47"> </text:span></text:span><text:span text:style-name="Police_20_par_20_défaut"><text:span text:style-name="T74">Si vous m’appréciez, pourquoi vous m’avez volé mon vœux ?</text:span></text:span></text:p>
      <text:p text:style-name="P323"><text:span text:style-name="Police_20_par_20_défaut"><text:span text:style-name="T74"/></text:span></text:p>
      <text:p text:style-name="P327"><text:soft-page-break/><text:span text:style-name="Police_20_par_20_défaut"><text:span text:style-name="T96">Léopold :</text:span></text:span><text:span text:style-name="Police_20_par_20_défaut"><text:span text:style-name="T67"> </text:span></text:span><text:span text:style-name="Police_20_par_20_défaut"><text:span text:style-name="T74">Pour ton bien. Tu as vu ce qu’il c’est passé, c’est pas naturel tout ça. On ne doit pas jouer avec des pouvoirs qui nous dépasse.</text:span></text:span></text:p>
      <text:p text:style-name="P323"><text:span text:style-name="Police_20_par_20_défaut"><text:span text:style-name="T74"/></text:span></text:p>
      <text:p text:style-name="P326"><text:span text:style-name="Police_20_par_20_défaut"><text:span text:style-name="T93">Matéo :</text:span></text:span><text:span text:style-name="Police_20_par_20_défaut"><text:span text:style-name="T47"> </text:span></text:span><text:span text:style-name="Police_20_par_20_défaut"><text:span text:style-name="T74">Merci oncle Ben, mais après la destruction d’un aéroport, de l’Élysée, d’une mairie du Val de Marne, et indirectement d’une maternité en Argentine, c’est un peu tard non ? Sans compter les centaines de morts civiles qu’on a fait, plus le fait que je vous ais tué plusieurs fois pour certains… Je ne pense pas mériter un pardon.</text:span></text:span></text:p>
      <text:p text:style-name="P323"><text:span text:style-name="Police_20_par_20_défaut"><text:span text:style-name="T74"/></text:span></text:p>
      <text:p text:style-name="P327"><text:span text:style-name="Police_20_par_20_défaut"><text:span text:style-name="T96">Léopold :</text:span></text:span><text:span text:style-name="Police_20_par_20_défaut"><text:span text:style-name="T67"> </text:span></text:span><text:span text:style-name="Police_20_par_20_défaut"><text:span text:style-name="T74">Mais tu n’a pas le choix, je t’ordonne d’accepter mon pardon. Après tout, c’est moi qui ait gagné, c’est moi qui pose les conditions de reddition !</text:span></text:span></text:p>
      <text:p text:style-name="P323"><text:span text:style-name="Police_20_par_20_défaut"><text:span text:style-name="T74"/></text:span></text:p>
      <text:p text:style-name="P326"><text:span text:style-name="Police_20_par_20_défaut"><text:span text:style-name="T93">Matéo :</text:span></text:span><text:span text:style-name="Police_20_par_20_défaut"><text:span text:style-name="T47"> </text:span></text:span><text:span text:style-name="Police_20_par_20_défaut"><text:span text:style-name="T75">Mais…</text:span></text:span></text:p>
      <text:p text:style-name="P324"><text:span text:style-name="Police_20_par_20_défaut"><text:span text:style-name="T75"/></text:span></text:p>
      <text:p text:style-name="P327"><text:span text:style-name="Police_20_par_20_défaut"><text:span text:style-name="T96">Léopold :</text:span></text:span><text:span text:style-name="Police_20_par_20_défaut"><text:span text:style-name="T67"> </text:span></text:span><text:span text:style-name="Police_20_par_20_défaut"><text:span text:style-name="T75">Il n’y a pas de « mais » ! Un S.I. reste un S.I., peut importe les choix qu’il fait dans sa vie. Et aucun S.I. n’a jamais abandonné un autre S.I. </text:span></text:span><text:span text:style-name="Police_20_par_20_défaut"><text:span text:style-name="T76">qui avait besoin d’aide.</text:span></text:span></text:p>
      <text:p text:style-name="P324"><text:span text:style-name="Police_20_par_20_défaut"><text:span text:style-name="T76"/></text:span></text:p>
      <text:p text:style-name="P326"><text:span text:style-name="Police_20_par_20_défaut"><text:span text:style-name="T93">Matéo :</text:span></text:span><text:span text:style-name="Police_20_par_20_défaut"><text:span text:style-name="T47"> </text:span></text:span><text:span text:style-name="Police_20_par_20_défaut"><text:span text:style-name="T76">Léopold je…</text:span></text:span></text:p>
      <text:p text:style-name="P325"><text:span text:style-name="Police_20_par_20_défaut"><text:span text:style-name="T76"/></text:span></text:p>
      <text:p text:style-name="P325"><text:span text:style-name="Police_20_par_20_défaut"><text:span text:style-name="T76">KRAOUM</text:span></text:span></text:p>
      <text:p text:style-name="P325"><text:span text:style-name="Police_20_par_20_défaut"><text:span text:style-name="T76"/></text:span></text:p>
      <text:p text:style-name="P327"><text:span text:style-name="Police_20_par_20_défaut"><text:span text:style-name="T96">Léopold :</text:span></text:span><text:span text:style-name="Police_20_par_20_défaut"><text:span text:style-name="T67"> </text:span></text:span><text:span text:style-name="Police_20_par_20_défaut"><text:span text:style-name="T76">Eu</text:span></text:span><text:span text:style-name="Police_20_par_20_défaut"><text:span text:style-name="T77">h</text:span></text:span><text:span text:style-name="Police_20_par_20_défaut"><text:span text:style-name="T76"> c’était quoi ça ?</text:span></text:span></text:p>
      <text:p text:style-name="P325"><text:span text:style-name="Police_20_par_20_défaut"><text:span text:style-name="T76"/></text:span></text:p>
      <text:p text:style-name="P325"><text:span text:style-name="Police_20_par_20_défaut"><text:span text:style-name="T97">Samy :</text:span></text:span><text:span text:style-name="Police_20_par_20_défaut"><text:span text:style-name="T78"> </text:span></text:span><text:span text:style-name="Police_20_par_20_défaut"><text:span text:style-name="T76">Attention !</text:span></text:span></text:p>
      <text:p text:style-name="P325"><text:span text:style-name="Police_20_par_20_défaut"><text:span text:style-name="T76"/></text:span></text:p>
      <text:p text:style-name="P325"><text:span text:style-name="Police_20_par_20_défaut"><text:span text:style-name="T76">Au dessus de leur tête, tous virent un spectacle efferant. Le ciel se déchira comme une pièce de tissus, créant une nouvelle brêche de par laquel semblait vouloir descendre un monstre énorme.</text:span></text:span></text:p>
      <text:p text:style-name="P325"><text:span text:style-name="Police_20_par_20_défaut"><text:span text:style-name="T76"/></text:span></text:p>
      <text:p text:style-name="P325"><text:span text:style-name="Police_20_par_20_défaut"><text:span text:style-name="T97">Ivan :</text:span></text:span><text:span text:style-name="Police_20_par_20_défaut"><text:span text:style-name="T78"> </text:span></text:span><text:span text:style-name="Police_20_par_20_défaut"><text:span text:style-name="T76">Oh oh…</text:span></text:span></text:p>
      <text:p text:style-name="P325"><text:span text:style-name="Police_20_par_20_défaut"><text:span text:style-name="T76"/></text:span></text:p>
      <text:p text:style-name="P325"><text:span text:style-name="Police_20_par_20_défaut"><text:span text:style-name="T97">Maëlle :</text:span></text:span><text:span text:style-name="Police_20_par_20_défaut"><text:span text:style-name="T78"> </text:span></text:span><text:span text:style-name="Police_20_par_20_défaut"><text:span text:style-name="T76">Mais qu’est-ce que c’est que ce truc ?!</text:span></text:span></text:p>
      <text:p text:style-name="P325"><text:span text:style-name="Police_20_par_20_défaut"><text:span text:style-name="T76"/></text:span></text:p>
      <text:p text:style-name="P326"><text:span text:style-name="Police_20_par_20_défaut"><text:span text:style-name="T93">Matéo :</text:span></text:span><text:span text:style-name="Police_20_par_20_défaut"><text:span text:style-name="T47"> </text:span></text:span><text:span text:style-name="Police_20_par_20_défaut"><text:span text:style-name="T76">Le Koyadamesateï. Et il va nous tomber dessus.</text:span></text:span></text:p>
      <text:p text:style-name="P494"><text:span text:style-name="Police_20_par_20_défaut"><text:span text:style-name="T101">Chapitre </text:span></text:span><text:span text:style-name="Police_20_par_20_défaut"><text:span text:style-name="T191">2</text:span></text:span><text:span text:style-name="Police_20_par_20_défaut"><text:span text:style-name="T192">2</text:span></text:span><text:span text:style-name="Police_20_par_20_défaut"><text:span text:style-name="T101"> : </text:span></text:span><text:span text:style-name="Police_20_par_20_défaut"><text:span text:style-name="T191">Destruction de l’apocalypse</text:span></text:span></text:p>
      <text:p text:style-name="P220"><text:span text:style-name="Police_20_par_20_défaut"><text:span text:style-name="T9"/></text:span></text:p>
      <text:p text:style-name="P328"><text:span text:style-name="Police_20_par_20_défaut"><text:span text:style-name="T79">POUF</text:span></text:span></text:p>
      <text:p text:style-name="P328"><text:span text:style-name="Police_20_par_20_défaut"><text:span text:style-name="T79"/></text:span></text:p>
      <text:p text:style-name="P329"><text:span text:style-name="Police_20_par_20_défaut"><text:span text:style-name="T80">Le Koyadamesateï tomba lourdement au centre de la piste, que Matéo avait eu la bonne idée de quitter. À peine </text:span></text:span><text:span text:style-name="Police_20_par_20_défaut"><text:span text:style-name="T81">fut-il remis sur pied, que sa tête chargée de ses multiples tentacules fonça vers Antoine.</text:span></text:span></text:p>
      <text:p text:style-name="P221"><text:span text:style-name="Police_20_par_20_défaut"><text:span text:style-name="T10"/></text:span></text:p>
      <text:p text:style-name="P330"><text:span text:style-name="Police_20_par_20_défaut"><text:span text:style-name="T98">Antoine :</text:span></text:span><text:span text:style-name="Police_20_par_20_défaut"><text:span text:style-name="T86"> </text:span></text:span><text:span text:style-name="Police_20_par_20_défaut"><text:span text:style-name="T81">Ah non, pas cette fois !</text:span></text:span></text:p>
      <text:p text:style-name="P330"><text:span text:style-name="Police_20_par_20_défaut"><text:span text:style-name="T81"/></text:span></text:p>
      <text:p text:style-name="P330"><text:span text:style-name="Police_20_par_20_défaut"><text:span text:style-name="T81">Antoine saisit alors l’étrange guitare de Baptiste - de ce qu’il en restait tout du moins – et la lança violemment dans l’unique œil du monstre. Ce dernier poussa un hurlement terrifiant, tout en balayant la zone avec ses tentacules.</text:span></text:span></text:p>
      <text:p text:style-name="P330"><text:span text:style-name="Police_20_par_20_défaut"><text:span text:style-name="T81"/></text:span></text:p>
      <text:p text:style-name="P333"><text:span text:style-name="Police_20_par_20_défaut"><text:span text:style-name="T95">Dr. Friedmann :</text:span></text:span><text:span text:style-name="Police_20_par_20_défaut"><text:span text:style-name="T66"> </text:span></text:span><text:span text:style-name="Police_20_par_20_défaut"><text:span text:style-name="T81">Poussez vous, je me le fait !</text:span></text:span></text:p>
      <text:p text:style-name="P330"><text:span text:style-name="Police_20_par_20_défaut"><text:span text:style-name="T81"/></text:span></text:p>
      <text:p text:style-name="P330"><text:span text:style-name="Police_20_par_20_défaut"><text:span text:style-name="T81">Le docteur, de nouveau derrière sa mitrailleuse gatling, vida ses munition dans la tête de la créature, qui se retourna de surprise, tombant sur sa carapace sans pouvoir se relever. Agitant </text:span></text:span><text:span text:style-name="Police_20_par_20_défaut"><text:span text:style-name="T82">désespérément</text:span></text:span><text:span text:style-name="Police_20_par_20_défaut"><text:span text:style-name="T81"> ses pattes en l’air, </text:span></text:span><text:span text:style-name="Police_20_par_20_défaut"><text:span text:style-name="T82">le Koyadamesateï fut alors pris pour cible par l’ensemble de l’assemblée lui faisant face. Tandis que Samy et Ivan lui défonçait le crâne à coup de cireuse, Antoine enfonçait la guitare dans l’anus du monstre, savourant une vengeance bien méritée. </text:span></text:span><text:span text:style-name="Police_20_par_20_défaut"><text:span text:style-name="T83">Aden et Thibault brisèrent les pattes, Guillaume déféqua sur le ventre de la créature, et Matéo et Léopold s’amusait à arracher des morceau de la carapaces à l’aide de pioche trouvées non loin. Alors que le monstre ne ressemblait déjà plus à grand-chose, Alexis eu une idée pour s’en débarrasser définitivement. Il pris l’Ufiawgun, et tira dans la brèche d’où était tombée la bête. Un éclaire tomba alors directement sur la tête du Koyadamesateï, qui explosa, recouvrant tout le monde d’un liquide blanc et chaud.</text:span></text:span></text:p>
      <text:p text:style-name="P330"><text:span text:style-name="Police_20_par_20_défaut"><text:span text:style-name="T83"/></text:span></text:p>
      <text:p text:style-name="P333"><text:span text:style-name="Police_20_par_20_défaut"><text:span text:style-name="T96">Léopold :</text:span></text:span><text:span text:style-name="Police_20_par_20_défaut"><text:span text:style-name="T67"> </text:span></text:span><text:span text:style-name="Police_20_par_20_défaut"><text:span text:style-name="T83">Bien joué, j’y avait pas pensé !</text:span></text:span></text:p>
      <text:p text:style-name="P331"><text:span text:style-name="Police_20_par_20_défaut"><text:span text:style-name="T83"/></text:span></text:p>
      <text:p text:style-name="P331"><text:span text:style-name="Police_20_par_20_défaut"><text:span text:style-name="T98">Alexis :</text:span></text:span><text:span text:style-name="Police_20_par_20_défaut"><text:span text:style-name="T86"> </text:span></text:span><text:span text:style-name="Police_20_par_20_défaut"><text:span text:style-name="T83">Oui mais… l’Ufiawgun est cassé.</text:span></text:span></text:p>
      <text:p text:style-name="P331"><text:span text:style-name="Police_20_par_20_défaut"><text:span text:style-name="T83"/></text:span></text:p>
      <text:p text:style-name="P331"><text:span text:style-name="Police_20_par_20_défaut"><text:span text:style-name="T98">Aden :</text:span></text:span><text:span text:style-name="Police_20_par_20_défaut"><text:span text:style-name="T86"> </text:span></text:span><text:span text:style-name="Police_20_par_20_défaut"><text:span text:style-name="T83">Alan pourrait pas le réparer ?</text:span></text:span></text:p>
      <text:p text:style-name="P331"><text:span text:style-name="Police_20_par_20_défaut"><text:span text:style-name="T83"/></text:span></text:p>
      <text:p text:style-name="P333"><text:span text:style-name="Police_20_par_20_défaut"><text:span text:style-name="T95">Dr. Friedmann :</text:span></text:span><text:span text:style-name="Police_20_par_20_défaut"><text:span text:style-name="T66"> </text:span></text:span><text:span text:style-name="Police_20_par_20_défaut"><text:span text:style-name="T83">Oh merde les otages ! Je les avaient oubliés eux. Je vais les chercher !</text:span></text:span></text:p>
      <text:p text:style-name="P331"><text:span text:style-name="Police_20_par_20_défaut"><text:span text:style-name="T83"/></text:span></text:p>
      <text:p text:style-name="P333"><text:span text:style-name="Police_20_par_20_défaut"><text:span text:style-name="T97">Maëlle :</text:span></text:span><text:span text:style-name="Police_20_par_20_défaut"><text:span text:style-name="T78"> </text:span></text:span><text:span text:style-name="Police_20_par_20_défaut"><text:span text:style-name="T83">La brèche est refermée regardez !</text:span></text:span></text:p>
      <text:p text:style-name="P331"><text:span text:style-name="Police_20_par_20_défaut"><text:span text:style-name="T83"/></text:span></text:p>
      <text:p text:style-name="P333"><text:span text:style-name="Police_20_par_20_défaut"><text:span text:style-name="T97">Ivan :</text:span></text:span><text:span text:style-name="Police_20_par_20_défaut"><text:span text:style-name="T78"> </text:span></text:span><text:span text:style-name="Police_20_par_20_défaut"><text:span text:style-name="T83">Donc Xydoé ne pourra pas rentrer chez elles ?…</text:span></text:span></text:p>
      <text:p text:style-name="P331"><text:span text:style-name="Police_20_par_20_défaut"><text:span text:style-name="T83"/></text:span></text:p>
      <text:p text:style-name="P333"><text:span text:style-name="Police_20_par_20_défaut"><text:span text:style-name="T97">Samy :</text:span></text:span><text:span text:style-name="Police_20_par_20_défaut"><text:span text:style-name="T78"> </text:span></text:span><text:span text:style-name="Police_20_par_20_défaut"><text:span text:style-name="T83">J’ai bien peur que non.</text:span></text:span></text:p>
      <text:p text:style-name="P331"><text:span text:style-name="Police_20_par_20_défaut"><text:span text:style-name="T83"/></text:span></text:p>
      <text:p text:style-name="P333"><text:span text:style-name="Police_20_par_20_défaut"><text:span text:style-name="T97">Ivan :</text:span></text:span><text:span text:style-name="Police_20_par_20_défaut"><text:span text:style-name="T78"> </text:span></text:span><text:span text:style-name="Police_20_par_20_défaut"><text:span text:style-name="T83">YOUHOU ! Dit Léopold, on peut l’adopter ? Dit ouiiiii !</text:span></text:span></text:p>
      <text:p text:style-name="P331"><text:span text:style-name="Police_20_par_20_défaut"><text:span text:style-name="T83"/></text:span></text:p>
      <text:p text:style-name="P333"><text:span text:style-name="Police_20_par_20_défaut"><text:span text:style-name="T96">Léopold :</text:span></text:span><text:span text:style-name="Police_20_par_20_défaut"><text:span text:style-name="T67"> </text:span></text:span><text:span text:style-name="Police_20_par_20_défaut"><text:span text:style-name="T83">Euh eh bien.. Pourquoi pas. Je n’ai pas le cœur de la tuer une deuxième fois, et visiblement elle vient de rater le dernier bus pour rentrer chez elle.</text:span></text:span></text:p>
      <text:p text:style-name="P331"><text:span text:style-name="Police_20_par_20_défaut"><text:span text:style-name="T83"/></text:span></text:p>
      <text:p text:style-name="P333"><text:span text:style-name="Police_20_par_20_défaut"><text:span text:style-name="T97">Ivan :</text:span></text:span><text:span text:style-name="Police_20_par_20_défaut"><text:span text:style-name="T78"> </text:span></text:span><text:span text:style-name="Police_20_par_20_défaut"><text:span text:style-name="T83">GÉNIAL !</text:span></text:span></text:p>
      <text:p text:style-name="P331"><text:soft-page-break/><text:span text:style-name="Police_20_par_20_défaut"><text:span text:style-name="T83"/></text:span></text:p>
      <text:p text:style-name="P331"><text:span text:style-name="Police_20_par_20_défaut"><text:span text:style-name="T83">Ivan sera Xydoé et </text:span></text:span><text:span text:style-name="Police_20_par_20_défaut"><text:span text:style-name="T84">Léopold</text:span></text:span><text:span text:style-name="Police_20_par_20_défaut"><text:span text:style-name="T83"> dans un </text:span></text:span><text:span text:style-name="Police_20_par_20_défaut"><text:span text:style-name="T84">câlin</text:span></text:span><text:span text:style-name="Police_20_par_20_défaut"><text:span text:style-name="T83"> chaud et doux, bien qu’ils sentaient tous la transpiration.</text:span></text:span></text:p>
      <text:p text:style-name="P331"><text:span text:style-name="Police_20_par_20_défaut"><text:span text:style-name="T83"/></text:span></text:p>
      <text:p text:style-name="P332"><text:span text:style-name="Police_20_par_20_défaut"><text:span text:style-name="T98">Ambra :</text:span></text:span><text:span text:style-name="Police_20_par_20_défaut"><text:span text:style-name="T86"> </text:span></text:span><text:span text:style-name="Police_20_par_20_défaut"><text:span text:style-name="T85">Ah vous êtes là !</text:span></text:span></text:p>
      <text:p text:style-name="P332"><text:span text:style-name="Police_20_par_20_défaut"><text:span text:style-name="T85"/></text:span></text:p>
      <text:p text:style-name="P333"><text:span text:style-name="Police_20_par_20_défaut"><text:span text:style-name="T97">Samy :</text:span></text:span><text:span text:style-name="Police_20_par_20_défaut"><text:span text:style-name="T78"> </text:span></text:span><text:span text:style-name="Police_20_par_20_défaut"><text:span text:style-name="T85">Tu nous cherchait ?</text:span></text:span></text:p>
      <text:p text:style-name="P332"><text:span text:style-name="Police_20_par_20_défaut"><text:span text:style-name="T85"/></text:span></text:p>
      <text:p text:style-name="P332"><text:span text:style-name="Police_20_par_20_défaut"><text:span text:style-name="T85">Oui pour vous dire que déjà, Samy j’ai ta prochaine livraison de Kidum, et deuxièmement Farah a été assassinée donc la France a stoppée ses engagements militaires.</text:span></text:span></text:p>
      <text:p text:style-name="P332"><text:span text:style-name="Police_20_par_20_défaut"><text:span text:style-name="T85"/></text:span></text:p>
      <text:p text:style-name="P333"><text:span text:style-name="Police_20_par_20_défaut"><text:span text:style-name="T97">Ivan :</text:span></text:span><text:span text:style-name="Police_20_par_20_défaut"><text:span text:style-name="T78"> </text:span></text:span><text:span text:style-name="Police_20_par_20_défaut"><text:span text:style-name="T85">J’ai rien compris.</text:span></text:span></text:p>
      <text:p text:style-name="P332"><text:span text:style-name="Police_20_par_20_défaut"><text:span text:style-name="T85"/></text:span></text:p>
      <text:p text:style-name="P333"><text:span text:style-name="Police_20_par_20_défaut"><text:span text:style-name="T98">Ambra :</text:span></text:span><text:span text:style-name="Police_20_par_20_défaut"><text:span text:style-name="T86"> </text:span></text:span><text:span text:style-name="Police_20_par_20_défaut"><text:span text:style-name="T85">On est plus en guerre.</text:span></text:span></text:p>
      <text:p text:style-name="P332"><text:span text:style-name="Police_20_par_20_défaut"><text:span text:style-name="T85"/></text:span></text:p>
      <text:p text:style-name="P333"><text:span text:style-name="Police_20_par_20_défaut"><text:span text:style-name="T97">Samy :</text:span></text:span><text:span text:style-name="Police_20_par_20_défaut"><text:span text:style-name="T78"> </text:span></text:span><text:span text:style-name="Police_20_par_20_défaut"><text:span text:style-name="T85">Oh cool. Et pour ma livraison.. Je peux les récupérer sur place ? Tant que je suis là, autant en profiter !</text:span></text:span></text:p>
      <text:p text:style-name="P332"><text:span text:style-name="Police_20_par_20_défaut"><text:span text:style-name="T85"/></text:span></text:p>
      <text:p text:style-name="P333"><text:span text:style-name="Police_20_par_20_défaut"><text:span text:style-name="T98">Ambra :</text:span></text:span><text:span text:style-name="Police_20_par_20_défaut"><text:span text:style-name="T86"> </text:span></text:span><text:span text:style-name="Police_20_par_20_défaut"><text:span text:style-name="T85">Oh que oui </text:span></text:span><text:span text:style-name="Police_20_par_20_défaut"><text:span text:style-name="T86">tu va en profiter.</text:span></text:span></text:p>
      <text:p text:style-name="P494"><text:span text:style-name="Police_20_par_20_défaut"><text:span text:style-name="T104">Chapitre </text:span></text:span><text:span text:style-name="Police_20_par_20_défaut"><text:span text:style-name="T105">2</text:span></text:span><text:span text:style-name="Police_20_par_20_défaut"><text:span text:style-name="T106">3</text:span></text:span><text:span text:style-name="Police_20_par_20_défaut"><text:span text:style-name="T104"> : </text:span></text:span><text:span text:style-name="Police_20_par_20_défaut"><text:span text:style-name="T105">Rééquilibrage des forces</text:span></text:span></text:p>
      <text:p text:style-name="P15"/>
      <text:p text:style-name="P191">Un magnifique ciel étoilé faisait face à nos camarades. Les nuages et les éclaires avaient laissé place à un ciel bleu marine, éclairé par une multitude d’étoiles braillants comme des paillettes. Une fois les otages libérés, tous c’étaient mobilis<text:span text:style-name="T428">és pour faire un grand feu de camp avec les reste du chapiteau, malgré l’interdiction municipal. C’est dans ce cadre idyllique qu’Ivan et Léopold purent prendre le temps de se retrouver après toute leur péripéties. De même, Guillaume et Thibault se félicitaient d’avoir survécu, tandis que dans un coins plus reculé, le Dr Friedmann traînait Alexis dans un lieu plus intime pour lui témoigner son amour, trop souvent mis de côté par son travail. Xydoé, qui laissa Ivan profiter de son âme sœur, se glissa entre les bras de Matéo.</text:span></text:p>
      <text:p text:style-name="P191"/>
      <text:p text:style-name="P192"><text:span text:style-name="T345">Xydoé :</text:span><text:span text:style-name="T430"> </text:span>Grand frère…</text:p>
      <text:p text:style-name="P192"/>
      <text:p text:style-name="P194"><text:span text:style-name="Police_20_par_20_défaut"><text:span text:style-name="T222">Matéo :</text:span></text:span><text:span text:style-name="Police_20_par_20_défaut"><text:span text:style-name="T216"> </text:span></text:span>Je ne suis pas ton frère Xydoé..</text:p>
      <text:p text:style-name="P192"/>
      <text:p text:style-name="P194"><text:span text:style-name="T345">Xydoé :</text:span><text:span text:style-name="T430"> </text:span>Aucune importance. Léopold est devenu mon père en quelques seconde, je peux me choisir un frère non ?</text:p>
      <text:p text:style-name="P192"/>
      <text:p text:style-name="P193">Sa bouille d’enfant boudeur fit sourire Matéo, mais celui-ci détourna détourna rapidement son regard, pour chercher la provenance d’un bruit étrange.</text:p>
      <text:p text:style-name="P193"/>
      <text:p text:style-name="P211">Sploch sploch sploch</text:p>
      <text:p text:style-name="P195"/>
      <text:p text:style-name="P195">Il vit alors Antoine pratiquer la sodomie sur le cadavre encore chaud du Koyadamesateï. Leur regard se croisèrent un instant, ce qui suffit à Antoine se sentir obligé de se justifier.</text:p>
      <text:p text:style-name="P195"/>
      <text:p text:style-name="P195"><text:span text:style-name="T345">Antoine :</text:span><text:span text:style-name="T430"> </text:span>C’est juste une question de vengeance, tu peux pas comprendre !</text:p>
      <text:p text:style-name="P195"/>
      <text:p text:style-name="P196"><text:span text:style-name="Police_20_par_20_défaut"><text:span text:style-name="T222">Matéo :</text:span></text:span><text:span text:style-name="Police_20_par_20_défaut"><text:span text:style-name="T216"> </text:span></text:span>Ça doit être ça oui…</text:p>
      <text:p text:style-name="P195"/>
      <text:p text:style-name="P197">Plus loin, Samy testait les derniers modèles de Kidum les plus à la mode, sous les conseils expert d’Ambra et de Maëlle, réalisant son plus beau cameo. Kenny lui, expliquait à Alan et Aden ses meilleurs technique de drague, tel que le chloroforme ou la menace à l’arme blanche.</text:p>
      <text:p text:style-name="P197"/>
      <text:p text:style-name="P199"><text:span text:style-name="Police_20_par_20_défaut"><text:span text:style-name="T222">Matéo :</text:span></text:span><text:span text:style-name="Police_20_par_20_défaut"><text:span text:style-name="T216"> </text:span></text:span>Finalement je veux bien être ton frère. Tu aimes l’inceste ?</text:p>
      <text:p text:style-name="P197"/>
      <text:p text:style-name="P199"><text:span text:style-name="T345">Antoine :</text:span><text:span text:style-name="T430"> </text:span>Bien sur !</text:p>
      <text:p text:style-name="P197"/>
      <text:p text:style-name="P199"><text:span text:style-name="Police_20_par_20_défaut"><text:span text:style-name="T222">Matéo :</text:span></text:span><text:span text:style-name="Police_20_par_20_défaut"><text:span text:style-name="T216"> </text:span></text:span>Alors c’est parfait !</text:p>
      <text:p text:style-name="P197"/>
      <text:p text:style-name="P198"><text:span text:style-name="Police_20_par_20_défaut"><text:span text:style-name="T221">Samy :</text:span></text:span><text:span text:style-name="Police_20_par_20_défaut"><text:span text:style-name="T215"> </text:span></text:span>Matéo putain <text:span text:style-name="T432">je vais </text:span>te casser les genoux !</text:p>
      <text:p text:style-name="P197"/>
      <text:p text:style-name="P199"><text:span text:style-name="Police_20_par_20_défaut"><text:span text:style-name="T222">Matéo :</text:span></text:span><text:span text:style-name="Police_20_par_20_défaut"><text:span text:style-name="T216"> </text:span></text:span>Occupe toi de ton cul toi !</text:p>
      <text:p text:style-name="P197"/>
      <text:p text:style-name="P197"><text:span text:style-name="T346">Yann :</text:span><text:span text:style-name="T431"> </text:span>Oui, occupe t’en.</text:p>
      <text:p text:style-name="P197"/>
      <text:p text:style-name="P199"><text:soft-page-break/><text:span text:style-name="Police_20_par_20_défaut"><text:span text:style-name="T222">Matéo :</text:span></text:span><text:span text:style-name="Police_20_par_20_défaut"><text:span text:style-name="T216"> </text:span></text:span>Wow tu m’a fait peur ! <text:span text:style-name="T429">T’apparais</text:span> toujours derrière les gens comme ça ?</text:p>
      <text:p text:style-name="P197"/>
      <text:p text:style-name="P200"><text:span text:style-name="T346">Yann :</text:span><text:span text:style-name="T431"> </text:span>Non, juste pour Samy, mon amour impossible, qui…</text:p>
      <text:p text:style-name="P197"/>
      <text:p text:style-name="P197"><text:span text:style-name="T346">Léopold :</text:span><text:span text:style-name="T431"> </text:span>On s’en branle putain !</text:p>
      <text:p text:style-name="P197"/>
      <text:p text:style-name="P203"><text:span text:style-name="T346">Yann :</text:span><text:span text:style-name="T431"> </text:span>Littéralement visiblement.</text:p>
      <text:p text:style-name="P201"/>
      <text:p text:style-name="P203"><text:span text:style-name="T346">Léopold :</text:span><text:span text:style-name="T431"> </text:span>Bon allez Ivan, viens ici !</text:p>
      <text:p text:style-name="P201"/>
      <text:p text:style-name="P201"><text:span text:style-name="T346">Ivan :</text:span><text:span text:style-name="T431"> </text:span>J’arrive !</text:p>
      <text:p text:style-name="P201"/>
      <text:p text:style-name="P203"><text:span text:style-name="T346">Léopold :</text:span><text:span text:style-name="T431"> </text:span>On va pas terminer sans une petite enculade tout de même !</text:p>
      <text:p text:style-name="P201"/>
      <text:p text:style-name="P203"><text:span text:style-name="T346">Ivan :</text:span><text:span text:style-name="T431"> </text:span>Oh oui !</text:p>
      <text:p text:style-name="P201"/>
      <text:p text:style-name="P201"><text:span text:style-name="T346">Samy :</text:span><text:span text:style-name="T431"> </text:span>C’est donc comme ça que <text:span text:style-name="T431">se termine no</text:span>s aventures ? Par des orgies ?</text:p>
      <text:p text:style-name="P201"/>
      <text:p text:style-name="P201"><text:span text:style-name="T346">Antoine :</text:span><text:span text:style-name="T431"> </text:span>Oui.</text:p>
      <text:p text:style-name="P201"/>
      <text:p text:style-name="P201"><text:span text:style-name="T346">Ambra :</text:span><text:span text:style-name="T431"> </text:span>Ça dérange quelqu’un ici ? Sérieusement ?</text:p>
      <text:p text:style-name="P201"/>
      <text:p text:style-name="P203"><text:span text:style-name="T346">Samy :</text:span><text:span text:style-name="T431"> </text:span>Non, mais je trouve juste ça… Trop classique.</text:p>
      <text:p text:style-name="P201"/>
      <text:p text:style-name="P202"><text:span text:style-name="Police_20_par_20_défaut"><text:span text:style-name="T222">Matéo :</text:span></text:span><text:span text:style-name="Police_20_par_20_défaut"><text:span text:style-name="T216"> </text:span></text:span>Et qu’est-ce que tu veux de plus ?</text:p>
      <text:p text:style-name="P201"/>
      <text:p text:style-name="P206"><text:span text:style-name="T346">Samy :</text:span><text:span text:style-name="T431"> </text:span>Je sais que c’est contraire à mes principes mais…</text:p>
      <text:p text:style-name="P204"/>
      <text:p text:style-name="P205"><text:span text:style-name="Police_20_par_20_défaut"><text:span text:style-name="T222">Matéo :</text:span></text:span><text:span text:style-name="Police_20_par_20_défaut"><text:span text:style-name="T216"> </text:span></text:span>Mais ?</text:p>
      <text:p text:style-name="P204"/>
      <text:p text:style-name="P206"><text:span text:style-name="T346">Samy :</text:span><text:span text:style-name="T431"> </text:span>Je peux te le dire dans l’oreille ?</text:p>
      <text:p text:style-name="P204"/>
      <text:p text:style-name="P205"><text:span text:style-name="Police_20_par_20_défaut"><text:span text:style-name="T222">Matéo :</text:span></text:span><text:span text:style-name="Police_20_par_20_défaut"><text:span text:style-name="T216"> </text:span></text:span>Bien sur !</text:p>
      <text:p text:style-name="P204"/>
      <text:p text:style-name="P206"><text:span text:style-name="T346">Samy :</text:span><text:span text:style-name="T431"> </text:span>…</text:p>
      <text:p text:style-name="P204"/>
      <text:p text:style-name="P206"><text:span text:style-name="Police_20_par_20_défaut"><text:span text:style-name="T222">Matéo :</text:span></text:span><text:span text:style-name="Police_20_par_20_défaut"><text:span text:style-name="T216"> </text:span></text:span>Oui sans problème ! Xydoé ! Viens par ici !</text:p>
      <text:p text:style-name="P204"/>
      <text:p text:style-name="P206"><text:span text:style-name="T346">Samy :</text:span><text:span text:style-name="T431"> </text:span>Yes trop cool ! C’est ma tournée, Kidum pour tout le monde !</text:p>
      <text:p text:style-name="P204"/>
      <text:p text:style-name="P479">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angal1" svg:font-family="Mangal"/>
    <style:font-face style:name="sans-serif" svg:font-family="sans-serif"/>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Police_20_par_20_défaut" style:display-name="Police par défaut" style:family="text"/>
    <style:style style:name="Numbering_20_Symbols" style:display-name="Numbering Symbols" style:family="text"/>
    <style:style style:name="Police_20_par_20_défaut1" style:display-name="Police par défaut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9:42:45.147000000</meta:creation-date>
    <meta:generator>LibreOffice/5.4.6.2$Windows_X86_64 LibreOffice_project/4014ce260a04f1026ba855d3b8d91541c224eab8</meta:generator>
    <meta:editing-duration>P3DT2H1M51S</meta:editing-duration>
    <meta:editing-cycles>355</meta:editing-cycles>
    <dc:date>2020-12-14T22:26:15.505000000</dc:date>
    <meta:document-statistic meta:table-count="0" meta:image-count="0" meta:object-count="0" meta:page-count="70" meta:paragraph-count="1151" meta:word-count="16741" meta:character-count="86434" meta:non-whitespace-character-count="70831"/>
  </office:meta>
</office:document-meta>
</file>